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118c4a"/>
    </style:style>
    <style:style style:name="P2" style:family="paragraph" style:parent-style-name="Standard">
      <style:text-properties officeooo:rsid="00118c4a" officeooo:paragraph-rsid="005521a3"/>
    </style:style>
    <style:style style:name="P3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4" style:family="paragraph" style:parent-style-name="Standard">
      <style:text-properties fo:font-weight="bold" officeooo:rsid="00118c4a" officeooo:paragraph-rsid="005521a3" style:font-weight-asian="bold" style:font-weight-complex="bold"/>
    </style:style>
    <style:style style:name="P5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6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7" style:family="paragraph" style:parent-style-name="Standard">
      <style:text-properties fo:font-weight="bold" officeooo:paragraph-rsid="00ed5b35" style:font-weight-asian="bold" style:font-weight-complex="bold"/>
    </style:style>
    <style:style style:name="P8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2c31f4d" officeooo:paragraph-rsid="02c31f4d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374e85b" officeooo:paragraph-rsid="0374e85b" style:font-weight-asian="bold" style:font-weight-complex="bold"/>
    </style:style>
    <style:style style:name="P13" style:family="paragraph" style:parent-style-name="Standard">
      <style:text-properties officeooo:rsid="0011b025" officeooo:paragraph-rsid="0011b025"/>
    </style:style>
    <style:style style:name="P14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5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6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17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18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19" style:family="paragraph" style:parent-style-name="Standard">
      <style:text-properties fo:font-style="italic" officeooo:paragraph-rsid="00a75993" style:font-style-asian="italic" style:font-style-complex="italic"/>
    </style:style>
    <style:style style:name="P20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1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2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23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24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25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26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27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28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29" style:family="paragraph" style:parent-style-name="Standard">
      <style:text-properties fo:font-style="italic" officeooo:paragraph-rsid="013013d9" style:font-style-asian="italic" style:font-style-complex="italic"/>
    </style:style>
    <style:style style:name="P30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31" style:family="paragraph" style:parent-style-name="Standard">
      <style:text-properties fo:font-style="italic" officeooo:paragraph-rsid="01408f03" style:font-style-asian="italic" style:font-style-complex="italic"/>
    </style:style>
    <style:style style:name="P32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33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34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35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36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rsid="027a74ed" officeooo:paragraph-rsid="027a74ed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rsid="0285839b" officeooo:paragraph-rsid="0288fb00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55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65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66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67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68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69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70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71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72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73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74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75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76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77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78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79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80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81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82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83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84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85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86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87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88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89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90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91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92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93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94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95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96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97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98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99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101" style:family="paragraph" style:parent-style-name="Standard">
      <style:text-properties officeooo:rsid="0015f1ff" officeooo:paragraph-rsid="0015f1ff"/>
    </style:style>
    <style:style style:name="P102" style:family="paragraph" style:parent-style-name="Standard">
      <style:text-properties officeooo:rsid="0015f1ff" officeooo:paragraph-rsid="009c1b54"/>
    </style:style>
    <style:style style:name="P103" style:family="paragraph" style:parent-style-name="Standard">
      <style:text-properties officeooo:rsid="0015f1ff" officeooo:paragraph-rsid="0013268f"/>
    </style:style>
    <style:style style:name="P104" style:family="paragraph" style:parent-style-name="Standard">
      <style:text-properties officeooo:rsid="0019f535" officeooo:paragraph-rsid="0019f535"/>
    </style:style>
    <style:style style:name="P105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106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107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108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109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110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111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112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113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114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115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116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117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118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119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120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121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122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123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124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125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126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127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128" style:family="paragraph" style:parent-style-name="Standard">
      <style:text-properties fo:font-style="normal" officeooo:paragraph-rsid="02be3c45" style:font-style-asian="normal" style:font-style-complex="normal"/>
    </style:style>
    <style:style style:name="P129" style:family="paragraph" style:parent-style-name="Standard">
      <style:paragraph-properties fo:line-height="100%"/>
      <style:text-properties fo:font-style="normal" officeooo:rsid="0299a3b0" officeooo:paragraph-rsid="0299a3b0" style:font-style-asian="normal" style:font-style-complex="normal"/>
    </style:style>
    <style:style style:name="P130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131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132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133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134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135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136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137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138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139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140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141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142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143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144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145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146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147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48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49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150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151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152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153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54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55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156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157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158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159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0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1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2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63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64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165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166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167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168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169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170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171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172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173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174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75" style:family="paragraph" style:parent-style-name="Standard">
      <style:text-properties fo:font-style="normal" style:text-underline-style="none" fo:font-weight="normal" officeooo:rsid="029fcca0" officeooo:paragraph-rsid="00b1e303" style:font-style-asian="normal" style:font-weight-asian="normal" style:font-style-complex="normal" style:font-weight-complex="normal"/>
    </style:style>
    <style:style style:name="P176" style:family="paragraph" style:parent-style-name="Standard">
      <style:paragraph-properties fo:line-height="150%"/>
      <style:text-properties fo:font-style="normal" style:text-underline-style="none" fo:font-weight="normal" officeooo:rsid="029fcca0" officeooo:paragraph-rsid="02c67287" style:font-style-asian="normal" style:font-weight-asian="normal" style:font-style-complex="normal" style:font-weight-complex="normal"/>
    </style:style>
    <style:style style:name="P177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78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179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180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181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182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183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184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185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186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187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188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189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190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191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192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193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194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195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196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197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198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199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200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201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202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203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204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205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206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207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208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209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210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211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212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213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214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215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216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217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218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219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220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221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222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223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224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225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226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227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228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229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230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231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232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233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234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235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236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237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238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239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240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241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242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243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244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245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246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247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248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249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250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251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252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253" style:family="paragraph" style:parent-style-name="Standard">
      <style:text-properties fo:font-style="normal" fo:font-weight="normal" officeooo:rsid="034f5b13" officeooo:paragraph-rsid="034f5b13" style:font-style-asian="normal" style:font-weight-asian="normal" style:font-style-complex="normal" style:font-weight-complex="normal"/>
    </style:style>
    <style:style style:name="P254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255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256" style:family="paragraph" style:parent-style-name="Standard">
      <style:text-properties officeooo:rsid="0033fbdf" officeooo:paragraph-rsid="0033fbdf"/>
    </style:style>
    <style:style style:name="P257" style:family="paragraph" style:parent-style-name="Standard">
      <style:text-properties officeooo:rsid="0034ed8b" officeooo:paragraph-rsid="0106c767"/>
    </style:style>
    <style:style style:name="P258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259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260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261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262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263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264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265" style:family="paragraph" style:parent-style-name="Standard">
      <style:paragraph-properties fo:line-height="100%"/>
      <style:text-properties fo:font-weight="normal" officeooo:rsid="037607bd" officeooo:paragraph-rsid="0375ec12" style:font-weight-asian="normal" style:font-weight-complex="normal"/>
    </style:style>
    <style:style style:name="P266" style:family="paragraph" style:parent-style-name="Standard">
      <style:paragraph-properties fo:line-height="100%"/>
      <style:text-properties fo:font-weight="normal" officeooo:rsid="037607bd" officeooo:paragraph-rsid="037607bd" style:font-weight-asian="normal" style:font-weight-complex="normal"/>
    </style:style>
    <style:style style:name="P267" style:family="paragraph" style:parent-style-name="Standard">
      <style:paragraph-properties fo:line-height="100%"/>
      <style:text-properties fo:font-weight="normal" officeooo:rsid="03778af6" officeooo:paragraph-rsid="03778af6" style:font-weight-asian="normal" style:font-weight-complex="normal"/>
    </style:style>
    <style:style style:name="P268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269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270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271" style:family="paragraph" style:parent-style-name="Standard">
      <style:text-properties officeooo:rsid="0012a0dc" officeooo:paragraph-rsid="0012a0dc"/>
    </style:style>
    <style:style style:name="P272" style:family="paragraph" style:parent-style-name="Standard">
      <style:text-properties officeooo:paragraph-rsid="003eeb50"/>
    </style:style>
    <style:style style:name="P273" style:family="paragraph" style:parent-style-name="Standard">
      <style:text-properties officeooo:rsid="00205d85" officeooo:paragraph-rsid="005f7223"/>
    </style:style>
    <style:style style:name="P274" style:family="paragraph" style:parent-style-name="Standard">
      <style:text-properties officeooo:rsid="002436f5" officeooo:paragraph-rsid="00ed9297"/>
    </style:style>
    <style:style style:name="P275" style:family="paragraph" style:parent-style-name="Standard">
      <style:text-properties officeooo:rsid="0056d959" officeooo:paragraph-rsid="0056d959"/>
    </style:style>
    <style:style style:name="P276" style:family="paragraph" style:parent-style-name="Standard">
      <style:paragraph-properties fo:line-height="150%"/>
      <style:text-properties officeooo:paragraph-rsid="0013268f"/>
    </style:style>
    <style:style style:name="P277" style:family="paragraph" style:parent-style-name="Standard">
      <style:paragraph-properties fo:line-height="150%"/>
      <style:text-properties officeooo:paragraph-rsid="0040eb9d"/>
    </style:style>
    <style:style style:name="P278" style:family="paragraph" style:parent-style-name="Standard">
      <style:paragraph-properties fo:line-height="150%"/>
      <style:text-properties officeooo:paragraph-rsid="00c6421c"/>
    </style:style>
    <style:style style:name="P279" style:family="paragraph" style:parent-style-name="Standard">
      <style:paragraph-properties fo:line-height="150%"/>
      <style:text-properties officeooo:paragraph-rsid="0106c767"/>
    </style:style>
    <style:style style:name="P280" style:family="paragraph" style:parent-style-name="Standard">
      <style:paragraph-properties fo:line-height="150%"/>
      <style:text-properties officeooo:paragraph-rsid="01d80854"/>
    </style:style>
    <style:style style:name="P281" style:family="paragraph" style:parent-style-name="Standard">
      <style:paragraph-properties fo:line-height="150%"/>
      <style:text-properties officeooo:paragraph-rsid="020068b3"/>
    </style:style>
    <style:style style:name="P282" style:family="paragraph" style:parent-style-name="Standard">
      <style:paragraph-properties fo:line-height="150%"/>
      <style:text-properties officeooo:paragraph-rsid="0265f14b"/>
    </style:style>
    <style:style style:name="P283" style:family="paragraph" style:parent-style-name="Standard">
      <style:paragraph-properties fo:line-height="150%"/>
      <style:text-properties officeooo:paragraph-rsid="00cab904"/>
    </style:style>
    <style:style style:name="P284" style:family="paragraph" style:parent-style-name="Standard">
      <style:paragraph-properties fo:line-height="150%"/>
      <style:text-properties officeooo:paragraph-rsid="02ecf51e"/>
    </style:style>
    <style:style style:name="P285" style:family="paragraph" style:parent-style-name="Standard">
      <style:paragraph-properties fo:line-height="150%"/>
      <style:text-properties officeooo:paragraph-rsid="0339abb7"/>
    </style:style>
    <style:style style:name="P286" style:family="paragraph" style:parent-style-name="Standard">
      <style:paragraph-properties fo:line-height="150%"/>
      <style:text-properties officeooo:paragraph-rsid="031857c7"/>
    </style:style>
    <style:style style:name="P287" style:family="paragraph" style:parent-style-name="Standard">
      <style:paragraph-properties fo:line-height="150%"/>
      <style:text-properties officeooo:paragraph-rsid="0347bb43"/>
    </style:style>
    <style:style style:name="P288" style:family="paragraph" style:parent-style-name="Standard">
      <style:text-properties officeooo:paragraph-rsid="00883289"/>
    </style:style>
    <style:style style:name="P289" style:family="paragraph" style:parent-style-name="Standard">
      <style:text-properties officeooo:rsid="008872eb" officeooo:paragraph-rsid="008872eb"/>
    </style:style>
    <style:style style:name="P290" style:family="paragraph" style:parent-style-name="Standard">
      <style:text-properties officeooo:paragraph-rsid="00a75993"/>
    </style:style>
    <style:style style:name="P291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292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293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294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29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29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29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29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29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3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3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3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30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df911" style:font-style-asian="normal" style:font-weight-asian="normal" style:font-style-complex="normal" style:font-weight-complex="normal"/>
    </style:style>
    <style:style style:name="P30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30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30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3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30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30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310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3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31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31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3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3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3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3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3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3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3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32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3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32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32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325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32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32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32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329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33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33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33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33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33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33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33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3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33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3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3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34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3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34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34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345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34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34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34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3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3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35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35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35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3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35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35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304fd19" style:font-style-asian="normal" style:font-weight-asian="normal" style:font-style-complex="normal" style:font-weight-complex="normal"/>
    </style:style>
    <style:style style:name="P35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35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359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36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36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362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363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36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36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36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36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36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36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37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371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37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37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37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37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acce82" officeooo:paragraph-rsid="02acce82" style:font-style-asian="normal" style:font-weight-asian="bold" style:font-style-complex="normal" style:font-weight-complex="bold"/>
    </style:style>
    <style:style style:name="P38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2698b" officeooo:paragraph-rsid="02bd01a2" style:font-style-asian="normal" style:font-weight-asian="bold" style:font-style-complex="normal" style:font-weight-complex="bold"/>
    </style:style>
    <style:style style:name="P38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38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38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c4cc6" officeooo:paragraph-rsid="02ec4cc6" style:font-style-asian="normal" style:font-weight-asian="bold" style:font-style-complex="normal" style:font-weight-complex="bold"/>
    </style:style>
    <style:style style:name="P38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38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38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38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38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389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390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391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392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393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394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395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396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397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398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399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400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401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402" style:family="paragraph" style:parent-style-name="Standard">
      <style:paragraph-properties fo:line-height="100%"/>
      <style:text-properties style:use-window-font-color="true" fo:font-style="normal" fo:font-weight="bold" officeooo:rsid="0237405f" officeooo:paragraph-rsid="0237405f" style:font-style-asian="normal" style:font-weight-asian="bold" style:font-style-complex="normal" style:font-weight-complex="bold"/>
    </style:style>
    <style:style style:name="P403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404" style:family="paragraph" style:parent-style-name="Standard">
      <style:paragraph-properties fo:line-height="100%"/>
      <style:text-properties style:use-window-font-color="true" fo:font-style="normal" fo:font-weight="bold" officeooo:rsid="019c9e7c" officeooo:paragraph-rsid="019c9e7c" style:font-style-asian="normal" style:font-weight-asian="bold" style:font-style-complex="normal" style:font-weight-complex="bold"/>
    </style:style>
    <style:style style:name="P405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406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407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408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409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410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411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412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413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414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415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416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417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418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419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420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421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422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423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424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425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426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427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428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429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430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431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432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433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434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435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436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437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438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439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440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441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442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443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444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445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446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447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448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449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450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451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452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453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454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455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456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457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458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459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460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461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462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463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464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466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467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468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490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491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492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493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494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495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496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497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498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499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500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501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502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503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504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505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506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507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508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509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510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511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512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513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514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515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516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517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518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519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520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521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522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523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524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525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526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527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528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529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530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531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532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533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534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535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536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537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538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539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540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541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542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543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544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545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546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54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54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549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55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55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55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55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55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55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55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55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72698b" officeooo:paragraph-rsid="02bd01a2" style:font-style-asian="italic" style:font-weight-asian="normal" style:font-style-complex="italic" style:font-weight-complex="normal"/>
    </style:style>
    <style:style style:name="P558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559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560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561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56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56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56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56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56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56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56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56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57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57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57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57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57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57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57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57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57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57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58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58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58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583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584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585" style:family="paragraph" style:parent-style-name="Standard">
      <style:text-properties style:use-window-font-color="true" officeooo:paragraph-rsid="02be3c45"/>
    </style:style>
    <style:style style:name="P586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587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588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589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59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591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e8a1b" officeooo:paragraph-rsid="02f2e947" style:font-style-asian="normal" style:font-weight-asian="normal" style:font-style-complex="normal" style:font-weight-complex="normal"/>
    </style:style>
    <style:style style:name="P59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593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59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595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f51e47" officeooo:paragraph-rsid="032c4fdc" style:font-style-asian="normal" style:font-weight-asian="normal" style:font-style-complex="normal" style:font-weight-complex="normal"/>
    </style:style>
    <style:style style:name="P596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597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598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599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600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601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style:text-underline-style="none" fo:font-weight="normal" officeooo:rsid="007a3a38" officeooo:paragraph-rsid="02f2e947" style:font-style-asian="italic" style:font-weight-asian="normal" style:font-style-complex="italic" style:font-weight-complex="normal"/>
    </style:style>
    <style:style style:name="P602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603" style:family="paragraph" style:parent-style-name="Standard">
      <style:text-properties style:use-window-font-color="true" officeooo:paragraph-rsid="02ecf51e"/>
    </style:style>
    <style:style style:name="P604" style:family="paragraph" style:parent-style-name="Standard">
      <style:paragraph-properties fo:line-height="150%"/>
      <style:text-properties style:use-window-font-color="true" officeooo:paragraph-rsid="02edc963"/>
    </style:style>
    <style:style style:name="P605" style:family="paragraph" style:parent-style-name="Standard">
      <style:text-properties officeooo:paragraph-rsid="00ba4170"/>
    </style:style>
    <style:style style:name="P606" style:family="paragraph" style:parent-style-name="Standard">
      <style:text-properties officeooo:paragraph-rsid="00bbbf73"/>
    </style:style>
    <style:style style:name="P607" style:family="paragraph" style:parent-style-name="Standard">
      <style:text-properties officeooo:rsid="00beb82f" officeooo:paragraph-rsid="00beb82f"/>
    </style:style>
    <style:style style:name="P608" style:family="paragraph" style:parent-style-name="Standard">
      <style:text-properties officeooo:paragraph-rsid="00beb82f"/>
    </style:style>
    <style:style style:name="P609" style:family="paragraph" style:parent-style-name="Standard">
      <style:text-properties officeooo:rsid="00c0d7c6" officeooo:paragraph-rsid="00c0d7c6"/>
    </style:style>
    <style:style style:name="P610" style:family="paragraph" style:parent-style-name="Standard">
      <style:text-properties officeooo:rsid="005521a3" officeooo:paragraph-rsid="005521a3"/>
    </style:style>
    <style:style style:name="P611" style:family="paragraph" style:parent-style-name="Standard">
      <style:text-properties officeooo:paragraph-rsid="00d2fc06"/>
    </style:style>
    <style:style style:name="P612" style:family="paragraph" style:parent-style-name="Standard">
      <style:paragraph-properties fo:line-height="150%"/>
      <style:text-properties officeooo:rsid="00d5826a" officeooo:paragraph-rsid="00d5826a"/>
    </style:style>
    <style:style style:name="P613" style:family="paragraph" style:parent-style-name="Standard">
      <style:text-properties officeooo:paragraph-rsid="00d77d7d"/>
    </style:style>
    <style:style style:name="P614" style:family="paragraph" style:parent-style-name="Standard">
      <style:text-properties officeooo:rsid="00d9c9e4" officeooo:paragraph-rsid="00d9c9e4"/>
    </style:style>
    <style:style style:name="P615" style:family="paragraph" style:parent-style-name="Standard">
      <style:text-properties officeooo:paragraph-rsid="00e5f586"/>
    </style:style>
    <style:style style:name="P616" style:family="paragraph" style:parent-style-name="Standard">
      <style:text-properties officeooo:paragraph-rsid="00eb50e0"/>
    </style:style>
    <style:style style:name="P617" style:family="paragraph" style:parent-style-name="Standard">
      <style:paragraph-properties fo:line-height="150%"/>
      <style:text-properties officeooo:rsid="00f2503e" officeooo:paragraph-rsid="00f2503e"/>
    </style:style>
    <style:style style:name="P618" style:family="paragraph" style:parent-style-name="Standard">
      <style:text-properties officeooo:rsid="00f2503e" officeooo:paragraph-rsid="01222be5"/>
    </style:style>
    <style:style style:name="P619" style:family="paragraph" style:parent-style-name="Standard">
      <style:text-properties officeooo:rsid="00d1487d" officeooo:paragraph-rsid="00d2fc06"/>
    </style:style>
    <style:style style:name="P620" style:family="paragraph" style:parent-style-name="Standard">
      <style:text-properties officeooo:paragraph-rsid="00f5260b"/>
    </style:style>
    <style:style style:name="P621" style:family="paragraph" style:parent-style-name="Standard">
      <style:text-properties officeooo:paragraph-rsid="010c486e"/>
    </style:style>
    <style:style style:name="P622" style:family="paragraph" style:parent-style-name="Standard">
      <style:text-properties officeooo:paragraph-rsid="00367935"/>
    </style:style>
    <style:style style:name="P623" style:family="paragraph" style:parent-style-name="Standard">
      <style:text-properties officeooo:paragraph-rsid="011fc384"/>
    </style:style>
    <style:style style:name="P624" style:family="paragraph" style:parent-style-name="Standard">
      <style:text-properties officeooo:paragraph-rsid="0122678f"/>
    </style:style>
    <style:style style:name="P625" style:family="paragraph" style:parent-style-name="Standard">
      <style:text-properties officeooo:paragraph-rsid="012dfde8"/>
    </style:style>
    <style:style style:name="P626" style:family="paragraph" style:parent-style-name="Standard">
      <style:text-properties officeooo:paragraph-rsid="0130fd48"/>
    </style:style>
    <style:style style:name="P627" style:family="paragraph" style:parent-style-name="Standard">
      <style:text-properties officeooo:paragraph-rsid="013282b3"/>
    </style:style>
    <style:style style:name="P628" style:family="paragraph" style:parent-style-name="Standard">
      <style:text-properties officeooo:paragraph-rsid="013f3c54"/>
    </style:style>
    <style:style style:name="P629" style:family="paragraph" style:parent-style-name="Standard">
      <style:text-properties officeooo:paragraph-rsid="0152f194"/>
    </style:style>
    <style:style style:name="P630" style:family="paragraph" style:parent-style-name="Standard">
      <style:text-properties officeooo:paragraph-rsid="0150aafa"/>
    </style:style>
    <style:style style:name="P631" style:family="paragraph" style:parent-style-name="Standard">
      <style:paragraph-properties fo:line-height="100%"/>
      <style:text-properties officeooo:paragraph-rsid="016aa5ac"/>
    </style:style>
    <style:style style:name="P632" style:family="paragraph" style:parent-style-name="Standard">
      <style:paragraph-properties fo:line-height="100%"/>
      <style:text-properties officeooo:paragraph-rsid="016d2800"/>
    </style:style>
    <style:style style:name="P633" style:family="paragraph" style:parent-style-name="Standard">
      <style:paragraph-properties fo:line-height="100%"/>
      <style:text-properties officeooo:paragraph-rsid="0171553b"/>
    </style:style>
    <style:style style:name="P634" style:family="paragraph" style:parent-style-name="Standard">
      <style:paragraph-properties fo:line-height="100%"/>
      <style:text-properties officeooo:paragraph-rsid="0176ee1b"/>
    </style:style>
    <style:style style:name="P635" style:family="paragraph" style:parent-style-name="Standard">
      <style:paragraph-properties fo:line-height="100%"/>
      <style:text-properties officeooo:paragraph-rsid="017941db"/>
    </style:style>
    <style:style style:name="P636" style:family="paragraph" style:parent-style-name="Standard">
      <style:paragraph-properties fo:line-height="100%"/>
      <style:text-properties officeooo:paragraph-rsid="017a7161"/>
    </style:style>
    <style:style style:name="P637" style:family="paragraph" style:parent-style-name="Standard">
      <style:paragraph-properties fo:line-height="100%"/>
      <style:text-properties officeooo:paragraph-rsid="018105ab"/>
    </style:style>
    <style:style style:name="P638" style:family="paragraph" style:parent-style-name="Standard">
      <style:paragraph-properties fo:line-height="100%"/>
      <style:text-properties officeooo:paragraph-rsid="01aaba73"/>
    </style:style>
    <style:style style:name="P639" style:family="paragraph" style:parent-style-name="Standard">
      <style:paragraph-properties fo:line-height="100%"/>
      <style:text-properties officeooo:paragraph-rsid="01abda5f"/>
    </style:style>
    <style:style style:name="P640" style:family="paragraph" style:parent-style-name="Standard">
      <style:paragraph-properties fo:line-height="100%"/>
      <style:text-properties officeooo:paragraph-rsid="01d3aa7e"/>
    </style:style>
    <style:style style:name="P641" style:family="paragraph" style:parent-style-name="Standard">
      <style:paragraph-properties fo:line-height="100%"/>
      <style:text-properties officeooo:paragraph-rsid="01e2b86d"/>
    </style:style>
    <style:style style:name="P642" style:family="paragraph" style:parent-style-name="Standard">
      <style:paragraph-properties fo:line-height="100%"/>
      <style:text-properties officeooo:paragraph-rsid="01e7ea9a"/>
    </style:style>
    <style:style style:name="P643" style:family="paragraph" style:parent-style-name="Standard">
      <style:paragraph-properties fo:line-height="100%"/>
      <style:text-properties officeooo:paragraph-rsid="01f79ca2"/>
    </style:style>
    <style:style style:name="P644" style:family="paragraph" style:parent-style-name="Standard">
      <style:paragraph-properties fo:line-height="100%"/>
      <style:text-properties officeooo:paragraph-rsid="020068b3"/>
    </style:style>
    <style:style style:name="P645" style:family="paragraph" style:parent-style-name="Standard">
      <style:paragraph-properties fo:line-height="100%"/>
      <style:text-properties officeooo:paragraph-rsid="0200b58e"/>
    </style:style>
    <style:style style:name="P646" style:family="paragraph" style:parent-style-name="Standard">
      <style:paragraph-properties fo:line-height="100%"/>
      <style:text-properties officeooo:paragraph-rsid="020131ae"/>
    </style:style>
    <style:style style:name="P647" style:family="paragraph" style:parent-style-name="Standard">
      <style:paragraph-properties fo:line-height="100%"/>
      <style:text-properties officeooo:paragraph-rsid="0212a48a"/>
    </style:style>
    <style:style style:name="P648" style:family="paragraph" style:parent-style-name="Standard">
      <style:paragraph-properties fo:line-height="100%"/>
      <style:text-properties officeooo:paragraph-rsid="01d522fe"/>
    </style:style>
    <style:style style:name="P649" style:family="paragraph" style:parent-style-name="Standard">
      <style:paragraph-properties fo:line-height="100%"/>
      <style:text-properties officeooo:paragraph-rsid="021920c6"/>
    </style:style>
    <style:style style:name="P650" style:family="paragraph" style:parent-style-name="Standard">
      <style:paragraph-properties fo:line-height="100%"/>
      <style:text-properties officeooo:paragraph-rsid="021bfb0f"/>
    </style:style>
    <style:style style:name="P651" style:family="paragraph" style:parent-style-name="Standard">
      <style:paragraph-properties fo:line-height="100%"/>
      <style:text-properties officeooo:paragraph-rsid="021d76dd"/>
    </style:style>
    <style:style style:name="P652" style:family="paragraph" style:parent-style-name="Standard">
      <style:paragraph-properties fo:line-height="100%"/>
      <style:text-properties officeooo:paragraph-rsid="01ec8e18"/>
    </style:style>
    <style:style style:name="P653" style:family="paragraph" style:parent-style-name="Standard">
      <style:paragraph-properties fo:line-height="100%"/>
      <style:text-properties officeooo:paragraph-rsid="0228bd00"/>
    </style:style>
    <style:style style:name="P654" style:family="paragraph" style:parent-style-name="Standard">
      <style:paragraph-properties fo:line-height="100%"/>
      <style:text-properties officeooo:paragraph-rsid="0239e044"/>
    </style:style>
    <style:style style:name="P655" style:family="paragraph" style:parent-style-name="Standard">
      <style:paragraph-properties fo:line-height="100%"/>
      <style:text-properties officeooo:paragraph-rsid="023e217a"/>
    </style:style>
    <style:style style:name="P656" style:family="paragraph" style:parent-style-name="Standard">
      <style:paragraph-properties fo:line-height="100%"/>
      <style:text-properties officeooo:paragraph-rsid="0245c9e7"/>
    </style:style>
    <style:style style:name="P657" style:family="paragraph" style:parent-style-name="Standard">
      <style:paragraph-properties fo:line-height="100%"/>
      <style:text-properties officeooo:paragraph-rsid="0248e2f5"/>
    </style:style>
    <style:style style:name="P658" style:family="paragraph" style:parent-style-name="Standard">
      <style:paragraph-properties fo:line-height="100%"/>
      <style:text-properties officeooo:paragraph-rsid="024d9b01"/>
    </style:style>
    <style:style style:name="P659" style:family="paragraph" style:parent-style-name="Standard">
      <style:paragraph-properties fo:line-height="100%"/>
      <style:text-properties officeooo:paragraph-rsid="02540cb9"/>
    </style:style>
    <style:style style:name="P660" style:family="paragraph" style:parent-style-name="Standard">
      <style:paragraph-properties fo:line-height="100%"/>
      <style:text-properties officeooo:paragraph-rsid="02656310"/>
    </style:style>
    <style:style style:name="P661" style:family="paragraph" style:parent-style-name="Standard">
      <style:paragraph-properties fo:line-height="100%"/>
      <style:text-properties officeooo:paragraph-rsid="0265f14b"/>
    </style:style>
    <style:style style:name="P662" style:family="paragraph" style:parent-style-name="Standard">
      <style:paragraph-properties fo:line-height="100%"/>
      <style:text-properties officeooo:paragraph-rsid="02778926"/>
    </style:style>
    <style:style style:name="P663" style:family="paragraph" style:parent-style-name="Standard">
      <style:paragraph-properties fo:line-height="100%"/>
      <style:text-properties officeooo:paragraph-rsid="0279658f"/>
    </style:style>
    <style:style style:name="P664" style:family="paragraph" style:parent-style-name="Standard">
      <style:paragraph-properties fo:line-height="100%"/>
      <style:text-properties officeooo:paragraph-rsid="027b57d1"/>
    </style:style>
    <style:style style:name="P665" style:family="paragraph" style:parent-style-name="Standard">
      <style:paragraph-properties fo:line-height="100%"/>
      <style:text-properties officeooo:paragraph-rsid="02819040"/>
    </style:style>
    <style:style style:name="P666" style:family="paragraph" style:parent-style-name="Standard">
      <style:paragraph-properties fo:line-height="100%"/>
      <style:text-properties officeooo:paragraph-rsid="028add40"/>
    </style:style>
    <style:style style:name="P667" style:family="paragraph" style:parent-style-name="Standard">
      <style:paragraph-properties fo:line-height="100%"/>
      <style:text-properties officeooo:paragraph-rsid="02939b7b"/>
    </style:style>
    <style:style style:name="P668" style:family="paragraph" style:parent-style-name="Standard">
      <style:paragraph-properties fo:line-height="100%"/>
      <style:text-properties officeooo:paragraph-rsid="0293a523"/>
    </style:style>
    <style:style style:name="P669" style:family="paragraph" style:parent-style-name="Standard">
      <style:paragraph-properties fo:line-height="100%"/>
      <style:text-properties officeooo:paragraph-rsid="0297c923"/>
    </style:style>
    <style:style style:name="P670" style:family="paragraph" style:parent-style-name="Standard">
      <style:paragraph-properties fo:line-height="100%"/>
      <style:text-properties officeooo:paragraph-rsid="029bb505"/>
    </style:style>
    <style:style style:name="P671" style:family="paragraph" style:parent-style-name="Standard">
      <style:paragraph-properties fo:line-height="100%"/>
      <style:text-properties officeooo:paragraph-rsid="02a71f0b"/>
    </style:style>
    <style:style style:name="P672" style:family="paragraph" style:parent-style-name="Standard">
      <style:paragraph-properties fo:line-height="100%"/>
      <style:text-properties officeooo:paragraph-rsid="027c1b85"/>
    </style:style>
    <style:style style:name="P673" style:family="paragraph" style:parent-style-name="Standard">
      <style:paragraph-properties fo:line-height="100%"/>
      <style:text-properties officeooo:paragraph-rsid="0045286d"/>
    </style:style>
    <style:style style:name="P674" style:family="paragraph" style:parent-style-name="Standard">
      <style:paragraph-properties fo:line-height="100%"/>
      <style:text-properties officeooo:paragraph-rsid="02bd01a2"/>
    </style:style>
    <style:style style:name="P675" style:family="paragraph" style:parent-style-name="Standard">
      <style:paragraph-properties fo:line-height="100%"/>
      <style:text-properties officeooo:paragraph-rsid="02be3c45"/>
    </style:style>
    <style:style style:name="P676" style:family="paragraph" style:parent-style-name="Standard">
      <style:paragraph-properties fo:line-height="100%"/>
      <style:text-properties officeooo:paragraph-rsid="02d5eaee"/>
    </style:style>
    <style:style style:name="P677" style:family="paragraph" style:parent-style-name="Standard">
      <style:paragraph-properties fo:line-height="100%"/>
      <style:text-properties officeooo:paragraph-rsid="02e4f960"/>
    </style:style>
    <style:style style:name="P678" style:family="paragraph" style:parent-style-name="Standard">
      <style:paragraph-properties fo:line-height="100%"/>
      <style:text-properties officeooo:paragraph-rsid="02eac01d"/>
    </style:style>
    <style:style style:name="P679" style:family="paragraph" style:parent-style-name="Standard">
      <style:paragraph-properties fo:line-height="100%"/>
      <style:text-properties officeooo:paragraph-rsid="02f17ec6"/>
    </style:style>
    <style:style style:name="P680" style:family="paragraph" style:parent-style-name="Standard">
      <style:paragraph-properties fo:line-height="100%"/>
      <style:text-properties officeooo:paragraph-rsid="02da5175"/>
    </style:style>
    <style:style style:name="P681" style:family="paragraph" style:parent-style-name="Standard">
      <style:paragraph-properties fo:line-height="100%"/>
      <style:text-properties officeooo:paragraph-rsid="02fda6ef"/>
    </style:style>
    <style:style style:name="P682" style:family="paragraph" style:parent-style-name="Standard">
      <style:paragraph-properties fo:line-height="100%"/>
      <style:text-properties officeooo:paragraph-rsid="03040c1c"/>
    </style:style>
    <style:style style:name="P683" style:family="paragraph" style:parent-style-name="Standard">
      <style:paragraph-properties fo:line-height="100%"/>
      <style:text-properties officeooo:paragraph-rsid="03049b98"/>
    </style:style>
    <style:style style:name="P684" style:family="paragraph" style:parent-style-name="Standard">
      <style:paragraph-properties fo:line-height="100%"/>
      <style:text-properties officeooo:paragraph-rsid="0305aebe"/>
    </style:style>
    <style:style style:name="P685" style:family="paragraph" style:parent-style-name="Standard">
      <style:paragraph-properties fo:line-height="100%"/>
      <style:text-properties officeooo:paragraph-rsid="03061f93"/>
    </style:style>
    <style:style style:name="P686" style:family="paragraph" style:parent-style-name="Standard">
      <style:paragraph-properties fo:line-height="100%"/>
      <style:text-properties officeooo:paragraph-rsid="03153caa"/>
    </style:style>
    <style:style style:name="P687" style:family="paragraph" style:parent-style-name="Standard">
      <style:paragraph-properties fo:line-height="100%"/>
      <style:text-properties officeooo:paragraph-rsid="032c4fdc"/>
    </style:style>
    <style:style style:name="P688" style:family="paragraph" style:parent-style-name="Standard">
      <style:paragraph-properties fo:line-height="100%"/>
      <style:text-properties officeooo:paragraph-rsid="03343ce6"/>
    </style:style>
    <style:style style:name="P689" style:family="paragraph" style:parent-style-name="Standard">
      <style:paragraph-properties fo:line-height="100%"/>
      <style:text-properties officeooo:paragraph-rsid="03349842"/>
    </style:style>
    <style:style style:name="P690" style:family="paragraph" style:parent-style-name="Standard">
      <style:paragraph-properties fo:line-height="100%"/>
      <style:text-properties officeooo:paragraph-rsid="033f17a3"/>
    </style:style>
    <style:style style:name="P691" style:family="paragraph" style:parent-style-name="Standard">
      <style:paragraph-properties fo:line-height="100%"/>
      <style:text-properties officeooo:paragraph-rsid="034172a0"/>
    </style:style>
    <style:style style:name="P692" style:family="paragraph" style:parent-style-name="Standard">
      <style:paragraph-properties fo:line-height="100%"/>
      <style:text-properties officeooo:paragraph-rsid="034adc9b"/>
    </style:style>
    <style:style style:name="P693" style:family="paragraph" style:parent-style-name="Standard">
      <style:paragraph-properties fo:line-height="100%"/>
      <style:text-properties officeooo:paragraph-rsid="034f33b6"/>
    </style:style>
    <style:style style:name="P694" style:family="paragraph" style:parent-style-name="Standard">
      <style:paragraph-properties fo:line-height="100%"/>
      <style:text-properties officeooo:paragraph-rsid="034f680a"/>
    </style:style>
    <style:style style:name="P695" style:family="paragraph" style:parent-style-name="Standard">
      <style:paragraph-properties fo:line-height="100%"/>
      <style:text-properties officeooo:paragraph-rsid="035051aa"/>
    </style:style>
    <style:style style:name="P696" style:family="paragraph" style:parent-style-name="Standard">
      <style:paragraph-properties fo:line-height="100%"/>
      <style:text-properties officeooo:paragraph-rsid="0369854f"/>
    </style:style>
    <style:style style:name="P697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698" style:family="paragraph" style:parent-style-name="Standard">
      <style:text-properties fo:color="#c9211e"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699" style:family="paragraph" style:parent-style-name="Standard">
      <style:text-properties fo:color="#c9211e"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700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701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702" style:family="paragraph" style:parent-style-name="Standard">
      <style:text-properties fo:color="#c9211e"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703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704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705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706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707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708" style:family="paragraph" style:parent-style-name="Standard">
      <style:text-properties fo:color="#c9211e" officeooo:rsid="003eeb50" officeooo:paragraph-rsid="00ac1d69"/>
    </style:style>
    <style:style style:name="P709" style:family="paragraph" style:parent-style-name="Standard">
      <style:text-properties fo:color="#c9211e" fo:font-weight="normal" officeooo:rsid="003cb407" officeooo:paragraph-rsid="003cb407" style:font-weight-asian="normal" style:font-weight-complex="normal"/>
    </style:style>
    <style:style style:name="P710" style:family="paragraph" style:parent-style-name="Standard">
      <style:text-properties fo:color="#c9211e" style:text-line-through-style="solid" style:text-line-through-type="single" fo:font-style="normal" style:text-underline-style="none" fo:font-weight="bold" officeooo:rsid="0081154c" officeooo:paragraph-rsid="00f8c8b1" style:font-style-asian="normal" style:font-weight-asian="bold" style:font-style-complex="normal" style:font-weight-complex="bold"/>
    </style:style>
    <style:style style:name="P711" style:family="paragraph" style:parent-style-name="Standard">
      <style:paragraph-properties fo:line-height="100%"/>
      <style:text-properties officeooo:rsid="016b9044" officeooo:paragraph-rsid="016b9044"/>
    </style:style>
    <style:style style:name="P712" style:family="paragraph" style:parent-style-name="Standard">
      <style:paragraph-properties fo:line-height="100%"/>
      <style:text-properties officeooo:rsid="01a2dcc2" officeooo:paragraph-rsid="01a2dcc2"/>
    </style:style>
    <style:style style:name="P713" style:family="paragraph" style:parent-style-name="Standard">
      <style:paragraph-properties fo:line-height="100%"/>
      <style:text-properties officeooo:rsid="01a92b83" officeooo:paragraph-rsid="01abda5f"/>
    </style:style>
    <style:style style:name="P714" style:family="paragraph" style:parent-style-name="Standard">
      <style:paragraph-properties fo:line-height="100%"/>
      <style:text-properties officeooo:rsid="01b78805" officeooo:paragraph-rsid="01b9977e"/>
    </style:style>
    <style:style style:name="P715" style:family="paragraph" style:parent-style-name="Standard">
      <style:paragraph-properties fo:line-height="100%"/>
      <style:text-properties officeooo:rsid="01b78805" officeooo:paragraph-rsid="020d39a8"/>
    </style:style>
    <style:style style:name="P716" style:family="paragraph" style:parent-style-name="Standard">
      <style:paragraph-properties fo:line-height="100%"/>
      <style:text-properties officeooo:rsid="01bcc73c" officeooo:paragraph-rsid="01bcc73c"/>
    </style:style>
    <style:style style:name="P717" style:family="paragraph" style:parent-style-name="Standard">
      <style:paragraph-properties fo:line-height="100%"/>
      <style:text-properties officeooo:rsid="01cb0c6f" officeooo:paragraph-rsid="01cb0c6f"/>
    </style:style>
    <style:style style:name="P718" style:family="paragraph" style:parent-style-name="Standard">
      <style:paragraph-properties fo:line-height="100%"/>
      <style:text-properties officeooo:rsid="01cd0839" officeooo:paragraph-rsid="01cd0839"/>
    </style:style>
    <style:style style:name="P719" style:family="paragraph" style:parent-style-name="Standard">
      <style:paragraph-properties fo:line-height="100%"/>
      <style:text-properties officeooo:rsid="01e4a612" officeooo:paragraph-rsid="01e4a612"/>
    </style:style>
    <style:style style:name="P720" style:family="paragraph" style:parent-style-name="Standard">
      <style:paragraph-properties fo:line-height="100%"/>
      <style:text-properties officeooo:rsid="022b7ea9" officeooo:paragraph-rsid="022b7ea9"/>
    </style:style>
    <style:style style:name="P721" style:family="paragraph" style:parent-style-name="Standard">
      <style:paragraph-properties fo:line-height="100%"/>
      <style:text-properties officeooo:rsid="022dff2a" officeooo:paragraph-rsid="022dff2a"/>
    </style:style>
    <style:style style:name="P722" style:family="paragraph" style:parent-style-name="Standard">
      <style:text-properties officeooo:paragraph-rsid="0275c15d"/>
    </style:style>
    <style:style style:name="P723" style:family="paragraph" style:parent-style-name="Standard">
      <style:paragraph-properties fo:line-height="100%"/>
      <style:text-properties officeooo:rsid="02819040" officeooo:paragraph-rsid="028fc45c"/>
    </style:style>
    <style:style style:name="P724" style:family="paragraph" style:parent-style-name="Standard">
      <style:paragraph-properties fo:line-height="100%"/>
      <style:text-properties officeooo:rsid="0285839b" officeooo:paragraph-rsid="0288fb00"/>
    </style:style>
    <style:style style:name="P725" style:family="paragraph" style:parent-style-name="Standard">
      <style:paragraph-properties fo:line-height="100%"/>
      <style:text-properties officeooo:rsid="0297c923" officeooo:paragraph-rsid="0297c923"/>
    </style:style>
    <style:style style:name="P726" style:family="paragraph" style:parent-style-name="Standard">
      <style:paragraph-properties fo:line-height="100%"/>
      <style:text-properties officeooo:rsid="029ac75f" officeooo:paragraph-rsid="029ac75f"/>
    </style:style>
    <style:style style:name="P727" style:family="paragraph" style:parent-style-name="Standard">
      <style:text-properties officeooo:paragraph-rsid="00bfa17d"/>
    </style:style>
    <style:style style:name="P728" style:family="paragraph" style:parent-style-name="Standard">
      <style:text-properties officeooo:paragraph-rsid="00bd11a0"/>
    </style:style>
    <style:style style:name="P729" style:family="paragraph" style:parent-style-name="Standard">
      <style:paragraph-properties fo:line-height="100%"/>
      <style:text-properties officeooo:rsid="02540cb9" officeooo:paragraph-rsid="02bd01a2"/>
    </style:style>
    <style:style style:name="P730" style:family="paragraph" style:parent-style-name="Standard">
      <style:paragraph-properties fo:line-height="100%"/>
      <style:text-properties officeooo:rsid="027df911" officeooo:paragraph-rsid="027df911"/>
    </style:style>
    <style:style style:name="P731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732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733" style:family="paragraph" style:parent-style-name="Standard">
      <style:paragraph-properties fo:line-height="100%"/>
      <style:text-properties officeooo:rsid="02da5175" officeooo:paragraph-rsid="02da5175"/>
    </style:style>
    <style:style style:name="P734" style:family="paragraph" style:parent-style-name="Standard">
      <style:paragraph-properties fo:line-height="100%"/>
      <style:text-properties officeooo:rsid="02e4f960" officeooo:paragraph-rsid="02e4f960"/>
    </style:style>
    <style:style style:name="P735" style:family="paragraph" style:parent-style-name="Standard">
      <style:paragraph-properties fo:line-height="100%"/>
      <style:text-properties officeooo:rsid="02eabaea" officeooo:paragraph-rsid="02eabaea"/>
    </style:style>
    <style:style style:name="P736" style:family="paragraph" style:parent-style-name="Standard">
      <style:paragraph-properties fo:line-height="100%"/>
      <style:text-properties officeooo:rsid="02eac01d" officeooo:paragraph-rsid="02eac01d"/>
    </style:style>
    <style:style style:name="P737" style:family="paragraph" style:parent-style-name="Standard">
      <style:paragraph-properties fo:line-height="100%"/>
      <style:text-properties officeooo:rsid="02eb27fd" officeooo:paragraph-rsid="02ec089f"/>
    </style:style>
    <style:style style:name="P738" style:family="paragraph" style:parent-style-name="Standard">
      <style:text-properties officeooo:paragraph-rsid="02ecf51e"/>
    </style:style>
    <style:style style:name="P739" style:family="paragraph" style:parent-style-name="Standard">
      <style:text-properties officeooo:paragraph-rsid="02f17ec6"/>
    </style:style>
    <style:style style:name="P740" style:family="paragraph" style:parent-style-name="Standard">
      <style:paragraph-properties fo:line-height="100%"/>
      <style:text-properties officeooo:rsid="02e59398" officeooo:paragraph-rsid="03049b98"/>
    </style:style>
    <style:style style:name="P741" style:family="paragraph" style:parent-style-name="Standard">
      <style:paragraph-properties fo:line-height="150%"/>
      <style:text-properties officeooo:rsid="02e59398" officeooo:paragraph-rsid="03049b98"/>
    </style:style>
    <style:style style:name="P742" style:family="paragraph" style:parent-style-name="Standard">
      <style:paragraph-properties fo:line-height="100%"/>
      <style:text-properties officeooo:rsid="022ee1ec" officeooo:paragraph-rsid="022ee1ec"/>
    </style:style>
    <style:style style:name="P743" style:family="paragraph" style:parent-style-name="Standard">
      <style:text-properties officeooo:paragraph-rsid="03061f93"/>
    </style:style>
    <style:style style:name="P744" style:family="paragraph" style:parent-style-name="Standard">
      <style:paragraph-properties fo:line-height="100%"/>
      <style:text-properties officeooo:rsid="0346a444" officeooo:paragraph-rsid="0346a444"/>
    </style:style>
    <style:style style:name="P745" style:family="paragraph" style:parent-style-name="Standard">
      <style:text-properties officeooo:paragraph-rsid="03733aab"/>
    </style:style>
    <style:style style:name="P746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747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748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749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750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751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752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753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754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755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756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757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758" style:family="paragraph" style:parent-style-name="Table_20_Contents">
      <style:paragraph-properties fo:text-align="center" style:justify-single-word="false"/>
    </style:style>
    <style:style style:name="P759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760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761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762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763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764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765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766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767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768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769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770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771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772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773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774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775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776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777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778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779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780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781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782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783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784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785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786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787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788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789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790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791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792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793" style:family="paragraph" style:parent-style-name="Standard">
      <style:paragraph-properties fo:break-before="page"/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794" style:family="paragraph" style:parent-style-name="Standard">
      <style:paragraph-properties fo:line-height="100%" fo:break-before="page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795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796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797" style:family="paragraph" style:parent-style-name="Standard">
      <style:paragraph-properties fo:line-height="150%" fo:break-before="page"/>
      <style:text-properties officeooo:paragraph-rsid="02d98b08"/>
    </style:style>
    <style:style style:name="P798" style:family="paragraph" style:parent-style-name="Standard">
      <style:paragraph-properties fo:line-height="100%" fo:break-before="page"/>
      <style:text-properties officeooo:paragraph-rsid="024c0a42"/>
    </style:style>
    <style:style style:name="P799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800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801" style:family="paragraph" style:parent-style-name="Standard">
      <style:paragraph-properties fo:line-height="100%" fo:break-before="page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802" style:family="paragraph" style:parent-style-name="Standard">
      <style:paragraph-properties fo:break-before="page"/>
      <style:text-properties officeooo:paragraph-rsid="009622c6"/>
    </style:style>
    <style:style style:name="P803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804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805" style:family="paragraph" style:parent-style-name="Standard" style:list-style-name="L1">
      <style:text-properties officeooo:rsid="0013268f" officeooo:paragraph-rsid="0013268f"/>
    </style:style>
    <style:style style:name="P806" style:family="paragraph" style:parent-style-name="Standard" style:list-style-name="L2">
      <style:text-properties style:use-window-font-color="true" officeooo:paragraph-rsid="00118c4a"/>
    </style:style>
    <style:style style:name="P807" style:family="paragraph" style:parent-style-name="Standard" style:list-style-name="L2">
      <style:text-properties style:use-window-font-color="true" officeooo:rsid="0011b025" officeooo:paragraph-rsid="0011b025"/>
    </style:style>
    <style:style style:name="P808" style:family="paragraph" style:parent-style-name="Standard" style:list-style-name="L4">
      <style:text-properties style:use-window-font-color="true" officeooo:rsid="00a8a4b1" officeooo:paragraph-rsid="02be3c45"/>
    </style:style>
    <style:style style:name="P809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810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811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812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813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814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815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816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817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818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819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820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821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822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823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824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825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826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27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28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29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30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31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832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833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34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35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836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837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38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839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840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841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842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843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84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845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846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rsid="03a4e520" officeooo:paragraph-rsid="03a4e520" style:font-style-asian="italic" style:font-style-complex="italic"/>
    </style:style>
    <style:style style:name="P847" style:family="paragraph" style:parent-style-name="Standard" style:list-style-name="L43">
      <style:text-properties style:use-window-font-color="true" officeooo:paragraph-rsid="02edc963"/>
    </style:style>
    <style:style style:name="P848" style:family="paragraph" style:parent-style-name="Standard" style:list-style-name="L3">
      <style:text-properties officeooo:rsid="0012a0dc" officeooo:paragraph-rsid="0012a0dc"/>
    </style:style>
    <style:style style:name="P849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850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851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852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853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854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855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856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857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858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859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860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861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862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863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864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865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866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867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868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869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870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871" style:family="paragraph" style:parent-style-name="Standard" style:list-style-name="L7">
      <style:text-properties officeooo:rsid="0033fbdf" officeooo:paragraph-rsid="0033fbdf"/>
    </style:style>
    <style:style style:name="P872" style:family="paragraph" style:parent-style-name="Standard" style:list-style-name="L11">
      <style:text-properties officeooo:rsid="0033fbdf" officeooo:paragraph-rsid="0106c767"/>
    </style:style>
    <style:style style:name="P873" style:family="paragraph" style:parent-style-name="Standard" style:list-style-name="L8">
      <style:text-properties officeooo:paragraph-rsid="005b5cd3"/>
    </style:style>
    <style:style style:name="P874" style:family="paragraph" style:parent-style-name="Standard" style:list-style-name="L9">
      <style:text-properties officeooo:paragraph-rsid="00367935"/>
    </style:style>
    <style:style style:name="P875" style:family="paragraph" style:parent-style-name="Standard" style:list-style-name="L9">
      <style:text-properties officeooo:rsid="00367935" officeooo:paragraph-rsid="00367935"/>
    </style:style>
    <style:style style:name="P876" style:family="paragraph" style:parent-style-name="Standard" style:list-style-name="L10">
      <style:text-properties officeooo:rsid="00386ddb" officeooo:paragraph-rsid="00386ddb"/>
    </style:style>
    <style:style style:name="P877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878" style:family="paragraph" style:parent-style-name="Standard" style:list-style-name="L20">
      <style:text-properties officeooo:paragraph-rsid="00a4ce44"/>
    </style:style>
    <style:style style:name="P879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880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881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882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883" style:family="paragraph" style:parent-style-name="Standard">
      <style:paragraph-properties fo:line-height="100%"/>
      <style:text-properties fo:font-weight="normal" officeooo:rsid="037607bd" officeooo:paragraph-rsid="03804bbd" style:font-weight-asian="normal" style:font-weight-complex="normal"/>
    </style:style>
    <style:style style:name="P884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885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886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887" style:family="paragraph" style:parent-style-name="Standard">
      <style:paragraph-properties fo:line-height="100%"/>
      <style:text-properties fo:font-weight="normal" officeooo:rsid="038bbdf6" officeooo:paragraph-rsid="039292f6" style:font-weight-asian="normal" style:font-weight-complex="normal"/>
    </style:style>
    <style:style style:name="P888" style:family="paragraph" style:parent-style-name="Standard" style:list-style-name="L25">
      <style:text-properties officeooo:paragraph-rsid="00beb82f"/>
    </style:style>
    <style:style style:name="P889" style:family="paragraph" style:parent-style-name="Standard" style:list-style-name="L26">
      <style:text-properties officeooo:paragraph-rsid="00d139a0"/>
    </style:style>
    <style:style style:name="P890" style:family="paragraph" style:parent-style-name="Standard" style:list-style-name="L29">
      <style:text-properties officeooo:paragraph-rsid="00f2503e"/>
    </style:style>
    <style:style style:name="P891" style:family="paragraph" style:parent-style-name="Standard" style:list-style-name="L30">
      <style:text-properties officeooo:rsid="00f3f4f5" officeooo:paragraph-rsid="00f5260b"/>
    </style:style>
    <style:style style:name="P892" style:family="paragraph" style:parent-style-name="Standard" style:list-style-name="L30">
      <style:text-properties officeooo:rsid="00f3f4f5" officeooo:paragraph-rsid="00f3f4f5"/>
    </style:style>
    <style:style style:name="P893" style:family="paragraph" style:parent-style-name="Standard" style:list-style-name="L33">
      <style:paragraph-properties fo:line-height="100%"/>
      <style:text-properties officeooo:paragraph-rsid="01b5c969"/>
    </style:style>
    <style:style style:name="P894" style:family="paragraph" style:parent-style-name="Standard" style:list-style-name="L58">
      <style:paragraph-properties fo:line-height="100%"/>
      <style:text-properties officeooo:paragraph-rsid="0346a444"/>
    </style:style>
    <style:style style:name="P895" style:family="paragraph" style:parent-style-name="Standard">
      <style:paragraph-properties fo:line-height="100%"/>
      <style:text-properties officeooo:paragraph-rsid="03886cfc"/>
    </style:style>
    <style:style style:name="P896" style:family="paragraph" style:parent-style-name="Standard">
      <style:paragraph-properties fo:line-height="100%"/>
      <style:text-properties officeooo:paragraph-rsid="038e531a"/>
    </style:style>
    <style:style style:name="P897" style:family="paragraph" style:parent-style-name="Standard">
      <style:paragraph-properties fo:line-height="100%"/>
      <style:text-properties officeooo:paragraph-rsid="03963307"/>
    </style:style>
    <style:style style:name="P898" style:family="paragraph" style:parent-style-name="Standard">
      <style:paragraph-properties fo:line-height="100%"/>
      <style:text-properties officeooo:paragraph-rsid="039c640b"/>
    </style:style>
    <style:style style:name="P899" style:family="paragraph" style:parent-style-name="Standard">
      <style:paragraph-properties fo:line-height="100%"/>
      <style:text-properties officeooo:paragraph-rsid="039e438c"/>
    </style:style>
    <style:style style:name="P900" style:family="paragraph" style:parent-style-name="Standard">
      <style:paragraph-properties fo:line-height="100%"/>
      <style:text-properties officeooo:paragraph-rsid="039e9821"/>
    </style:style>
    <style:style style:name="P901" style:family="paragraph" style:parent-style-name="Standard">
      <style:paragraph-properties fo:line-height="100%"/>
      <style:text-properties officeooo:paragraph-rsid="03a073aa"/>
    </style:style>
    <style:style style:name="P902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903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904" style:family="paragraph" style:parent-style-name="Standard" style:list-style-name="L44">
      <style:paragraph-properties fo:line-height="150%"/>
      <style:text-properties officeooo:paragraph-rsid="02df5c92"/>
    </style:style>
    <style:style style:name="P905" style:family="paragraph" style:parent-style-name="Standard" style:list-style-name="L44">
      <style:paragraph-properties fo:line-height="150%"/>
      <style:text-properties officeooo:paragraph-rsid="02e142ec"/>
    </style:style>
    <style:style style:name="P906" style:family="paragraph" style:parent-style-name="Standard">
      <style:paragraph-properties fo:line-height="150%"/>
      <style:text-properties officeooo:paragraph-rsid="03a15cc8"/>
    </style:style>
    <style:style style:name="P907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908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909" style:family="paragraph" style:parent-style-name="Standard">
      <style:paragraph-properties fo:line-height="100%"/>
      <style:text-properties officeooo:rsid="038a2c81" officeooo:paragraph-rsid="038a2c81"/>
    </style:style>
    <style:style style:name="P910" style:family="paragraph" style:parent-style-name="Standard">
      <style:paragraph-properties fo:line-height="100%"/>
      <style:text-properties officeooo:rsid="038a2c81" officeooo:paragraph-rsid="039c640b"/>
    </style:style>
    <style:style style:name="P911" style:family="paragraph" style:parent-style-name="Standard">
      <style:paragraph-properties fo:line-height="100%"/>
      <style:text-properties officeooo:rsid="038a2c81" officeooo:paragraph-rsid="039e9821"/>
    </style:style>
    <style:style style:name="P912" style:family="paragraph" style:parent-style-name="Standard">
      <style:paragraph-properties fo:line-height="100%"/>
      <style:text-properties officeooo:rsid="038d7d5e" officeooo:paragraph-rsid="038e531a"/>
    </style:style>
    <style:style style:name="P913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914" style:family="paragraph" style:parent-style-name="Standard">
      <style:paragraph-properties fo:line-height="100%"/>
      <style:text-properties style:text-line-through-style="none" style:text-line-through-type="none" fo:font-weight="bold" officeooo:rsid="03a9944d" officeooo:paragraph-rsid="03a9944d" style:font-weight-asian="bold" style:font-weight-complex="bold"/>
    </style:style>
    <style:style style:name="P915" style:family="paragraph" style:parent-style-name="Standard">
      <style:paragraph-properties fo:line-height="100%"/>
      <style:text-properties officeooo:rsid="03a073aa" officeooo:paragraph-rsid="038e531a"/>
    </style:style>
    <style:style style:name="P916" style:family="paragraph" style:parent-style-name="Standard">
      <style:paragraph-properties fo:line-height="100%"/>
      <style:text-properties officeooo:rsid="03a073aa" officeooo:paragraph-rsid="03a073aa"/>
    </style:style>
    <style:style style:name="P917" style:family="paragraph" style:parent-style-name="Standard" style:list-style-name="L60">
      <style:paragraph-properties fo:line-height="100%"/>
      <style:text-properties officeooo:rsid="03a15cc8" officeooo:paragraph-rsid="03a15cc8"/>
    </style:style>
    <style:style style:name="P918" style:family="paragraph" style:parent-style-name="Standard" style:list-style-name="L60">
      <style:paragraph-properties fo:line-height="150%"/>
      <style:text-properties officeooo:rsid="03a15cc8" officeooo:paragraph-rsid="03a15cc8"/>
    </style:style>
    <style:style style:name="P919" style:family="paragraph" style:parent-style-name="Standard" style:list-style-name="L60">
      <style:paragraph-properties fo:line-height="100%"/>
      <style:text-properties officeooo:rsid="03a24854" officeooo:paragraph-rsid="03a24854"/>
    </style:style>
    <style:style style:name="P920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921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922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923" style:family="paragraph" style:parent-style-name="Standard">
      <style:paragraph-properties fo:line-height="100%"/>
      <style:text-properties fo:font-style="italic" officeooo:rsid="038d7d5e" officeooo:paragraph-rsid="03963307" style:font-style-asian="italic" style:font-style-complex="italic"/>
    </style:style>
    <style:style style:name="P924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925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926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927" style:family="paragraph" style:parent-style-name="Standard" style:list-style-name="L60">
      <style:paragraph-properties fo:line-height="100%"/>
      <style:text-properties officeooo:rsid="03a31e81" officeooo:paragraph-rsid="03a31e81"/>
    </style:style>
    <style:style style:name="P928" style:family="paragraph" style:parent-style-name="Standard">
      <style:paragraph-properties fo:line-height="100%"/>
      <style:text-properties fo:color="#ff0000" officeooo:rsid="03a31e81" officeooo:paragraph-rsid="03a31e81"/>
    </style:style>
    <style:style style:name="P929" style:family="paragraph" style:parent-style-name="Standard">
      <style:paragraph-properties fo:line-height="100%"/>
      <style:text-properties officeooo:rsid="03a4e520" officeooo:paragraph-rsid="03a4e520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228b22" style:text-underline-style="none" fo:font-weight="normal" style:font-weight-asian="normal" style:font-weight-complex="normal"/>
    </style:style>
    <style:style style:name="T11" style:family="text">
      <style:text-properties fo:color="#228b22" style:text-underline-style="none" fo:font-weight="normal" officeooo:rsid="03182d82" style:font-weight-asian="normal" style:font-weight-complex="normal"/>
    </style:style>
    <style:style style:name="T12" style:family="text">
      <style:text-properties fo:color="#228b22" officeooo:rsid="03153caa"/>
    </style:style>
    <style:style style:name="T13" style:family="text">
      <style:text-properties fo:color="#228b22" officeooo:rsid="03429aa5"/>
    </style:style>
    <style:style style:name="T14" style:family="text">
      <style:text-properties fo:color="#228b22" officeooo:rsid="03886cfc"/>
    </style:style>
    <style:style style:name="T15" style:family="text">
      <style:text-properties fo:color="#ff00ff"/>
    </style:style>
    <style:style style:name="T16" style:family="text">
      <style:text-properties fo:color="#ff00ff" fo:font-style="italic" style:font-style-asian="italic" style:font-style-complex="italic"/>
    </style:style>
    <style:style style:name="T17" style:family="text">
      <style:text-properties fo:color="#ff00ff" officeooo:rsid="03886cfc"/>
    </style:style>
    <style:style style:name="T18" style:family="text">
      <style:text-properties fo:color="#ff0000"/>
    </style:style>
    <style:style style:name="T19" style:family="text">
      <style:text-properties fo:color="#ff0000" officeooo:rsid="00118c4a"/>
    </style:style>
    <style:style style:name="T20" style:family="text">
      <style:text-properties fo:color="#ff0000" fo:font-style="italic" style:font-style-asian="italic" style:font-style-complex="italic"/>
    </style:style>
    <style:style style:name="T21" style:family="text">
      <style:text-properties fo:color="#ff0000" fo:font-weight="normal" style:font-weight-asian="normal" style:font-weight-complex="normal"/>
    </style:style>
    <style:style style:name="T22" style:family="text">
      <style:text-properties fo:color="#ff0000" fo:font-weight="normal" officeooo:rsid="03778af6" style:font-weight-asian="normal" style:font-weight-complex="normal"/>
    </style:style>
    <style:style style:name="T23" style:family="text">
      <style:text-properties fo:color="#ff0000" officeooo:rsid="03886cfc"/>
    </style:style>
    <style:style style:name="T24" style:family="text">
      <style:text-properties officeooo:rsid="0012a0dc"/>
    </style:style>
    <style:style style:name="T25" style:family="text">
      <style:text-properties fo:color="#0000ff"/>
    </style:style>
    <style:style style:name="T26" style:family="text">
      <style:text-properties fo:color="#0000ff" officeooo:rsid="0011b025"/>
    </style:style>
    <style:style style:name="T27" style:family="text">
      <style:text-properties fo:color="#0000ff" officeooo:rsid="0012a0dc"/>
    </style:style>
    <style:style style:name="T28" style:family="text">
      <style:text-properties fo:color="#0000ff" fo:font-style="italic" style:font-style-asian="italic" style:font-style-complex="italic"/>
    </style:style>
    <style:style style:name="T29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30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1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2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3" style:family="text">
      <style:text-properties fo:color="#0000ff" style:text-underline-style="none" fo:font-weight="normal" style:font-weight-asian="normal" style:font-weight-complex="normal"/>
    </style:style>
    <style:style style:name="T34" style:family="text">
      <style:text-properties fo:color="#0000ff" style:text-underline-style="none" fo:font-weight="normal" officeooo:rsid="03182d82" style:font-weight-asian="normal" style:font-weight-complex="normal"/>
    </style:style>
    <style:style style:name="T35" style:family="text">
      <style:text-properties fo:color="#0000ff" officeooo:rsid="03153caa"/>
    </style:style>
    <style:style style:name="T36" style:family="text">
      <style:text-properties fo:color="#0000ff" officeooo:rsid="03429aa5"/>
    </style:style>
    <style:style style:name="T37" style:family="text">
      <style:text-properties fo:color="#0000ff" fo:font-weight="normal" style:font-weight-asian="normal" style:font-weight-complex="normal"/>
    </style:style>
    <style:style style:name="T38" style:family="text">
      <style:text-properties fo:color="#0000ff" fo:font-weight="normal" officeooo:rsid="03778af6" style:font-weight-asian="normal" style:font-weight-complex="normal"/>
    </style:style>
    <style:style style:name="T39" style:family="text">
      <style:text-properties fo:color="#0000ff" officeooo:rsid="03886cfc"/>
    </style:style>
    <style:style style:name="T40" style:family="text">
      <style:text-properties fo:color="#8b4513"/>
    </style:style>
    <style:style style:name="T41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2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3" style:family="text">
      <style:text-properties style:use-window-font-color="true"/>
    </style:style>
    <style:style style:name="T44" style:family="text">
      <style:text-properties style:use-window-font-color="true" officeooo:rsid="0013268f"/>
    </style:style>
    <style:style style:name="T45" style:family="text">
      <style:text-properties style:use-window-font-color="true" officeooo:rsid="0044d7a4"/>
    </style:style>
    <style:style style:name="T46" style:family="text">
      <style:text-properties style:use-window-font-color="true" style:text-underline-style="none" fo:font-weight="normal" style:font-weight-asian="normal" style:font-weight-complex="normal"/>
    </style:style>
    <style:style style:name="T47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48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49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50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288fb00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97c923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3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4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5" style:family="text">
      <style:text-properties style:use-window-font-color="true" style:text-underline-style="none" fo:font-weight="bold" style:font-weight-asian="bold" style:font-weight-complex="bold"/>
    </style:style>
    <style:style style:name="T66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7" style:family="text">
      <style:text-properties style:use-window-font-color="true" style:text-underline-style="none" officeooo:rsid="031fc4b1"/>
    </style:style>
    <style:style style:name="T68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69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70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9612c8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style:font-style-asian="italic" style:font-style-complex="italic"/>
    </style:style>
    <style:style style:name="T96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97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98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99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00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01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02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03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04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07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08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09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style:font-style-asian="italic" style:font-style-complex="italic"/>
    </style:style>
    <style:style style:name="T139" style:family="text">
      <style:text-properties style:use-window-font-color="true" fo:font-style="italic" officeooo:rsid="016778b3" style:font-style-asian="italic" style:font-style-complex="italic"/>
    </style:style>
    <style:style style:name="T140" style:family="text">
      <style:text-properties style:use-window-font-color="true" fo:font-style="italic" officeooo:rsid="01e504ba" style:font-style-asian="italic" style:font-style-complex="italic"/>
    </style:style>
    <style:style style:name="T141" style:family="text">
      <style:text-properties style:use-window-font-color="true" fo:font-style="italic" officeooo:rsid="02ce8a1b" style:font-style-asian="italic" style:font-style-complex="italic"/>
    </style:style>
    <style:style style:name="T142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43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44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45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46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47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48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49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50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51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52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53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54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55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style:font-style-asian="normal" style:font-style-complex="normal"/>
    </style:style>
    <style:style style:name="T220" style:family="text">
      <style:text-properties style:use-window-font-color="true" fo:font-style="normal" officeooo:rsid="016860b9" style:font-style-asian="normal" style:font-style-complex="normal"/>
    </style:style>
    <style:style style:name="T221" style:family="text">
      <style:text-properties style:use-window-font-color="true" fo:font-style="normal" officeooo:rsid="0171553b" style:font-style-asian="normal" style:font-style-complex="normal"/>
    </style:style>
    <style:style style:name="T222" style:family="text">
      <style:text-properties style:use-window-font-color="true" fo:font-style="normal" officeooo:rsid="016c9d08" style:font-style-asian="normal" style:font-style-complex="normal"/>
    </style:style>
    <style:style style:name="T223" style:family="text">
      <style:text-properties style:use-window-font-color="true" fo:font-style="normal" officeooo:rsid="016778b3" style:font-style-asian="normal" style:font-style-complex="normal"/>
    </style:style>
    <style:style style:name="T224" style:family="text">
      <style:text-properties style:use-window-font-color="true" fo:font-style="normal" officeooo:rsid="01e2b86d" style:font-style-asian="normal" style:font-style-complex="normal"/>
    </style:style>
    <style:style style:name="T225" style:family="text">
      <style:text-properties style:use-window-font-color="true" fo:font-style="normal" officeooo:rsid="01e504ba" style:font-style-asian="normal" style:font-style-complex="normal"/>
    </style:style>
    <style:style style:name="T226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27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28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29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30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31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32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33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34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35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36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37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38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39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40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43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44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2f9b2aa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318ec45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style:font-style-asian="normal" style:font-style-complex="normal"/>
    </style:style>
    <style:style style:name="T300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01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02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03" style:family="text">
      <style:text-properties style:use-window-font-color="true" fo:font-weight="normal" style:font-weight-asian="normal" style:font-weight-complex="normal"/>
    </style:style>
    <style:style style:name="T304" style:family="text">
      <style:text-properties style:use-window-font-color="true" fo:font-weight="normal" officeooo:rsid="016aa5ac" style:font-weight-asian="normal" style:font-weight-complex="normal"/>
    </style:style>
    <style:style style:name="T305" style:family="text">
      <style:text-properties style:use-window-font-color="true" fo:font-weight="normal" officeooo:rsid="016a5b23" style:font-weight-asian="normal" style:font-weight-complex="normal"/>
    </style:style>
    <style:style style:name="T306" style:family="text">
      <style:text-properties style:use-window-font-color="true" fo:font-weight="normal" officeooo:rsid="0171553b" style:font-weight-asian="normal" style:font-weight-complex="normal"/>
    </style:style>
    <style:style style:name="T307" style:family="text">
      <style:text-properties style:use-window-font-color="true" fo:font-weight="normal" officeooo:rsid="01aaba73" style:font-weight-asian="normal" style:font-weight-complex="normal"/>
    </style:style>
    <style:style style:name="T308" style:family="text">
      <style:text-properties style:use-window-font-color="true" fo:font-weight="normal" officeooo:rsid="01b08253" style:font-weight-asian="normal" style:font-weight-complex="normal"/>
    </style:style>
    <style:style style:name="T309" style:family="text">
      <style:text-properties style:use-window-font-color="true" fo:font-weight="normal" officeooo:rsid="0226d9d6" style:font-weight-asian="normal" style:font-weight-complex="normal"/>
    </style:style>
    <style:style style:name="T310" style:family="text">
      <style:text-properties style:use-window-font-color="true" fo:font-weight="normal" officeooo:rsid="022c7d02" style:font-weight-asian="normal" style:font-weight-complex="normal"/>
    </style:style>
    <style:style style:name="T311" style:family="text">
      <style:text-properties style:use-window-font-color="true" fo:font-weight="normal" officeooo:rsid="023b3a5d" style:font-weight-asian="normal" style:font-weight-complex="normal"/>
    </style:style>
    <style:style style:name="T312" style:family="text">
      <style:text-properties style:use-window-font-color="true" fo:font-weight="normal" officeooo:rsid="023ce39d" style:font-weight-asian="normal" style:font-weight-complex="normal"/>
    </style:style>
    <style:style style:name="T313" style:family="text">
      <style:text-properties style:use-window-font-color="true" fo:font-weight="normal" officeooo:rsid="0377ec6e" style:font-weight-asian="normal" style:font-weight-complex="normal"/>
    </style:style>
    <style:style style:name="T314" style:family="text">
      <style:text-properties style:use-window-font-color="true" officeooo:rsid="016f0506"/>
    </style:style>
    <style:style style:name="T315" style:family="text">
      <style:text-properties style:use-window-font-color="true" fo:font-weight="bold" style:font-weight-asian="bold" style:font-weight-complex="bold"/>
    </style:style>
    <style:style style:name="T316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17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18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19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20" style:family="text">
      <style:text-properties style:use-window-font-color="true" style:text-line-through-style="none" style:text-line-through-type="none" fo:font-style="normal" style:text-underline-style="none" fo:font-weight="normal" officeooo:rsid="01830802" style:font-style-asian="normal" style:font-weight-asian="normal" style:font-style-complex="normal" style:font-weight-complex="normal"/>
    </style:style>
    <style:style style:name="T321" style:family="text">
      <style:text-properties style:use-window-font-color="true" style:text-line-through-style="none" style:text-line-through-type="none" fo:font-style="normal" style:text-underline-style="none" fo:font-weight="normal" officeooo:rsid="01851c1f" style:font-style-asian="normal" style:font-weight-asian="normal" style:font-style-complex="normal" style:font-weight-complex="normal"/>
    </style:style>
    <style:style style:name="T322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23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24" style:family="text">
      <style:text-properties style:use-window-font-color="true" style:text-line-through-style="none" style:text-line-through-type="none"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325" style:family="text">
      <style:text-properties style:use-window-font-color="true" style:text-line-through-style="none" style:text-line-through-type="none"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326" style:family="text">
      <style:text-properties style:use-window-font-color="true" style:text-line-through-style="none" style:text-line-through-type="none" fo:font-style="normal" style:text-underline-style="none" fo:font-weight="normal" officeooo:rsid="02f51e47" style:font-style-asian="normal" style:font-weight-asian="normal" style:font-style-complex="normal" style:font-weight-complex="normal"/>
    </style:style>
    <style:style style:name="T327" style:family="text">
      <style:text-properties style:use-window-font-color="true" style:text-line-through-style="none" style:text-line-through-type="none" fo:font-style="normal" style:text-underline-style="none" fo:font-weight="normal" officeooo:rsid="032c4fdc" style:font-style-asian="normal" style:font-weight-asian="normal" style:font-style-complex="normal" style:font-weight-complex="normal"/>
    </style:style>
    <style:style style:name="T328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29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30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31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32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33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34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35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36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37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38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39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40" style:family="text">
      <style:text-properties style:use-window-font-color="true" officeooo:rsid="02efc49c"/>
    </style:style>
    <style:style style:name="T341" style:family="text">
      <style:text-properties style:use-window-font-color="true" officeooo:rsid="02ce8a1b"/>
    </style:style>
    <style:style style:name="T342" style:family="text">
      <style:text-properties style:use-window-font-color="true" officeooo:rsid="02d1510f"/>
    </style:style>
    <style:style style:name="T343" style:family="text">
      <style:text-properties style:use-window-font-color="true" officeooo:rsid="02f51e47"/>
    </style:style>
    <style:style style:name="T344" style:family="text">
      <style:text-properties style:use-window-font-color="true" officeooo:rsid="0069ae25"/>
    </style:style>
    <style:style style:name="T345" style:family="text">
      <style:text-properties style:use-window-font-color="true" officeooo:rsid="02f8c777"/>
    </style:style>
    <style:style style:name="T346" style:family="tex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T347" style:family="text">
      <style:text-properties style:use-window-font-color="true" fo:background-color="transparent" loext:char-shading-value="0"/>
    </style:style>
    <style:style style:name="T348" style:family="text">
      <style:text-properties fo:font-weight="normal" style:font-weight-asian="normal" style:font-weight-complex="normal"/>
    </style:style>
    <style:style style:name="T349" style:family="text">
      <style:text-properties fo:font-weight="normal" officeooo:rsid="003c27f0" style:font-weight-asian="normal" style:font-weight-complex="normal"/>
    </style:style>
    <style:style style:name="T350" style:family="text">
      <style:text-properties fo:font-weight="normal" officeooo:rsid="003cb407" style:font-weight-asian="normal" style:font-weight-complex="normal"/>
    </style:style>
    <style:style style:name="T351" style:family="text">
      <style:text-properties fo:font-weight="normal" officeooo:rsid="00205d85" style:font-weight-asian="normal" style:font-weight-complex="normal"/>
    </style:style>
    <style:style style:name="T352" style:family="text">
      <style:text-properties fo:font-weight="normal" officeooo:rsid="00beb82f" style:font-weight-asian="normal" style:font-weight-complex="normal"/>
    </style:style>
    <style:style style:name="T353" style:family="text">
      <style:text-properties fo:font-weight="normal" officeooo:rsid="016860b9" style:font-weight-asian="normal" style:font-weight-complex="normal"/>
    </style:style>
    <style:style style:name="T354" style:family="text">
      <style:text-properties fo:font-weight="normal" officeooo:rsid="0377ec6e" style:font-weight-asian="normal" style:font-weight-complex="normal"/>
    </style:style>
    <style:style style:name="T355" style:family="text">
      <style:text-properties fo:font-weight="normal" officeooo:rsid="03778af6" style:font-weight-asian="normal" style:font-weight-complex="normal"/>
    </style:style>
    <style:style style:name="T356" style:family="text">
      <style:text-properties fo:font-weight="normal" officeooo:rsid="03886cfc" style:font-weight-asian="normal" style:font-weight-complex="normal"/>
    </style:style>
    <style:style style:name="T357" style:family="text">
      <style:text-properties fo:font-weight="normal" officeooo:rsid="038a2c81" style:font-weight-asian="normal" style:font-weight-complex="normal"/>
    </style:style>
    <style:style style:name="T358" style:family="text">
      <style:text-properties fo:font-weight="normal" officeooo:rsid="038bbdf6" style:font-weight-asian="normal" style:font-weight-complex="normal"/>
    </style:style>
    <style:style style:name="T359" style:family="text">
      <style:text-properties fo:font-weight="normal" officeooo:rsid="038d7d5e" style:font-weight-asian="normal" style:font-weight-complex="normal"/>
    </style:style>
    <style:style style:name="T360" style:family="text">
      <style:text-properties fo:font-weight="normal" officeooo:rsid="038e531a" style:font-weight-asian="normal" style:font-weight-complex="normal"/>
    </style:style>
    <style:style style:name="T361" style:family="text">
      <style:text-properties fo:font-weight="normal" officeooo:rsid="03963307" style:font-weight-asian="normal" style:font-weight-complex="normal"/>
    </style:style>
    <style:style style:name="T362" style:family="text">
      <style:text-properties fo:font-weight="normal" officeooo:rsid="039c640b" style:font-weight-asian="normal" style:font-weight-complex="normal"/>
    </style:style>
    <style:style style:name="T363" style:family="text">
      <style:text-properties fo:font-weight="normal" officeooo:rsid="039e438c" style:font-weight-asian="normal" style:font-weight-complex="normal"/>
    </style:style>
    <style:style style:name="T364" style:family="text">
      <style:text-properties fo:font-weight="normal" officeooo:rsid="03a073aa" style:font-weight-asian="normal" style:font-weight-complex="normal"/>
    </style:style>
    <style:style style:name="T365" style:family="text">
      <style:text-properties fo:font-weight="normal" officeooo:rsid="03a15cc8" style:font-weight-asian="normal" style:font-weight-complex="normal"/>
    </style:style>
    <style:style style:name="T366" style:family="text">
      <style:text-properties fo:font-weight="normal" officeooo:rsid="03a31e81" style:font-weight-asian="normal" style:font-weight-complex="normal"/>
    </style:style>
    <style:style style:name="T367" style:family="text">
      <style:text-properties fo:font-style="italic" style:font-style-asian="italic" style:font-style-complex="italic"/>
    </style:style>
    <style:style style:name="T368" style:family="text">
      <style:text-properties fo:font-style="italic" officeooo:rsid="00256ecc" style:font-style-asian="italic" style:font-style-complex="italic"/>
    </style:style>
    <style:style style:name="T369" style:family="text">
      <style:text-properties fo:font-style="italic" officeooo:rsid="006c1d47" style:font-style-asian="italic" style:font-style-complex="italic"/>
    </style:style>
    <style:style style:name="T370" style:family="text">
      <style:text-properties fo:font-style="italic" officeooo:rsid="00e09913" style:font-style-asian="italic" style:font-style-complex="italic"/>
    </style:style>
    <style:style style:name="T371" style:family="text">
      <style:text-properties fo:font-style="italic" officeooo:rsid="005b5cd3" style:font-style-asian="italic" style:font-style-complex="italic"/>
    </style:style>
    <style:style style:name="T372" style:family="text">
      <style:text-properties fo:font-style="italic" officeooo:rsid="0034ed8b" style:font-style-asian="italic" style:font-style-complex="italic"/>
    </style:style>
    <style:style style:name="T373" style:family="text">
      <style:text-properties fo:font-style="italic" officeooo:rsid="00367935" style:font-style-asian="italic" style:font-style-complex="italic"/>
    </style:style>
    <style:style style:name="T374" style:family="text">
      <style:text-properties fo:font-style="italic" officeooo:rsid="003b4e50" style:font-style-asian="italic" style:font-style-complex="italic"/>
    </style:style>
    <style:style style:name="T375" style:family="text">
      <style:text-properties fo:font-style="italic" officeooo:rsid="01758a0f" style:font-style-asian="italic" style:font-style-complex="italic"/>
    </style:style>
    <style:style style:name="T376" style:family="text">
      <style:text-properties fo:font-style="italic" officeooo:rsid="0080477a" style:font-style-asian="italic" style:font-style-complex="italic"/>
    </style:style>
    <style:style style:name="T377" style:family="text">
      <style:text-properties fo:font-style="italic" officeooo:rsid="01113d34" style:font-style-asian="italic" style:font-style-complex="italic"/>
    </style:style>
    <style:style style:name="T378" style:family="text">
      <style:text-properties fo:font-style="italic" officeooo:rsid="018c0d5b" style:font-style-asian="italic" style:font-style-complex="italic"/>
    </style:style>
    <style:style style:name="T379" style:family="text">
      <style:text-properties fo:font-style="italic" officeooo:rsid="01c64853" style:font-style-asian="italic" style:font-style-complex="italic"/>
    </style:style>
    <style:style style:name="T380" style:family="text">
      <style:text-properties fo:font-style="italic" officeooo:rsid="01d9cd4e" style:font-style-asian="italic" style:font-style-complex="italic"/>
    </style:style>
    <style:style style:name="T381" style:family="text">
      <style:text-properties fo:font-style="italic" officeooo:rsid="01dc67de" style:font-style-asian="italic" style:font-style-complex="italic"/>
    </style:style>
    <style:style style:name="T382" style:family="text">
      <style:text-properties fo:font-style="italic" officeooo:rsid="01ec8e18" style:font-style-asian="italic" style:font-style-complex="italic"/>
    </style:style>
    <style:style style:name="T383" style:family="text">
      <style:text-properties fo:font-style="italic" officeooo:rsid="019e70b3" style:font-style-asian="italic" style:font-style-complex="italic"/>
    </style:style>
    <style:style style:name="T384" style:family="text">
      <style:text-properties fo:font-style="italic" officeooo:rsid="02685e01" style:font-style-asian="italic" style:font-style-complex="italic"/>
    </style:style>
    <style:style style:name="T385" style:family="text">
      <style:text-properties fo:font-style="italic" officeooo:rsid="026b5506" style:font-style-asian="italic" style:font-style-complex="italic"/>
    </style:style>
    <style:style style:name="T386" style:family="text">
      <style:text-properties fo:font-style="italic" officeooo:rsid="0288fb00" style:font-style-asian="italic" style:font-style-complex="italic"/>
    </style:style>
    <style:style style:name="T387" style:family="text">
      <style:text-properties fo:font-style="italic" officeooo:rsid="02ccc8f6" style:font-style-asian="italic" style:font-style-complex="italic"/>
    </style:style>
    <style:style style:name="T388" style:family="text">
      <style:text-properties fo:font-style="italic" officeooo:rsid="0069ae25" style:font-style-asian="italic" style:font-style-complex="italic"/>
    </style:style>
    <style:style style:name="T389" style:family="text">
      <style:text-properties fo:font-style="italic" officeooo:rsid="0022c018" style:font-style-asian="italic" style:font-style-complex="italic"/>
    </style:style>
    <style:style style:name="T390" style:family="text">
      <style:text-properties fo:font-style="italic" officeooo:rsid="02efc49c" style:font-style-asian="italic" style:font-style-complex="italic"/>
    </style:style>
    <style:style style:name="T391" style:family="text">
      <style:text-properties fo:font-style="italic" officeooo:rsid="02ec089f" style:font-style-asian="italic" style:font-style-complex="italic"/>
    </style:style>
    <style:style style:name="T392" style:family="text">
      <style:text-properties fo:font-style="italic" officeooo:rsid="032c4fdc" style:font-style-asian="italic" style:font-style-complex="italic"/>
    </style:style>
    <style:style style:name="T393" style:family="text">
      <style:text-properties fo:font-style="italic" officeooo:rsid="0335ea2c" style:font-style-asian="italic" style:font-style-complex="italic"/>
    </style:style>
    <style:style style:name="T394" style:family="text">
      <style:text-properties fo:font-style="italic" officeooo:rsid="0346a444" style:font-style-asian="italic" style:font-style-complex="italic"/>
    </style:style>
    <style:style style:name="T395" style:family="text">
      <style:text-properties fo:font-style="italic" officeooo:rsid="03a24854" style:font-style-asian="italic" style:font-style-complex="italic"/>
    </style:style>
    <style:style style:name="T396" style:family="text">
      <style:text-properties fo:font-style="italic" officeooo:rsid="03804bbd" style:font-style-asian="italic" style:font-style-complex="italic"/>
    </style:style>
    <style:style style:name="T39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98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399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400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401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402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403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404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405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406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407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408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409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410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411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412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413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414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415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416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417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418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419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420" style:family="text">
      <style:text-properties fo:font-style="italic" style:text-underline-style="none" style:font-style-asian="italic" style:font-style-complex="italic"/>
    </style:style>
    <style:style style:name="T421" style:family="text">
      <style:text-properties fo:font-style="italic" style:text-underline-style="none" officeooo:rsid="00baae4f" style:font-style-asian="italic" style:font-style-complex="italic"/>
    </style:style>
    <style:style style:name="T422" style:family="text">
      <style:text-properties fo:font-style="italic" style:text-underline-style="none" officeooo:rsid="00d708a6" style:font-style-asian="italic" style:font-style-complex="italic"/>
    </style:style>
    <style:style style:name="T423" style:family="text">
      <style:text-properties fo:font-style="italic" style:text-underline-style="none" officeooo:rsid="00beb82f" style:font-style-asian="italic" style:font-style-complex="italic"/>
    </style:style>
    <style:style style:name="T424" style:family="text">
      <style:text-properties fo:font-style="italic" style:text-underline-style="none" officeooo:rsid="00d9c9e4" style:font-style-asian="italic" style:font-style-complex="italic"/>
    </style:style>
    <style:style style:name="T425" style:family="text">
      <style:text-properties fo:font-style="italic" style:text-underline-style="none" officeooo:rsid="00f55bb2" style:font-style-asian="italic" style:font-style-complex="italic"/>
    </style:style>
    <style:style style:name="T426" style:family="text">
      <style:text-properties fo:font-style="italic" style:text-underline-style="none" officeooo:rsid="00f74e17" style:font-style-asian="italic" style:font-style-complex="italic"/>
    </style:style>
    <style:style style:name="T427" style:family="text">
      <style:text-properties fo:font-style="italic" style:text-underline-style="none" officeooo:rsid="00fde6f2" style:font-style-asian="italic" style:font-style-complex="italic"/>
    </style:style>
    <style:style style:name="T428" style:family="text">
      <style:text-properties fo:font-style="italic" style:text-underline-style="none" officeooo:rsid="0130fd48" style:font-style-asian="italic" style:font-style-complex="italic"/>
    </style:style>
    <style:style style:name="T429" style:family="text">
      <style:text-properties fo:font-style="italic" style:text-underline-style="none" officeooo:rsid="013401b3" style:font-style-asian="italic" style:font-style-complex="italic"/>
    </style:style>
    <style:style style:name="T430" style:family="text">
      <style:text-properties fo:font-style="italic" style:text-underline-style="none" officeooo:rsid="013f3c54" style:font-style-asian="italic" style:font-style-complex="italic"/>
    </style:style>
    <style:style style:name="T431" style:family="text">
      <style:text-properties fo:font-style="italic" style:text-underline-style="none" officeooo:rsid="00bfa17d" style:font-style-asian="italic" style:font-style-complex="italic"/>
    </style:style>
    <style:style style:name="T432" style:family="text">
      <style:text-properties fo:font-style="italic" style:text-underline-style="none" officeooo:rsid="02a94de9" style:font-style-asian="italic" style:font-style-complex="italic"/>
    </style:style>
    <style:style style:name="T433" style:family="text">
      <style:text-properties fo:font-style="italic" style:text-underline-style="none" officeooo:rsid="00bbbf73" style:font-style-asian="italic" style:font-style-complex="italic"/>
    </style:style>
    <style:style style:name="T434" style:family="text">
      <style:text-properties fo:font-style="italic" style:text-underline-style="none" officeooo:rsid="00a639f7" style:font-style-asian="italic" style:font-style-complex="italic"/>
    </style:style>
    <style:style style:name="T435" style:family="text">
      <style:text-properties fo:font-style="italic" style:text-underline-style="none" officeooo:rsid="00bd11a0" style:font-style-asian="italic" style:font-style-complex="italic"/>
    </style:style>
    <style:style style:name="T4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37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438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439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440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441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442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443" style:family="text">
      <style:text-properties fo:font-style="italic" fo:font-weight="normal" officeooo:rsid="03a15cc8" style:font-style-asian="italic" style:font-weight-asian="normal" style:font-style-complex="italic" style:font-weight-complex="normal"/>
    </style:style>
    <style:style style:name="T44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45" style:family="text">
      <style:text-properties officeooo:rsid="00205d85"/>
    </style:style>
    <style:style style:name="T446" style:family="text">
      <style:text-properties officeooo:rsid="0027fcfd"/>
    </style:style>
    <style:style style:name="T447" style:family="text">
      <style:text-properties officeooo:rsid="0029525d"/>
    </style:style>
    <style:style style:name="T448" style:family="text">
      <style:text-properties officeooo:rsid="0034ed8b"/>
    </style:style>
    <style:style style:name="T449" style:family="text">
      <style:text-properties officeooo:rsid="00367935"/>
    </style:style>
    <style:style style:name="T450" style:family="text">
      <style:text-properties officeooo:rsid="00398ddf"/>
    </style:style>
    <style:style style:name="T451" style:family="text">
      <style:text-properties officeooo:rsid="003b4e50"/>
    </style:style>
    <style:style style:name="T45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53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454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455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456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457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458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459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460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461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462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463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464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465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466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467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468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469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470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471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472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473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474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475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476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477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478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479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480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481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482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483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484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485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486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487" style:family="text">
      <style:text-properties fo:font-style="normal" style:text-underline-style="none" style:font-style-asian="normal" style:font-style-complex="normal"/>
    </style:style>
    <style:style style:name="T488" style:family="text">
      <style:text-properties fo:font-style="normal" style:text-underline-style="none" officeooo:rsid="00a8a4b1" style:font-style-asian="normal" style:font-style-complex="normal"/>
    </style:style>
    <style:style style:name="T489" style:family="text">
      <style:text-properties fo:font-style="normal" style:text-underline-style="none" officeooo:rsid="00ba4170" style:font-style-asian="normal" style:font-style-complex="normal"/>
    </style:style>
    <style:style style:name="T490" style:family="text">
      <style:text-properties fo:font-style="normal" style:text-underline-style="none" officeooo:rsid="00b1e303" style:font-style-asian="normal" style:font-style-complex="normal"/>
    </style:style>
    <style:style style:name="T491" style:family="text">
      <style:text-properties fo:font-style="normal" style:text-underline-style="none" officeooo:rsid="00baae4f" style:font-style-asian="normal" style:font-style-complex="normal"/>
    </style:style>
    <style:style style:name="T492" style:family="text">
      <style:text-properties fo:font-style="normal" style:text-underline-style="none" officeooo:rsid="00bbbf73" style:font-style-asian="normal" style:font-style-complex="normal"/>
    </style:style>
    <style:style style:name="T493" style:family="text">
      <style:text-properties fo:font-style="normal" style:text-underline-style="none" officeooo:rsid="00be4749" style:font-style-asian="normal" style:font-style-complex="normal"/>
    </style:style>
    <style:style style:name="T494" style:family="text">
      <style:text-properties fo:font-style="normal" style:text-underline-style="none" officeooo:rsid="00d139a0" style:font-style-asian="normal" style:font-style-complex="normal"/>
    </style:style>
    <style:style style:name="T495" style:family="text">
      <style:text-properties fo:font-style="normal" style:text-underline-style="none" officeooo:rsid="00d1487d" style:font-style-asian="normal" style:font-style-complex="normal"/>
    </style:style>
    <style:style style:name="T496" style:family="text">
      <style:text-properties fo:font-style="normal" style:text-underline-style="none" officeooo:rsid="00d2fc06" style:font-style-asian="normal" style:font-style-complex="normal"/>
    </style:style>
    <style:style style:name="T497" style:family="text">
      <style:text-properties fo:font-style="normal" style:text-underline-style="none" officeooo:rsid="00d40111" style:font-style-asian="normal" style:font-style-complex="normal"/>
    </style:style>
    <style:style style:name="T498" style:family="text">
      <style:text-properties fo:font-style="normal" style:text-underline-style="none" officeooo:rsid="00d4c5ce" style:font-style-asian="normal" style:font-style-complex="normal"/>
    </style:style>
    <style:style style:name="T499" style:family="text">
      <style:text-properties fo:font-style="normal" style:text-underline-style="none" officeooo:rsid="00d708a6" style:font-style-asian="normal" style:font-style-complex="normal"/>
    </style:style>
    <style:style style:name="T500" style:family="text">
      <style:text-properties fo:font-style="normal" style:text-underline-style="none" officeooo:rsid="00d77d7d" style:font-style-asian="normal" style:font-style-complex="normal"/>
    </style:style>
    <style:style style:name="T501" style:family="text">
      <style:text-properties fo:font-style="normal" style:text-underline-style="none" officeooo:rsid="00d83381" style:font-style-asian="normal" style:font-style-complex="normal"/>
    </style:style>
    <style:style style:name="T502" style:family="text">
      <style:text-properties fo:font-style="normal" style:text-underline-style="none" officeooo:rsid="00d75809" style:font-style-asian="normal" style:font-style-complex="normal"/>
    </style:style>
    <style:style style:name="T503" style:family="text">
      <style:text-properties fo:font-style="normal" style:text-underline-style="none" officeooo:rsid="00dd6c8d" style:font-style-asian="normal" style:font-style-complex="normal"/>
    </style:style>
    <style:style style:name="T504" style:family="text">
      <style:text-properties fo:font-style="normal" style:text-underline-style="none" officeooo:rsid="00dedcd7" style:font-style-asian="normal" style:font-style-complex="normal"/>
    </style:style>
    <style:style style:name="T505" style:family="text">
      <style:text-properties fo:font-style="normal" style:text-underline-style="none" officeooo:rsid="00beb82f" style:font-style-asian="normal" style:font-style-complex="normal"/>
    </style:style>
    <style:style style:name="T506" style:family="text">
      <style:text-properties fo:font-style="normal" style:text-underline-style="none" officeooo:rsid="00e4290b" style:font-style-asian="normal" style:font-style-complex="normal"/>
    </style:style>
    <style:style style:name="T507" style:family="text">
      <style:text-properties fo:font-style="normal" style:text-underline-style="none" officeooo:rsid="00eb50e0" style:font-style-asian="normal" style:font-style-complex="normal"/>
    </style:style>
    <style:style style:name="T508" style:family="text">
      <style:text-properties fo:font-style="normal" style:text-underline-style="none" officeooo:rsid="00d9c9e4" style:font-style-asian="normal" style:font-style-complex="normal"/>
    </style:style>
    <style:style style:name="T509" style:family="text">
      <style:text-properties fo:font-style="normal" style:text-underline-style="none" officeooo:rsid="00ec1e8c" style:font-style-asian="normal" style:font-style-complex="normal"/>
    </style:style>
    <style:style style:name="T510" style:family="text">
      <style:text-properties fo:font-style="normal" style:text-underline-style="none" officeooo:rsid="00f0f7f8" style:font-style-asian="normal" style:font-style-complex="normal"/>
    </style:style>
    <style:style style:name="T511" style:family="text">
      <style:text-properties fo:font-style="normal" style:text-underline-style="none" officeooo:rsid="00f2503e" style:font-style-asian="normal" style:font-style-complex="normal"/>
    </style:style>
    <style:style style:name="T512" style:family="text">
      <style:text-properties fo:font-style="normal" style:text-underline-style="none" officeooo:rsid="00f5260b" style:font-style-asian="normal" style:font-style-complex="normal"/>
    </style:style>
    <style:style style:name="T513" style:family="text">
      <style:text-properties fo:font-style="normal" style:text-underline-style="none" officeooo:rsid="00f55bb2" style:font-style-asian="normal" style:font-style-complex="normal"/>
    </style:style>
    <style:style style:name="T514" style:family="text">
      <style:text-properties fo:font-style="normal" style:text-underline-style="none" officeooo:rsid="00f74e17" style:font-style-asian="normal" style:font-style-complex="normal"/>
    </style:style>
    <style:style style:name="T515" style:family="text">
      <style:text-properties fo:font-style="normal" style:text-underline-style="none" officeooo:rsid="00fbef0d" style:font-style-asian="normal" style:font-style-complex="normal"/>
    </style:style>
    <style:style style:name="T516" style:family="text">
      <style:text-properties fo:font-style="normal" style:text-underline-style="none" officeooo:rsid="00fde6f2" style:font-style-asian="normal" style:font-style-complex="normal"/>
    </style:style>
    <style:style style:name="T517" style:family="text">
      <style:text-properties fo:font-style="normal" style:text-underline-style="none" officeooo:rsid="010185dc" style:font-style-asian="normal" style:font-style-complex="normal"/>
    </style:style>
    <style:style style:name="T518" style:family="text">
      <style:text-properties fo:font-style="normal" style:text-underline-style="none" officeooo:rsid="0103be48" style:font-style-asian="normal" style:font-style-complex="normal"/>
    </style:style>
    <style:style style:name="T519" style:family="text">
      <style:text-properties fo:font-style="normal" style:text-underline-style="none" officeooo:rsid="010c486e" style:font-style-asian="normal" style:font-style-complex="normal"/>
    </style:style>
    <style:style style:name="T520" style:family="text">
      <style:text-properties fo:font-style="normal" style:text-underline-style="none" officeooo:rsid="010db770" style:font-style-asian="normal" style:font-style-complex="normal"/>
    </style:style>
    <style:style style:name="T521" style:family="text">
      <style:text-properties fo:font-style="normal" style:text-underline-style="none" officeooo:rsid="011cabfd" style:font-style-asian="normal" style:font-style-complex="normal"/>
    </style:style>
    <style:style style:name="T522" style:family="text">
      <style:text-properties fo:font-style="normal" style:text-underline-style="none" officeooo:rsid="011d9595" style:font-style-asian="normal" style:font-style-complex="normal"/>
    </style:style>
    <style:style style:name="T523" style:family="text">
      <style:text-properties fo:font-style="normal" style:text-underline-style="none" officeooo:rsid="011fc384" style:font-style-asian="normal" style:font-style-complex="normal"/>
    </style:style>
    <style:style style:name="T524" style:family="text">
      <style:text-properties fo:font-style="normal" style:text-underline-style="none" officeooo:rsid="012dfde8" style:font-style-asian="normal" style:font-style-complex="normal"/>
    </style:style>
    <style:style style:name="T525" style:family="text">
      <style:text-properties fo:font-style="normal" style:text-underline-style="none" officeooo:rsid="0130fd48" style:font-style-asian="normal" style:font-style-complex="normal"/>
    </style:style>
    <style:style style:name="T526" style:family="text">
      <style:text-properties fo:font-style="normal" style:text-underline-style="none" officeooo:rsid="013282b3" style:font-style-asian="normal" style:font-style-complex="normal"/>
    </style:style>
    <style:style style:name="T527" style:family="text">
      <style:text-properties fo:font-style="normal" style:text-underline-style="none" officeooo:rsid="013401b3" style:font-style-asian="normal" style:font-style-complex="normal"/>
    </style:style>
    <style:style style:name="T528" style:family="text">
      <style:text-properties fo:font-style="normal" style:text-underline-style="none" officeooo:rsid="013a8584" style:font-style-asian="normal" style:font-style-complex="normal"/>
    </style:style>
    <style:style style:name="T529" style:family="text">
      <style:text-properties fo:font-style="normal" style:text-underline-style="none" officeooo:rsid="013f3c54" style:font-style-asian="normal" style:font-style-complex="normal"/>
    </style:style>
    <style:style style:name="T530" style:family="text">
      <style:text-properties fo:font-style="normal" style:text-underline-style="none" officeooo:rsid="013e347a" style:font-style-asian="normal" style:font-style-complex="normal"/>
    </style:style>
    <style:style style:name="T531" style:family="text">
      <style:text-properties fo:font-style="normal" style:text-underline-style="none" officeooo:rsid="01408f03" style:font-style-asian="normal" style:font-style-complex="normal"/>
    </style:style>
    <style:style style:name="T532" style:family="text">
      <style:text-properties fo:font-style="normal" style:text-underline-style="none" officeooo:rsid="013cc971" style:font-style-asian="normal" style:font-style-complex="normal"/>
    </style:style>
    <style:style style:name="T533" style:family="text">
      <style:text-properties fo:font-style="normal" style:text-underline-style="none" officeooo:rsid="0150aafa" style:font-style-asian="normal" style:font-style-complex="normal"/>
    </style:style>
    <style:style style:name="T534" style:family="text">
      <style:text-properties fo:font-style="normal" style:text-underline-style="none" officeooo:rsid="0152f194" style:font-style-asian="normal" style:font-style-complex="normal"/>
    </style:style>
    <style:style style:name="T535" style:family="text">
      <style:text-properties fo:font-style="normal" style:text-underline-style="none" officeooo:rsid="0157e2d4" style:font-style-asian="normal" style:font-style-complex="normal"/>
    </style:style>
    <style:style style:name="T536" style:family="text">
      <style:text-properties fo:font-style="normal" style:text-underline-style="none" officeooo:rsid="015c452a" style:font-style-asian="normal" style:font-style-complex="normal"/>
    </style:style>
    <style:style style:name="T537" style:family="text">
      <style:text-properties fo:font-style="normal" style:text-underline-style="none" officeooo:rsid="0176ee1b" style:font-style-asian="normal" style:font-style-complex="normal"/>
    </style:style>
    <style:style style:name="T538" style:family="text">
      <style:text-properties fo:font-style="normal" style:text-underline-style="none" officeooo:rsid="02b807dc" style:font-style-asian="normal" style:font-style-complex="normal"/>
    </style:style>
    <style:style style:name="T539" style:family="text">
      <style:text-properties fo:font-style="normal" style:text-underline-style="none" officeooo:rsid="00bd11a0" style:font-style-asian="normal" style:font-style-complex="normal"/>
    </style:style>
    <style:style style:name="T540" style:family="text">
      <style:text-properties fo:font-style="normal" style:text-underline-style="none" officeooo:rsid="02edc963" style:font-style-asian="normal" style:font-style-complex="normal"/>
    </style:style>
    <style:style style:name="T541" style:family="text">
      <style:text-properties fo:font-style="normal" style:font-style-asian="normal" style:font-style-complex="normal"/>
    </style:style>
    <style:style style:name="T542" style:family="text">
      <style:text-properties fo:font-style="normal" officeooo:rsid="00524926" style:font-style-asian="normal" style:font-style-complex="normal"/>
    </style:style>
    <style:style style:name="T543" style:family="text">
      <style:text-properties fo:font-style="normal" officeooo:rsid="0033fbdf" style:font-style-asian="normal" style:font-style-complex="normal"/>
    </style:style>
    <style:style style:name="T544" style:family="text">
      <style:text-properties fo:font-style="normal" officeooo:rsid="0034ed8b" style:font-style-asian="normal" style:font-style-complex="normal"/>
    </style:style>
    <style:style style:name="T545" style:family="text">
      <style:text-properties fo:font-style="normal" officeooo:rsid="0052a33a" style:font-style-asian="normal" style:font-style-complex="normal"/>
    </style:style>
    <style:style style:name="T546" style:family="text">
      <style:text-properties fo:font-style="normal" officeooo:rsid="0092f82d" style:font-style-asian="normal" style:font-style-complex="normal"/>
    </style:style>
    <style:style style:name="T547" style:family="text">
      <style:text-properties fo:font-style="normal" officeooo:rsid="00c6421c" style:font-style-asian="normal" style:font-style-complex="normal"/>
    </style:style>
    <style:style style:name="T548" style:family="text">
      <style:text-properties fo:font-style="normal" officeooo:rsid="00cc5bce" style:font-style-asian="normal" style:font-style-complex="normal"/>
    </style:style>
    <style:style style:name="T549" style:family="text">
      <style:text-properties fo:font-style="normal" officeooo:rsid="0106c767" style:font-style-asian="normal" style:font-style-complex="normal"/>
    </style:style>
    <style:style style:name="T550" style:family="text">
      <style:text-properties fo:font-style="normal" officeooo:rsid="0164a6ee" style:font-style-asian="normal" style:font-style-complex="normal"/>
    </style:style>
    <style:style style:name="T551" style:family="text">
      <style:text-properties fo:font-style="normal" officeooo:rsid="0168d8d5" style:font-style-asian="normal" style:font-style-complex="normal"/>
    </style:style>
    <style:style style:name="T552" style:family="text">
      <style:text-properties fo:font-style="normal" officeooo:rsid="0179221f" style:font-style-asian="normal" style:font-style-complex="normal"/>
    </style:style>
    <style:style style:name="T553" style:family="text">
      <style:text-properties fo:font-style="normal" officeooo:rsid="017941db" style:font-style-asian="normal" style:font-style-complex="normal"/>
    </style:style>
    <style:style style:name="T554" style:family="text">
      <style:text-properties fo:font-style="normal" officeooo:rsid="017a7161" style:font-style-asian="normal" style:font-style-complex="normal"/>
    </style:style>
    <style:style style:name="T555" style:family="text">
      <style:text-properties fo:font-style="normal" officeooo:rsid="0288fb00" style:font-style-asian="normal" style:font-style-complex="normal"/>
    </style:style>
    <style:style style:name="T556" style:family="text">
      <style:text-properties fo:font-style="normal" officeooo:rsid="02f2e947" style:font-style-asian="normal" style:font-style-complex="normal"/>
    </style:style>
    <style:style style:name="T557" style:family="text">
      <style:text-properties fo:font-style="normal" officeooo:rsid="02edc963" style:font-style-asian="normal" style:font-style-complex="normal"/>
    </style:style>
    <style:style style:name="T558" style:family="text">
      <style:text-properties fo:font-style="normal" officeooo:rsid="03355d74" style:font-style-asian="normal" style:font-style-complex="normal"/>
    </style:style>
    <style:style style:name="T559" style:family="text">
      <style:text-properties fo:font-style="normal" officeooo:rsid="0335ea2c" style:font-style-asian="normal" style:font-style-complex="normal"/>
    </style:style>
    <style:style style:name="T560" style:family="text">
      <style:text-properties fo:font-style="normal" officeooo:rsid="0346a444" style:font-style-asian="normal" style:font-style-complex="normal"/>
    </style:style>
    <style:style style:name="T561" style:family="text">
      <style:text-properties fo:font-style="normal" officeooo:rsid="0347bb43" style:font-style-asian="normal" style:font-style-complex="normal"/>
    </style:style>
    <style:style style:name="T562" style:family="text">
      <style:text-properties fo:font-style="normal" officeooo:rsid="03343ce6" style:font-style-asian="normal" style:font-style-complex="normal"/>
    </style:style>
    <style:style style:name="T563" style:family="text">
      <style:text-properties fo:font-style="normal" officeooo:rsid="034dbe4d" style:font-style-asian="normal" style:font-style-complex="normal"/>
    </style:style>
    <style:style style:name="T564" style:family="text">
      <style:text-properties fo:font-style="normal" officeooo:rsid="034f33b6" style:font-style-asian="normal" style:font-style-complex="normal"/>
    </style:style>
    <style:style style:name="T565" style:family="text">
      <style:text-properties fo:font-style="normal" officeooo:rsid="035051aa" style:font-style-asian="normal" style:font-style-complex="normal"/>
    </style:style>
    <style:style style:name="T566" style:family="text">
      <style:text-properties fo:font-style="normal" officeooo:rsid="035de550" style:font-style-asian="normal" style:font-style-complex="normal"/>
    </style:style>
    <style:style style:name="T567" style:family="text">
      <style:text-properties fo:font-style="normal" officeooo:rsid="0364e15d" style:font-style-asian="normal" style:font-style-complex="normal"/>
    </style:style>
    <style:style style:name="T568" style:family="text">
      <style:text-properties fo:font-style="normal" officeooo:rsid="033e56cf" style:font-style-asian="normal" style:font-style-complex="normal"/>
    </style:style>
    <style:style style:name="T569" style:family="text">
      <style:text-properties fo:font-style="normal" officeooo:rsid="0367f8e1" style:font-style-asian="normal" style:font-style-complex="normal"/>
    </style:style>
    <style:style style:name="T570" style:family="text">
      <style:text-properties fo:font-style="normal" officeooo:rsid="0369854f" style:font-style-asian="normal" style:font-style-complex="normal"/>
    </style:style>
    <style:style style:name="T571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572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573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574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575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576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577" style:family="text">
      <style:text-properties officeooo:rsid="004d4d0b"/>
    </style:style>
    <style:style style:name="T578" style:family="text">
      <style:text-properties officeooo:rsid="0013268f"/>
    </style:style>
    <style:style style:name="T579" style:family="text">
      <style:text-properties officeooo:rsid="004f4350"/>
    </style:style>
    <style:style style:name="T580" style:family="text">
      <style:text-properties officeooo:rsid="00501b3c"/>
    </style:style>
    <style:style style:name="T581" style:family="text">
      <style:text-properties officeooo:rsid="00147dd9"/>
    </style:style>
    <style:style style:name="T582" style:family="text">
      <style:text-properties officeooo:rsid="005521a3"/>
    </style:style>
    <style:style style:name="T583" style:family="text">
      <style:text-properties fo:font-weight="bold" style:font-weight-asian="bold" style:font-weight-complex="bold"/>
    </style:style>
    <style:style style:name="T584" style:family="text">
      <style:text-properties fo:font-weight="bold" officeooo:rsid="005f7223" style:font-weight-asian="bold" style:font-weight-complex="bold"/>
    </style:style>
    <style:style style:name="T585" style:family="text">
      <style:text-properties fo:font-weight="bold" officeooo:rsid="01871851" style:font-weight-asian="bold" style:font-weight-complex="bold"/>
    </style:style>
    <style:style style:name="T586" style:family="text">
      <style:text-properties fo:font-weight="bold" officeooo:rsid="02070606" style:font-weight-asian="bold" style:font-weight-complex="bold"/>
    </style:style>
    <style:style style:name="T587" style:family="text">
      <style:text-properties fo:font-weight="bold" officeooo:rsid="0206e857" style:font-weight-asian="bold" style:font-weight-complex="bold"/>
    </style:style>
    <style:style style:name="T588" style:family="text">
      <style:text-properties fo:font-weight="bold" officeooo:rsid="03153caa" style:font-weight-asian="bold" style:font-weight-complex="bold"/>
    </style:style>
    <style:style style:name="T589" style:family="text">
      <style:text-properties fo:font-weight="bold" officeooo:rsid="03429aa5" style:font-weight-asian="bold" style:font-weight-complex="bold"/>
    </style:style>
    <style:style style:name="T590" style:family="text">
      <style:text-properties fo:font-weight="bold" officeooo:rsid="0356cf1b" style:font-weight-asian="bold" style:font-weight-complex="bold"/>
    </style:style>
    <style:style style:name="T591" style:family="text">
      <style:text-properties officeooo:rsid="005b5f51"/>
    </style:style>
    <style:style style:name="T592" style:family="text">
      <style:text-properties officeooo:rsid="005d12fa"/>
    </style:style>
    <style:style style:name="T593" style:family="text">
      <style:text-properties officeooo:rsid="005f7223"/>
    </style:style>
    <style:style style:name="T594" style:family="text">
      <style:text-properties style:text-underline-style="none"/>
    </style:style>
    <style:style style:name="T595" style:family="text">
      <style:text-properties style:text-underline-style="none" fo:font-weight="normal" style:font-weight-asian="normal" style:font-weight-complex="normal"/>
    </style:style>
    <style:style style:name="T596" style:family="text">
      <style:text-properties style:text-underline-style="none" fo:font-weight="normal" officeooo:rsid="00721e09" style:font-weight-asian="normal" style:font-weight-complex="normal"/>
    </style:style>
    <style:style style:name="T597" style:family="text">
      <style:text-properties style:text-underline-style="none" fo:font-weight="normal" officeooo:rsid="00722a19" style:font-weight-asian="normal" style:font-weight-complex="normal"/>
    </style:style>
    <style:style style:name="T598" style:family="text">
      <style:text-properties style:text-underline-style="none" fo:font-weight="normal" officeooo:rsid="006a9ead" style:font-weight-asian="normal" style:font-weight-complex="normal"/>
    </style:style>
    <style:style style:name="T599" style:family="text">
      <style:text-properties style:text-underline-style="none" fo:font-weight="normal" officeooo:rsid="00a639f7" style:font-weight-asian="normal" style:font-weight-complex="normal"/>
    </style:style>
    <style:style style:name="T600" style:family="text">
      <style:text-properties style:text-underline-style="none" fo:font-weight="normal" officeooo:rsid="00a69bec" style:font-weight-asian="normal" style:font-weight-complex="normal"/>
    </style:style>
    <style:style style:name="T601" style:family="text">
      <style:text-properties style:text-underline-style="none" fo:font-weight="normal" officeooo:rsid="009e29ef" style:font-weight-asian="normal" style:font-weight-complex="normal"/>
    </style:style>
    <style:style style:name="T602" style:family="text">
      <style:text-properties style:text-underline-style="none" fo:font-weight="normal" officeooo:rsid="00a75993" style:font-weight-asian="normal" style:font-weight-complex="normal"/>
    </style:style>
    <style:style style:name="T603" style:family="text">
      <style:text-properties style:text-underline-style="none" fo:font-weight="normal" officeooo:rsid="00e7b674" style:font-weight-asian="normal" style:font-weight-complex="normal"/>
    </style:style>
    <style:style style:name="T604" style:family="text">
      <style:text-properties style:text-underline-style="none" fo:font-weight="normal" officeooo:rsid="0123bb39" style:font-weight-asian="normal" style:font-weight-complex="normal"/>
    </style:style>
    <style:style style:name="T605" style:family="text">
      <style:text-properties style:text-underline-style="none" fo:font-weight="normal" officeooo:rsid="02e59398" style:font-weight-asian="normal" style:font-weight-complex="normal"/>
    </style:style>
    <style:style style:name="T606" style:family="text">
      <style:text-properties style:text-underline-style="none" fo:font-weight="normal" officeooo:rsid="0043121f" style:font-weight-asian="normal" style:font-weight-complex="normal"/>
    </style:style>
    <style:style style:name="T607" style:family="text">
      <style:text-properties style:text-underline-style="none" fo:font-weight="bold" style:font-weight-asian="bold" style:font-weight-complex="bold"/>
    </style:style>
    <style:style style:name="T608" style:family="text">
      <style:text-properties style:text-underline-style="none" fo:font-weight="bold" officeooo:rsid="00a75993" style:font-weight-asian="bold" style:font-weight-complex="bold"/>
    </style:style>
    <style:style style:name="T609" style:family="text">
      <style:text-properties style:text-underline-style="none" fo:font-weight="bold" officeooo:rsid="013013d9" style:font-weight-asian="bold" style:font-weight-complex="bold"/>
    </style:style>
    <style:style style:name="T610" style:family="text">
      <style:text-properties style:text-underline-style="none" fo:font-weight="bold" officeooo:rsid="01408f03" style:font-weight-asian="bold" style:font-weight-complex="bold"/>
    </style:style>
    <style:style style:name="T611" style:family="text">
      <style:text-properties style:text-underline-style="none" officeooo:rsid="00bbbf73"/>
    </style:style>
    <style:style style:name="T612" style:family="text">
      <style:text-properties style:text-underline-style="none" officeooo:rsid="00d40111"/>
    </style:style>
    <style:style style:name="T613" style:family="text">
      <style:text-properties style:text-underline-style="none" officeooo:rsid="00d708a6"/>
    </style:style>
    <style:style style:name="T614" style:family="text">
      <style:text-properties style:text-underline-style="none" officeooo:rsid="00d5826a"/>
    </style:style>
    <style:style style:name="T615" style:family="text">
      <style:text-properties style:text-underline-style="none" officeooo:rsid="00d9c9e4"/>
    </style:style>
    <style:style style:name="T616" style:family="text">
      <style:text-properties style:text-underline-style="none" officeooo:rsid="00ec1e8c"/>
    </style:style>
    <style:style style:name="T617" style:family="text">
      <style:text-properties style:text-underline-style="none" officeooo:rsid="00fde6f2"/>
    </style:style>
    <style:style style:name="T618" style:family="text">
      <style:text-properties style:text-underline-style="none" officeooo:rsid="013013d9"/>
    </style:style>
    <style:style style:name="T619" style:family="text">
      <style:text-properties style:text-underline-style="none" officeooo:rsid="0137af9f"/>
    </style:style>
    <style:style style:name="T620" style:family="text">
      <style:text-properties style:text-underline-style="none" officeooo:rsid="013282b3"/>
    </style:style>
    <style:style style:name="T621" style:family="text">
      <style:text-properties style:text-underline-style="none" officeooo:rsid="01408f03"/>
    </style:style>
    <style:style style:name="T622" style:family="text">
      <style:text-properties style:text-underline-style="none" officeooo:rsid="01416cb6"/>
    </style:style>
    <style:style style:name="T623" style:family="text">
      <style:text-properties style:text-underline-style="none" officeooo:rsid="01435f2a"/>
    </style:style>
    <style:style style:name="T624" style:family="text">
      <style:text-properties style:text-underline-style="none" officeooo:rsid="015f15fe"/>
    </style:style>
    <style:style style:name="T625" style:family="text">
      <style:text-properties officeooo:rsid="00722a19"/>
    </style:style>
    <style:style style:name="T626" style:family="text">
      <style:text-properties officeooo:rsid="0082538a"/>
    </style:style>
    <style:style style:name="T627" style:family="text">
      <style:text-properties officeooo:rsid="008a06de"/>
    </style:style>
    <style:style style:name="T628" style:family="text">
      <style:text-properties officeooo:rsid="00937b11"/>
    </style:style>
    <style:style style:name="T629" style:family="text">
      <style:text-properties officeooo:rsid="0093b191"/>
    </style:style>
    <style:style style:name="T630" style:family="text">
      <style:text-properties officeooo:rsid="00b502cc"/>
    </style:style>
    <style:style style:name="T631" style:family="text">
      <style:text-properties officeooo:rsid="00ba4170"/>
    </style:style>
    <style:style style:name="T632" style:family="text">
      <style:text-properties officeooo:rsid="00bbbf73"/>
    </style:style>
    <style:style style:name="T633" style:family="text">
      <style:text-properties officeooo:rsid="00bd3f9d"/>
    </style:style>
    <style:style style:name="T634" style:family="text">
      <style:text-properties officeooo:rsid="00beb82f"/>
    </style:style>
    <style:style style:name="T635" style:family="text">
      <style:text-properties officeooo:rsid="00c2a166"/>
    </style:style>
    <style:style style:name="T636" style:family="text">
      <style:text-properties officeooo:rsid="00c7406f"/>
    </style:style>
    <style:style style:name="T637" style:family="text">
      <style:text-properties officeooo:rsid="00c93592"/>
    </style:style>
    <style:style style:name="T638" style:family="text">
      <style:text-properties officeooo:rsid="00d83381"/>
    </style:style>
    <style:style style:name="T639" style:family="text">
      <style:text-properties officeooo:rsid="00e09913"/>
    </style:style>
    <style:style style:name="T640" style:family="text">
      <style:text-properties officeooo:rsid="00ed9297"/>
    </style:style>
    <style:style style:name="T641" style:family="text">
      <style:text-properties officeooo:rsid="00ef4875"/>
    </style:style>
    <style:style style:name="T642" style:family="text">
      <style:text-properties officeooo:rsid="00f0f7f8"/>
    </style:style>
    <style:style style:name="T643" style:family="text">
      <style:text-properties officeooo:rsid="00f5260b"/>
    </style:style>
    <style:style style:name="T644" style:family="text">
      <style:text-properties officeooo:rsid="010185dc"/>
    </style:style>
    <style:style style:name="T645" style:family="text">
      <style:text-properties officeooo:rsid="01095847"/>
    </style:style>
    <style:style style:name="T646" style:family="text">
      <style:text-properties officeooo:rsid="010f422a"/>
    </style:style>
    <style:style style:name="T647" style:family="text">
      <style:text-properties officeooo:rsid="01113d34"/>
    </style:style>
    <style:style style:name="T648" style:family="text">
      <style:text-properties officeooo:rsid="011bd541"/>
    </style:style>
    <style:style style:name="T649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650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651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652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653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654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655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656" style:family="text">
      <style:text-properties officeooo:rsid="0152f194"/>
    </style:style>
    <style:style style:name="T657" style:family="text">
      <style:text-properties officeooo:rsid="016860b9"/>
    </style:style>
    <style:style style:name="T658" style:family="text">
      <style:text-properties officeooo:rsid="01758a0f"/>
    </style:style>
    <style:style style:name="T659" style:family="text">
      <style:text-properties officeooo:rsid="01871851"/>
    </style:style>
    <style:style style:name="T660" style:family="text">
      <style:text-properties officeooo:rsid="0188ed42"/>
    </style:style>
    <style:style style:name="T661" style:family="text">
      <style:text-properties officeooo:rsid="018c0d5b"/>
    </style:style>
    <style:style style:name="T662" style:family="text">
      <style:text-properties officeooo:rsid="019479eb"/>
    </style:style>
    <style:style style:name="T663" style:family="text">
      <style:text-properties officeooo:rsid="0198a2ea"/>
    </style:style>
    <style:style style:name="T664" style:family="text">
      <style:text-properties officeooo:rsid="01c64853"/>
    </style:style>
    <style:style style:name="T665" style:family="text">
      <style:text-properties officeooo:rsid="01d80854"/>
    </style:style>
    <style:style style:name="T666" style:family="text">
      <style:text-properties officeooo:rsid="01d90cf6"/>
    </style:style>
    <style:style style:name="T667" style:family="text">
      <style:text-properties officeooo:rsid="01d9cd4e"/>
    </style:style>
    <style:style style:name="T668" style:family="text">
      <style:text-properties officeooo:rsid="01dc67de"/>
    </style:style>
    <style:style style:name="T669" style:family="text">
      <style:text-properties officeooo:rsid="01df8731"/>
    </style:style>
    <style:style style:name="T670" style:family="text">
      <style:text-properties officeooo:rsid="01e917c9"/>
    </style:style>
    <style:style style:name="T671" style:family="text">
      <style:text-properties officeooo:rsid="01e5182b"/>
    </style:style>
    <style:style style:name="T672" style:family="text">
      <style:text-properties officeooo:rsid="01e966ec"/>
    </style:style>
    <style:style style:name="T673" style:family="text">
      <style:text-properties officeooo:rsid="01eb88a9"/>
    </style:style>
    <style:style style:name="T674" style:family="text">
      <style:text-properties officeooo:rsid="01ec8e18"/>
    </style:style>
    <style:style style:name="T675" style:family="text">
      <style:text-properties officeooo:rsid="01f79ca2"/>
    </style:style>
    <style:style style:name="T676" style:family="text">
      <style:text-properties officeooo:rsid="01f9794d"/>
    </style:style>
    <style:style style:name="T677" style:family="text">
      <style:text-properties officeooo:rsid="01fb1d79"/>
    </style:style>
    <style:style style:name="T678" style:family="text">
      <style:text-properties officeooo:rsid="01fde08a"/>
    </style:style>
    <style:style style:name="T679" style:family="text">
      <style:text-properties officeooo:rsid="0200b58e"/>
    </style:style>
    <style:style style:name="T680" style:family="text">
      <style:text-properties officeooo:rsid="01c48a9e"/>
    </style:style>
    <style:style style:name="T681" style:family="text">
      <style:text-properties officeooo:rsid="020294d1"/>
    </style:style>
    <style:style style:name="T682" style:family="text">
      <style:text-properties officeooo:rsid="019e70b3"/>
    </style:style>
    <style:style style:name="T683" style:family="text">
      <style:text-properties officeooo:rsid="020131ae"/>
    </style:style>
    <style:style style:name="T684" style:family="text">
      <style:text-properties officeooo:rsid="01b08253"/>
    </style:style>
    <style:style style:name="T685" style:family="text">
      <style:text-properties officeooo:rsid="01ffec25"/>
    </style:style>
    <style:style style:name="T686" style:family="text">
      <style:text-properties officeooo:rsid="0212a48a"/>
    </style:style>
    <style:style style:name="T687" style:family="text">
      <style:text-properties officeooo:rsid="021d76dd"/>
    </style:style>
    <style:style style:name="T688" style:family="text">
      <style:text-properties officeooo:rsid="022053cd"/>
    </style:style>
    <style:style style:name="T689" style:family="text">
      <style:text-properties officeooo:rsid="01e2b86d"/>
    </style:style>
    <style:style style:name="T690" style:family="text">
      <style:text-properties officeooo:rsid="022dff2a"/>
    </style:style>
    <style:style style:name="T691" style:family="text">
      <style:text-properties officeooo:rsid="02540cb9"/>
    </style:style>
    <style:style style:name="T692" style:family="text">
      <style:text-properties officeooo:rsid="025798af"/>
    </style:style>
    <style:style style:name="T693" style:family="text">
      <style:text-properties officeooo:rsid="0259f4ad"/>
    </style:style>
    <style:style style:name="T694" style:family="text">
      <style:text-properties officeooo:rsid="025b11c7"/>
    </style:style>
    <style:style style:name="T695" style:family="text">
      <style:text-properties officeooo:rsid="02685e01"/>
    </style:style>
    <style:style style:name="T696" style:family="text">
      <style:text-properties officeooo:rsid="024d9b01"/>
    </style:style>
    <style:style style:name="T697" style:family="text">
      <style:text-properties officeooo:rsid="026b5506"/>
    </style:style>
    <style:style style:name="T698" style:family="text">
      <style:text-properties officeooo:rsid="02727518"/>
    </style:style>
    <style:style style:name="T699" style:family="text">
      <style:text-properties officeooo:rsid="02743cef"/>
    </style:style>
    <style:style style:name="T700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701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702" style:family="text">
      <style:text-properties officeooo:rsid="02abf8f2"/>
    </style:style>
    <style:style style:name="T703" style:family="text">
      <style:text-properties officeooo:rsid="02ac7db0"/>
    </style:style>
    <style:style style:name="T704" style:family="text">
      <style:text-properties officeooo:rsid="02b14a1d"/>
    </style:style>
    <style:style style:name="T705" style:family="text">
      <style:text-properties officeooo:rsid="02b245f2"/>
    </style:style>
    <style:style style:name="T706" style:family="text">
      <style:text-properties officeooo:rsid="004826c4"/>
    </style:style>
    <style:style style:name="T707" style:family="text">
      <style:text-properties officeooo:rsid="02b807dc"/>
    </style:style>
    <style:style style:name="T708" style:family="text">
      <style:text-properties officeooo:rsid="0063f3c5"/>
    </style:style>
    <style:style style:name="T709" style:family="text">
      <style:text-properties officeooo:rsid="00c0d7c6"/>
    </style:style>
    <style:style style:name="T710" style:family="text">
      <style:text-properties officeooo:rsid="02bfe198"/>
    </style:style>
    <style:style style:name="T711" style:family="text">
      <style:text-properties officeooo:rsid="02ccc8f6"/>
    </style:style>
    <style:style style:name="T712" style:family="text">
      <style:text-properties officeooo:rsid="02e142ec"/>
    </style:style>
    <style:style style:name="T713" style:family="text">
      <style:text-properties officeooo:rsid="02ec089f"/>
    </style:style>
    <style:style style:name="T714" style:family="text">
      <style:text-properties officeooo:rsid="008d7148"/>
    </style:style>
    <style:style style:name="T715" style:family="text">
      <style:text-properties officeooo:rsid="0069ae25"/>
    </style:style>
    <style:style style:name="T716" style:family="text">
      <style:text-properties officeooo:rsid="02edc963"/>
    </style:style>
    <style:style style:name="T717" style:family="text">
      <style:text-properties officeooo:rsid="03049b98"/>
    </style:style>
    <style:style style:name="T718" style:family="text">
      <style:text-properties officeooo:rsid="0304fd19"/>
    </style:style>
    <style:style style:name="T719" style:family="text">
      <style:text-properties officeooo:rsid="030f0c9b"/>
    </style:style>
    <style:style style:name="T720" style:family="text">
      <style:text-properties style:text-underline-style="solid" style:text-underline-width="auto" style:text-underline-color="font-color"/>
    </style:style>
    <style:style style:name="T721" style:family="text">
      <style:text-properties style:text-underline-style="solid" style:text-underline-width="auto" style:text-underline-color="font-color" officeooo:rsid="030f0c9b"/>
    </style:style>
    <style:style style:name="T722" style:family="text">
      <style:text-properties officeooo:rsid="0329fac1"/>
    </style:style>
    <style:style style:name="T723" style:family="text">
      <style:text-properties officeooo:rsid="032c4fdc"/>
    </style:style>
    <style:style style:name="T724" style:family="text">
      <style:text-properties officeooo:rsid="032e6032"/>
    </style:style>
    <style:style style:name="T725" style:family="text">
      <style:text-properties officeooo:rsid="033f17a3"/>
    </style:style>
    <style:style style:name="T726" style:family="text">
      <style:text-properties officeooo:rsid="03182d82"/>
    </style:style>
    <style:style style:name="T727" style:family="text">
      <style:text-properties officeooo:rsid="03153caa"/>
    </style:style>
    <style:style style:name="T728" style:family="text">
      <style:text-properties officeooo:rsid="03429aa5"/>
    </style:style>
    <style:style style:name="T729" style:family="text">
      <style:text-properties officeooo:rsid="0346a444"/>
    </style:style>
    <style:style style:name="T730" style:family="text">
      <style:text-properties officeooo:rsid="034adc9b"/>
    </style:style>
    <style:style style:name="T731" style:family="text">
      <style:text-properties officeooo:rsid="034c7df6"/>
    </style:style>
    <style:style style:name="T732" style:family="text">
      <style:text-properties officeooo:rsid="034f33b6"/>
    </style:style>
    <style:style style:name="T733" style:family="text">
      <style:text-properties officeooo:rsid="034f5b13"/>
    </style:style>
    <style:style style:name="T734" style:family="text">
      <style:text-properties officeooo:rsid="034f680a"/>
    </style:style>
    <style:style style:name="T735" style:family="text">
      <style:text-properties officeooo:rsid="035051aa"/>
    </style:style>
    <style:style style:name="T736" style:family="text">
      <style:text-properties officeooo:rsid="031fc4b1"/>
    </style:style>
    <style:style style:name="T737" style:family="text">
      <style:text-properties officeooo:rsid="0354d22d"/>
    </style:style>
    <style:style style:name="T738" style:family="text">
      <style:text-properties officeooo:rsid="0356cf1b"/>
    </style:style>
    <style:style style:name="T739" style:family="text">
      <style:text-properties officeooo:rsid="035fe67f"/>
    </style:style>
    <style:style style:name="T740" style:family="text">
      <style:text-properties officeooo:rsid="035ffaa8"/>
    </style:style>
    <style:style style:name="T741" style:family="text">
      <style:text-properties officeooo:rsid="036197c0"/>
    </style:style>
    <style:style style:name="T742" style:family="text">
      <style:text-properties officeooo:rsid="037541ab"/>
    </style:style>
    <style:style style:name="T743" style:family="text">
      <style:text-properties officeooo:rsid="037607bd"/>
    </style:style>
    <style:style style:name="T744" style:family="text">
      <style:text-properties officeooo:rsid="03804bbd"/>
    </style:style>
    <style:style style:name="T745" style:family="text">
      <style:text-properties officeooo:rsid="03886cfc"/>
    </style:style>
    <style:style style:name="T746" style:family="text">
      <style:text-properties officeooo:rsid="038a2c81"/>
    </style:style>
    <style:style style:name="T747" style:family="text">
      <style:text-properties officeooo:rsid="03a24854"/>
    </style:style>
    <style:style style:name="T748" style:family="text">
      <style:text-properties officeooo:rsid="03a27e76"/>
    </style:style>
    <style:style style:name="T749" style:family="text">
      <style:text-properties officeooo:rsid="03a4e520"/>
    </style:style>
    <style:style style:name="T750" style:family="text">
      <style:text-properties officeooo:rsid="03778af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582">А</text:span>нглийско<text:span text:style-name="T582">е</text:span> предложени<text:span text:style-name="T582">е</text:span></text:p>
      <text:p text:style-name="P1"/>
      <text:p text:style-name="P276"><text:span text:style-name="T578">Слова </text:span><text:span text:style-name="T579">в предложении </text:span><text:span text:style-name="T578">делятся на </text:span><text:span text:style-name="T645">две</text:span><text:span text:style-name="T578"> смысловые группы:</text:span></text:p>
      <text:list xml:id="list3376188908" text:style-name="L1">
        <text:list-item>
          <text:p text:style-name="P805">главные члены предложения — подлежащее и сказуемое <text:span text:style-name="T742">(ядро английского предложения)</text:span>;</text:p>
        </text:list-item>
        <text:list-item>
          <text:p text:style-name="P805">второстепенные члены предложения — определение, дополнение и обстоятельтсво.</text:p>
        </text:list-item>
      </text:list>
      <text:p text:style-name="P103"/>
      <text:p text:style-name="P609">Подлежащее — эт<text:span text:style-name="T658">о</text:span> автор действия (существительное в именительном падеже).</text:p>
      <text:p text:style-name="P609">Сказуемое — это действие совершенное автором (т. е. глагол).</text:p>
      <text:p text:style-name="P101"/>
      <text:p text:style-name="P102">Дополнение — это то, на что направлено действие. Оно выражено существительным, </text:p>
      <text:p text:style-name="P102">перед которым может стоять предлог или глаголом, перед которым может стоять частица <text:span text:style-name="T367">to</text:span><text:span text:style-name="T458">. <text:s/></text:span>Обычно оно стоит в конце предложения, но иногда может быть в начале.</text:p>
      <text:p text:style-name="P101"/>
      <text:p text:style-name="P104">Обстоятельство — это слово или группа слов, отвечающая на вопросы: как? когда? каким образом? и т. д. Оно обозначает: время, место, способ или причину действия.</text:p>
      <text:p text:style-name="P101"/>
      <text:p text:style-name="P272"><text:span text:style-name="T581">В английском </text:span><text:span text:style-name="T582">языке</text:span><text:span text:style-name="T581"> не бывает предложений без подлежащего и сказуемого.</text:span></text:p>
      <text:p text:style-name="P610">Исключение составляют разговорные фразы: <text:span text:style-name="T367">nice to meet you</text:span><text:span text:style-name="T386">, come here, have fun </text:span><text:span text:style-name="T555">и пр</text:span><text:span text:style-name="T541">.</text:span></text:p>
      <text:p text:style-name="P2"/>
      <text:p text:style-name="P105"><text:span text:style-name="T635">Порядок слов в у</text:span>тведрдительны<text:span text:style-name="T635">х</text:span> и отрицательны<text:span text:style-name="T635">х</text:span> предложения<text:span text:style-name="T635">х</text:span>:</text:p>
      <text:list xml:id="list173686387" text:style-name="L2">
        <text:list-item>
          <text:p text:style-name="P806"><text:span text:style-name="T19">подлежащее</text:span><text:span text:style-name="T1">;</text:span></text:p>
        </text:list-item>
        <text:list-item>
          <text:p text:style-name="P806"><text:span text:style-name="T26">сказуемое</text:span><text:span text:style-name="T2">;</text:span></text:p>
        </text:list-item>
        <text:list-item>
          <text:p text:style-name="P807"><text:span text:style-name="T8">дополнение</text:span>;</text:p>
        </text:list-item>
        <text:list-item>
          <text:p text:style-name="P807"><text:span text:style-name="T15">обстоятельство</text:span>.</text:p>
        </text:list-item>
      </text:list>
      <text:p text:style-name="P13"/>
      <text:p text:style-name="P14"><text:span text:style-name="T18">We</text:span> <text:span text:style-name="T25">do</text:span> <text:span text:style-name="T8">our work</text:span> <text:span text:style-name="T15">with pleasure</text:span> — <text:span text:style-name="T24">М</text:span>ы делаем нашу работу с удовол<text:span text:style-name="T24">ь</text:span>ствием.</text:p>
      <text:p text:style-name="P14"><text:span text:style-name="T18">They</text:span> <text:span text:style-name="T3">have n</text:span><text:span text:style-name="T7">o</text:span><text:span text:style-name="T3">t</text:span><text:span text:style-name="T25"> finish</text:span><text:span text:style-name="T27">ed</text:span> <text:span text:style-name="T8">their work</text:span> <text:span text:style-name="T15">in time</text:span> — <text:span text:style-name="T24">Они не закончили работу вовремя.</text:span></text:p>
      <text:p text:style-name="P15"><text:span text:style-name="T18">I</text:span> <text:span text:style-name="T3">will</text:span><text:span text:style-name="T25"> give</text:span> <text:span text:style-name="T8">you</text:span> <text:span text:style-name="T8">money</text:span> — Я дам тебе деньги.</text:p>
      <text:p text:style-name="P13"/>
      <text:p text:style-name="P116"><text:span text:style-name="T635">Порядок слов в в</text:span>опросительны<text:span text:style-name="T635">х</text:span> предложения<text:span text:style-name="T635">х</text:span>:</text:p>
      <text:list xml:id="list2093298400" text:style-name="L3">
        <text:list-item>
          <text:p text:style-name="P848"><text:span text:style-name="T40">вопросительное слово</text:span>;</text:p>
        </text:list-item>
        <text:list-item>
          <text:p text:style-name="P848"><text:span text:style-name="T3">вспомогательный глагол</text:span><text:span text:style-name="T25"> </text:span><text:span text:style-name="T44">(часть сказуемого)</text:span><text:span text:style-name="T43">;</text:span></text:p>
        </text:list-item>
        <text:list-item>
          <text:p text:style-name="P848"><text:span text:style-name="T18">подлежащее</text:span>;</text:p>
        </text:list-item>
        <text:list-item>
          <text:p text:style-name="P848"><text:span text:style-name="T25">смысловой глагол</text:span><text:span text:style-name="T3"> </text:span><text:span text:style-name="T44">(часть сказуемого)</text:span><text:span text:style-name="T43">;</text:span></text:p>
        </text:list-item>
        <text:list-item>
          <text:p text:style-name="P848"><text:span text:style-name="T8">дополнение</text:span>;</text:p>
        </text:list-item>
        <text:list-item>
          <text:p text:style-name="P848"><text:span text:style-name="T15">обстоятельство</text:span>.</text:p>
        </text:list-item>
      </text:list>
      <text:p text:style-name="P271"/>
      <text:p text:style-name="P16"><text:span text:style-name="T40">What</text:span> <text:span text:style-name="T3">are</text:span> <text:span text:style-name="T18">you</text:span> <text:span text:style-name="T25">doing</text:span> <text:span text:style-name="T15">here</text:span>? <text:span text:style-name="T445">—</text:span> Что ты здесь делаешь?</text:p>
      <text:p text:style-name="P273"><text:span text:style-name="T4">Do</text:span><text:span text:style-name="T367"> </text:span><text:span text:style-name="T20">you</text:span><text:span text:style-name="T367"> </text:span><text:span text:style-name="T28">want</text:span><text:span text:style-name="T9"> to live </text:span><text:span text:style-name="T16">in Spain</text:span><text:span text:style-name="T367">? — Ты хочешь жить в Испании?</text:span></text:p>
      <text:p text:style-name="P699"/>
      <text:p text:style-name="P699">Местоимение <text:span text:style-name="T367">I</text:span> всегда пишется с большой буквы.</text:p>
      <text:p text:style-name="P702">В английском языке всего 2 падежа: именительный и объектный. <text:s/></text:p>
      <text:p text:style-name="P702"/>
      <text:p text:style-name="P708"><text:span text:style-name="T350">В предложениях, которые используют глаголы: </text:span><text:span text:style-name="T437">like, have, enjoy, need</text:span><text:span text:style-name="T349">, </text:span><text:span text:style-name="T350">подлежащие </text:span></text:p>
      <text:p text:style-name="P708"><text:span text:style-name="T350">не переводятся на русский в именительном падеже</text:span><text:span text:style-name="T351">:</text:span></text:p>
      <text:p text:style-name="P709"/>
      <text:p text:style-name="P698">I like my job — Мне нравится моя работа (а не «Я нравится моя работа»).</text:p>
      <text:p text:style-name="P66"/>
      <text:p text:style-name="P254"/>
      <text:p text:style-name="P793">Глагол и все, что с ним связано</text:p>
      <text:p text:style-name="P254"/>
      <text:p text:style-name="P585"><text:span text:style-name="T708">С</text:span><text:span text:style-name="T446">казуемое </text:span><text:span text:style-name="T708">п</text:span><text:span text:style-name="T446">очти всегда делится на </text:span><text:span text:style-name="T645">две</text:span><text:span text:style-name="T446"> части: </text:span><text:span text:style-name="T626">на </text:span><text:span text:style-name="T446">вспомогательный </text:span><text:span text:style-name="T709">глагол </text:span><text:span text:style-name="T446">и смысловой.</text:span></text:p>
      <text:p text:style-name="P585"><text:span text:style-name="T446">Вспомогательный глагол не переводится. Он </text:span><text:span text:style-name="T447">сообщает</text:span><text:span text:style-name="T446"> о том, в каком времени нужно переводить смысловой. Смысловой глогол передает суть действия.</text:span></text:p>
      <text:p text:style-name="P585"/>
      <text:p text:style-name="P584">Смысловой глагол имеет несколько форм:</text:p>
      <text:list xml:id="list3883495021" text:style-name="L4">
        <text:list-item>
          <text:p text:style-name="P808">начальная форма (инфинитив) — форма глагола, как в словаре;</text:p>
        </text:list-item>
        <text:list-item>
          <text:p text:style-name="P808">с окончанием <text:span text:style-name="T367">-s (-es)</text:span> — в утверждениях <text:span text:style-name="T541">Present Simple</text:span> после <text:span text:style-name="T367">he/she/it</text:span>;</text:p>
        </text:list-item>
        <text:list-item>
          <text:p text:style-name="P808">с окончанием <text:span text:style-name="T367">-ing</text:span> (причастие) — в основном для образования <text:span text:style-name="T541">Present Continuous</text:span>;</text:p>
        </text:list-item>
        <text:list-item>
          <text:p text:style-name="P808">2я форма <text:span text:style-name="T639">(с окончанием </text:span><text:span text:style-name="T370">-ed</text:span><text:span text:style-name="T639">)</text:span> — для образования <text:span text:style-name="T541">Past Simple</text:span>;</text:p>
        </text:list-item>
        <text:list-item>
          <text:p text:style-name="P809">3я форма (прошедшее причастие) — для времен группы Perfect и пассивного залога.</text:p>
        </text:list-item>
      </text:list>
      <text:p text:style-name="P66"/>
      <text:p text:style-name="P250">Самыми распорстраненными являются 2 формы — инфинитив и глагол с окончанием -ing.</text:p>
      <text:p text:style-name="P250">Они входят в состав разных времен и используются в связке с модальными глаголами.</text:p>
      <text:p text:style-name="P252"/>
      <text:p text:style-name="P251">Инфинитив используется в след. ситуациях:</text:p>
      <text:list xml:id="list1887783774" text:style-name="L5">
        <text:list-item>
          <text:p text:style-name="P849">после модальных глаголов;</text:p>
        </text:list-item>
        <text:list-item>
          <text:p text:style-name="P849">после вспомогательных глаголов в Present <text:span text:style-name="T722">Simple и </text:span>Past Simple;</text:p>
        </text:list-item>
        <text:list-item>
          <text:p text:style-name="P849">в конструкциях going to, have to, used to, would like to.</text:p>
        </text:list-item>
      </text:list>
      <text:p text:style-name="P250"/>
      <text:p text:style-name="P251">Глагол с окончанием -ing используется:</text:p>
      <text:list xml:id="list142451011" text:style-name="L6">
        <text:list-item>
          <text:p text:style-name="P850">во временах группы Continuous;</text:p>
        </text:list-item>
        <text:list-item>
          <text:p text:style-name="P851">в форме герундия.</text:p>
        </text:list-item>
      </text:list>
      <text:p text:style-name="P67"/>
      <text:p text:style-name="P253">Глагол с окончанием -ing грамматически является существительным.</text:p>
      <text:p text:style-name="P67"/>
      <text:p text:style-name="P7"><text:span text:style-name="T641">Настоящее.</text:span> Present</text:p>
      <text:p text:style-name="P247"/>
      <text:p text:style-name="P247">Present Simple (я делаю это сейчас):</text:p>
      <text:p text:style-name="P69">I live in Spain — Я живу в испании (факт).</text:p>
      <text:p text:style-name="P248"/>
      <text:p text:style-name="P247">Present Continuous (я делаю это прямо сейчас):</text:p>
      <text:p text:style-name="P28">I am reading a book — Я читаю книгу (именно сейчас).</text:p>
      <text:p text:style-name="P249"/>
      <text:p text:style-name="P247">Present Perfect (я сделал это ранее, но именно сейчас это важно):</text:p>
      <text:p text:style-name="P68">I have lost the keys — Я потерял ключи (результат).</text:p>
      <text:p text:style-name="P68"/>
      <text:p text:style-name="P247">Present Perfect <text:span text:style-name="T640">Continuous (я делаю это уже какое-то время):</text:span></text:p>
      <text:p text:style-name="P274"><text:span text:style-name="T368">I have been reading for 2 hours — </text:span><text:span text:style-name="T410">Я читаю уже 2 часа</text:span></text:p>
      <text:p text:style-name="P82"/>
      <text:p text:style-name="P168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188"/>
      <text:p text:style-name="P8">Present Simple</text:p>
      <text:p text:style-name="P256"/>
      <text:p text:style-name="P106">Используется чтобы:</text:p>
      <text:list xml:id="list3026225627" text:style-name="L7">
        <text:list-item>
          <text:p text:style-name="P871">сообщить факты настоящего, описать текущую реальность;</text:p>
        </text:list-item>
        <text:list-item>
          <text:p text:style-name="P871">говорить о событиях, которые происходят с какой-то регулярностью.</text:p>
        </text:list-item>
      </text:list>
      <text:p text:style-name="P140"><text:soft-page-break/>В утверждениях глагол используется в 2х вариантах:</text:p>
      <text:list xml:id="list2086389115" text:style-name="L8">
        <text:list-item>
          <text:p text:style-name="P873">без изменений, если подлежащее в первом лице или множеств<text:span text:style-name="T626">ен.</text:span> числе <text:span text:style-name="T367">(</text:span><text:span text:style-name="T371">I</text:span><text:span text:style-name="T367">, </text:span><text:span text:style-name="T371">you</text:span><text:span text:style-name="T367">, </text:span><text:span text:style-name="T371">we,</text:span><text:span text:style-name="T367"> </text:span><text:span text:style-name="T371">they</text:span><text:span text:style-name="T367">)</text:span>;</text:p>
        </text:list-item>
        <text:list-item>
          <text:p text:style-name="P873"><text:span text:style-name="T448">с окончанием </text:span><text:span text:style-name="T372">-s </text:span><text:span text:style-name="T373">(-es)</text:span><text:span text:style-name="T448">, если подлежащ</text:span><text:span text:style-name="T591">ее</text:span><text:span text:style-name="T448"> в третьем лице, единств</text:span><text:span text:style-name="T592">ен</text:span><text:span text:style-name="T626">ном</text:span><text:span text:style-name="T448"> числе </text:span><text:span text:style-name="T372">(</text:span><text:span text:style-name="T371">he</text:span><text:span text:style-name="T372">, </text:span><text:span text:style-name="T371">she</text:span><text:span text:style-name="T372">, </text:span><text:span text:style-name="T371">it</text:span><text:span text:style-name="T372">)</text:span></text:p>
        </text:list-item>
      </text:list>
      <text:p text:style-name="P731"/>
      <text:p text:style-name="P622"><text:span text:style-name="T649">I </text:span><text:span text:style-name="T30">live</text:span><text:span text:style-name="T649"> in New York — Я живу в Нью Йорке.</text:span></text:p>
      <text:p text:style-name="P624"><text:span text:style-name="T649">Peter </text:span><text:span text:style-name="T30">work</text:span><text:span text:style-name="T31">s</text:span><text:span text:style-name="T649"> in New York — Питер работает в Нью Йорке;</text:span></text:p>
      <text:p text:style-name="P108"/>
      <text:p text:style-name="P107">Окончание <text:span text:style-name="T367">-es</text:span> ставится, если глагол заканчивается: на гласную букву, </text:p>
      <text:p text:style-name="P109">на шипящий звук <text:span text:style-name="T367">(sh, ch)</text:span> <text:span text:style-name="T580">или</text:span> на букву <text:span text:style-name="T367">s/x</text:span>:</text:p>
      <text:list xml:id="list905318530" text:style-name="L9">
        <text:list-item>
          <text:p text:style-name="P875"><text:span text:style-name="T450">go — </text:span>goes;</text:p>
        </text:list-item>
        <text:list-item>
          <text:p text:style-name="P875"><text:span text:style-name="T450">teach — </text:span>teaches;</text:p>
        </text:list-item>
        <text:list-item>
          <text:p text:style-name="P874"><text:span text:style-name="T450">mix — </text:span><text:span text:style-name="T449">mixes.</text:span></text:p>
        </text:list-item>
      </text:list>
      <text:p text:style-name="P256"/>
      <text:p text:style-name="P111">Если глагол заканчивается на букву y, перед которой согласная, то вместо y </text:p>
      <text:p text:style-name="P110">пишется <text:span text:style-name="T367">i</text:span> <text:span text:style-name="T451">(помимо добавления </text:span><text:span text:style-name="T374">-es</text:span><text:span text:style-name="T451">)</text:span>:</text:p>
      <text:list xml:id="list3729513207" text:style-name="L10">
        <text:list-item>
          <text:p text:style-name="P876">fly — flies; </text:p>
        </text:list-item>
        <text:list-item>
          <text:p text:style-name="P876">cry — cries.</text:p>
        </text:list-item>
      </text:list>
      <text:p text:style-name="P256"/>
      <text:p text:style-name="P279"><text:span text:style-name="T542">П</text:span><text:span text:style-name="T543">еред сказуемым часто </text:span><text:span text:style-name="T545">стоят</text:span><text:span text:style-name="T543"> маячки времени </text:span><text:span text:style-name="T549">(</text:span><text:span text:style-name="T543">наречия частности</text:span><text:span text:style-name="T549">)</text:span><text:span text:style-name="T544">:</text:span></text:p>
      <text:list xml:id="list3658895603" text:style-name="L11">
        <text:list-item>
          <text:p text:style-name="P872">always - <text:span text:style-name="T448">всегда</text:span>;</text:p>
        </text:list-item>
        <text:list-item>
          <text:p text:style-name="P872">usually - <text:span text:style-name="T448">обычно</text:span>;</text:p>
        </text:list-item>
        <text:list-item>
          <text:p text:style-name="P872">often - <text:span text:style-name="T448">часто</text:span>;</text:p>
        </text:list-item>
        <text:list-item>
          <text:p text:style-name="P872">sometimes - <text:span text:style-name="T448">иногда</text:span>;</text:p>
        </text:list-item>
        <text:list-item>
          <text:p text:style-name="P872">never — <text:span text:style-name="T448">никогда</text:span>.</text:p>
        </text:list-item>
      </text:list>
      <text:p text:style-name="P17"/>
      <text:p text:style-name="P257"><text:span text:style-name="T367">I </text:span><text:span text:style-name="T436">always</text:span><text:span text:style-name="T367"> wash my hands before eating — Я всегда мою руки перед едой.</text:span></text:p>
      <text:p text:style-name="P256"/>
      <text:p text:style-name="P3">Отрицания в Present Simple</text:p>
      <text:p text:style-name="P3"/>
      <text:p text:style-name="P277"><text:span text:style-name="T455">Использу</text:span><text:span text:style-name="T456">ю</text:span><text:span text:style-name="T455">тся чтобы сказать о том, что что-либо:</text:span></text:p>
      <text:list xml:id="list3506121195" text:style-name="L12">
        <text:list-item>
          <text:p text:style-name="P877">не является фактом настоящего <text:span text:style-name="T592">или истиной</text:span>;</text:p>
        </text:list-item>
        <text:list-item>
          <text:p text:style-name="P877">не происходит с какой-то регулярностью.</text:p>
        </text:list-item>
      </text:list>
      <text:p text:style-name="P270"/>
      <text:p text:style-name="P269">За отрицание отвечает частица <text:span text:style-name="T367">not</text:span>, которая идет в паре со вспомогательным глаголом <text:span text:style-name="T367">do</text:span>.</text:p>
      <text:p text:style-name="P269">Если подлежащее <text:span text:style-name="T367">he/she/it</text:span>, то испольузется <text:span text:style-name="T367">does</text:span>. <text:span text:style-name="T577">Смысловой глагол без изменений.</text:span></text:p>
      <text:p text:style-name="P268"/>
      <text:p text:style-name="P72">People <text:span text:style-name="T3">do </text:span><text:span text:style-name="T45">not</text:span> <text:span text:style-name="T25">live</text:span> in space — Люди не живут в космосе.</text:p>
      <text:p text:style-name="P72">Water <text:span text:style-name="T3">does </text:span><text:span text:style-name="T45">not</text:span> <text:span text:style-name="T25">boil</text:span> at 50 degrees Celsius — Вода не кипит при 50 грудусах.</text:p>
      <text:p text:style-name="P72"/>
      <text:p text:style-name="P673"><text:span text:style-name="T453">Практически всегда </text:span><text:span text:style-name="T412">do/</text:span><text:span text:style-name="T413">does</text:span><text:span text:style-name="T412"> not</text:span><text:span text:style-name="T453"> использу</text:span><text:span text:style-name="T454">е</text:span><text:span text:style-name="T453">тся в сокращении: </text:span></text:p>
      <text:p text:style-name="P73">We don`t drink whisky — Мы не пьем виски. <text:span text:style-name="T706">He doesn`t drink tea — Он не пьет чай.</text:span></text:p>
      <text:p text:style-name="P185"/>
      <text:p text:style-name="P185">Вопросы в Present Simple</text:p>
      <text:p text:style-name="P73"/>
      <text:p text:style-name="P148">Используюся чтобы:</text:p>
      <text:list xml:id="list561410141" text:style-name="L13">
        <text:list-item>
          <text:p text:style-name="P852">узнать о фактах настоящего;</text:p>
        </text:list-item>
        <text:list-item>
          <text:p text:style-name="P852">о событиях, которые происходят с какой-то регулярностью.</text:p>
        </text:list-item>
      </text:list>
      <text:p text:style-name="P147"/>
      <text:p text:style-name="P147"><text:soft-page-break/>Вопрос задается с помощью вспомогательного глагола <text:span text:style-name="T367">do/</text:span><text:span text:style-name="T375">does</text:span>, который ставится перед подлежащим. Смысловой глагол без изменений (в начальной форме).</text:p>
      <text:p text:style-name="P732"/>
      <text:p text:style-name="P275"><text:span text:style-name="T5">Do</text:span><text:span text:style-name="T452"> you </text:span><text:span text:style-name="T29">like</text:span><text:span text:style-name="T452"> action movies? </text:span><text:span text:style-name="T398">— </text:span><text:span text:style-name="T452">Тебе нравятся экшен фильмы? </text:span></text:p>
      <text:p text:style-name="P55"><text:span text:style-name="T595">What books </text:span><text:span text:style-name="T6">do</text:span><text:span text:style-name="T595"> you </text:span><text:span text:style-name="T33">read</text:span><text:span text:style-name="T595">? </text:span><text:span text:style-name="T606">—</text:span><text:span text:style-name="T595"> Какие книги тебе нравятся?</text:span></text:p>
      <text:p text:style-name="P80"/>
      <text:p text:style-name="P179">Present Continuous</text:p>
      <text:p text:style-name="P149"/>
      <text:p text:style-name="P149">Указывает на событие, происходящее именно сейчас и которое еще не закончилось.</text:p>
      <text:p text:style-name="P153">Состоит из связки вспомогательного глагола <text:span text:style-name="T367">be</text:span> и смыслового с окончанием <text:span text:style-name="T367">-ing</text:span>:</text:p>
      <text:p text:style-name="P150"/>
      <text:p text:style-name="P74">She <text:span text:style-name="T583">is</text:span> driv<text:span text:style-name="T583">ing</text:span> to work. <text:span text:style-name="T625">—</text:span> Она (сейчас) едет на работу.</text:p>
      <text:p text:style-name="P76">You <text:span text:style-name="T583">are</text:span> do<text:span text:style-name="T583">ing</text:span> great! <text:span text:style-name="T625">—</text:span> У тебя отлично получается!</text:p>
      <text:p text:style-name="P149"/>
      <text:p text:style-name="P288"><text:span text:style-name="T459">Если глагол заканчивается на </text:span><text:span text:style-name="T404">-e</text:span><text:span text:style-name="T459">, то при добавлении </text:span><text:span text:style-name="T404">-ing</text:span><text:span text:style-name="T459"> она выпадает: </text:span><text:span text:style-name="T404">make → making.</text:span></text:p>
      <text:p text:style-name="P152">Если глагол заканчивается на <text:span text:style-name="T367">-ie</text:span>, то при добавлении <text:span text:style-name="T367">-ing</text:span> оно меняется на <text:span text:style-name="T367">-y</text:span>: <text:span text:style-name="T367">lie → lying. </text:span></text:p>
      <text:p text:style-name="P75"/>
      <text:p text:style-name="P152">Если глагол из 1 слога, с одной гласной буквой, после которой солгасная, то при </text:p>
      <text:p text:style-name="P288"><text:span text:style-name="T459">добавлении </text:span><text:span text:style-name="T404">-ing</text:span><text:span text:style-name="T459"> согласная удваивается: </text:span><text:span text:style-name="T404">hit → hitting, sit → sitting.</text:span></text:p>
      <text:p text:style-name="P151"/>
      <text:p text:style-name="P289"><text:span text:style-name="T459">В </text:span><text:span text:style-name="T452">окончании </text:span><text:span text:style-name="T397">-ing</text:span><text:span text:style-name="T452"> буква </text:span><text:span text:style-name="T397">g</text:span><text:span text:style-name="T452"> не произносится. Сочетание </text:span><text:span text:style-name="T397">ng</text:span><text:span text:style-name="T452"> образет необычный звук, которого нет в русском языке — носовой </text:span><text:span text:style-name="T397">n</text:span><text:span text:style-name="T452"> (при произнесении пускается воздух через нос).</text:span></text:p>
      <text:p text:style-name="P153"/>
      <text:p text:style-name="P154"><text:span text:style-name="T630">Слова-м</text:span>аячки Present Continuous:</text:p>
      <text:list xml:id="list2116528962" text:style-name="L14">
        <text:list-item>
          <text:p text:style-name="P853">look — смотри;</text:p>
        </text:list-item>
        <text:list-item>
          <text:p text:style-name="P853">now — сейчас (обычно стоит в конце);</text:p>
        </text:list-item>
        <text:list-item>
          <text:p text:style-name="P853">at the moment — в этот момент (обычно в конце).</text:p>
        </text:list-item>
      </text:list>
      <text:p text:style-name="P151"/>
      <text:p text:style-name="P76">I am working right <text:span text:style-name="T583">now</text:span>. — Прямо сейчас я работаю.</text:p>
      <text:p text:style-name="P76"><text:span text:style-name="T583">Look</text:span> out of the window! It`s raining. — Посмотри в окно. Идет дождь.</text:p>
      <text:p text:style-name="P155"/>
      <text:p text:style-name="P178">Отрицания в Present Continuous</text:p>
      <text:p text:style-name="P178"/>
      <text:p text:style-name="P156">Используется чтобы сказать, что что-то не происходит именно сейчас.</text:p>
      <text:p text:style-name="P156">Для этого к глаголу <text:span text:style-name="T367">be</text:span> добавляется частица <text:span text:style-name="T367">not</text:span>.</text:p>
      <text:p text:style-name="P156"/>
      <text:p text:style-name="P77">I`m not listening to you. <text:span text:style-name="T627">—</text:span> Я не слушаю тебя.</text:p>
      <text:p text:style-name="P77">He isn`t cleaning the carpet. <text:span text:style-name="T627">—</text:span> Он не чистит ковер.</text:p>
      <text:p text:style-name="P77"/>
      <text:p text:style-name="P182">Вопросы в Present Continuous</text:p>
      <text:p text:style-name="P78"/>
      <text:p text:style-name="P803">Здесь использ<text:span text:style-name="T629">уются</text:span> теже правила, что при составлении вопросов в </text:p>
      <text:p text:style-name="P804">Present Simple с глаголом <text:span text:style-name="T367">be</text:span>:</text:p>
      <text:p text:style-name="P78">Am I listening? <text:span text:style-name="T627">—</text:span> Я слушаю?</text:p>
      <text:p text:style-name="P78">Are you playing? Yes, I am. <text:span text:style-name="T627">—</text:span> Ты играешь? Да.</text:p>
      <text:p text:style-name="P78">Where is he going? <text:span text:style-name="T627">—</text:span> Куда он идет?</text:p>
      <text:p text:style-name="P79">What book is she reading? <text:span text:style-name="T627">— </text:span>Какую книгу она читает? <text:span text:style-name="T628">(сейчас)</text:span></text:p>
      <text:p text:style-name="P79"/>
      <text:p text:style-name="P193"/>
      <text:p text:style-name="P802"><text:span text:style-name="T483">Глаголы, которые не использ</text:span><text:span text:style-name="T486">уются</text:span><text:span text:style-name="T483"> в </text:span><text:span text:style-name="T484">Continuous</text:span></text:p>
      <text:p text:style-name="P180"/>
      <text:p text:style-name="P157">Это глаголы, обозначающие состояние, которое не меняется под дейсвтием момента.</text:p>
      <text:p text:style-name="P743"><text:span text:style-name="T464">Как правило это </text:span><text:span text:style-name="T465">описание</text:span><text:span text:style-name="T464"> чувств или мыслей. </text:span></text:p>
      <text:p text:style-name="P158"/>
      <text:p text:style-name="P745"><text:span text:style-name="T465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481">(могут </text:span><text:span text:style-name="T482">встречаться </text:span><text:span text:style-name="T481">с </text:span><text:span text:style-name="T417">-ing </text:span><text:span text:style-name="T481">в форме герундия)</text:span><text:span text:style-name="T465">:</text:span></text:p>
      <text:p text:style-name="P159"/>
      <text:p text:style-name="P160">Глаголы восприятия:</text:p>
      <text:list xml:id="list2864713759" text:style-name="L15">
        <text:list-item>
          <text:p text:style-name="P854">see — видеть;</text:p>
        </text:list-item>
        <text:list-item>
          <text:p text:style-name="P854">hear — слышать;</text:p>
        </text:list-item>
        <text:list-item>
          <text:p text:style-name="P854">feel — чувствовать;</text:p>
        </text:list-item>
        <text:list-item>
          <text:p text:style-name="P854">taste — чувствовать вкус (пробовать);</text:p>
        </text:list-item>
        <text:list-item>
          <text:p text:style-name="P854">smell — чувствовать запах (нюхать).</text:p>
        </text:list-item>
      </text:list>
      <text:p text:style-name="P159"/>
      <text:p text:style-name="P160">Глаголы для выражения мнения:</text:p>
      <text:list xml:id="list2103998965" text:style-name="L16">
        <text:list-item>
          <text:p text:style-name="P855">belive — верить;</text:p>
        </text:list-item>
        <text:list-item>
          <text:p text:style-name="P855">doubt — сомневаться;</text:p>
        </text:list-item>
        <text:list-item>
          <text:p text:style-name="P855">think — думать.</text:p>
        </text:list-item>
      </text:list>
      <text:p text:style-name="P161"/>
      <text:p text:style-name="P160">Глаголы, показывающие состояние мыслей:</text:p>
      <text:list xml:id="list2835812331" text:style-name="L17">
        <text:list-item>
          <text:p text:style-name="P856">forget — забывать;</text:p>
        </text:list-item>
        <text:list-item>
          <text:p text:style-name="P856">imagine — представлять;</text:p>
        </text:list-item>
        <text:list-item>
          <text:p text:style-name="P856">know — знать;</text:p>
        </text:list-item>
        <text:list-item>
          <text:p text:style-name="P856">understand — понимать.</text:p>
        </text:list-item>
      </text:list>
      <text:p text:style-name="P159"/>
      <text:p text:style-name="P162">Глаголы, указывающие на эмоции и желания:</text:p>
      <text:list xml:id="list1767707978" text:style-name="L18">
        <text:list-item>
          <text:p text:style-name="P857">love — любить;</text:p>
        </text:list-item>
        <text:list-item>
          <text:p text:style-name="P857">like — нравиться;</text:p>
        </text:list-item>
        <text:list-item>
          <text:p text:style-name="P857">hate — ненавидеть;</text:p>
        </text:list-item>
        <text:list-item>
          <text:p text:style-name="P857">hope — надеяться;</text:p>
        </text:list-item>
        <text:list-item>
          <text:p text:style-name="P857">want — хотеть;</text:p>
        </text:list-item>
        <text:list-item>
          <text:p text:style-name="P857">wish — желать.</text:p>
        </text:list-item>
      </text:list>
      <text:p text:style-name="P163"/>
      <text:p text:style-name="P162">Другие глаголы:</text:p>
      <text:list xml:id="list2421496087" text:style-name="L19">
        <text:list-item>
          <text:p text:style-name="P858">look — выглядеть;</text:p>
        </text:list-item>
        <text:list-item>
          <text:p text:style-name="P858">have — иметь.</text:p>
        </text:list-item>
      </text:list>
      <text:p text:style-name="P163"/>
      <text:p text:style-name="P83">I think Amy is a strange girl. - Я думаю, Эмми странная девушка.</text:p>
      <text:p text:style-name="P83">Do you know this man? - Вы знаете этого мужчину?</text:p>
      <text:p text:style-name="P83">You look great! - Ты выглядишь отлично!</text:p>
      <text:p text:style-name="P183"/>
      <text:p text:style-name="P183">Present Perfect</text:p>
      <text:p text:style-name="P164"/>
      <text:p text:style-name="P290"><text:span text:style-name="T472">У</text:span><text:span text:style-name="T468">казывает на дейсвтие совершенное когда-то в прошлом, но подчеркивает, что результат важен сейчас </text:span><text:span text:style-name="T469">(т. е. к какому результату в итоге это привело)</text:span><text:span text:style-name="T468">.</text:span></text:p>
      <text:p text:style-name="P165"/>
      <text:p text:style-name="P738"><text:span text:style-name="T468">С</text:span><text:span text:style-name="T471">остоит и</text:span><text:span text:style-name="T473">з </text:span><text:span text:style-name="T474">2х частей:</text:span><text:span text:style-name="T471"> вспомогат</text:span><text:span text:style-name="T474">ельного</text:span><text:span text:style-name="T471"> глагола </text:span><text:span text:style-name="T414">have</text:span><text:span text:style-name="T471"> и смыслового глагола </text:span></text:p>
      <text:p text:style-name="P738"><text:span text:style-name="T471">в 3й форме (</text:span><text:span text:style-name="T480">передает значение</text:span><text:span text:style-name="T475"> «сделанный»</text:span><text:span text:style-name="T471">).</text:span></text:p>
      <text:p text:style-name="P290"><text:soft-page-break/><text:span text:style-name="T468">На русский язык Present Perfect переводится в прошлом </text:span><text:span text:style-name="T470">(иногда настоящ</text:span><text:span text:style-name="T472">и</text:span><text:span text:style-name="T470">м, </text:span><text:span text:style-name="T472">для удобства</text:span><text:span text:style-name="T470">)</text:span><text:span text:style-name="T468">, </text:span></text:p>
      <text:p text:style-name="P166">а в английском принадлежит к катергории настоящих времен.</text:p>
      <text:p text:style-name="P166"/>
      <text:p text:style-name="P18"><text:span text:style-name="T600">I </text:span><text:span text:style-name="T607">have</text:span><text:span text:style-name="T595"> already </text:span><text:span text:style-name="T607">seen</text:span><text:span text:style-name="T595"> this movie. </text:span><text:span text:style-name="T601">—</text:span><text:span text:style-name="T595"> Я уже видел этот фильм (просмотрел, т. е. опыт).</text:span></text:p>
      <text:p text:style-name="P18"><text:span text:style-name="T595">You </text:span><text:span text:style-name="T607">have</text:span><text:span text:style-name="T595"> </text:span><text:span text:style-name="T607">broken</text:span><text:span text:style-name="T595"> the vase. </text:span><text:span text:style-name="T601">— </text:span><text:span text:style-name="T595">Ты разбил вазу. (есть очевидный результат, кот. случился ранее) </text:span></text:p>
      <text:p text:style-name="P19"><text:span text:style-name="T602">It`s the fitst time I </text:span><text:span text:style-name="T608">have</text:span><text:span text:style-name="T602"> </text:span><text:span text:style-name="T608">driven</text:span><text:span text:style-name="T602"> a car — Это впервые, когда я веду машину. (в настоящем)</text:span></text:p>
      <text:p text:style-name="P173"/>
      <text:p text:style-name="P174">Как проявляется результат:</text:p>
      <text:list xml:id="list270455590" text:style-name="L20">
        <text:list-item>
          <text:p text:style-name="P879"><text:span text:style-name="T488">это </text:span><text:span text:style-name="T487">очевидные изменения;</text:span></text:p>
        </text:list-item>
        <text:list-item>
          <text:p text:style-name="P878"><text:span text:style-name="T469">полученный </text:span><text:span text:style-name="T473">ранее</text:span><text:span text:style-name="T469"> опыт или впечатления;</text:span></text:p>
        </text:list-item>
        <text:list-item>
          <text:p text:style-name="P859">недавно произошедшие события или новая информация.</text:p>
        </text:list-item>
      </text:list>
      <text:p text:style-name="P167"/>
      <text:p text:style-name="P167">Также Present Perfect используют, если что-то произошло впервые:</text:p>
      <text:p text:style-name="P81">It`s the first time something has happend. - Этой первый раз, когда что-то произошло.</text:p>
      <text:p text:style-name="P81">(вместо first можно указать любое порядковое число: second, third)</text:p>
      <text:p text:style-name="P167">Present Perferct — яркий пример того, что нельзя переводить английские </text:p>
      <text:p text:style-name="P128"><text:span text:style-name="T599">предложения слово в слово: </text:span><text:span text:style-name="T420">I have done. </text:span><text:span text:style-name="T415">—</text:span><text:span text:style-name="T420"> Я сделал (</text:span><text:span text:style-name="T434">досл. </text:span><text:span text:style-name="T420">Я имею сделанным).</text:span></text:p>
      <text:p text:style-name="P244"/>
      <text:p text:style-name="P245">Есть 2 варианта образования 3й формы глагола:</text:p>
      <text:list xml:id="list1433694199" text:style-name="L21">
        <text:list-item>
          <text:p text:style-name="P860">если глагол правильный, то добавляем к его начальной форме окончание <text:span text:style-name="T367">-ed</text:span>;</text:p>
        </text:list-item>
        <text:list-item>
          <text:p text:style-name="P860">если неправильный, то находим в таблице неправильных глаголов.</text:p>
        </text:list-item>
      </text:list>
      <text:p text:style-name="P194"/>
      <text:p text:style-name="P605"><text:span text:style-name="T489">Н</text:span><text:span text:style-name="T490">еправильны</text:span><text:span text:style-name="T489">й</text:span><text:span text:style-name="T490"> глагол </text:span><text:span text:style-name="T489">это </text:span><text:span text:style-name="T490">тот, который во 2й или 3й форме </text:span><text:span text:style-name="T504">записывается</text:span><text:span text:style-name="T490"> </text:span><text:span text:style-name="T504">по особенному</text:span><text:span text:style-name="T490">. </text:span></text:p>
      <text:p text:style-name="P195">Самые популярные неправильные глаголы нужно заучить (см. таблицу ниже).</text:p>
      <text:p text:style-name="P194"/>
      <text:p text:style-name="P197">Слова-маячки Present Perfect:</text:p>
      <text:list xml:id="list294725912" text:style-name="L22">
        <text:list-item>
          <text:p text:style-name="P861">just — только что;</text:p>
        </text:list-item>
        <text:list-item>
          <text:p text:style-name="P861">already — уже;</text:p>
        </text:list-item>
        <text:list-item>
          <text:p text:style-name="P861">yet — еще не;</text:p>
        </text:list-item>
      </text:list>
      <text:p text:style-name="P199"/>
      <text:p text:style-name="P606"><text:span text:style-name="T421">Just</text:span><text:span text:style-name="T491"> и </text:span><text:span text:style-name="T421">already</text:span><text:span text:style-name="T491"> используются в утверждениях. </text:span><text:span text:style-name="T421">Yet</text:span><text:span text:style-name="T491"> — в вопросах и отрицаниях</text:span><text:span text:style-name="T492">. </text:span></text:p>
      <text:p text:style-name="P728"><text:span text:style-name="T492">(</text:span><text:span text:style-name="T435">already</text:span><text:span text:style-name="T539"> также </text:span><text:span text:style-name="T538">иногда можно встретить</text:span><text:span text:style-name="T539"> в вопросах).</text:span></text:p>
      <text:p text:style-name="P201"/>
      <text:p text:style-name="P200">Место <text:span text:style-name="T367">just</text:span>, <text:span text:style-name="T367">already</text:span> в предложении — между <text:span text:style-name="T367">have</text:span> и 3й формой глагола. </text:p>
      <text:p text:style-name="P200">Слово <text:span text:style-name="T367">yet</text:span> стоит <text:span text:style-name="T707">всегда </text:span>в конце предложения.</text:p>
      <text:p text:style-name="P198"/>
      <text:p text:style-name="P84">I have <text:span text:style-name="T583">just</text:span> eaten a sandwich. <text:span text:style-name="T631">—</text:span> Я только что съел бутерброд.</text:p>
      <text:p text:style-name="P84">We have n<text:span text:style-name="T634">o</text:span>t finished <text:span text:style-name="T583">yet</text:span>. <text:span text:style-name="T631">—</text:span> Мы еще не закончили.</text:p>
      <text:p text:style-name="P196"/>
      <text:p text:style-name="P202">Другие указатели времени:</text:p>
      <text:list xml:id="list1903606430" text:style-name="L23">
        <text:list-item>
          <text:p text:style-name="P862">ever — когда либо;</text:p>
        </text:list-item>
        <text:list-item>
          <text:p text:style-name="P862">never — никогда;</text:p>
        </text:list-item>
        <text:list-item>
          <text:p text:style-name="P862">recently — в последнее время;</text:p>
        </text:list-item>
        <text:list-item>
          <text:p text:style-name="P862">these days — в последние дни;</text:p>
        </text:list-item>
        <text:list-item>
          <text:p text:style-name="P862">словосочетание с this (this mornig, this week).</text:p>
        </text:list-item>
      </text:list>
      <text:p text:style-name="P201"/>
      <text:p text:style-name="P201">Место <text:span text:style-name="T367">ever</text:span>, <text:span text:style-name="T367">never</text:span> — перед 3й формой глагола, <text:span text:style-name="T633">а</text:span> <text:span text:style-name="T367">recently</text:span>, <text:span text:style-name="T367">these days</text:span> и </text:p>
      <text:p text:style-name="P201">словосочетания с <text:span text:style-name="T367">this</text:span> — в конце предложения.</text:p>
      <text:p text:style-name="P201"/>
      <text:p text:style-name="P85">I <text:span text:style-name="T634">ha</text:span>ve <text:span text:style-name="T583">never</text:span> been to New York. <text:span text:style-name="T632">— </text:span>Я никогда не был в Нью Йорке.</text:p>
      <text:p text:style-name="P85"><text:soft-page-break/>I <text:span text:style-name="T634">ha</text:span>ve worked a lot <text:span text:style-name="T583">these days</text:span>. <text:span text:style-name="T632">—</text:span> Я много работал в эти дни.</text:p>
      <text:p text:style-name="P203"/>
      <text:p text:style-name="P191">Отрицания в Present Perfect</text:p>
      <text:p text:style-name="P204"/>
      <text:p text:style-name="P205">Используются, когда хотят сказать:</text:p>
      <text:list xml:id="list1078186275" text:style-name="L24">
        <text:list-item>
          <text:p text:style-name="P863">об отсутствии ожидаемого результата;</text:p>
        </text:list-item>
        <text:list-item>
          <text:p text:style-name="P863">о том, чего автор никогда не делал или не испытывал.</text:p>
        </text:list-item>
      </text:list>
      <text:p text:style-name="P204"/>
      <text:p text:style-name="P204">Для этого ставится частица <text:span text:style-name="T367">not</text:span> после вспомогательного глагола <text:span text:style-name="T367">have</text:span>.</text:p>
      <text:p text:style-name="P204"/>
      <text:p text:style-name="P204">Также отрицательным считается предложение со словом <text:span text:style-name="T367">never</text:span>, которое передает отрицательный контекст.</text:p>
      <text:p text:style-name="P204"/>
      <text:p text:style-name="P607"><text:span text:style-name="T493">В </text:span><text:span text:style-name="T487">отрицаниях почти всегда используется сокращенная форма глагола — </text:span><text:span text:style-name="T420">haven`t</text:span><text:span text:style-name="T487">.</text:span></text:p>
      <text:p text:style-name="P608"><text:span text:style-name="T505">Сокращени</text:span><text:span text:style-name="T537">е</text:span><text:span text:style-name="T505"> </text:span><text:span text:style-name="T423">`ve not</text:span><text:span text:style-name="T505"> не используется.</text:span></text:p>
      <text:p text:style-name="P86">I have<text:span text:style-name="T348">n</text:span><text:span text:style-name="T352">`</text:span><text:span text:style-name="T348">t</text:span> expected that. <text:span text:style-name="T632">—</text:span> Я этого не ожидал.</text:p>
      <text:p text:style-name="P86">I<text:span text:style-name="T634">`</text:span>ve <text:span text:style-name="T348">never</text:span> seen this movie before. <text:span text:style-name="T632">— </text:span>Я до этого не видел этот фильм. </text:p>
      <text:p text:style-name="P190"/>
      <text:p text:style-name="P190">Вопросы в Present Perfect</text:p>
      <text:p text:style-name="P87"/>
      <text:p text:style-name="P207">Используются, если хоят узнать:</text:p>
      <text:list xml:id="list288976942" text:style-name="L25">
        <text:list-item>
          <text:p text:style-name="P864">сделано ли дело к этом моменту, каким образом оно сделано;</text:p>
        </text:list-item>
        <text:list-item>
          <text:p text:style-name="P888"><text:span text:style-name="T505">имеет ли человек определенный опыт </text:span><text:span text:style-name="T503">или совершил ли он </text:span><text:span text:style-name="T506">нужное</text:span><text:span text:style-name="T503"> действие</text:span><text:span text:style-name="T505">;</text:span></text:p>
        </text:list-item>
      </text:list>
      <text:p text:style-name="P206"/>
      <text:p text:style-name="P608">Для этого используется уже знакомая схема. Глагол <text:span text:style-name="T367">have</text:span> ставится перед по<text:span text:style-name="T638">д</text:span>л<text:span text:style-name="T638">е</text:span>ж<text:span text:style-name="T638">а</text:span>щим.</text:p>
      <text:p text:style-name="P608"/>
      <text:p text:style-name="P88">Why have you done it? <text:span text:style-name="T632">—</text:span> Зачем ты это сделал?</text:p>
      <text:p text:style-name="P727"><text:span text:style-name="T431">Ha</text:span><text:span text:style-name="T432">s</text:span><text:span text:style-name="T431"> </text:span><text:span text:style-name="T432">he</text:span><text:span text:style-name="T431"> ever been to Rome? </text:span><text:span text:style-name="T433">—</text:span><text:span text:style-name="T431"> </text:span><text:span text:style-name="T432">Он</text:span><text:span text:style-name="T431"> бывал в Риме?</text:span></text:p>
      <text:p text:style-name="P88"/>
      <text:p text:style-name="P181">Present Perfect Continuous</text:p>
      <text:p text:style-name="P208"/>
      <text:p text:style-name="P210">Для того, чтобы использовать, нужно чтобы совпало сразу несколько условий:</text:p>
      <text:list xml:id="list3089689018" text:style-name="L26">
        <text:list-item>
          <text:p text:style-name="P889"><text:span text:style-name="T494">действие не закончено либо закончено не</text:span><text:span text:style-name="T498">давно</text:span><text:span text:style-name="T494">;</text:span></text:p>
        </text:list-item>
        <text:list-item>
          <text:p text:style-name="P889"><text:span text:style-name="T494">известн</text:span><text:span text:style-name="T498">а его продолжительность </text:span><text:span text:style-name="T512">(обычно из контекста предложения)</text:span><text:span text:style-name="T498">.</text:span></text:p>
        </text:list-item>
      </text:list>
      <text:p text:style-name="P209"/>
      <text:p text:style-name="P214">Схема состоит из 3х частей: вспомогательного глагола <text:span text:style-name="T367">have</text:span>, слова <text:span text:style-name="T367">been</text:span> <text:span text:style-name="T711">(особая форма </text:span></text:p>
      <text:p text:style-name="P214"><text:span text:style-name="T711">глагола </text:span><text:span text:style-name="T387">be</text:span><text:span text:style-name="T711">) </text:span>и смыслового глагола с окончанием <text:span text:style-name="T367">-ing</text:span>. </text:p>
      <text:p text:style-name="P212"/>
      <text:p text:style-name="P619"><text:span text:style-name="T487">На русский </text:span><text:span text:style-name="T496">язык </text:span><text:span text:style-name="T477">Present Perfect Continuous</text:span><text:span text:style-name="T485"> </text:span><text:span text:style-name="T487">переводится настоящим временем</text:span></text:p>
      <text:p text:style-name="P611"><text:span text:style-name="T495">(редко в прошлом). </text:span><text:span text:style-name="T496">При этом все 3 части </text:span><text:span text:style-name="T497">переводятся</text:span><text:span text:style-name="T496"> одним словом.</text:span></text:p>
      <text:p text:style-name="P211"/>
      <text:p text:style-name="P20"><text:span text:style-name="T594">I </text:span><text:span text:style-name="T607">have been learning</text:span><text:span text:style-name="T594"> English for 2 years. </text:span><text:span text:style-name="T611">—</text:span><text:span text:style-name="T594"> Я </text:span><text:span text:style-name="T607">учу</text:span><text:span text:style-name="T594"> английский уже 2 года (и еще не закончил).</text:span></text:p>
      <text:p text:style-name="P20"><text:span text:style-name="T594">We </text:span><text:span text:style-name="T607">have been cleaning</text:span><text:span text:style-name="T594"> the flat the whole morning. </text:span><text:span text:style-name="T611">— </text:span><text:span text:style-name="T594">Мы </text:span><text:span text:style-name="T607">убирали</text:span><text:span text:style-name="T594"> </text:span><text:span text:style-name="T612">квартиру все утро.</text:span></text:p>
      <text:p text:style-name="P213"/>
      <text:p text:style-name="P215">Формы глагола <text:span text:style-name="T367">have</text:span> <text:span text:style-name="T367">verb-ing</text:span> (подобно <text:span text:style-name="T367">am/is/are verb-ing</text:span>, как в Continuous) не существует.</text:p>
      <text:p text:style-name="P215">Если у смыслового глагола окончание<text:span text:style-name="T367"> -ing</text:span>, то <text:span text:style-name="T367">have</text:span> применяется только с <text:span text:style-name="T367">been</text:span>.</text:p>
      <text:p text:style-name="P215"/>
      <text:p text:style-name="P612"><text:span text:style-name="T498">С</text:span><text:span text:style-name="T487">лова-маячки Present Perfect Continuous:</text:span></text:p>
      <text:list xml:id="list4191151970" text:style-name="L27">
        <text:list-item>
          <text:p text:style-name="P865">for — в течении;</text:p>
        </text:list-item>
        <text:list-item>
          <text:p text:style-name="P865">since — с какого-то времени;</text:p>
        </text:list-item>
        <text:list-item>
          <text:p text:style-name="P865"><text:soft-page-break/>how long — как долго.</text:p>
        </text:list-item>
      </text:list>
      <text:p text:style-name="P217"/>
      <text:p text:style-name="P216">Дополнительно могут использоваться указатели периода:</text:p>
      <text:list xml:id="list2525851062" text:style-name="L28">
        <text:list-item>
          <text:p text:style-name="P866">all — весь (день/год);</text:p>
        </text:list-item>
        <text:list-item>
          <text:p text:style-name="P866">the whole — целый (день/вечер); </text:p>
        </text:list-item>
      </text:list>
      <text:p text:style-name="P211"/>
      <text:p text:style-name="P21"><text:span text:style-name="T594">He</text:span><text:span text:style-name="T613">`</text:span><text:span text:style-name="T595">s been playing</text:span><text:span text:style-name="T594"> for an hour. — Он </text:span><text:span text:style-name="T595">играет</text:span><text:span text:style-name="T594"> уже час </text:span><text:span text:style-name="T613">(в течении часа).</text:span></text:p>
      <text:p text:style-name="P22"><text:span text:style-name="T613">W</text:span><text:span text:style-name="T594">e`</text:span><text:span text:style-name="T595">ve been staying</text:span><text:span text:style-name="T594"> in this hotel since Tuesday. </text:span><text:span text:style-name="T614">— </text:span><text:span text:style-name="T594">Мы </text:span><text:span text:style-name="T595">находимся</text:span><text:span text:style-name="T594"> в этом отеле со вторника.</text:span></text:p>
      <text:p text:style-name="P218"/>
      <text:p text:style-name="P615"><text:span text:style-name="T499">В утверждениях глагол </text:span><text:span text:style-name="T422">have</text:span><text:span text:style-name="T499"> </text:span><text:span text:style-name="T500">часто</text:span><text:span text:style-name="T499"> сокращают до </text:span><text:span text:style-name="T422">`ve</text:span><text:span text:style-name="T499">, а </text:span><text:span text:style-name="T422">has</text:span><text:span text:style-name="T499"> — до </text:span><text:span text:style-name="T422">`s</text:span><text:span text:style-name="T499"> (лего перепутать с </text:span><text:span text:style-name="T422">is</text:span><text:span text:style-name="T499">, посему здесь вспомогательный глагол можно понять только по контексту).</text:span></text:p>
      <text:p text:style-name="P219"/>
      <text:p text:style-name="P614"><text:span text:style-name="T499">Е</text:span><text:span text:style-name="T487">сли используется глагол </text:span><text:span text:style-name="T420">be</text:span><text:span text:style-name="T487"> или глаголы состояния, которые не стоят в Continuous</text:span><text:span text:style-name="T509">,</text:span><text:span text:style-name="T487"> </text:span></text:p>
      <text:p text:style-name="P220">то предложение будет в Present Perfect. </text:p>
      <text:p text:style-name="P220"/>
      <text:p text:style-name="P25"><text:span text:style-name="T595">I </text:span><text:span text:style-name="T607">have known </text:span><text:span text:style-name="T595">(</text:span><text:span text:style-name="T603">а </text:span><text:span text:style-name="T595">не have been knowing)</text:span><text:span text:style-name="T594"> Alice for 3 years. </text:span><text:span text:style-name="T499">—</text:span><text:span text:style-name="T594"> Я </text:span><text:span text:style-name="T607">знаю</text:span><text:span text:style-name="T594"> Алису уже 3 года </text:span></text:p>
      <text:p text:style-name="P26"><text:span text:style-name="T594">I </text:span><text:span text:style-name="T607">haven`t seen</text:span><text:span text:style-name="T594"> Mary for years. </text:span><text:span text:style-name="T613">— </text:span><text:span text:style-name="T594">Я н</text:span><text:span text:style-name="T607">е видел</text:span><text:span text:style-name="T594"> Мэри много лет. </text:span></text:p>
      <text:p text:style-name="P220"/>
      <text:p text:style-name="P616"><text:span text:style-name="T508">Present Perfect Continuous можно упрощать до Present Perfect с пом</text:span><text:span text:style-name="T507">.</text:span><text:span text:style-name="T508"> глаголов </text:span><text:span text:style-name="T424">live</text:span><text:span text:style-name="T508"> </text:span><text:span text:style-name="T507">и</text:span><text:span text:style-name="T508"> </text:span><text:span text:style-name="T424">work</text:span><text:span text:style-name="T508">:</text:span></text:p>
      <text:p text:style-name="P24"><text:span text:style-name="T615">I</text:span><text:span text:style-name="T594">`ve </text:span><text:span text:style-name="T607">been working</text:span><text:span text:style-name="T594"> here for 2 years → I`ve </text:span><text:span text:style-name="T607">worked</text:span><text:span text:style-name="T594"> here for 2 years. </text:span><text:span text:style-name="T616">(смысл одинаковый)</text:span></text:p>
      <text:p text:style-name="P219"/>
      <text:p text:style-name="P5"><text:span text:style-name="T499">О</text:span><text:span text:style-name="T487">трицания в Present Perfect Continuous</text:span></text:p>
      <text:p text:style-name="P221"/>
      <text:p text:style-name="P613"><text:span text:style-name="T500">Использу</text:span><text:span text:style-name="T501">ю</text:span><text:span text:style-name="T500">тся, чтобы сказать, что что-то не происходит в течении указанного времени.</text:span></text:p>
      <text:p text:style-name="P222">Для этого добавляется частица <text:span text:style-name="T367">not</text:span> после вспомогательного глагола <text:span text:style-name="T367">have</text:span>.</text:p>
      <text:p text:style-name="P222"/>
      <text:p text:style-name="P23"><text:span text:style-name="T594">I </text:span><text:span text:style-name="T595">have not been waiting</text:span><text:span text:style-name="T594"> long. </text:span><text:span text:style-name="T614">—</text:span><text:span text:style-name="T594"> Я </text:span><text:span text:style-name="T595">не жду</text:span><text:span text:style-name="T594"> долго.</text:span></text:p>
      <text:p text:style-name="P211"/>
      <text:p text:style-name="P6"><text:span text:style-name="T487">Вопросы </text:span><text:span text:style-name="T502">в Present Perfect Continuous</text:span><text:span text:style-name="T487"> </text:span></text:p>
      <text:p text:style-name="P211"/>
      <text:p text:style-name="P223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223"/>
      <text:p text:style-name="P65"><text:span text:style-name="T594">Have you been waiting long? </text:span><text:span text:style-name="T614">— </text:span><text:span text:style-name="T594">Вы давно ждете? </text:span></text:p>
      <text:p text:style-name="P65"><text:span text:style-name="T594">How long have you been waiting? </text:span><text:span text:style-name="T614">—</text:span><text:span text:style-name="T594"> Как долго вы ждете?</text:span></text:p>
      <text:p text:style-name="P186"/>
      <text:p text:style-name="P186"><text:span text:style-name="T641">Прошедшее. </text:span>Past</text:p>
      <text:p text:style-name="P224"/>
      <text:p text:style-name="P236">Past Perfect и Past Perfect Continuous относительно редки и <text:span text:style-name="T648">в</text:span> рамках начального курса </text:p>
      <text:p text:style-name="P236">не проходятся. <text:span text:style-name="T642">В художественной литературе почти всегда используется Past Simple.</text:span></text:p>
      <text:p text:style-name="P224"/>
      <text:p text:style-name="P184">Past Simple</text:p>
      <text:p text:style-name="P225"/>
      <text:p text:style-name="P227">Используется, чтобы:</text:p>
      <text:list xml:id="list1127686798" text:style-name="L29">
        <text:list-item>
          <text:p text:style-name="P890"><text:span text:style-name="T510">сообщить факты </text:span><text:span text:style-name="T511">прошлого,</text:span><text:span text:style-name="T510"> рассказать историю, </text:span><text:span text:style-name="T518">биографию</text:span><text:span text:style-name="T510">; </text:span></text:p>
        </text:list-item>
        <text:list-item>
          <text:p text:style-name="P867">описать действие из прошлого, результат которого не важен в настоящем.</text:p>
        </text:list-item>
      </text:list>
      <text:p text:style-name="P226"/>
      <text:p text:style-name="P620"><text:span text:style-name="T512">Для этого использются глаголы во 2й форме. </text:span><text:span text:style-name="T513">Вторая форма правильного глагола образуется добавлением окончания </text:span><text:span text:style-name="T425">-ed</text:span><text:span text:style-name="T513">. </text:span><text:span text:style-name="T521">Ф</text:span><text:span text:style-name="T513">орма </text:span><text:span text:style-name="T521">неправильного глагола </text:span><text:span text:style-name="T513">находится в таблице.</text:span></text:p>
      <text:p text:style-name="P226"/>
      <text:p text:style-name="P27"><text:span text:style-name="T594">Mozart </text:span><text:span text:style-name="T607">lived</text:span><text:span text:style-name="T594"> from 1756 to 1791 — Моцарт </text:span><text:span text:style-name="T607">жил</text:span><text:span text:style-name="T594"> с 1756 по 1791 год (факт прошлого). </text:span></text:p>
      <text:p text:style-name="P27"><text:soft-page-break/><text:span text:style-name="T594">I </text:span><text:span text:style-name="T607">visited</text:span><text:span text:style-name="T594"> my parents yesterday — Вчера я </text:span><text:span text:style-name="T607">навещал</text:span><text:span text:style-name="T594"> родителей (действие из прошлого).</text:span></text:p>
      <text:p text:style-name="P292"/>
      <text:p text:style-name="P293">Если глагол заканчивается на глухой звук, то <text:span text:style-name="T367">-ed</text:span> читается как <text:span text:style-name="T367">t</text:span>, а если на звконкий </text:p>
      <text:p text:style-name="P293">согласный или на гласный звук — то как <text:span text:style-name="T367">d</text:span>: <text:span text:style-name="T367">worked [воркт], played [плэйд]</text:span>.</text:p>
      <text:p text:style-name="P618"/>
      <text:p text:style-name="P291">Если глагол заканчивается на <text:span text:style-name="T367">d </text:span>или <text:span text:style-name="T367">t</text:span>, то <text:span text:style-name="T367">-ed</text:span> читается как <text:span text:style-name="T367">id</text:span>: <text:span text:style-name="T367">recorded [рикодид]</text:span>. </text:p>
      <text:p text:style-name="P294">Если глагол заканчивается на <text:span text:style-name="T367">-e</text:span>, то её не надо писать 2 раза: <text:span text:style-name="T367">chase</text:span> → <text:span text:style-name="T367">chased</text:span>.</text:p>
      <text:p text:style-name="P618"/>
      <text:p text:style-name="P617">Слова-маячки Past Simple:</text:p>
      <text:list xml:id="list3151354730" text:style-name="L30">
        <text:list-item>
          <text:p text:style-name="P891">ago — <text:span text:style-name="T643">тому назад</text:span>;</text:p>
        </text:list-item>
        <text:list-item>
          <text:p text:style-name="P892">last — <text:span text:style-name="T643">прошлый</text:span>;</text:p>
        </text:list-item>
        <text:list-item>
          <text:p text:style-name="P868">yesterday — вчера;</text:p>
        </text:list-item>
      </text:list>
      <text:p text:style-name="P246"/>
      <text:p text:style-name="P621"><text:span text:style-name="T519">Past Simple часто путают с Present Perfect, потому что на русский они переводятся </text:span><text:span text:style-name="T520">почти</text:span><text:span text:style-name="T519"> одинаково. Главное отличие в том, что Present Perfect всегда будет сообщать доп</text:span><text:span text:style-name="T520">олнительную</text:span><text:span text:style-name="T519"> информацию, указывающ</text:span><text:span text:style-name="T520">ую </text:span><text:span text:style-name="T519">на настоящее время </text:span><text:span text:style-name="T520">(</text:span><text:span text:style-name="T521">чтобы сообщить</text:span><text:span text:style-name="T520"> результат).</text:span></text:p>
      <text:p text:style-name="P233"/>
      <text:p text:style-name="P234">Past Simple используется когда известен момент в прошлом. Если мы знаешь, </text:p>
      <text:p text:style-name="P234">когда произошло событие, то Present Perfect использовать нельзя.</text:p>
      <text:p text:style-name="P234"/>
      <text:p text:style-name="P93">Tom has lost his key — Том потерал ключ (у него сейчас нет ключа, </text:p>
      <text:p text:style-name="P93">потому что он его потерян).</text:p>
      <text:p text:style-name="P93"/>
      <text:p text:style-name="P93">Tom lost his key last weak — Том потерял ключ на прошлой неделе </text:p>
      <text:p text:style-name="P93">(не важно, есть у него ключ или нет).</text:p>
      <text:p text:style-name="P230"/>
      <text:p text:style-name="P231">В английском, если вопрос задается в настоящем, то и ответ должен быть в настоящем. </text:p>
      <text:p text:style-name="P231">Если вопрос в прошлом, то ответ также должен быть в прошлом.</text:p>
      <text:p text:style-name="P231"/>
      <text:p text:style-name="P231">Но если вопрос был в Present Perfect, а в ответе дается информация, когда именно это случилось, тогда необходимо отвечать в Past Simple.</text:p>
      <text:p text:style-name="P231"/>
      <text:p text:style-name="P91">Have you already started to learn English? Yes, I started to learn it 3 month ago — </text:p>
      <text:p text:style-name="P91">Ты уже начал учить английский? Да, 3 месяца назад (информация о времени).</text:p>
      <text:p text:style-name="P90"/>
      <text:p text:style-name="P232">Если вопрос содержит слово <text:span text:style-name="T367">when</text:span>, то он автоматически привязывает нас к моменту </text:p>
      <text:p text:style-name="P232">в прошлом. <text:span text:style-name="T647">Поэтому Present Perfect в вопросах с </text:span><text:span text:style-name="T377">when</text:span><text:span text:style-name="T647"> не используется.</text:span></text:p>
      <text:p text:style-name="P232"/>
      <text:p text:style-name="P92">Have you met him before? <text:span text:style-name="T646">—</text:span> Вы раньше с ним встречались?</text:p>
      <text:p text:style-name="P92">When did you meet him? <text:span text:style-name="T646">—</text:span> Когда вы встречались с ним?</text:p>
      <text:p text:style-name="P230"/>
      <text:p text:style-name="P187">Отрицания и вопросы в Past Simple</text:p>
      <text:p text:style-name="P229"/>
      <text:p text:style-name="P623"><text:span text:style-name="T513">Отрицание представляет связку </text:span><text:span text:style-name="T425">did</text:span><text:span text:style-name="T513"> с частицей </text:span><text:span text:style-name="T425">not</text:span><text:span text:style-name="T513">, </text:span><text:span text:style-name="T523">которая ставится перед смысловым глаголом в начальной форме. </text:span><text:span text:style-name="T514">Обычно </text:span><text:span text:style-name="T523">эта связка</text:span><text:span text:style-name="T514"> сокращается до </text:span><text:span text:style-name="T426">didn`t</text:span><text:span text:style-name="T514">.</text:span></text:p>
      <text:p text:style-name="P239"/>
      <text:p text:style-name="P623"><text:span text:style-name="T522">В вопросах </text:span><text:span text:style-name="T513">вспомогательный глагол </text:span><text:span text:style-name="T425">did</text:span><text:span text:style-name="T513"> используется </text:span><text:span text:style-name="T523">по тем же грамматическим </text:span></text:p>
      <text:p text:style-name="P623"><text:span text:style-name="T523">правилам</text:span><text:span text:style-name="T513">, </text:span><text:span text:style-name="T514">как</text:span><text:span text:style-name="T513"> </text:span><text:span text:style-name="T425">do</text:span><text:span text:style-name="T513"> для Present Simple. </text:span></text:p>
      <text:p text:style-name="P228"/>
      <text:p text:style-name="P89"><text:span text:style-name="T583">Did</text:span> you <text:span text:style-name="T583">go</text:span> to Los Angeles last week? - Ты <text:span text:style-name="T583">ездил</text:span> в Лос Анжелес на прошлой неделе?</text:p>
      <text:p text:style-name="P89">I <text:span text:style-name="T583">didn`t go</text:span> to Los Angeles, I <text:span text:style-name="T583">went</text:span> to Bostom — Я <text:span text:style-name="T583">не ездил</text:span> в Лос Анжелес, я <text:span text:style-name="T583">ездил</text:span> в Бостон.</text:p>
      <text:p text:style-name="P710"/>
      <text:p text:style-name="P192"><text:soft-page-break/>Past Continuous</text:p>
      <text:p text:style-name="P235"/>
      <text:p text:style-name="P626"><text:span text:style-name="T525">О</text:span><text:span text:style-name="T524">значает процесс или незаконченное действие, которое привязано к точному моменту </text:span></text:p>
      <text:p text:style-name="P626"><text:span text:style-name="T524">в </text:span><text:span text:style-name="T571">прошлом</text:span><text:span text:style-name="T524"> (т. е. действие происходило и не было закончено).</text:span></text:p>
      <text:p text:style-name="P237"/>
      <text:p text:style-name="P625"><text:span text:style-name="T524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528">обсуждаемая ситуация</text:span><text:span text:style-name="T524">).</text:span></text:p>
      <text:p text:style-name="P237"/>
      <text:p text:style-name="P627"><text:span text:style-name="T525">Состоит из 2х частей: вспомогательного глагола </text:span><text:span text:style-name="T428">be</text:span><text:span text:style-name="T525"> (</text:span><text:span text:style-name="T526">формы как в Past Simple</text:span><text:span text:style-name="T525">) и смыслового глагола с окончанием </text:span><text:span text:style-name="T428">-ing</text:span><text:span text:style-name="T525">. </text:span><text:span text:style-name="T524">На русский переводится глаголом в прошедшем времени.</text:span></text:p>
      <text:p text:style-name="P238"/>
      <text:p text:style-name="P94">Last Sunday at 5 I <text:span text:style-name="T583">was having</text:span> dinner with my friends — В прошлое воскресенье в 5 </text:p>
      <text:p text:style-name="P94">я <text:span text:style-name="T583">ужинал</text:span> со своими друзьями (привязка к точному моменту в прошлом).</text:p>
      <text:p text:style-name="P29"><text:span text:style-name="T618">My parents </text:span><text:span text:style-name="T609">were watching</text:span><text:span text:style-name="T618"> TV when I came home yesterday — Мои родители </text:span><text:span text:style-name="T609">смотрели</text:span><text:span text:style-name="T618"> телевизор, когда я пришел вчера домой (незаконченное действие </text:span><text:span text:style-name="T619">в тот момент</text:span><text:span text:style-name="T618">).</text:span></text:p>
      <text:p text:style-name="P95"/>
      <text:p text:style-name="P627"><text:span text:style-name="T526">В отрицаниях и вопросах </text:span><text:span text:style-name="T527">глагол </text:span><text:span text:style-name="T429">be</text:span><text:span text:style-name="T526"> ведет себя точно так же, как и </text:span><text:span text:style-name="T527">для</text:span><text:span text:style-name="T526"> Past Simple:</text:span></text:p>
      <text:p text:style-name="P30"><text:span text:style-name="T620">W</text:span><text:span text:style-name="T594">e weren`t reading — Мы не читали (именно тогда). Was I running? — Я бежал?</text:span></text:p>
      <text:p text:style-name="P97"/>
      <text:p text:style-name="P242">В одном предложении часто используются Past Continuous и Past Simple одновременно.</text:p>
      <text:p text:style-name="P630"><text:span text:style-name="T529">Действие, длящееся какое-то время (</text:span><text:span text:style-name="T530">Past Continuous</text:span><text:span text:style-name="T529">) может прерываться более коротким действием (</text:span><text:span text:style-name="T530">Past Simple</text:span><text:span text:style-name="T535">)</text:span><text:span text:style-name="T529"> </text:span><text:span text:style-name="T533">либо другим Past Continuous </text:span><text:span text:style-name="T536">(смотреть по контексту)</text:span><text:span text:style-name="T533">.</text:span></text:p>
      <text:p text:style-name="P240"/>
      <text:p text:style-name="P628"><text:span text:style-name="T529">В этом случае предложение может содержать слово </text:span><text:span text:style-name="T430">while</text:span><text:span text:style-name="T529"> </text:span><text:span text:style-name="T531">(в то время, как)</text:span><text:span text:style-name="T529"> в той части, которая относится к <text:s/></text:span><text:span text:style-name="T530">Past Continuous, </text:span><text:span text:style-name="T529">либо </text:span><text:span text:style-name="T430">when</text:span><text:span text:style-name="T529">, там, где используется Past Simple.</text:span></text:p>
      <text:p text:style-name="P240"/>
      <text:p text:style-name="P31"><text:span text:style-name="T610">While</text:span><text:span text:style-name="T621"> I was working in the garden, I </text:span><text:span text:style-name="T622">kicked</text:span><text:span text:style-name="T621"> my leg — Пока я работал в саду, я </text:span><text:span text:style-name="T623">пнул</text:span><text:span text:style-name="T621"> ногу.</text:span></text:p>
      <text:p text:style-name="P32"><text:span text:style-name="T594">I was working in the garden </text:span><text:span text:style-name="T607">when</text:span><text:span text:style-name="T594"> I kicked my leg — </text:span><text:span text:style-name="T622">Я работал в саду, когда </text:span><text:span text:style-name="T623">пнул</text:span><text:span text:style-name="T622"> ногу</text:span><text:span text:style-name="T594">.</text:span></text:p>
      <text:p text:style-name="P98"/>
      <text:p text:style-name="P33"><text:span text:style-name="T607">While</text:span><text:span text:style-name="T594"> Tom was reading, Amely was watching a documentary on TV — Пока </text:span><text:span text:style-name="T624">Т</text:span><text:span text:style-name="T594">ом читал, </text:span></text:p>
      <text:p text:style-name="P99">Эмили смотрела документальный фильм по телевизору.</text:p>
      <text:p text:style-name="P243"/>
      <text:p text:style-name="P629"><text:span text:style-name="T534">Если действия происходят не одновременно, а следуют одно за другим</text:span><text:span text:style-name="T532">, то в этом </text:span></text:p>
      <text:p text:style-name="P241">случае нужно использовать <text:span text:style-name="T656">только</text:span> Past Simple.</text:p>
      <text:p text:style-name="P241"/>
      <text:p text:style-name="P96">I saw Jane in the street yesterday. I stopped and said hello — Я увидел Джейн вчера на улице. </text:p>
      <text:p text:style-name="P96">Я остановился и поздоровался (сказал «привет»).</text:p>
      <text:p text:style-name="P189"/>
      <text:p text:style-name="P189">Будущие. Future</text:p>
      <text:p text:style-name="P113"/>
      <text:p text:style-name="P118">В английском языке о будущем можно говорить не только с помощью формы Future, но и </text:p>
      <text:p text:style-name="P636"><text:span text:style-name="T550">с помощью </text:span><text:span text:style-name="T554">формы</text:span><text:span text:style-name="T550"> </text:span><text:span text:style-name="T552">Present</text:span><text:span text:style-name="T550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117"/>
      <text:p text:style-name="P635"><text:span text:style-name="T551">Другие варианты Future (кроме </text:span><text:span text:style-name="T553">Future </text:span><text:span text:style-name="T551">Simple) используются редко, </text:span><text:span text:style-name="T553">т. к.</text:span><text:span text:style-name="T551"> они громоздкие и довольно неудобные. В современном английском можно обойтись без них.</text:span></text:p>
      <text:p text:style-name="P117"/>
      <text:p text:style-name="P633"><text:span text:style-name="T220">На будущ</text:span><text:span text:style-name="T221">и</text:span><text:span text:style-name="T220">е могут также указы</text:span><text:span text:style-name="T221">вать</text:span><text:span text:style-name="T220"> модальные глаголы </text:span><text:span text:style-name="T222">и оборот </text:span><text:span text:style-name="T139">be going to</text:span><text:span text:style-name="T223">, </text:span><text:span text:style-name="T222">который </text:span></text:p>
      <text:p text:style-name="P633"><text:span text:style-name="T222">в основном</text:span><text:span text:style-name="T223"> встречается </text:span><text:span text:style-name="T222">в разговорной речи и нередко используется вместо Future Simple.</text:span></text:p>
      <text:p text:style-name="P117"/>
      <text:p text:style-name="P255"/>
      <text:p text:style-name="P794">Present Continuous в значении будущего</text:p>
      <text:p text:style-name="P119"/>
      <text:p text:style-name="P119">Используется, чтобы сказать о личных планах. В предложении обычно указывается дата </text:p>
      <text:p text:style-name="P119">или время, связанные с будущим. Переводить можно как будущим так и настоящим.</text:p>
      <text:p text:style-name="P119"/>
      <text:p text:style-name="P489">What are you doing on Satureday? <text:span text:style-name="T353">—</text:span> Что ты делаешь в субботу? (какие у тебя планы?)</text:p>
      <text:p text:style-name="P497">I am flying to London tomorrow — <text:span text:style-name="T657">Завтра я лечу в Лондон (личный план)</text:span></text:p>
      <text:p text:style-name="P497"/>
      <text:p text:style-name="P392">Present Simple в значении будущего</text:p>
      <text:p text:style-name="P498"/>
      <text:p text:style-name="P120"><text:span text:style-name="T304">Используется, чтобы сказать о том, что </text:span><text:span text:style-name="T306">что-то </text:span><text:span text:style-name="T304">должно произойти по рассписанию, либо </text:span></text:p>
      <text:p text:style-name="P120"><text:span text:style-name="T304">о собственном графике. </text:span><text:span text:style-name="T305">Переводить можно как будущим так и настоящим.</text:span></text:p>
      <text:p text:style-name="P405"/>
      <text:p text:style-name="P405">Ключевое отличие от Present Continuous в том, что расписание не зависит от говорящего, </text:p>
      <text:p text:style-name="P631"><text:span text:style-name="T147">т. е. речь может идти </text:span><text:span text:style-name="T148">о </text:span><text:span text:style-name="T147">рассписании транспорта, сеансов в кино и т. </text:span><text:span text:style-name="T148">п</text:span><text:span text:style-name="T147">.</text:span></text:p>
      <text:p text:style-name="P499">My airplane flies at 6 o`clock tomorrow — Мой самолет летит завтра в 6 (рассписание)</text:p>
      <text:p text:style-name="P711"><text:span text:style-name="T100">What time do you finish work tommorow? </text:span><text:span text:style-name="T101">— </text:span><text:span text:style-name="T100">В какое время ты заканчиваешь работу завтра?</text:span></text:p>
      <text:p text:style-name="P501"/>
      <text:p text:style-name="P393">Оборот <text:span text:style-name="T367">be going to</text:span></text:p>
      <text:p text:style-name="P406"/>
      <text:p text:style-name="P632"><text:span text:style-name="T149">Подразумевает, что человек говорит не о спонтанном решении что-либо сделать, </text:span><text:span text:style-name="T152">а о заранее </text:span><text:span text:style-name="T153">продуманных</text:span><text:span text:style-name="T152"> действиях. </text:span><text:span text:style-name="T149">На русский переводится как «собираюсь сделать».</text:span></text:p>
      <text:p text:style-name="P406"/>
      <text:p text:style-name="P122"><text:span text:style-name="T303">Чтобы использовать, нужно поставить глагол </text:span><text:span text:style-name="T100">be</text:span><text:span text:style-name="T303"> в форму </text:span><text:span text:style-name="T100">am/is/are</text:span><text:span text:style-name="T303">, а смысловой глагол оставить в начальной форме, после </text:span><text:span text:style-name="T100">going to</text:span><text:span text:style-name="T303">.</text:span></text:p>
      <text:p text:style-name="P406"/>
      <text:p text:style-name="P500">I`m going to meet my friends tomorrow — Я собираюсь встретиться с друзьями завтра.</text:p>
      <text:p text:style-name="P697"><text:span text:style-name="T43">I`m going to go</text:span><text:span text:style-name="T314"> out after I finish my work — Я собираюсь погулять после, как закончу работу.</text:span></text:p>
      <text:p text:style-name="P406"/>
      <text:p text:style-name="P634"><text:span text:style-name="T149">В разговорной </text:span><text:span text:style-name="T153">стиле</text:span><text:span text:style-name="T150"> </text:span><text:span text:style-name="T151">этот </text:span><text:span text:style-name="T150">оборот </text:span><text:span text:style-name="T149">очень часто </text:span><text:span text:style-name="T153">записывается</text:span><text:span text:style-name="T149"> как </text:span><text:span text:style-name="T102">gonna</text:span><text:span text:style-name="T149"> </text:span><text:span text:style-name="T102">[гона].</text:span></text:p>
      <text:p text:style-name="P502"/>
      <text:p text:style-name="P123"><text:span text:style-name="T303">Также его используют, когда очевидно, что вот-вот случится какое-то действие. В этом случае </text:span><text:span text:style-name="T100">be goin to </text:span><text:span text:style-name="T303">передает оттенок неизбежности происходящего и применяется по отношению </text:span></text:p>
      <text:p text:style-name="P407">к постороннему человеку или объетку.</text:p>
      <text:p text:style-name="P407"/>
      <text:p text:style-name="P503">Look! He`s going to fall — Смотри! Он сейчас упадет.</text:p>
      <text:p text:style-name="P503">The sky is dark. It`s going to rain — Небо темное. Сейчас пойдет дождь.</text:p>
      <text:p text:style-name="P395"/>
      <text:p text:style-name="P394">Future Simple</text:p>
      <text:p text:style-name="P408"/>
      <text:p text:style-name="P637"><text:span text:style-name="T154">Сообщает о будущих, еще не случившихся событиях. </text:span><text:span text:style-name="T155">Эта форма говорит о том, что человек сделает что-то в будущем, но решение он принял в момент речи, </text:span><text:span text:style-name="T156">т. е. описывает не спланированные, а спонтанные дейсвтия. </text:span></text:p>
      <text:p text:style-name="P411"/>
      <text:p text:style-name="P637"><text:span text:style-name="T157">В</text:span><text:span text:style-name="T156"> предложени</text:span><text:span text:style-name="T157">ях</text:span><text:span text:style-name="T156"> </text:span><text:span text:style-name="T157">будут </text:span><text:span text:style-name="T156">часто </text:span><text:span text:style-name="T157">попадаться слова</text:span><text:span text:style-name="T156">, </text:span><text:span text:style-name="T157">выражающие</text:span><text:span text:style-name="T156"> мнение: <text:s/></text:span><text:span text:style-name="T103">I think </text:span><text:span text:style-name="T104">(я думаю)</text:span><text:span text:style-name="T103">, </text:span></text:p>
      <text:p text:style-name="P637"><text:span text:style-name="T103">I`m sure </text:span><text:span text:style-name="T104">(я уверен), I hope (я надеюсь), </text:span><text:span text:style-name="T103">probably (возможно).</text:span><text:span text:style-name="T104"> </text:span></text:p>
      <text:p text:style-name="P415"/>
      <text:p text:style-name="P410">Схема состоит из 2х частей: вспомогательного глагола <text:span text:style-name="T367">will </text:span><text:span text:style-name="T661">(заменяет </text:span><text:span text:style-name="T378">do/did</text:span><text:span text:style-name="T661">)</text:span> </text:p>
      <text:p text:style-name="P410">и смыслового глагола в начальной форме. </text:p>
      <text:p text:style-name="P505"/>
      <text:p text:style-name="P410"><text:span text:style-name="T367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367">not</text:span>.</text:p>
      <text:p text:style-name="P409"><text:soft-page-break/>В речи и на письме <text:span text:style-name="T367">will</text:span> обычно сокращается до <text:span text:style-name="T367">`ll</text:span>, а отрицание <text:span text:style-name="T367">will</text:span> <text:span text:style-name="T367">not</text:span> д<text:span text:style-name="T660">о</text:span> <text:span text:style-name="T367">won`t</text:span>.</text:p>
      <text:p text:style-name="P409"/>
      <text:p text:style-name="P504">We <text:span text:style-name="T583">will</text:span> proobably <text:span text:style-name="T583">meet</text:span> soon — Мы, возможно, скоро <text:span text:style-name="T583">встретимся</text:span>.</text:p>
      <text:p text:style-name="P504">I hope everything <text:span text:style-name="T583">will be</text:span> fine — Надеюсь, все <text:span text:style-name="T583">будет </text:span>хорошо.</text:p>
      <text:p text:style-name="P504"><text:span text:style-name="T583">Will</text:span> you <text:span text:style-name="T583">be</text:span> at home toworrow? No, I won`t — <text:span text:style-name="T659">Ты </text:span><text:span text:style-name="T585">будешь</text:span><text:span text:style-name="T659"> завтра дома? Нет</text:span>.</text:p>
      <text:p text:style-name="P409"/>
      <text:p text:style-name="P414">Чтобы правильно подобрать нужную форму, нужно отталкиваться от контекста:</text:p>
      <text:list xml:id="list587293147" text:style-name="L31">
        <text:list-item>
          <text:p text:style-name="P810">I will do — я сделаю (считаю/верю, что сделаю это);</text:p>
        </text:list-item>
        <text:list-item>
          <text:p text:style-name="P811">I am doing — я сделаю (потому что уже спланировал это);</text:p>
        </text:list-item>
        <text:list-item>
          <text:p text:style-name="P811">I am going to do — я собираюсь сделать (ключевое слово «собираюсь»).</text:p>
        </text:list-item>
      </text:list>
      <text:p text:style-name="P412"/>
      <text:p text:style-name="P413">Нередко, вместо will используется модальный глагол might:</text:p>
      <text:p text:style-name="P507">I might do it — Наверное, я сделаю это.</text:p>
      <text:p text:style-name="P506"/>
      <text:p text:style-name="P404">Модальные глаголы</text:p>
      <text:p text:style-name="P508"/>
      <text:p text:style-name="P418">Это особенные глаголы, которые одновременно:</text:p>
      <text:list xml:id="list3972719479" text:style-name="L32">
        <text:list-item>
          <text:p text:style-name="P812">передают смысл (используются как смысловые глаголы);</text:p>
        </text:list-item>
        <text:list-item>
          <text:p text:style-name="P812">передают время (привязывают дейсвтие к какому-то времени);</text:p>
        </text:list-item>
        <text:list-item>
          <text:p text:style-name="P812">используются по тем же правилами, что и вспомогательные глаголы.</text:p>
        </text:list-item>
      </text:list>
      <text:p text:style-name="P416"/>
      <text:p text:style-name="P416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416">а в отрицаниях используются вместе с частицей <text:span text:style-name="T367">not</text:span>.</text:p>
      <text:p text:style-name="P416"/>
      <text:p text:style-name="P646"><text:span text:style-name="T160">Модальные глаголы не имеют окончаний и дополнительных форм. </text:span><text:span text:style-name="T182">Т. е. </text:span><text:span text:style-name="T160">не меняются в зависимости от подлежащего </text:span><text:span text:style-name="T182">(нет окончания -s, если подлежащее he/she/it и </text:span><text:span text:style-name="T183">пр</text:span><text:span text:style-name="T182">)</text:span><text:span text:style-name="T160">. </text:span></text:p>
      <text:p text:style-name="P417"/>
      <text:p text:style-name="P424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424"/>
      <text:p text:style-name="P425"><text:span text:style-name="T682">После модального глагола почти всегда </text:span><text:span text:style-name="T684">идет</text:span><text:span text:style-name="T682"> смысловой глагол в начальной форме, </text:span><text:span text:style-name="T685">но </text:span><text:span text:style-name="T682">без частицы </text:span><text:span text:style-name="T383">to. </text:span><text:span text:style-name="T683">Также смысловой глагол в начальной форме идет после модальных кострукций.</text:span></text:p>
      <text:p text:style-name="P424"/>
      <text:p text:style-name="P712"><text:span text:style-name="T182">М</text:span><text:span text:style-name="T146">одальные глаголы: </text:span><text:span text:style-name="T100">can, could, must, might, may, should, would, will, shall</text:span><text:span text:style-name="T146">.</text:span></text:p>
      <text:p text:style-name="P674"><text:span text:style-name="T172">М</text:span><text:span text:style-name="T218">одальные конструкции: </text:span><text:span text:style-name="T134">be able to, have to, used to</text:span><text:span text:style-name="T218">.</text:span></text:p>
      <text:p text:style-name="P426"/>
      <text:p text:style-name="P674"><text:span text:style-name="T301">Глаголы </text:span><text:span text:style-name="T142">w</text:span><text:span text:style-name="T143">ill</text:span><text:span text:style-name="T302"> и </text:span><text:span text:style-name="T142">s</text:span><text:span text:style-name="T143">hall</text:span></text:p>
      <text:p text:style-name="P427"/>
      <text:p text:style-name="P713"><text:span text:style-name="T146">В Future Simple </text:span><text:span text:style-name="T100">will</text:span><text:span text:style-name="T146"> используется как вспомогательный глагол. Но иногда он также</text:span></text:p>
      <text:p text:style-name="P713"><text:span text:style-name="T146">используется как модальный глагол. Это касается ситуац</text:span><text:span text:style-name="T158">и</text:span><text:span text:style-name="T146">й, когда нужно предложить свою помощь либо обратиться за помощью самому.</text:span></text:p>
      <text:p text:style-name="P428"/>
      <text:p text:style-name="P509">You luggage is heavy. I`ll help you — У вас тяжелый багаж. Я помогу вам.</text:p>
      <text:p text:style-name="P509">Will you help me? — Ты мне поможешь?</text:p>
      <text:p text:style-name="P428"/>
      <text:p text:style-name="P639"><text:span text:style-name="T158">Ситуации с </text:span><text:span text:style-name="T105">will</text:span><text:span text:style-name="T158"> переводятся будущим, а с </text:span><text:span text:style-name="T105">won`t </text:span><text:span text:style-name="T158">— настоящим. </text:span><text:span text:style-name="T105">Won`t</text:span><text:span text:style-name="T158"> означает </text:span></text:p>
      <text:p text:style-name="P420">«отказывается» (не смотря на мои ожидание, действие не происходит).</text:p>
      <text:p text:style-name="P419"/>
      <text:p text:style-name="P510"/>
      <text:p text:style-name="P801">What`s wrong? My Car won`t start — Что случилось? Моя машина не заводится. </text:p>
      <text:p text:style-name="P510">(отказывается заводиться)</text:p>
      <text:p text:style-name="P419"/>
      <text:p text:style-name="P638"><text:span text:style-name="T159">Модальный глагол </text:span><text:span text:style-name="T106">shall</text:span><text:span text:style-name="T159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06">will</text:span><text:span text:style-name="T159">.</text:span></text:p>
      <text:p text:style-name="P421"/>
      <text:p text:style-name="P638"><text:span text:style-name="T159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06">I</text:span><text:span text:style-name="T159"> или </text:span><text:span text:style-name="T106">we</text:span><text:span text:style-name="T159">.</text:span></text:p>
      <text:p text:style-name="P421"/>
      <text:p text:style-name="P511">Shall I close the door? - Я закрою дверь? (вы не против, если я закрою дверь?)</text:p>
      <text:p text:style-name="P34"><text:span text:style-name="T307">S</text:span><text:span text:style-name="T303">hall we dance? - Потанцуем? (вы не против потанцевать?)</text:span></text:p>
      <text:p text:style-name="P419"/>
      <text:p text:style-name="P396"><text:span text:style-name="T667">Глаголы </text:span><text:span text:style-name="T380">c</text:span><text:span text:style-name="T367">an</text:span> и <text:span text:style-name="T380">c</text:span><text:span text:style-name="T367">ould</text:span></text:p>
      <text:p text:style-name="P421"/>
      <text:p text:style-name="P644"><text:span text:style-name="T118">Can</text:span><text:span text:style-name="T161"> переводится как «умею», «могу», «смогу». </text:span><text:span text:style-name="T180">С</text:span><text:span text:style-name="T161"> частицей </text:span><text:span text:style-name="T118">not</text:span><text:span text:style-name="T161"> в пишется либо </text:span></text:p>
      <text:p text:style-name="P281"><text:span text:style-name="T161">слитно — </text:span><text:span text:style-name="T118">cannot</text:span><text:span text:style-name="T161">, либо сокращенно — </text:span><text:span text:style-name="T118">can`t</text:span><text:span text:style-name="T161">. </text:span><text:span text:style-name="T180">М</text:span><text:span text:style-name="T162">ожет передавать следующие значения:</text:span></text:p>
      <text:list xml:id="list1313196947" text:style-name="L33">
        <text:list-item>
          <text:p text:style-name="P893"><text:span text:style-name="T161">у</text:span><text:span text:style-name="T162">мственные или физические возможности, умение что-то сделать;</text:span></text:p>
        </text:list-item>
        <text:list-item>
          <text:p text:style-name="P813">разрешение или запрет что-то cделать;</text:p>
        </text:list-item>
        <text:list-item>
          <text:p text:style-name="P813">просьба или предложение о помощи;</text:p>
        </text:list-item>
        <text:list-item>
          <text:p text:style-name="P813">неуверенность в совершении действия (в вопросах).</text:p>
        </text:list-item>
      </text:list>
      <text:p text:style-name="P423"/>
      <text:p text:style-name="P35"><text:span text:style-name="T308">H</text:span><text:span text:style-name="T303">e can understand my English — Он может понимать мой английский.</text:span></text:p>
      <text:p text:style-name="P512">You can`t smoke here — Ты не можешь сдесь курить.</text:p>
      <text:p text:style-name="P512">Can I help you? - Я могу вам помочь?</text:p>
      <text:p text:style-name="P429"/>
      <text:p text:style-name="P714"><text:span text:style-name="T161">В </text:span><text:span text:style-name="T146">разговорной речи </text:span><text:span text:style-name="T100">can</text:span><text:span text:style-name="T146"> широко используется именно, когда нужно спросить разрешение </text:span></text:p>
      <text:p text:style-name="P715"><text:span text:style-name="T146">что-то сделать. </text:span><text:span text:style-name="T186">Е</text:span><text:span text:style-name="T184">сли нужно спросить разрешение вежливо, то используется may.</text:span></text:p>
      <text:p text:style-name="P465"/>
      <text:p text:style-name="P647"><text:span text:style-name="T120">Can</text:span><text:span text:style-name="T121"> I use your phone? / May I use your phone? - Я мог</text:span><text:span text:style-name="T120">у</text:span><text:span text:style-name="T121"> воспольз</text:span><text:span text:style-name="T120">оваться</text:span><text:span text:style-name="T121"> </text:span></text:p>
      <text:p text:style-name="P647"><text:span text:style-name="T120">твоим/</text:span><text:span text:style-name="T121">вашим телефоном?</text:span></text:p>
      <text:p text:style-name="P422"/>
      <text:p text:style-name="P716"><text:span text:style-name="T100">Could [куд] </text:span><text:span text:style-name="T146">переводится как «мог», «мог бы» и является прошедшей формой от </text:span><text:span text:style-name="T100">can</text:span><text:span text:style-name="T146">. </text:span></text:p>
      <text:p text:style-name="P430">Его следует использовать, когда мы говорим о том, что что-то умели или могли в прошлом.</text:p>
      <text:p text:style-name="P464">Также <text:span text:style-name="T367">could</text:span> <text:span text:style-name="T686">применяется</text:span> в качестве официальной формы обращения.</text:p>
      <text:p text:style-name="P430"/>
      <text:p text:style-name="P513">I could read at the age of 4 — Я мог читать в 4 года.</text:p>
      <text:p text:style-name="P513">This story could be true — Эта история могла бы быть правдой.</text:p>
      <text:p text:style-name="P401"/>
      <text:p text:style-name="P401"><text:span text:style-name="T665">К</text:span>онструкция <text:span text:style-name="T367">be able to</text:span></text:p>
      <text:p text:style-name="P431"/>
      <text:p text:style-name="P432">Дублирует по значению модальные глаголы <text:span text:style-name="T367">can/could</text:span>. Говорит о возможности </text:p>
      <text:p text:style-name="P432">соверишить действие. <text:span text:style-name="T680">В настоящем времени </text:span><text:span text:style-name="T664">заменяется модальным глаголом </text:span><text:span text:style-name="T379">can</text:span><text:span text:style-name="T680">.</text:span></text:p>
      <text:p text:style-name="P432"/>
      <text:p text:style-name="P433">В этой конструкции глагол <text:span text:style-name="T367">be</text:span> передает время:</text:p>
      <text:list xml:id="list4195261822" text:style-name="L34">
        <text:list-item>
          <text:p text:style-name="P814">am/is/are able to — могу/может/могут (есть возможность);</text:p>
        </text:list-item>
        <text:list-item>
          <text:p text:style-name="P814">was/were able to — смог/смогли;</text:p>
        </text:list-item>
        <text:list-item>
          <text:p text:style-name="P814">will be able to — смогу/сможет/смогут.</text:p>
        </text:list-item>
      </text:list>
      <text:p text:style-name="P434"/>
      <text:p text:style-name="P640"><text:span text:style-name="T107">B</text:span><text:span text:style-name="T108">e able to</text:span><text:span text:style-name="T163"> передает оттенок </text:span><text:span text:style-name="T164">того, что </text:span><text:span text:style-name="T167">человек</text:span><text:span text:style-name="T164"> обычно не может сделать, но именно тогда </text:span></text:p>
      <text:p text:style-name="P640"><text:span text:style-name="T164">смог (в прошедшем) или сможет (в будущем).</text:span><text:span text:style-name="T163"> </text:span><text:span text:style-name="T164">Т</text:span><text:span text:style-name="T163">. е. не «мог</text:span><text:span text:style-name="T164">у</text:span><text:span text:style-name="T163">», а «</text:span><text:span text:style-name="T164">смогу</text:span><text:span text:style-name="T163">».</text:span></text:p>
      <text:p text:style-name="P435"/>
      <text:p text:style-name="P514"><text:soft-page-break/>Stacey talked rather quickly, but I was able to understand her — Стэйси говорила довольно быстро, но я смог понять её.</text:p>
      <text:p text:style-name="P514"/>
      <text:p text:style-name="P514">If I learn French, I will be able to understand it — Если я буду учить французский, </text:p>
      <text:p text:style-name="P514">я смогу понимать его.</text:p>
      <text:p text:style-name="P514"/>
      <text:p text:style-name="P397"><text:span text:style-name="T667">Глаголы </text:span><text:span text:style-name="T380">m</text:span><text:span text:style-name="T367">ight</text:span> и <text:span text:style-name="T380">m</text:span><text:span text:style-name="T367">ay</text:span></text:p>
      <text:p text:style-name="P514"/>
      <text:p text:style-name="P645"><text:span text:style-name="T181">M</text:span><text:span text:style-name="T111">ight [майт]</text:span><text:span text:style-name="T165"> переводится как «может» или «мог бы», </text:span><text:span text:style-name="T172">а</text:span><text:span text:style-name="T669"> т</text:span>акже <text:span text:style-name="T165">наречием </text:span><text:span text:style-name="T170">«возможно», «вероятно», </text:span><text:span text:style-name="T171">«должно быть», </text:span><text:span text:style-name="T170">«наверное»</text:span><text:span text:style-name="T165">. </text:span></text:p>
      <text:p text:style-name="P461"/>
      <text:p text:style-name="P436">Он указывает на вероятность того, что ситуация может происходить сейчас или произойти </text:p>
      <text:p text:style-name="P436">в ближайшем будущем. Является синонимом фразе <text:span text:style-name="T367">it is possible that</text:span> (возможно, что).</text:p>
      <text:p text:style-name="P532"/>
      <text:p text:style-name="P717"><text:span text:style-name="T100">Look at the sky. It might rain — Посмотри на небо. Возможно </text:span><text:span text:style-name="T110">пойдет дождь.</text:span></text:p>
      <text:p text:style-name="P718"><text:span text:style-name="T110">M</text:span><text:span text:style-name="T100">ight Tom call in the evening? - Том может позвонить вечером? (может</text:span><text:span text:style-name="T112"> ли он позвонить</text:span><text:span text:style-name="T100">?)</text:span></text:p>
      <text:p text:style-name="P514"/>
      <text:p text:style-name="P684"><text:span text:style-name="T181">Отрицание</text:span><text:span text:style-name="T166"> </text:span><text:span text:style-name="T109">might</text:span><text:span text:style-name="T166"> </text:span><text:span text:style-name="T109">not</text:span><text:span text:style-name="T166"> </text:span><text:span text:style-name="T181">сокращается до</text:span><text:span text:style-name="T166"> </text:span><text:span text:style-name="T109">mightn`t [майтэнт]</text:span><text:span text:style-name="T166">.</text:span></text:p>
      <text:p text:style-name="P462"/>
      <text:p text:style-name="P684"><text:span text:style-name="T165">Модальный глагол </text:span><text:span text:style-name="T111">may</text:span><text:span text:style-name="T165"> в современном английском используется </text:span><text:span text:style-name="T166">редко</text:span><text:span text:style-name="T165">. Но его часто применяют, когда нужно предложить помощь незнакомому человеку. </text:span><text:span text:style-name="T185">Он п</text:span><text:span text:style-name="T165">ереводится как «иметь возможность» и по сути </text:span><text:span text:style-name="T166">взаимозаменяем с</text:span><text:span text:style-name="T165"> </text:span><text:span text:style-name="T111">might</text:span><text:span text:style-name="T165">.</text:span></text:p>
      <text:p text:style-name="P515"/>
      <text:p text:style-name="P515">May I help you, sir? Я могу вам помочь, сэр? (имею ли я возможность вам помочь?)</text:p>
      <text:p text:style-name="P463"/>
      <text:p text:style-name="P398"><text:span text:style-name="T668">Глагол </text:span><text:span text:style-name="T381">m</text:span><text:span text:style-name="T367">ust</text:span></text:p>
      <text:p text:style-name="P437"/>
      <text:p text:style-name="P648"><text:span text:style-name="T187">О</text:span><text:span text:style-name="T171">дин из самых распространенных в речи модальных глаголов. </text:span><text:span text:style-name="T188">И</text:span><text:span text:style-name="T171">спользуется в настоящем времени. Переводится как «должен», «обязан» или «должно быть», «</text:span><text:span text:style-name="T168">наверное»</text:span><text:span text:style-name="T171">.</text:span></text:p>
      <text:p text:style-name="P438"/>
      <text:p text:style-name="P280"><text:span text:style-name="T168">П</text:span><text:span text:style-name="T162">ереда</text:span><text:span text:style-name="T168">ет</text:span><text:span text:style-name="T162"> следующие значения</text:span><text:span text:style-name="T169">:</text:span></text:p>
      <text:list xml:id="list691055879" text:style-name="L35">
        <text:list-item>
          <text:p text:style-name="P815">необходимость, обязанность, долг;</text:p>
        </text:list-item>
        <text:list-item>
          <text:p text:style-name="P816">настойчивый совет, приказ, запрет (в отрицаниях);</text:p>
        </text:list-item>
      </text:list>
      <text:p text:style-name="P533"/>
      <text:p text:style-name="P533">I must go — Я должен идти. </text:p>
      <text:p text:style-name="P518">He must not be at home now — <text:s/><text:span text:style-name="T679">О</text:span>н не должен сейчас быть дома.</text:p>
      <text:p text:style-name="P674"><text:span text:style-name="T135">Must we hurry? — Нам нужно торопиться? </text:span><text:span text:style-name="T136">(должны ли мы торопиться?)</text:span></text:p>
      <text:p text:style-name="P518"/>
      <text:p text:style-name="P674"><text:span text:style-name="T169">Отрицание </text:span><text:span text:style-name="T119">must not</text:span><text:span text:style-name="T169"> </text:span><text:span text:style-name="T181">означает</text:span><text:span text:style-name="T169"> «нельзя», «запрещено». Сокращается до </text:span><text:span text:style-name="T119">musn`t [мазнт]</text:span><text:span text:style-name="T169">.</text:span></text:p>
      <text:p text:style-name="P516">You musn`t park here — Здесь нельзя парковаться.</text:p>
      <text:p text:style-name="P438"/>
      <text:p text:style-name="P439">Когда <text:span text:style-name="T367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439"/>
      <text:p text:style-name="P517">She has worked so hard these days. She must<text:span text:style-name="T583"> </text:span>be very tired — </text:p>
      <text:p text:style-name="P517">Она так много работала в эти дни. Она, наверное, очень <text:span text:style-name="T666">уставшая.</text:span></text:p>
      <text:p text:style-name="P519"/>
      <text:p text:style-name="P399">Конструкция <text:span text:style-name="T367">have to</text:span></text:p>
      <text:p text:style-name="P440"/>
      <text:p text:style-name="P442">Дублирует по значению модальный глагол <text:span text:style-name="T367">must</text:span>. Говорит об обязанностях, </text:p>
      <text:p text:style-name="P442">которые человек вынежден выполнять <text:span text:style-name="T681">не по свое воле</text:span>. </text:p>
      <text:p text:style-name="P441"/>
      <text:p text:style-name="P441"><text:soft-page-break/>В настоящем времени <text:span text:style-name="T367">have to</text:span> и <text:span text:style-name="T367">must</text:span> взаимозаменяемы и часто разницы между ними нет.</text:p>
      <text:p text:style-name="P441">Однако <text:span text:style-name="T367">must</text:span> означает необходимость, которая исходит от самого человека, </text:p>
      <text:p text:style-name="P441">а <text:span text:style-name="T367">have to</text:span> говорит о необходимости, исходящей извне.</text:p>
      <text:p text:style-name="P441"/>
      <text:p text:style-name="P520">I must do it — Я должен это сделать (это мой долг).</text:p>
      <text:p text:style-name="P520">I have to do it — Я должен это сделать (того требуют обстоятельства).</text:p>
      <text:p text:style-name="P441"/>
      <text:p text:style-name="P641"><text:span text:style-name="T113">Have to</text:span><text:span text:style-name="T173">, в отличие от </text:span><text:span text:style-name="T113">must</text:span><text:span text:style-name="T173">, может употребляться во всех временах. Форма в будущем </text:span></text:p>
      <text:p text:style-name="P443">времени используется редко и ее предпочитают заменять на форму настоящего.</text:p>
      <text:p text:style-name="P443"/>
      <text:p text:style-name="P443">Отрицательная и вопросительная форма образуется с помощью вспомогательных </text:p>
      <text:p text:style-name="P641"><text:span text:style-name="T173">глаголов </text:span><text:span text:style-name="T113">do/did/will</text:span><text:span text:style-name="T173">. (</text:span><text:span text:style-name="T189">здесь </text:span><text:span text:style-name="T113">have</text:span><text:span text:style-name="T173"> ведет себя как смысловой глагол).</text:span></text:p>
      <text:p text:style-name="P522"/>
      <text:p text:style-name="P521"><text:span text:style-name="T689">I </text:span><text:span text:style-name="T303">had to go — Я должен был идти.</text:span></text:p>
      <text:p text:style-name="P520">He doesn`t have to go — Он не должен идти.</text:p>
      <text:p text:style-name="P534">Will they have to go? — Они должны будут идти?</text:p>
      <text:p text:style-name="P444"/>
      <text:p text:style-name="P719"><text:span text:style-name="T173">В </text:span><text:span text:style-name="T146">отрицательных предложениях </text:span><text:span text:style-name="T100">have to</text:span><text:span text:style-name="T146"> и </text:span><text:span text:style-name="T100">must</text:span><text:span text:style-name="T146"> передают разный смысл. </text:span></text:p>
      <text:p text:style-name="P719"><text:span text:style-name="T100">Must not</text:span><text:span text:style-name="T146"> выражает запрет, а </text:span><text:span text:style-name="T100">heve to</text:span><text:span text:style-name="T146"> — отсутсвие обязанности.</text:span></text:p>
      <text:p text:style-name="P487"/>
      <text:p text:style-name="P520">You mustn`t tell anyone — Ты не должен рассказывать никому.</text:p>
      <text:p text:style-name="P520">You don`t have to tell me everything — Можешь не рассказывать мне всего.</text:p>
      <text:p text:style-name="P443"/>
      <text:p text:style-name="P649"><text:span text:style-name="T114">Have</text:span><text:span text:style-name="T174"> в значении «должен» всегда используется с частицей </text:span><text:span text:style-name="T114">to</text:span><text:span text:style-name="T174">. Если не поставить </text:span><text:span text:style-name="T114">to</text:span><text:span text:style-name="T174"> </text:span></text:p>
      <text:p text:style-name="P649"><text:span text:style-name="T174">после </text:span><text:span text:style-name="T114">have</text:span><text:span text:style-name="T174">, то этот глагол будет ознать «иметь». </text:span></text:p>
      <text:p text:style-name="P443"/>
      <text:p text:style-name="P9"><text:span text:style-name="T224">Г</text:span><text:span text:style-name="T225">лагол </text:span><text:span text:style-name="T140">should</text:span></text:p>
      <text:p text:style-name="P445"/>
      <text:p text:style-name="P650"><text:span text:style-name="T122">Should [шуд] </text:span><text:span text:style-name="T190">подходит</text:span><text:span text:style-name="T174">, чтобы дать</text:span><text:span text:style-name="T190"> вежливый</text:span><text:span text:style-name="T174"> совет. Переводится как «</text:span><text:span text:style-name="T191">следует сделать</text:span><text:span text:style-name="T174">» </text:span></text:p>
      <text:p text:style-name="P650"><text:span text:style-name="T191">или «нужно (так поступить)». </text:span><text:span text:style-name="T193">С</text:span><text:span text:style-name="T191">вязан с на</text:span><text:span text:style-name="T193">с</text:span><text:span text:style-name="T191">тоящим и будущим временем. Грамматически использ</text:span><text:span text:style-name="T190">уется</text:span><text:span text:style-name="T191"> по тем же правилами, что и другие модальные глаголы.</text:span></text:p>
      <text:p text:style-name="P448"/>
      <text:p text:style-name="P42">You should be more attentive — Вам следует быть более внимательным.</text:p>
      <text:p text:style-name="P446"/>
      <text:p text:style-name="P651"><text:span text:style-name="T192">Для</text:span><text:span text:style-name="T191"> совет</text:span><text:span text:style-name="T192">а</text:span><text:span text:style-name="T191">, помимо </text:span><text:span text:style-name="T122">should,</text:span><text:span text:style-name="T191"> можно также использовать обороты, помогающие </text:span></text:p>
      <text:p text:style-name="P651"><text:span text:style-name="T191">выразить мненеие, например </text:span><text:span text:style-name="T122">I think, I don`t think</text:span><text:span text:style-name="T191">.</text:span></text:p>
      <text:p text:style-name="P447"/>
      <text:p text:style-name="P523">I think you should leave — Думаю, вам пора уйти.</text:p>
      <text:p text:style-name="P524"/>
      <text:p text:style-name="P642"><text:span text:style-name="T115">Should</text:span><text:span text:style-name="T175"> также выражает: недоумение, удивление, возмущение. В этом случае </text:span><text:span text:style-name="T192">он</text:span><text:span text:style-name="T175"> передает эмоциональную окраску высказыванию. Отрицательная форма говорит о плохой зате</text:span><text:span text:style-name="T176">е</text:span><text:span text:style-name="T175">.</text:span></text:p>
      <text:p text:style-name="P446"/>
      <text:p text:style-name="P523">Why should I go there? - Скакой стати мне туда идти?</text:p>
      <text:p text:style-name="P523">You shouldn`t go there — Не нужно туда идти <text:span text:style-name="T687">(это плохая идея)</text:span>.</text:p>
      <text:p text:style-name="P446"/>
      <text:p text:style-name="P10"><text:span text:style-name="T219">Глагол </text:span><text:span text:style-name="T138">would</text:span></text:p>
      <text:p text:style-name="P449"/>
      <text:p text:style-name="P451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671">Грамматически использ</text:span><text:span text:style-name="T672">уется</text:span><text:span text:style-name="T671"> по тем же правилами, что и другие модальные глаголы.</text:span></text:p>
      <text:p text:style-name="P450"/>
      <text:p text:style-name="P454"><text:soft-page-break/>При переводе <text:span text:style-name="T367">would</text:span>, <text:span text:style-name="T672">по сути, </text:span>выпадает, а идущий после него смысловой глагол, используется с частицей<text:span text:style-name="T382"> </text:span><text:span text:style-name="T367">to</text:span>. <text:span text:style-name="T382">Would</text:span><text:span text:style-name="T674"> часто сокращается до </text:span><text:span text:style-name="T382">`d</text:span><text:span text:style-name="T674"> и произносится как одна буква (поэтому поначалу расслышать </text:span><text:span text:style-name="T382">would</text:span><text:span text:style-name="T674"> в предложении довольно сложно).</text:span></text:p>
      <text:p text:style-name="P450"/>
      <text:p text:style-name="P452"><text:span text:style-name="T670">В</text:span>стречается в вариантах, <text:span text:style-name="T688">когда</text:span>:</text:p>
      <text:list xml:id="list3052413616" text:style-name="L36">
        <text:list-item>
          <text:p text:style-name="P817">соответствует русской частице «бы» (когда представляют ситуацию);</text:p>
        </text:list-item>
        <text:list-item>
          <text:p text:style-name="P817">сообщает о привычках прошлого (в этом случае может заменяться на <text:span text:style-name="T367">used to</text:span>).</text:p>
        </text:list-item>
      </text:list>
      <text:p text:style-name="P453"/>
      <text:p text:style-name="P525">I would like to live in New Your — Я бы хотел жить в Нью Йорке <text:span text:style-name="T670">(представил)</text:span>.</text:p>
      <text:p text:style-name="P526">I wouldn`t watch this film with my child — Я бы не смотрела этот фильм с моим ребенком.</text:p>
      <text:p text:style-name="P527">Would you like to go <text:span text:style-name="T673">to the party with us? </text:span>—<text:span text:style-name="T673"> Ты бы хотел пойти с нами на вечеринку?</text:span></text:p>
      <text:p text:style-name="P455"/>
      <text:p text:style-name="P685"><text:span text:style-name="T177">Фраза </text:span><text:span text:style-name="T116">would you like</text:span><text:span text:style-name="T177"> часто используется, когда хотят предложить человеку услугу</text:span><text:span text:style-name="T195">, </text:span><text:span text:style-name="T177">предмет </text:span></text:p>
      <text:p text:style-name="P685"><text:span text:style-name="T177">и т. п. Если человек согласен, то он отвечает </text:span><text:span text:style-name="T116">I`d like to</text:span><text:span text:style-name="T177"> (</text:span><text:span text:style-name="T194">я бы хотел</text:span><text:span text:style-name="T177">) </text:span><text:span text:style-name="T194">или </text:span><text:span text:style-name="T124">I`d love to</text:span></text:p>
      <text:p text:style-name="P685"><text:span text:style-name="T177">(с удовольствием). <text:s/></text:span><text:span text:style-name="T116">I`d like to </text:span><text:span text:style-name="T217">можно использовать вместо</text:span><text:span text:style-name="T133"> I want </text:span><text:span text:style-name="T137">(уточнить)</text:span><text:span text:style-name="T133">.</text:span></text:p>
      <text:p text:style-name="P456"/>
      <text:p text:style-name="P652"><text:span text:style-name="T116">Would you like a cup of </text:span><text:span text:style-name="T123">tea</text:span><text:span text:style-name="T116">? Yes, I would — Вы бы хотили чашечку </text:span><text:span text:style-name="T123">чая</text:span><text:span text:style-name="T116">? Да, хотел бы.</text:span></text:p>
      <text:p text:style-name="P456"/>
      <text:p text:style-name="P528">What would you like, coffee or tea? I`d like some cofee — Чтобы вы хотели, </text:p>
      <text:p text:style-name="P528">кофе или чай? Я бы хотел кофе.</text:p>
      <text:p text:style-name="P456"/>
      <text:p text:style-name="P400">Конструкция <text:span text:style-name="T367">used to</text:span></text:p>
      <text:p text:style-name="P456"/>
      <text:p text:style-name="P457">Используется, когда говорят о регулярных вещах, происходящих в прошлом. </text:p>
      <text:p text:style-name="P643"><text:span text:style-name="T178">Британцы </text:span><text:span text:style-name="T179">предпочитают</text:span><text:span text:style-name="T178"> </text:span><text:span text:style-name="T117">used to</text:span><text:span text:style-name="T178">, американцы чаще использую </text:span><text:span text:style-name="T117">would</text:span><text:span text:style-name="T178">.</text:span></text:p>
      <text:p text:style-name="P457"/>
      <text:p text:style-name="P457">На русский <text:span text:style-name="T367">would/used to</text:span> можно перевести как «имел привычку делать» <text:span text:style-name="T676">или</text:span> «раньше».</text:p>
      <text:p text:style-name="P458"><text:span text:style-name="T676">Также </text:span><text:span text:style-name="T367">would/used to</text:span> <text:span text:style-name="T676">подразумевает, что сейчас человек уже не делает того, что делал раньше.</text:span></text:p>
      <text:p text:style-name="P458"/>
      <text:p text:style-name="P459">Как правило <text:span text:style-name="T367">would</text:span> используется в ситуациях, когда указан период во время которого </text:p>
      <text:p text:style-name="P459">человек так не поступал. </text:p>
      <text:p text:style-name="P459"/>
      <text:p text:style-name="P460">После <text:span text:style-name="T367">used to</text:span> стоит глагол в начальной форме. В настоящем времени эта констуркция </text:p>
      <text:p text:style-name="P460">не используется <text:span text:style-name="T677">(для этого есть Present Simple) </text:span>и<text:span text:style-name="T675"> </text:span>часто <text:span text:style-name="T675">выпадает при переводе.</text:span></text:p>
      <text:p text:style-name="P460"/>
      <text:p text:style-name="P529">I used to live in Bristol — Раньше я жил <text:span text:style-name="T678">в Бристоле (а сейчас нет).</text:span></text:p>
      <text:p text:style-name="P530">I didn`t use to drink tea — Раньше я не пил чай (а теперь пью).</text:p>
      <text:p text:style-name="P531">Did you use to play tennis? — Ты раньше играл в теннис?</text:p>
      <text:p text:style-name="P403"/>
      <text:p text:style-name="P403">Повелительно наклонение. Imperative</text:p>
      <text:p text:style-name="P466"/>
      <text:p text:style-name="P467">Это способ озвучить распоряжение, приказ, <text:span text:style-name="T690">просьбу</text:span> или призыв к действию.</text:p>
      <text:p text:style-name="P467">В речи очень часто используются предложения в форме повелительного наклонения.</text:p>
      <text:p text:style-name="P467"/>
      <text:p text:style-name="P653"><text:span text:style-name="T196">Чтобы выразить приказ или просьбу (</text:span><text:span text:style-name="T197">настойчиво</text:span><text:span text:style-name="T196">), нужно начать предложение с глагола </text:span></text:p>
      <text:p text:style-name="P468">в начальной форме (форма повелительного наклонения только одна).</text:p>
      <text:p text:style-name="P467"/>
      <text:p text:style-name="P43"><text:span text:style-name="T309">C</text:span><text:span text:style-name="T303">ome here — Подойдите сюда ( призыв к действию).</text:span></text:p>
      <text:p text:style-name="P535">Put your gun down! — Опусти оружие! (приказ).</text:p>
      <text:p text:style-name="P535">Help! — Помогите! (настойчивая просьба).</text:p>
      <text:p text:style-name="P469"/>
      <text:p text:style-name="P720"><text:span text:style-name="T146">Чтобы просьба звучала вежливее, </text:span><text:span text:style-name="T198">используют слово please: </text:span><text:span text:style-name="T125">Come here, please</text:span><text:span text:style-name="T198">.</text:span></text:p>
      <text:p text:style-name="P721"><text:soft-page-break/><text:span text:style-name="T198">Е</text:span><text:span text:style-name="T146">сли </text:span><text:span text:style-name="T199">человеку предлагают угоститься едой, то часто начинают предложение с </text:span><text:span text:style-name="T126">have</text:span><text:span text:style-name="T199">.</text:span></text:p>
      <text:p text:style-name="P536">Have a cake, please — Угощайтесь тортом, пожалуйста.</text:p>
      <text:p text:style-name="P470"/>
      <text:p text:style-name="P742"><text:span text:style-name="T146">Глагол </text:span><text:span text:style-name="T100">have</text:span><text:span text:style-name="T146"> может входить в устойчивые обороты, связанные с пожеланием. </text:span></text:p>
      <text:p text:style-name="P470">В этом случае он обычно выпадает при переводе.</text:p>
      <text:p text:style-name="P471"/>
      <text:p text:style-name="P44"><text:span text:style-name="T310">H</text:span><text:span text:style-name="T303">ave a nice time — Приятно провести время.</text:span></text:p>
      <text:p text:style-name="P537">Have fun — Повеселитесь.</text:p>
      <text:p text:style-name="P537"/>
      <text:p text:style-name="P124"><text:span text:style-name="T303">Если нужно призвать человека или группу людей совершить что-то вместе, то нужно использовать </text:span><text:span text:style-name="T100">let`s (let us)</text:span><text:span text:style-name="T303"> перед глаголом. Это еще один способ говорить вежливее </text:span></text:p>
      <text:p text:style-name="P472">в повелительном наклонении.</text:p>
      <text:p text:style-name="P472"/>
      <text:p text:style-name="P537">Let`s do it — Давай сделаем это (досл. Позволь нам сделать это).</text:p>
      <text:p text:style-name="P537">Let`s not watch this movie — Давай не будем смотреть этот фильм.</text:p>
      <text:p text:style-name="P472"/>
      <text:p text:style-name="P124"><text:span text:style-name="T303">Если нужно попросить человека не делать что-либо, то нужно начать с </text:span><text:span text:style-name="T100">don`t</text:span><text:span text:style-name="T303">.</text:span></text:p>
      <text:p text:style-name="P537"/>
      <text:p text:style-name="P538">Don`t come here — Не подходи сюда. </text:p>
      <text:p text:style-name="P538">Don`t do it — Не делай этого.</text:p>
      <text:p text:style-name="P538"/>
      <text:p text:style-name="P402">Пассивный<text:span text:style-name="T698"> </text:span>залог. <text:span text:style-name="T699">Passive Voice</text:span></text:p>
      <text:p text:style-name="P473"/>
      <text:p text:style-name="P125"><text:span text:style-name="T303">В английском языке, как и в русском, </text:span><text:span text:style-name="T311">есть 2</text:span><text:span text:style-name="T303"> вида залога: активный и пассивный.</text:span></text:p>
      <text:p text:style-name="P654"><text:span text:style-name="T200">Активный залог </text:span><text:span text:style-name="T201">по другому</text:span><text:span text:style-name="T200"> называется действительным (я сам совершаю действие), </text:span></text:p>
      <text:p text:style-name="P474">а пассивный — страдательным (надо мной совершают действие.)</text:p>
      <text:p text:style-name="P475"/>
      <text:p text:style-name="P476">Порядок слов у предложения в пассивном залоге: </text:p>
      <text:list xml:id="list2376343147" text:style-name="L37">
        <text:list-item>
          <text:p text:style-name="P818">подлежащее;</text:p>
        </text:list-item>
        <text:list-item>
          <text:p text:style-name="P818">сказуемое в пассивном залоге (что сделано?);</text:p>
        </text:list-item>
        <text:list-item>
          <text:p text:style-name="P818">дополнение;</text:p>
        </text:list-item>
        <text:list-item>
          <text:p text:style-name="P818">обстоятельство.</text:p>
        </text:list-item>
      </text:list>
      <text:p text:style-name="P477"/>
      <text:p text:style-name="P655"><text:span text:style-name="T202">Сказуемое в пассивном залоге состоит из 2х частей: вспомогательного глагола </text:span><text:span text:style-name="T130">be</text:span><text:span text:style-name="T202"> </text:span></text:p>
      <text:p text:style-name="P655"><text:span text:style-name="T202">и смыслового глагола в 3й форме </text:span><text:span text:style-name="T215">(для </text:span><text:span text:style-name="T216">группы </text:span><text:span text:style-name="T215">Simple)</text:span><text:span text:style-name="T202">.</text:span></text:p>
      <text:p text:style-name="P478"/>
      <text:p text:style-name="P45"><text:span text:style-name="T315">I finished my work</text:span><text:span text:style-name="T303"> yesterday — </text:span><text:span text:style-name="T315">Я закончил работу</text:span><text:span text:style-name="T303"> вчера (активный залог).</text:span></text:p>
      <text:p text:style-name="P45"><text:span text:style-name="T315">The work was finished</text:span><text:span text:style-name="T303"> yesterday — </text:span><text:span text:style-name="T315">Работа была закончена</text:span><text:span text:style-name="T303"> вчера (пассивный залог).</text:span></text:p>
      <text:p text:style-name="P488"/>
      <text:p text:style-name="P660"><text:span text:style-name="T213">П</text:span><text:span text:style-name="T212">ассивный залог </text:span><text:span text:style-name="T213">обычно </text:span><text:span text:style-name="T212">используется, когда автор действия неизвестен, не важен </text:span></text:p>
      <text:p text:style-name="P126"><text:span text:style-name="T303">или намеренно скрыт. </text:span><text:span text:style-name="T312">Пассивный залог часто применяется в деловой речи.</text:span></text:p>
      <text:p text:style-name="P539"/>
      <text:p text:style-name="P540">This house is quite old. It was buil in 1990 — Дом старый. Он был простроен в 1990 году.</text:p>
      <text:p text:style-name="P540">(кто построил дом — неизвестно; известен только дом, и что с ним сделали — построили).</text:p>
      <text:p text:style-name="P541"/>
      <text:p text:style-name="P656"><text:span text:style-name="T203">Если нужно указать </text:span><text:span text:style-name="T204">автора</text:span><text:span text:style-name="T203"> действи</text:span><text:span text:style-name="T204">я</text:span><text:span text:style-name="T203">, то это можно сделать в дополнении </text:span></text:p>
      <text:p text:style-name="P656"><text:span text:style-name="T203">с использованием предлога </text:span><text:span text:style-name="T131">by</text:span><text:span text:style-name="T203"> (кем).</text:span></text:p>
      <text:p text:style-name="P479"/>
      <text:p text:style-name="P540">Ann Karenina was written by Leo Tolstoy — Анна Каренина была написана Львом Толстым.</text:p>
      <text:p text:style-name="P657"><text:span text:style-name="T127">(</text:span><text:span text:style-name="T128">над книгой совершили действие — ее написали</text:span><text:span text:style-name="T127">)</text:span></text:p>
      <text:p text:style-name="P542"/>
      <text:p text:style-name="P480"/>
      <text:p text:style-name="P798"><text:span text:style-name="T205">Подлежащие </text:span><text:span text:style-name="T129">I</text:span><text:span text:style-name="T205">, в предложении с пассивным залогом, часто переводится </text:span></text:p>
      <text:p text:style-name="P480">не как «я», а как «мне/мной/меня».</text:p>
      <text:p text:style-name="P481"/>
      <text:p text:style-name="P543">I am ignored all the time — Меня игнорируют все время.</text:p>
      <text:p text:style-name="P543">I was born in 1990 — Я родился в 1990 году (Меня родили в 1990 году).</text:p>
      <text:p text:style-name="P543"/>
      <text:p text:style-name="P661"><text:span text:style-name="T205">При переводе </text:span><text:span text:style-name="T129">I was born</text:span><text:span text:style-name="T205">, не совсем понятно, что это пассивный залог </text:span><text:span text:style-name="T211">(</text:span><text:span text:style-name="T132">I</text:span><text:span text:style-name="T211"> переводится как «я»)</text:span><text:span text:style-name="T205">.</text:span></text:p>
      <text:p text:style-name="P282"><text:span text:style-name="T205">В английском таких фраз мног. </text:span><text:span text:style-name="T214">Их</text:span><text:span text:style-name="T205"> нужно просто </text:span><text:span text:style-name="T214">запомнить</text:span><text:span text:style-name="T205">, </text:span><text:span text:style-name="T206">например:</text:span></text:p>
      <text:list xml:id="list2806175421" text:style-name="L38">
        <text:list-item>
          <text:p text:style-name="P819">be born — родился (в Past Simple);</text:p>
        </text:list-item>
        <text:list-item>
          <text:p text:style-name="P819">be gone — умер (в Present Simple).</text:p>
        </text:list-item>
      </text:list>
      <text:p text:style-name="P482"/>
      <text:p text:style-name="P483">Present Simple Passive:</text:p>
      <text:p text:style-name="P544">Children are taught at school — Детей учат в школе.</text:p>
      <text:p text:style-name="P483"/>
      <text:p text:style-name="P483">Past Simple Passive:</text:p>
      <text:p text:style-name="P544">I was taught to ride a bike by my dadschool — Меня научил ездить на велосипеде папа.</text:p>
      <text:p text:style-name="P483"/>
      <text:p text:style-name="P483">Future Simple Passive:</text:p>
      <text:p text:style-name="P544">I will be taught English at university — Меня будут учить английскому в универе.</text:p>
      <text:p text:style-name="P544"/>
      <text:p text:style-name="P484">Present Perfect Passive <text:span text:style-name="T695">требует дополнительно</text:span><text:span text:style-name="T697">го</text:span><text:span text:style-name="T695"> слов</text:span><text:span text:style-name="T697">а</text:span><text:span text:style-name="T695"> </text:span><text:span text:style-name="T384">been, </text:span><text:span text:style-name="T697">после</text:span><text:span text:style-name="T385"> have</text:span><text:span text:style-name="T695">. </text:span></text:p>
      <text:p text:style-name="P485"><text:span text:style-name="T737">Е</text:span>сли его не указать, то предложение будет в форме активного залога (Present Perfect).</text:p>
      <text:p text:style-name="P545"/>
      <text:p text:style-name="P545">I have been taught an important lesson — Мне преподали важный урок.</text:p>
      <text:p text:style-name="P546">I have <text:span text:style-name="T696">taught an important lesson — </text:span>Я преподал важный урок.</text:p>
      <text:p text:style-name="P486"/>
      <text:p text:style-name="P483">Предложение в Present Perfect Passive можно перепутать с Present Perfect Continuous.</text:p>
      <text:p text:style-name="P483">Здесь главное в том, что в Passive смысловой глагол стоит в 3й форме, </text:p>
      <text:p text:style-name="P127"><text:span text:style-name="T303">а в Continuous — с окончанием </text:span><text:span text:style-name="T100">ing</text:span><text:span text:style-name="T303">.</text:span></text:p>
      <text:p text:style-name="P483"/>
      <text:p text:style-name="P658"><text:span text:style-name="T69">I have been </text:span><text:span text:style-name="T71">speaking</text:span><text:span text:style-name="T69"> English for 2 years. </text:span><text:span text:style-name="T70">—</text:span><text:span text:style-name="T69"> Я </text:span><text:span text:style-name="T71">говорю по</text:span><text:span text:style-name="T69"> английски уже 2 года.</text:span></text:p>
      <text:p text:style-name="P658"><text:span text:style-name="T69">I </text:span><text:span text:style-name="T72">have been </text:span><text:span text:style-name="T71">spoken English — </text:span><text:span text:style-name="T73">Со мной</text:span><text:span text:style-name="T71"> говорили по английски.</text:span></text:p>
      <text:p text:style-name="P547"/>
      <text:p text:style-name="P659"><text:span text:style-name="T227">Т</text:span><text:span text:style-name="T228">акже можно легко перепутать ситуации, когда be используется с прилагательным </text:span><text:span text:style-name="T229">и</text:span><text:span text:style-name="T228"> когда </text:span></text:p>
      <text:p text:style-name="P659"><text:span text:style-name="T229">с</text:span><text:span text:style-name="T228"> пассивн</text:span><text:span text:style-name="T229">ым</text:span><text:span text:style-name="T228"> залог</text:span><text:span text:style-name="T229">ом</text:span><text:span text:style-name="T228">. Здесь важно отлич</text:span><text:span text:style-name="T229">а</text:span><text:span text:style-name="T228">ть прилагательное от глагола.</text:span></text:p>
      <text:p text:style-name="P548"/>
      <text:p text:style-name="P258"><text:span text:style-name="T96">I am interested in art — Я</text:span><text:span text:style-name="T97"> интересуюсь</text:span><text:span text:style-name="T98"> </text:span><text:span text:style-name="T97">искусством </text:span><text:span text:style-name="T95">(interested — прилагательное)</text:span><text:span text:style-name="T97">.</text:span></text:p>
      <text:p text:style-name="P729"><text:span text:style-name="T71">I </text:span><text:span text:style-name="T68">am ignored all the time — Меня игнорируют все время (ignored — глагол в 3й форме).</text:span></text:p>
      <text:p text:style-name="P557"/>
      <text:p text:style-name="P380">Вопросительные предложения</text:p>
      <text:p text:style-name="P295"/>
      <text:p text:style-name="P297">Чтобы задать вопрос, нужно придерживаться обратного порядка слов, когда </text:p>
      <text:p text:style-name="P297">вспомогательный глагол стоит перед подлежащим (см. выше).</text:p>
      <text:p text:style-name="P297"/>
      <text:p text:style-name="P297">В вопросе может не быть вопросительного слова, смыслового глагола, дополнения, </text:p>
      <text:p text:style-name="P297">но в нем всегда есть вспомогательный глагол и подлежащее.</text:p>
      <text:p text:style-name="P297"/>
      <text:p text:style-name="P675">В английском есть 5 типов вопросов:</text:p>
      <text:p text:style-name="P299"/>
      <text:p text:style-name="P298"/>
      <text:p text:style-name="P799">1. Общий вопрос.</text:p>
      <text:p text:style-name="P298"/>
      <text:p text:style-name="P298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298"/>
      <text:p text:style-name="P722"><text:span text:style-name="T230">Чтобы коротко ответить на </text:span><text:span text:style-name="T231">такой </text:span><text:span text:style-name="T230">вопрос, недостаточно просто написать </text:span><text:span text:style-name="T74">yes/no</text:span><text:span text:style-name="T230">. Нужно также добавить корешок — местоимение со вспомогательным глаголом. </text:span><text:span text:style-name="T232">Корешок</text:span><text:span text:style-name="T230"> будет указыват</text:span><text:span text:style-name="T232">ь</text:span><text:span text:style-name="T230"> на мысль, которая была сказана в предыдушем предложении:</text:span></text:p>
      <text:p text:style-name="P583"/>
      <text:p text:style-name="P549"><text:span text:style-name="T583">Do you play</text:span> the piano? <text:span text:style-name="T445">—</text:span> Yes, <text:span text:style-name="T584">I do</text:span><text:span text:style-name="T593">.</text:span></text:p>
      <text:p text:style-name="P550"><text:span text:style-name="T584">Does Rita play</text:span><text:span text:style-name="T593"> football? </text:span><text:span text:style-name="T445">— </text:span><text:span text:style-name="T593">No, </text:span><text:span text:style-name="T584">she doesn`t</text:span><text:span text:style-name="T593">.</text:span> </text:p>
      <text:p text:style-name="P296"/>
      <text:p text:style-name="P298">2. Разделительный вопрос.</text:p>
      <text:p text:style-name="P298"/>
      <text:p text:style-name="P665"><text:span text:style-name="T233">Вопрос, который часто используется в разговорной речи, когда собеседник пытается </text:span><text:span text:style-name="T239">начать или поддержать беседу. Также с помощью таких вопросов можно </text:span><text:span text:style-name="T233">выяснить какую-то информацию на основе имеющихся фактов.</text:span></text:p>
      <text:p text:style-name="P300"/>
      <text:p text:style-name="P662"><text:span text:style-name="T233">С</text:span><text:span text:style-name="T234">остоит из 2х частей, разделенных запятой: утверждения и противоположного корешка. </text:span></text:p>
      <text:p text:style-name="P301">Корешок можно переводить словами: «правда?» «да?», «не так ли?», «верно?»</text:p>
      <text:p text:style-name="P46"><text:span text:style-name="T47">Y</text:span><text:span text:style-name="T46">ou play tennis every day, don`t you? </text:span><text:span text:style-name="T48">—</text:span><text:span text:style-name="T46"> Ты играешь в теннис, да?</text:span></text:p>
      <text:p text:style-name="P301"/>
      <text:p text:style-name="P662"><text:span text:style-name="T234">В </text:span><text:span text:style-name="T235">корешке </text:span><text:span text:style-name="T234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302"/>
      <text:p text:style-name="P304">Если в главной части отрицание, то в корешке должно быть утверждение (и наоборот). </text:p>
      <text:p text:style-name="P36"><text:span text:style-name="T49">You </text:span><text:span text:style-name="T50">don`t like tomato juice, do you? </text:span><text:span text:style-name="T48">—</text:span><text:span text:style-name="T50"> Ты не любишь томатный сок, да?</text:span></text:p>
      <text:p text:style-name="P304"/>
      <text:p text:style-name="P663"><text:span text:style-name="T236">Если в гланой части используется </text:span><text:span text:style-name="T75">I am</text:span><text:span text:style-name="T236">, то в корешке нужно говорить </text:span><text:span text:style-name="T75">aren`t I</text:span><text:span text:style-name="T236">, а не </text:span><text:span text:style-name="T75">amn`t I</text:span><text:span text:style-name="T236">.</text:span></text:p>
      <text:p text:style-name="P47"><text:span text:style-name="T49">I </text:span><text:span text:style-name="T46">am a famous artist, aren`t I? - Я знаменитая художница, да?</text:span></text:p>
      <text:p text:style-name="P304"/>
      <text:p text:style-name="P305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305"/>
      <text:p text:style-name="P664"><text:span text:style-name="T237">П</text:span><text:span text:style-name="T238">осему на такие вопросы лучше отвечать так, чтобы ответ отражал реальное </text:span></text:p>
      <text:p text:style-name="P306">положение дел, а не форму вопроса.</text:p>
      <text:p text:style-name="P306"/>
      <text:p text:style-name="P37"><text:span text:style-name="T51">T</text:span><text:span text:style-name="T46">hat isn`t your car, is it? Yes, it is — Это не твоя машина, да? Нет, моя</text:span></text:p>
      <text:p text:style-name="P672"><text:span text:style-name="T82">Можно</text:span><text:span text:style-name="T68"> ответить </text:span><text:span text:style-name="T82">и так</text:span><text:span text:style-name="T68">: Yes, it is my car — Да, это моя машина.</text:span></text:p>
      <text:p text:style-name="P303"/>
      <text:p text:style-name="P730"><text:span text:style-name="T234">3. </text:span><text:span text:style-name="T226">Специальный вопрос.</text:span></text:p>
      <text:p text:style-name="P307"/>
      <text:p text:style-name="P308">Самый популярный тип вопроса. Используется для получения доп. информации, </text:p>
      <text:p text:style-name="P723"><text:span text:style-name="T226">поэтому всегда начинается с вопросительного слова </text:span><text:span text:style-name="T241">или связки</text:span><text:span text:style-name="T226">.</text:span></text:p>
      <text:p text:style-name="P309"/>
      <text:p text:style-name="P310">Вопросительные слова:</text:p>
      <text:list xml:id="list2178142184" text:style-name="L39">
        <text:list-item>
          <text:p text:style-name="P902"><text:span text:style-name="T226">who [ху] — </text:span><text:span text:style-name="T240">кто</text:span><text:span text:style-name="T226">;</text:span></text:p>
        </text:list-item>
        <text:list-item>
          <text:p text:style-name="P902"><text:span text:style-name="T226">whom [хум] — </text:span><text:span text:style-name="T240">кого</text:span><text:span text:style-name="T226">;</text:span></text:p>
        </text:list-item>
        <text:list-item>
          <text:p text:style-name="P902"><text:span text:style-name="T226">whose [хуз] — </text:span><text:span text:style-name="T240">чей</text:span><text:span text:style-name="T226">;</text:span></text:p>
        </text:list-item>
        <text:list-item>
          <text:p text:style-name="P902"><text:span text:style-name="T226">what — </text:span><text:span text:style-name="T240">что, какой</text:span><text:span text:style-name="T226">;</text:span></text:p>
        </text:list-item>
        <text:list-item>
          <text:p text:style-name="P902"><text:soft-page-break/><text:span text:style-name="T226">which — </text:span><text:span text:style-name="T240">который</text:span><text:span text:style-name="T226">;</text:span></text:p>
        </text:list-item>
        <text:list-item>
          <text:p text:style-name="P902"><text:span text:style-name="T226">where [</text:span><text:span text:style-name="T240">вэа</text:span><text:span text:style-name="T226">] — </text:span><text:span text:style-name="T240">где, куда</text:span><text:span text:style-name="T226">;</text:span></text:p>
        </text:list-item>
        <text:list-item>
          <text:p text:style-name="P902"><text:span text:style-name="T226">when — </text:span><text:span text:style-name="T240">когда</text:span><text:span text:style-name="T226">;</text:span></text:p>
        </text:list-item>
        <text:list-item>
          <text:p text:style-name="P902"><text:span text:style-name="T226">why [</text:span><text:span text:style-name="T240">вай</text:span><text:span text:style-name="T226">] — </text:span><text:span text:style-name="T240">зачем, почему</text:span><text:span text:style-name="T226">;</text:span></text:p>
        </text:list-item>
        <text:list-item>
          <text:p text:style-name="P820">how [хау] — как;</text:p>
        </text:list-item>
        <text:list-item>
          <text:p text:style-name="P902"><text:span text:style-name="T226">how often [хау офэн] — </text:span><text:span text:style-name="T240">как часто</text:span><text:span text:style-name="T226">;</text:span></text:p>
        </text:list-item>
        <text:list-item>
          <text:p text:style-name="P902"><text:span text:style-name="T226">how many — </text:span><text:span text:style-name="T240">сколько (исчисляемые существительные)</text:span><text:span text:style-name="T226">;</text:span></text:p>
        </text:list-item>
        <text:list-item>
          <text:p text:style-name="P902"><text:span text:style-name="T226">how much — </text:span><text:span text:style-name="T240">сколько (неисчесляемые существительные)</text:span><text:span text:style-name="T226">;</text:span></text:p>
        </text:list-item>
        <text:list-item>
          <text:p text:style-name="P902"><text:span text:style-name="T226">how long [хау лон] — </text:span><text:span text:style-name="T240">как долго</text:span><text:span text:style-name="T226">;</text:span></text:p>
        </text:list-item>
        <text:list-item>
          <text:p text:style-name="P902"><text:span text:style-name="T226">how long ago — </text:span><text:span text:style-name="T240">как давно</text:span><text:span text:style-name="T226">;</text:span></text:p>
        </text:list-item>
        <text:list-item>
          <text:p text:style-name="P902"><text:span text:style-name="T226">how old — </text:span><text:span text:style-name="T240">сколько лет</text:span><text:span text:style-name="T226">.</text:span></text:p>
        </text:list-item>
      </text:list>
      <text:p text:style-name="P302"/>
      <text:p text:style-name="P724"><text:span text:style-name="T76">W</text:span><text:span text:style-name="T68">hat</text:span><text:span text:style-name="T226"> и </text:span><text:span text:style-name="T68">which</text:span><text:span text:style-name="T226"> могут использоваться отдельно или с уточняющим словом, обычно, существительным, и тогда переводятся как «какой» и «какой из» </text:span><text:span text:style-name="T241">соотв</text:span><text:span text:style-name="T226">. </text:span></text:p>
      <text:p text:style-name="P311"/>
      <text:p text:style-name="P551">What do you like? — Что ты любишь?</text:p>
      <text:p text:style-name="P551">What car have you got? — Какая у тебя машина?</text:p>
      <text:p text:style-name="P551">Which car is yours? — Какая из машин твоя? </text:p>
      <text:p text:style-name="P551"/>
      <text:p text:style-name="P48"><text:span text:style-name="T52">Which</text:span><text:span text:style-name="T241"> подразумевает выбор из нескольких вариантов.</text:span></text:p>
      <text:p text:style-name="P666"><text:span text:style-name="T242">Слово </text:span><text:span text:style-name="T77">how</text:span><text:span text:style-name="T242"> чаще присутствует в </text:span><text:span text:style-name="T244">связке</text:span><text:span text:style-name="T242"> с прилагательным или наречием, но может употребляться и самостоятельно.</text:span></text:p>
      <text:p text:style-name="P312"/>
      <text:p text:style-name="P552">How old are you? — Сколько тебе лет?</text:p>
      <text:p text:style-name="P552">How are you? — Как ты?</text:p>
      <text:p text:style-name="P313"/>
      <text:p text:style-name="P49"><text:span text:style-name="T226">Вопрос с </text:span><text:span text:style-name="T46">how much</text:span><text:span text:style-name="T226"> задают, когда спрашивают о веществах, жидкостях или абстрактных понятиях </text:span><text:span text:style-name="T243">(что нельзя количественно посчитать)</text:span><text:span text:style-name="T226">. А с </text:span><text:span text:style-name="T46">how many</text:span><text:span text:style-name="T226">, когда спрашивают </text:span></text:p>
      <text:p text:style-name="P313">о нескольких предметах. </text:p>
      <text:p text:style-name="P312"/>
      <text:p text:style-name="P552">How much money have you got? — Сколько у тебя денег? (<text:span text:style-name="T702">много, </text:span>абстракция).</text:p>
      <text:p text:style-name="P552">How many friends have you got? — Сколько у тебя друзей? (<text:span text:style-name="T703">10, </text:span>количество).</text:p>
      <text:p text:style-name="P552"/>
      <text:p text:style-name="P314">4. Вопрос к подлежащему.</text:p>
      <text:p text:style-name="P314"/>
      <text:p text:style-name="P667"><text:span text:style-name="T245">Задается, когда хотят узнать кто или что совершает действие. Начинается со слова </text:span><text:span text:style-name="T78">who</text:span><text:span text:style-name="T245"> </text:span></text:p>
      <text:p text:style-name="P667"><text:span text:style-name="T245">или </text:span><text:span text:style-name="T78">what</text:span><text:span text:style-name="T245">, которое заменяют собой подлежащее. При этом порядок слов остается таким же, что и в утрверждении. В</text:span><text:span text:style-name="T246">спомогательный глагол часто отсутсвует в таком вопросе.</text:span></text:p>
      <text:p text:style-name="P315"/>
      <text:p text:style-name="P553">Who is in the Room? — Кто в комнате?</text:p>
      <text:p text:style-name="P554">What was that? — Что это было?</text:p>
      <text:p text:style-name="P554"/>
      <text:p text:style-name="P674"><text:span text:style-name="T79">W</text:span><text:span text:style-name="T68">ho/what</text:span><text:span text:style-name="T226"> </text:span><text:span text:style-name="T247">условно </text:span><text:span text:style-name="T226">являются 3м лицом единственного числа — т. е. </text:span><text:span text:style-name="T68">he/she/it</text:span><text:span text:style-name="T226">.</text:span></text:p>
      <text:p text:style-name="P316"/>
      <text:p text:style-name="P668"><text:span text:style-name="T226">Если подлежащее предполагается во множественном числе, то </text:span><text:span text:style-name="T246">в форму множественного числа нужно поставить глагол.</text:span></text:p>
      <text:p text:style-name="P316"/>
      <text:p text:style-name="P50"><text:span text:style-name="T46">Who </text:span><text:span text:style-name="T65">are</text:span><text:span text:style-name="T46"> my best friends? → </text:span><text:span text:style-name="T65">Mike and Paul</text:span><text:span text:style-name="T46"> are my best friends.</text:span></text:p>
      <text:p text:style-name="P316"/>
      <text:p text:style-name="P317"/>
      <text:p text:style-name="P800">5. Вопрос с альтернативой.</text:p>
      <text:p text:style-name="P317"/>
      <text:p text:style-name="P725"><text:span text:style-name="T226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68">or</text:span><text:span text:style-name="T226"> (в подлежащем, сказуемоем, дополнении или даже в слове </text:span><text:span text:style-name="T68">not</text:span><text:span text:style-name="T226">).</text:span></text:p>
      <text:p text:style-name="P586"/>
      <text:p text:style-name="P669"><text:span text:style-name="T46">Does </text:span><text:span text:style-name="T65">your mother or your father</text:span><text:span text:style-name="T46"> help you? (</text:span><text:span text:style-name="T53">п</text:span><text:span text:style-name="T46">одлежаще</text:span><text:span text:style-name="T53">е</text:span><text:span text:style-name="T46">)</text:span></text:p>
      <text:p text:style-name="P669"><text:span text:style-name="T80">Has he just </text:span><text:span text:style-name="T99">arrived or left</text:span><text:span text:style-name="T80">? (в смыслово</text:span><text:span text:style-name="T81">й</text:span><text:span text:style-name="T80"> глагол)</text:span></text:p>
      <text:p text:style-name="P669"><text:span text:style-name="T80">Will you go to Kiev </text:span><text:span text:style-name="T99">by train or by plane</text:span><text:span text:style-name="T80">? (дополнени</text:span><text:span text:style-name="T81">е</text:span><text:span text:style-name="T80">)</text:span></text:p>
      <text:p text:style-name="P669"><text:span text:style-name="T80">Do you like </text:span><text:span text:style-name="T99">sushi or not</text:span><text:span text:style-name="T80">? (слов</text:span><text:span text:style-name="T81">о</text:span><text:span text:style-name="T80"> not)</text:span></text:p>
      <text:p text:style-name="P320"/>
      <text:p text:style-name="P129"><text:span text:style-name="T54">В</text:span><text:span text:style-name="T46">опросы с предлогами.</text:span></text:p>
      <text:p text:style-name="P318"/>
      <text:p text:style-name="P321">По началу вызывают много трудностей, т. к. в русском языке предлог и вопросительное </text:p>
      <text:p text:style-name="P321">слово стоят рядом, а в английском они находятся в разных местах. </text:p>
      <text:p text:style-name="P322"/>
      <text:p text:style-name="P322">В английском вопросе предлог стоит в самом конце, но при переводе </text:p>
      <text:p text:style-name="P322">относится к началу предложения.</text:p>
      <text:p text:style-name="P322"/>
      <text:p text:style-name="P726"><text:span text:style-name="T42">W</text:span><text:span text:style-name="T41">ho</text:span><text:span text:style-name="T226"> do you meet </text:span><text:span text:style-name="T700">with</text:span><text:span text:style-name="T226">? — </text:span><text:span text:style-name="T700">С</text:span><text:span text:style-name="T226"> </text:span><text:span text:style-name="T41">кем</text:span><text:span text:style-name="T226"> ты встречаешься?</text:span></text:p>
      <text:p text:style-name="P726"><text:span text:style-name="T42">W</text:span><text:span text:style-name="T41">hat</text:span><text:span text:style-name="T226"> are you looking </text:span><text:span text:style-name="T700">at</text:span><text:span text:style-name="T226">? — </text:span><text:span text:style-name="T700">На</text:span><text:span text:style-name="T226"> </text:span><text:span text:style-name="T41">что</text:span><text:span text:style-name="T226"> ты смотришь?</text:span></text:p>
      <text:p text:style-name="P323"/>
      <text:p text:style-name="P670"><text:span text:style-name="T249">Ч</text:span><text:span text:style-name="T248">асто логика использования предлогов в русском и английском не совпадают. </text:span></text:p>
      <text:p text:style-name="P324">Поэтому лучше запомнить некоторые устойчивые сочетания предлогов с глаголами, </text:p>
      <text:p text:style-name="P325">которые встречаются достаточно часто:</text:p>
      <text:list xml:id="list2435507939" text:style-name="L40">
        <text:list-item>
          <text:p text:style-name="P903"><text:span text:style-name="T226">what … like — на что похож (здесь </text:span><text:span text:style-name="T68">like</text:span><text:span text:style-name="T226"> не глагол, а предлог);</text:span></text:p>
        </text:list-item>
        <text:list-item>
          <text:p text:style-name="P821">look at — стмотреть на;</text:p>
        </text:list-item>
        <text:list-item>
          <text:p text:style-name="P821">look for — искать;</text:p>
        </text:list-item>
        <text:list-item>
          <text:p text:style-name="P821">listen to — слушать;</text:p>
        </text:list-item>
        <text:list-item>
          <text:p text:style-name="P821">wait for — ждать;</text:p>
        </text:list-item>
        <text:list-item>
          <text:p text:style-name="P821">stay at — останавливаться (например, в отеле).</text:p>
        </text:list-item>
      </text:list>
      <text:p text:style-name="P726"/>
      <text:p text:style-name="P555">What does he look like? — Как он выглядит?</text:p>
      <text:p text:style-name="P555">What are you looking at? — На что ты смотришь?</text:p>
      <text:p text:style-name="P323"/>
      <text:p text:style-name="P671"><text:span text:style-name="T248">П</text:span><text:span text:style-name="T251">римеры </text:span><text:span text:style-name="T250">5</text:span><text:span text:style-name="T251"> типов вопросов во всех временах, а также с модальными глаголами </text:span></text:p>
      <text:p text:style-name="P327">можно найти на стр. 146.</text:p>
      <text:p text:style-name="P326"/>
      <text:p text:style-name="P379">Отрицательные предложения</text:p>
      <text:p text:style-name="P319"/>
      <text:p text:style-name="P329">Чтобы придать мысли отрицательное значение, используются 2 способа:</text:p>
      <text:list xml:id="list23053905" text:style-name="L41">
        <text:list-item>
          <text:p text:style-name="P822">отрицательная частица <text:span text:style-name="T367">not</text:span>;</text:p>
        </text:list-item>
        <text:list-item>
          <text:p text:style-name="P822">слово <text:span text:style-name="T367">never</text:span> (и другие слова, придающие отрицательное значение).</text:p>
        </text:list-item>
      </text:list>
      <text:p text:style-name="P328"/>
      <text:p text:style-name="P330">Частица <text:span text:style-name="T367">not</text:span> стоит всегда в связке либо со вспомогательным глаголом, либо с модальным.</text:p>
      <text:p text:style-name="P330">Она является частью сказуемого. Переводится как «не».</text:p>
      <text:p text:style-name="P330"/>
      <text:p text:style-name="P556">I not like horror movies (неправильно, остуствует вспомогательный глагол)</text:p>
      <text:p text:style-name="P556">I do n<text:span text:style-name="T704">o</text:span>t like horror movies (правильно <text:span text:style-name="T705">для простых предложений</text:span>)</text:p>
      <text:p text:style-name="P330"/>
      <text:p text:style-name="P331"><text:soft-page-break/>В сложных предложениях, где несколько глаголов, используются другие правила.</text:p>
      <text:p text:style-name="P333"><text:span text:style-name="T710">C</text:span>казуемым обычно является самый первый глагол. Если отрицатульную мысль сообщить </text:p>
      <text:p text:style-name="P333">в дополнении, то not будет стоять самостоятельно.</text:p>
      <text:p text:style-name="P332"/>
      <text:p text:style-name="P334">It`s quite impolite not to call me back — Очень не вежливо не перезванивать мне.</text:p>
      <text:p text:style-name="P334">(здесь сказуемым является первый глагол — is)</text:p>
      <text:p text:style-name="P334"/>
      <text:p text:style-name="P11"><text:span text:style-name="T300">С</text:span><text:span text:style-name="T299">амые важные глаголы</text:span></text:p>
      <text:p text:style-name="P335"/>
      <text:p text:style-name="P336">Это <text:span text:style-name="T367">be</text:span>, <text:span text:style-name="T367">do</text:span>, <text:span text:style-name="T367">have</text:span> и <text:span text:style-name="T367">get</text:span>. Они могут быть как смысловыми, так и вспомогательными <text:span text:style-name="T713">(кроме </text:span><text:span text:style-name="T391">get</text:span><text:span text:style-name="T713">)</text:span>.</text:p>
      <text:p text:style-name="P336">Они могут входить в устойчивые сочетания, где меняют свое значение.</text:p>
      <text:p text:style-name="P336"/>
      <text:p text:style-name="P381">Глагол <text:span text:style-name="T367">be</text:span></text:p>
      <text:p text:style-name="P336"/>
      <text:p text:style-name="P284"><text:span text:style-name="T317">Э</text:span><text:span text:style-name="T318">то начальная форма глагола</text:span><text:span text:style-name="T319"> «быть», </text:span><text:span text:style-name="T320">кот</text:span><text:span text:style-name="T321">орая</text:span><text:span text:style-name="T319"> </text:span><text:span text:style-name="T317">в Present Simple </text:span><text:span text:style-name="T316">изменяется</text:span><text:span text:style-name="T317"> на</text:span><text:span text:style-name="T319">: </text:span></text:p>
      <text:list xml:id="list3657017489" text:style-name="L42">
        <text:list-item>
          <text:p text:style-name="P840"><text:span text:style-name="T457">a</text:span><text:span text:style-name="T452">m — если подлежащее в первом лице (</text:span><text:span text:style-name="T397">I</text:span><text:span text:style-name="T452">);</text:span></text:p>
        </text:list-item>
        <text:list-item>
          <text:p text:style-name="P841">is — если подлежащее в третьем лице, единственном числе (<text:span text:style-name="T367">he/she/it</text:span>);</text:p>
        </text:list-item>
        <text:list-item>
          <text:p text:style-name="P841">are — если подлежащее во множественном числе (<text:span text:style-name="T367">you/we/they</text:span>).</text:p>
        </text:list-item>
      </text:list>
      <text:p text:style-name="P588"/>
      <text:p text:style-name="P703"><text:span text:style-name="T340">Г</text:span><text:span text:style-name="T341">лагол </text:span><text:span text:style-name="T141">be</text:span><text:span text:style-name="T341"> в форме </text:span><text:span text:style-name="T141">am/is/are</text:span><text:span text:style-name="T341"> является смысловым, но при переводе на русский выпадает. </text:span></text:p>
      <text:p text:style-name="P601"><text:span text:style-name="T556">Одновременно с этим формы </text:span><text:span text:style-name="T716">am/is/are</text:span><text:span text:style-name="T557"> </text:span><text:span text:style-name="T556">привязывают предложение к настоящему времени.</text:span></text:p>
      <text:p text:style-name="P591">После <text:span text:style-name="T367">be</text:span> обычно указывается характеристика (какой) или место (где).</text:p>
      <text:p text:style-name="P588"/>
      <text:p text:style-name="P587"><text:span text:style-name="T369">This dress is blue — </text:span><text:span text:style-name="T390">Это платье синие.</text:span></text:p>
      <text:p text:style-name="P679"><text:span text:style-name="T330">I</text:span><text:span text:style-name="T331"> </text:span><text:span text:style-name="T330">am</text:span><text:span text:style-name="T331"> in </text:span><text:span text:style-name="T330">my</text:span><text:span text:style-name="T331"> office now — </text:span><text:span text:style-name="T330">Я</text:span><text:span text:style-name="T332"> у себя в офисе сейчас.</text:span></text:p>
      <text:p text:style-name="P589"/>
      <text:p text:style-name="P739"><text:span text:style-name="T323">В русском языке предложение может </text:span><text:span text:style-name="T322">не иметь</text:span><text:span text:style-name="T323"> сказуемого. </text:span><text:span text:style-name="T322">Там где в русском сказуемое отсутсвует, в английском будет стоять глагол </text:span><text:span text:style-name="T330">be</text:span><text:span text:style-name="T322"> в форме </text:span><text:span text:style-name="T335">am/is/are</text:span><text:span text:style-name="T317"> </text:span><text:span text:style-name="T322">(т. к. для английского не характерно, когда в предложении нет сказуемого)</text:span><text:span text:style-name="T317">. </text:span></text:p>
      <text:p text:style-name="P588"/>
      <text:p text:style-name="P599"><text:span text:style-name="T416">I </text:span><text:span text:style-name="T399">am a doctor — Я (</text:span><text:span text:style-name="T400">есть</text:span><text:span text:style-name="T399">) доктор.</text:span></text:p>
      <text:p text:style-name="P600"><text:span text:style-name="T595">We are happy </text:span><text:span text:style-name="T598">— </text:span><text:span text:style-name="T595">Мы (есть) счастливы.</text:span></text:p>
      <text:p text:style-name="P593"/>
      <text:p text:style-name="P687"><text:span text:style-name="T324">Глагол</text:span><text:span text:style-name="T325"> </text:span><text:span text:style-name="T331">be</text:span><text:span text:style-name="T325"> может использоваться в связке с прилагательным. </text:span><text:span text:style-name="T327">П</text:span><text:span text:style-name="T326">ри переводе такая связка </text:span></text:p>
      <text:p text:style-name="P595">может образовывать новый глагол, которого нет в английском.</text:p>
      <text:p text:style-name="P594"/>
      <text:p text:style-name="P603"><text:span text:style-name="T401">I </text:span><text:span text:style-name="T418">am interested</text:span><text:span text:style-name="T401"> in art — Я</text:span><text:span text:style-name="T402"> </text:span><text:span text:style-name="T419">интересуюсь</text:span><text:span text:style-name="T411"> </text:span><text:span text:style-name="T402">искусством </text:span><text:span text:style-name="T411">(есть заинтересованный)</text:span><text:span text:style-name="T402">.</text:span></text:p>
      <text:p text:style-name="P603"><text:span text:style-name="T402">My hands </text:span><text:span text:style-name="T419">are cold</text:span><text:span text:style-name="T402"> — Мои руки</text:span><text:span text:style-name="T403"> </text:span><text:span text:style-name="T419">замерзли </text:span><text:span text:style-name="T411">(есть замерзшие)</text:span><text:span text:style-name="T403">.</text:span></text:p>
      <text:p text:style-name="P558"/>
      <text:p text:style-name="P362">В вопросительных предложениях глагол <text:span text:style-name="T367">be</text:span> меняется местами с подлежащим, </text:p>
      <text:p text:style-name="P362">а в отрицательных, используется с частицей <text:span text:style-name="T367">not</text:span>:</text:p>
      <text:p text:style-name="P362"/>
      <text:p text:style-name="P490"><text:span text:style-name="T596">I </text:span><text:span text:style-name="T595">am not a student — Я не студент.</text:span></text:p>
      <text:p text:style-name="P559">We are not English speakers — Они не англоговорящие люди.</text:p>
      <text:p text:style-name="P490"><text:span text:style-name="T596">I</text:span><text:span text:style-name="T595">s it dark? — Сейчас темно?</text:span></text:p>
      <text:p text:style-name="P559">Are they hungry? — Они голодны?</text:p>
      <text:p text:style-name="P559"/>
      <text:p text:style-name="P363">Если перед <text:span text:style-name="T376">am/is/are</text:span> нет вопросительного слова, то это общий вопрос. </text:p>
      <text:p text:style-name="P363">В корешке ответа вместо <text:span text:style-name="T367">do/does</text:span> используется <text:span text:style-name="T367">am/is/are</text:span>:</text:p>
      <text:p text:style-name="P363"/>
      <text:p text:style-name="P491"><text:span text:style-name="T595">Am I in danger? Yes, you are. </text:span><text:span text:style-name="T597">—</text:span><text:span text:style-name="T595"> Я в опасности? Да.</text:span></text:p>
      <text:p text:style-name="P491"><text:span text:style-name="T595">Is John married? - No, he isn`t. </text:span><text:span text:style-name="T597">— </text:span><text:span text:style-name="T595">Джон женат? </text:span><text:span text:style-name="T597">— </text:span><text:span text:style-name="T595">Нет.</text:span></text:p>
      <text:p text:style-name="P560"><text:soft-page-break/><text:span text:style-name="T541">Специальный вопрос начинается с вопросительного слова </text:span><text:span text:style-name="T546">или связки</text:span><text:span text:style-name="T541">:</text:span> </text:p>
      <text:p text:style-name="P560">Where is Jill?<text:span text:style-name="T625"> </text:span>She is at school. <text:span text:style-name="T625">— </text:span>Где Джил? Она в школе.</text:p>
      <text:p text:style-name="P560"/>
      <text:p text:style-name="P603"><text:span text:style-name="T460">Очень часто </text:span><text:span text:style-name="T405">am/is/are</text:span><text:span text:style-name="T460"> сокращаются: </text:span><text:span text:style-name="T405">I am → I`m, he is → he`s, <text:s/></text:span></text:p>
      <text:p text:style-name="P603"><text:span text:style-name="T405">you are → you`re, John is → John`s, </text:span><text:span text:style-name="T407">t</text:span><text:span text:style-name="T405">hey are → </text:span><text:span text:style-name="T407">t</text:span><text:span text:style-name="T405">hey`re</text:span><text:span text:style-name="T406">. </text:span></text:p>
      <text:p text:style-name="P561"/>
      <text:p text:style-name="P603"><text:span text:style-name="T461">С</text:span><text:span text:style-name="T462">окращать можно как по </text:span><text:span text:style-name="T463">вспом.</text:span><text:span text:style-name="T462"> глаголу, так и по частице </text:span><text:span text:style-name="T408">not</text:span><text:span text:style-name="T462">: </text:span><text:span text:style-name="T408">he is not → he`s not</text:span><text:span text:style-name="T409"> или</text:span><text:span text:style-name="T408"> he isn`t.</text:span></text:p>
      <text:p text:style-name="P590"><text:span text:style-name="T714">П</text:span>ри этом <text:span text:style-name="T367">am</text:span> сокращается только по <text:span text:style-name="T367">am</text:span> → <text:span text:style-name="T367">I`m not (I amn`t не существует).</text:span></text:p>
      <text:p text:style-name="P389"/>
      <text:p text:style-name="P604"><text:span text:style-name="T515">Глагол be</text:span><text:span text:style-name="T517"> </text:span><text:span text:style-name="T515">в Past Simple имеет 2 формы: </text:span></text:p>
      <text:list xml:id="list2418768000" text:style-name="L43">
        <text:list-item>
          <text:p text:style-name="P847"><text:span text:style-name="T515">was — </text:span><text:span text:style-name="T516">если подлежащее в первом лице или множественном числе (</text:span><text:span text:style-name="T427">I, you, we, they</text:span><text:span text:style-name="T516">);</text:span></text:p>
        </text:list-item>
        <text:list-item>
          <text:p text:style-name="P847"><text:span text:style-name="T516">were — если подлежащее в третьем лице, единственно</text:span><text:span text:style-name="T540">го</text:span><text:span text:style-name="T516"> числ</text:span><text:span text:style-name="T540">а </text:span><text:span text:style-name="T516">(</text:span><text:span text:style-name="T427">he, she, it</text:span><text:span text:style-name="T516">).</text:span></text:p>
        </text:list-item>
      </text:list>
      <text:p text:style-name="P390"/>
      <text:p text:style-name="P492"><text:span text:style-name="T617">I </text:span><text:span text:style-name="T595">was</text:span><text:span text:style-name="T594"> satisfied with my work — Я </text:span><text:span text:style-name="T595">был</text:span><text:span text:style-name="T594"> доволен своей работой.</text:span></text:p>
      <text:p text:style-name="P492"><text:span text:style-name="T595">Was</text:span><text:span text:style-name="T594"> the weather good? No, it </text:span><text:span text:style-name="T595">wasn`t</text:span><text:span text:style-name="T594"> — </text:span><text:span text:style-name="T595">Погода была хорош</text:span><text:span text:style-name="T604">ая</text:span><text:span text:style-name="T595">? Нет.</text:span></text:p>
      <text:p text:style-name="P337"/>
      <text:p text:style-name="P384">Глагол <text:span text:style-name="T367">do</text:span></text:p>
      <text:p text:style-name="P338"/>
      <text:p text:style-name="P602"><text:span text:style-name="T573">Переводится как </text:span><text:span text:style-name="T572">«делать». В </text:span><text:span text:style-name="T574">одном предложении </text:span><text:span text:style-name="T572">может встречаться несколько раз, </text:span></text:p>
      <text:p text:style-name="P704"><text:span text:style-name="T344">в качестве вспомогательного </text:span><text:span text:style-name="T345">глагола </text:span><text:span text:style-name="T344">и смыслового.</text:span><text:span text:style-name="T715"> </text:span><text:span text:style-name="T342">Вспомогательным глаголом </text:span><text:span text:style-name="T343">он </text:span><text:span text:style-name="T342">может быть только в отрицаниях и вопросах, времен группы Simple.</text:span></text:p>
      <text:p text:style-name="P706"/>
      <text:p text:style-name="P592"><text:span text:style-name="T388">What do you do? </text:span><text:span text:style-name="T389">— </text:span><text:span text:style-name="T388">Что ты делаешь?</text:span></text:p>
      <text:p text:style-name="P705"><text:span text:style-name="T342">D</text:span><text:span text:style-name="T43">o you like pets? </text:span><text:span text:style-name="T342">—</text:span><text:span text:style-name="T43"> No, I don`t.</text:span></text:p>
      <text:p text:style-name="P707"/>
      <text:p text:style-name="P121"><text:span text:style-name="T336">В</text:span><text:span text:style-name="T337"> </text:span><text:span text:style-name="T338">прошедшем времени</text:span><text:span text:style-name="T339"> преорбазуется в </text:span><text:span text:style-name="T334">did</text:span><text:span text:style-name="T339"> — «</text:span><text:span text:style-name="T337">делал» (2я форма </text:span><text:span text:style-name="T333">do</text:span><text:span text:style-name="T337">)</text:span><text:span text:style-name="T339">.</text:span></text:p>
      <text:p text:style-name="P391">Если в предложении появляется <text:span text:style-name="T367">was/were</text:span>, <text:span text:style-name="T651">то </text:span><text:span text:style-name="T650">did</text:span><text:span text:style-name="T651"> уже не нужно использовать.</text:span></text:p>
      <text:p text:style-name="P386"/>
      <text:p text:style-name="P385">Глагол <text:span text:style-name="T367">have</text:span></text:p>
      <text:p text:style-name="P364"/>
      <text:p text:style-name="P681"><text:span text:style-name="T266">Переводится как «иметь». </text:span><text:span text:style-name="T268">Д</text:span><text:span text:style-name="T266">ля времен группы Perfect </text:span><text:span text:style-name="T268">выступает в роли вспомогательного глагола</text:span><text:span text:style-name="T266">. </text:span><text:span text:style-name="T252">Также </text:span><text:span text:style-name="T266">может быть</text:span><text:span text:style-name="T252"> частью устойчивых словосотечаний. В </text:span><text:span text:style-name="T270">прошедшем </text:span></text:p>
      <text:p text:style-name="P681"><text:span text:style-name="T270">времени</text:span><text:span text:style-name="T252"> преобразуется в </text:span><text:span text:style-name="T83">had</text:span><text:span text:style-name="T252"> </text:span><text:span text:style-name="T334">—</text:span><text:span text:style-name="T252"> «</text:span><text:span text:style-name="T270">имел</text:span><text:span text:style-name="T252">».</text:span></text:p>
      <text:p text:style-name="P366"/>
      <text:p text:style-name="P676"><text:span text:style-name="T252">В некоторых ситуациях его можно не переводить (когда он смысловой). </text:span><text:span text:style-name="T253">Но при этом в предложении он обязан быть. </text:span><text:span text:style-name="T266">Это </text:span><text:span text:style-name="T253">из-за особенностей английской грамматики, которая требует, обязательного наличия подлежащего и сказуемого.</text:span></text:p>
      <text:p text:style-name="P339"/>
      <text:p text:style-name="P562">I have a lot of friends — У меня (есть) много друзей.</text:p>
      <text:p text:style-name="P563">We heave a big house — У нас (есть) большой дом.</text:p>
      <text:p text:style-name="P365"/>
      <text:p text:style-name="P682"><text:span text:style-name="T271">Когда </text:span><text:span text:style-name="T86">have</text:span><text:span text:style-name="T271"> является смысловым глаголом, он </text:span><text:span text:style-name="T256">работает по тем же правилам что и </text:span><text:span text:style-name="T257">другие</text:span><text:span text:style-name="T256"> </text:span><text:span text:style-name="T271">смысловые </text:span><text:span text:style-name="T256">глаголы, т. е. требует вспомогательного </text:span><text:span text:style-name="T84">do</text:span><text:span text:style-name="T256"> для отрицаний и вопросов. </text:span></text:p>
      <text:p text:style-name="P682"><text:span text:style-name="T268">В утверждениях </text:span><text:span text:style-name="T86">have</text:span><text:span text:style-name="T271"> </text:span><text:span text:style-name="T268">не пишется с окончанием </text:span><text:span text:style-name="T85">-s</text:span><text:span text:style-name="T268">, а преобразуется в </text:span><text:span text:style-name="T85">has</text:span><text:span text:style-name="T268">.</text:span></text:p>
      <text:p text:style-name="P339"/>
      <text:p text:style-name="P38"><text:span text:style-name="T55">Mike has </text:span><text:span text:style-name="T56">many friends</text:span><text:span text:style-name="T55"> — У Майка много друзей.</text:span></text:p>
      <text:p text:style-name="P39"><text:span text:style-name="T55">He</text:span><text:span text:style-name="T56"> do</text:span><text:span text:style-name="T55">es</text:span><text:span text:style-name="T56">n`t have many friends </text:span><text:span text:style-name="T57">—</text:span><text:span text:style-name="T56"> У </text:span><text:span text:style-name="T55">него </text:span><text:span text:style-name="T56">не много друзей.</text:span></text:p>
      <text:p text:style-name="P51"><text:span text:style-name="T46">Do you have many friends? </text:span><text:span text:style-name="T57">—</text:span><text:span text:style-name="T46"> У тебя много друзей?</text:span></text:p>
      <text:p text:style-name="P572"/>
      <text:p text:style-name="P130"><text:span text:style-name="T46">Когда </text:span><text:span text:style-name="T68">have</text:span><text:span text:style-name="T46"> является вспомогательным глаголом, то для </text:span><text:span text:style-name="T68">he/she/it</text:span><text:span text:style-name="T46"> он всегда в форме </text:span><text:span text:style-name="T68">has</text:span><text:span text:style-name="T46">.</text:span></text:p>
      <text:p text:style-name="P52">He hasn`t lost his keys — Он не потерял свои ключи <text:span text:style-name="T717">(has в отрицании)</text:span>.</text:p>
      <text:p text:style-name="P573"/>
      <text:p text:style-name="P340"><text:soft-page-break/>Have в значении «иметь» не употребляется во временах группы Continuous.</text:p>
      <text:p text:style-name="P340"/>
      <text:p text:style-name="P564">I am having many friends now → Неправильно</text:p>
      <text:p text:style-name="P564">I have many friends → Правильно</text:p>
      <text:p text:style-name="P339"/>
      <text:p text:style-name="P733"><text:span text:style-name="T226">В разговорной речи очесть часто используется оборот </text:span><text:span text:style-name="T68">have got</text:span><text:span text:style-name="T226">. </text:span><text:span text:style-name="T254">Он обозначает тоже самое, что и </text:span><text:span text:style-name="T87">have</text:span><text:span text:style-name="T254"> </text:span><text:span text:style-name="T226">(иметь/владеть)</text:span><text:span text:style-name="T254">, но используется только в настоящем времени.</text:span></text:p>
      <text:p text:style-name="P347"/>
      <text:p text:style-name="P733"><text:span text:style-name="T254">Г</text:span><text:span text:style-name="T226">рамматически, </text:span><text:span text:style-name="T68">have got</text:span><text:span text:style-name="T226"> — это Present Perfect, т. е. </text:span><text:span text:style-name="T68">have</text:span><text:span text:style-name="T226"> здесь вспомогательный глагол, </text:span></text:p>
      <text:p text:style-name="P680"><text:span text:style-name="T267">а основное значение «</text:span><text:span text:style-name="T269">иметь</text:span><text:span text:style-name="T267">» передает </text:span><text:span text:style-name="T88">got</text:span><text:span text:style-name="T267"> </text:span><text:span text:style-name="T255">(3я форма get)</text:span><text:span text:style-name="T267">. </text:span></text:p>
      <text:p text:style-name="P341"/>
      <text:p text:style-name="P565">Have you got a Mercedes? / Do you have a Mercedes? — У тебя есть мерседес?</text:p>
      <text:p text:style-name="P565">I haven`t got a Mercedes / I don`t have a Mercedes — У меня нет мерседеса.</text:p>
      <text:p text:style-name="P342"/>
      <text:p text:style-name="P683"><text:span text:style-name="T258">Глагол </text:span><text:span text:style-name="T89">have</text:span><text:span text:style-name="T259"> может входить в состав устойчивых выражений и словосочетаний. </text:span></text:p>
      <text:p text:style-name="P344">В этом случае он может переводится по другому. Также здесь отменяется правило, </text:p>
      <text:p text:style-name="P343">по которому <text:span text:style-name="T367">have</text:span> нельзя употребять в Continuous:</text:p>
      <text:p text:style-name="P343"/>
      <text:list xml:id="list3976682208" text:style-name="L44">
        <text:list-item>
          <text:p text:style-name="P823"><text:span text:style-name="T738">в</text:span>ыражения, связанные с приемом пищи:</text:p>
        </text:list-item>
      </text:list>
      <text:list xml:id="list2814115224" text:style-name="L45">
        <text:list-item>
          <text:list>
            <text:list-item>
              <text:p text:style-name="P824">have a coffee/tea/<text:span text:style-name="T712">drink</text:span> — пить кофе/чай/<text:span text:style-name="T712">напиток</text:span>;</text:p>
            </text:list-item>
            <text:list-item>
              <text:p text:style-name="P824">have a meal — принимать пищу;</text:p>
            </text:list-item>
            <text:list-item>
              <text:p text:style-name="P824">have a breakfast/luch/dinner — завтракать/обедать/ужинать.</text:p>
            </text:list-item>
          </text:list>
        </text:list-item>
      </text:list>
      <text:p text:style-name="P345"/>
      <text:list xml:id="list190135975557788" text:continue-list="list3976682208" text:style-name="L44">
        <text:list-item>
          <text:p text:style-name="P904"><text:span text:style-name="T296">в</text:span><text:span text:style-name="T259">ыражения, связанные с времяпровождением:</text:span></text:p>
        </text:list-item>
      </text:list>
      <text:list xml:id="list2429922480" text:style-name="L46">
        <text:list-item>
          <text:list>
            <text:list-item>
              <text:p text:style-name="P825">have a date — ходить на свидание;</text:p>
            </text:list-item>
            <text:list-item>
              <text:p text:style-name="P825">have a good time — хорошо проводить время;</text:p>
            </text:list-item>
            <text:list-item>
              <text:p text:style-name="P825">have a meeting / an appointment — назначать встречу;</text:p>
            </text:list-item>
            <text:list-item>
              <text:p text:style-name="P825">have a nice day — удачного дня (пожелание);</text:p>
            </text:list-item>
            <text:list-item>
              <text:p text:style-name="P825">have fun — веселиться.</text:p>
            </text:list-item>
          </text:list>
        </text:list-item>
      </text:list>
      <text:p text:style-name="P343"/>
      <text:list xml:id="list190135652567139" text:continue-list="list190135975557788" text:style-name="L44">
        <text:list-item>
          <text:p text:style-name="P904"><text:span text:style-name="T296">в</text:span><text:span text:style-name="T259">ыражения, связанные </text:span><text:span text:style-name="T297">с внешностью:</text:span></text:p>
        </text:list-item>
      </text:list>
      <text:list xml:id="list1113813281" text:style-name="L47">
        <text:list-item>
          <text:list>
            <text:list-item>
              <text:p text:style-name="P826">have a bath/shower/shave — принимать ванну/душ, побриться;</text:p>
            </text:list-item>
            <text:list-item>
              <text:p text:style-name="P826">have a haircat — постричься.</text:p>
            </text:list-item>
          </text:list>
        </text:list-item>
      </text:list>
      <text:p text:style-name="P346"/>
      <text:list xml:id="list190135013320398" text:continue-list="list190135652567139" text:style-name="L44">
        <text:list-item>
          <text:p text:style-name="P905"><text:span text:style-name="T296">в</text:span><text:span text:style-name="T297">ыражения, связанные с общением:</text:span></text:p>
        </text:list-item>
      </text:list>
      <text:list xml:id="list1423056707" text:style-name="L48">
        <text:list-item>
          <text:list>
            <text:list-item>
              <text:p text:style-name="P827">have a guess — угадывать, догадываться;</text:p>
            </text:list-item>
            <text:list-item>
              <text:p text:style-name="P827">have a chat — болтать;</text:p>
            </text:list-item>
            <text:list-item>
              <text:p text:style-name="P827">have a talk/discussion — беседовать/обсуждать;</text:p>
            </text:list-item>
            <text:list-item>
              <text:p text:style-name="P827">have a call — позвонить.</text:p>
            </text:list-item>
          </text:list>
        </text:list-item>
      </text:list>
      <text:p text:style-name="P346"/>
      <text:list xml:id="list190134285768599" text:continue-list="list190135013320398" text:style-name="L44">
        <text:list-item>
          <text:p text:style-name="P905"><text:span text:style-name="T296">в</text:span><text:span text:style-name="T297">ыражения связанные со здоровьем:</text:span></text:p>
        </text:list-item>
      </text:list>
      <text:list xml:id="list3248497674" text:style-name="L49">
        <text:list-item>
          <text:list>
            <text:list-item>
              <text:p text:style-name="P828">have a baby — родить;</text:p>
            </text:list-item>
            <text:list-item>
              <text:p text:style-name="P828">have a cold — простудиться;</text:p>
            </text:list-item>
            <text:list-item>
              <text:p text:style-name="P828">have a cough — кашлять;</text:p>
            </text:list-item>
            <text:list-item>
              <text:p text:style-name="P828">have a headache — болит голова.</text:p>
            </text:list-item>
          </text:list>
        </text:list-item>
      </text:list>
      <text:p text:style-name="P346"/>
      <text:list xml:id="list190135064344150" text:continue-list="list190134285768599" text:style-name="L44">
        <text:list-item>
          <text:p text:style-name="P905"><text:span text:style-name="T296">в</text:span><text:span text:style-name="T297">ыражения, связанные с отдыхом:</text:span></text:p>
          <text:list>
            <text:list-item>
              <text:p text:style-name="P829">have a day off — взять выходной;</text:p>
            </text:list-item>
            <text:list-item>
              <text:p text:style-name="P829">have a dream — видеть сон;</text:p>
            </text:list-item>
            <text:list-item>
              <text:p text:style-name="P829"><text:soft-page-break/>have a nightmare — видеть кошмар;</text:p>
            </text:list-item>
            <text:list-item>
              <text:p text:style-name="P829">have a rest — отдыхать;</text:p>
            </text:list-item>
            <text:list-item>
              <text:p text:style-name="P829">have a sleep — спать.</text:p>
            </text:list-item>
          </text:list>
        </text:list-item>
      </text:list>
      <text:p text:style-name="P346"/>
      <text:list xml:id="list190134996914343" text:continue-numbering="true" text:style-name="L44">
        <text:list-item>
          <text:p text:style-name="P905"><text:span text:style-name="T296">в</text:span><text:span text:style-name="T297">ыражения, свяханые с физической активностью:</text:span></text:p>
        </text:list-item>
      </text:list>
      <text:list xml:id="list277790145" text:style-name="L50">
        <text:list-item>
          <text:list>
            <text:list-item>
              <text:p text:style-name="P830">have a good journey — добраться без проблем (пожелание);</text:p>
            </text:list-item>
            <text:list-item>
              <text:p text:style-name="P830">have a good flight — хорошо долететь (пожелание);</text:p>
            </text:list-item>
            <text:list-item>
              <text:p text:style-name="P830">have a lift — подвести (на машине);</text:p>
            </text:list-item>
            <text:list-item>
              <text:p text:style-name="P831">have a ride — проехаться;</text:p>
            </text:list-item>
            <text:list-item>
              <text:p text:style-name="P831">have a walk — пройтись (прогуляться);</text:p>
            </text:list-item>
            <text:list-item>
              <text:p text:style-name="P831">have a swim — поплавать;</text:p>
            </text:list-item>
            <text:list-item>
              <text:p text:style-name="P831">have a hug — обняться;</text:p>
            </text:list-item>
            <text:list-item>
              <text:p text:style-name="P831">have a kiss — поцеловаться.</text:p>
            </text:list-item>
          </text:list>
        </text:list-item>
      </text:list>
      <text:p text:style-name="P346"/>
      <text:p text:style-name="P387">Глагол <text:span text:style-name="T367">get</text:span></text:p>
      <text:p text:style-name="P348"/>
      <text:p text:style-name="P677"><text:span text:style-name="T261">Один и самых запутанных глаголов, который может переводится по разному,</text:span><text:span text:style-name="T260"> в записимости </text:span></text:p>
      <text:p text:style-name="P349">от слов, идущих после него. Поэтому его нужно переводить в связке с соседними словами.</text:p>
      <text:p text:style-name="P350"/>
      <text:p text:style-name="P677"><text:span text:style-name="T261">Если после </text:span><text:span text:style-name="T90">get</text:span><text:span text:style-name="T261"> идет существительное, то он передает значение </text:span><text:span text:style-name="T260">«</text:span><text:span text:style-name="T261">получать, покупать</text:span><text:span text:style-name="T260">».</text:span></text:p>
      <text:p text:style-name="P349"/>
      <text:p text:style-name="P53"><text:span text:style-name="T58">I </text:span><text:span text:style-name="T46">got a new car — Я купил новую машину.</text:span></text:p>
      <text:p text:style-name="P566">I got an A today — Я получил пятерку сегодня. (A — <text:span text:style-name="T717">это </text:span>оценка)</text:p>
      <text:p text:style-name="P734"><text:span text:style-name="T260">Е</text:span><text:span text:style-name="T226">сли </text:span><text:span text:style-name="T68">get</text:span><text:span text:style-name="T226"> используется со средством передвижения, то он приобретает значение </text:span></text:p>
      <text:p text:style-name="P351">«сесть в транспорт». В этом случае он может использоваться с предлогом <text:span text:style-name="T367">on</text:span>.</text:p>
      <text:p text:style-name="P351"/>
      <text:p text:style-name="P566">I got on a bus at 5 o`clock — Я сел в автобус в 5 часов.</text:p>
      <text:p text:style-name="P566">I got a taxi — Я взял такси.</text:p>
      <text:p text:style-name="P349"/>
      <text:p text:style-name="P734"><text:span text:style-name="T260">Е</text:span><text:span text:style-name="T226">сли после get идет прилагательное, то это означает «прийти к этому состоянию», </text:span></text:p>
      <text:p text:style-name="P351">например: <text:span text:style-name="T367">get hungry (проголодаться), get better (стать лучше), get cold (замерзнуть)</text:span> и т. д.</text:p>
      <text:p text:style-name="P351"/>
      <text:p text:style-name="P566">He got dressed quickly and left — Он оделся быстро и ушел.</text:p>
      <text:p text:style-name="P351"/>
      <text:p text:style-name="P351">Если <text:span text:style-name="T367">get</text:span> используется с частицей <text:span text:style-name="T367">to</text:span>, то это означает «прибывать в такое-то место».</text:p>
      <text:p text:style-name="P351"/>
      <text:p text:style-name="P566">I got to work late — Я приехал на работу поздно.</text:p>
      <text:p text:style-name="P566">I got to the airport by train — Я приехал в аэропорт на поезде.</text:p>
      <text:p text:style-name="P349"/>
      <text:p text:style-name="P349">В пассивном залоге может заменять глагол <text:span text:style-name="T367">be</text:span>. </text:p>
      <text:p text:style-name="P349"/>
      <text:p text:style-name="P349">Если <text:span text:style-name="T367">be</text:span> означает «быть в состоянии / обладать качеством», то <text:span text:style-name="T367">get</text:span> означает </text:p>
      <text:p text:style-name="P350">«входить в состояние / приобретать качество».</text:p>
      <text:p text:style-name="P350"/>
      <text:p text:style-name="P350">В отличии от <text:span text:style-name="T367">be, do, have</text:span>, этот глагол не может быть вспомогательным.</text:p>
      <text:p text:style-name="P352">Почти для любого предложения с <text:span text:style-name="T367">get</text:span> можно найти замену с другим глаголом.</text:p>
      <text:p text:style-name="P350"/>
      <text:p text:style-name="P740"><text:span text:style-name="T226">После </text:span><text:span text:style-name="T68">get</text:span><text:span text:style-name="T226"> могут стоять разные предлоги, в зависимости от которых он может сильно</text:span></text:p>
      <text:p text:style-name="P741"><text:span text:style-name="T226">меняться. Такие измененя не всегда поддаются логике</text:span><text:span text:style-name="T262">:</text:span></text:p>
      <text:list xml:id="list3294989275" text:style-name="L51">
        <text:list-item>
          <text:p text:style-name="P832">get along — ладить друг с другом;</text:p>
        </text:list-item>
        <text:list-item>
          <text:p text:style-name="P832">get away — убираться прочь (грубо);</text:p>
        </text:list-item>
        <text:list-item>
          <text:p text:style-name="P832"><text:soft-page-break/>get back — вернуться;</text:p>
        </text:list-item>
        <text:list-item>
          <text:p text:style-name="P832">get in — попасть внутрь;</text:p>
        </text:list-item>
        <text:list-item>
          <text:p text:style-name="P832">get on — справиться с ситуацией.</text:p>
        </text:list-item>
      </text:list>
      <text:p text:style-name="P353"/>
      <text:p text:style-name="P493"><text:span text:style-name="T605">W</text:span><text:span text:style-name="T595">e get along well — Мы хорошо ладим.</text:span></text:p>
      <text:p text:style-name="P567">I`ll get away from work as soon as I can — Я свалю с этой работы, как только смогу.</text:p>
      <text:p text:style-name="P567">Get in the car quickly! — Быстро садись в машину!</text:p>
      <text:p text:style-name="P568">How are you getting on with your new job? — Как дела на новой работе?</text:p>
      <text:p text:style-name="P701"/>
      <text:p text:style-name="P701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700">Такие сочетания нельзя переводить по отдельности, а только в связке.</text:p>
      <text:p text:style-name="P350"/>
      <text:p text:style-name="P700">Один и тот же фразовый глагол может иметь несколько значений.</text:p>
      <text:p text:style-name="P350"/>
      <text:p text:style-name="P382">Глаголы, в которых все путаются</text:p>
      <text:p text:style-name="P354"/>
      <text:p text:style-name="P355"><text:span text:style-name="T444">Tell и say</text:span> можно перевести как «сказать». Только первый означатает «рассказать», </text:p>
      <text:p text:style-name="P355">а второй - «сказать/говорить». </text:p>
      <text:p text:style-name="P355"/>
      <text:p text:style-name="P355">После <text:span text:style-name="T367">tell</text:span> нужно обязательно указать, кому адресована фраза, либо что именно </text:p>
      <text:p text:style-name="P355">говорится. После <text:span text:style-name="T367">tell</text:span> не нужен предлог.</text:p>
      <text:p text:style-name="P355"/>
      <text:p text:style-name="P569">Tell me the truth — Скажи мне правду.</text:p>
      <text:p text:style-name="P569">Tell Michael that I will be late — Скажи Майклу, что я опоздаю.</text:p>
      <text:p text:style-name="P355"/>
      <text:p text:style-name="P355">После <text:span text:style-name="T367">say</text:span> можно ничего не указывать, либо указать того, кто сказал фразу.</text:p>
      <text:p text:style-name="P355">Если мы говорим, кому адресована фраза, то после <text:span text:style-name="T367">say</text:span> нужен предлог <text:span text:style-name="T367">to</text:span>.</text:p>
      <text:p text:style-name="P355"/>
      <text:p text:style-name="P569">«You deserve more than this», I said to myself — Ты заслуживаешь большего, я сказал себе.</text:p>
      <text:p text:style-name="P355"/>
      <text:p text:style-name="P735"><text:span text:style-name="T145">See, l</text:span><text:span text:style-name="T144">ook, watch</text:span><text:span text:style-name="T226"> передают значение «видеть», но с разными смысловыми оттенками.</text:span></text:p>
      <text:p text:style-name="P355"/>
      <text:p text:style-name="P356">Глагол <text:span text:style-name="T367">see</text:span> означает «видеть», как физическую возможность. Обычно <text:span text:style-name="T718">он </text:span>не употребляется </text:p>
      <text:p text:style-name="P356">во временах Continuous.</text:p>
      <text:p text:style-name="P355"/>
      <text:p text:style-name="P569">I see a bird in the tree — Я вижу птицу на дереве.</text:p>
      <text:p text:style-name="P355"/>
      <text:p text:style-name="P355"><text:span text:style-name="T367">Look</text:span> означает «смотреть на что-либо». Если мы хотим узнать на какой объет смотрим — используется предлог <text:span text:style-name="T367">at</text:span>. В отличии от <text:span text:style-name="T367">see</text:span>, можно использовать в Continuous.</text:p>
      <text:p text:style-name="P355"/>
      <text:p text:style-name="P569">Don`t worry, I`m not looking — Не волнуйся, я не смотрю.</text:p>
      <text:p text:style-name="P569">I`m looking at the dog — Я смотрю на собаку.</text:p>
      <text:p text:style-name="P355"/>
      <text:p text:style-name="P678"><text:span text:style-name="T68">Watch</text:span><text:span text:style-name="T226"> означает «</text:span><text:span text:style-name="T264">следить (взором)</text:span><text:span text:style-name="T226">» или «наблюдать» </text:span><text:span text:style-name="T263">за объектом</text:span><text:span text:style-name="T226">.</text:span></text:p>
      <text:p text:style-name="P357"/>
      <text:p text:style-name="P40"><text:span text:style-name="T59">Mothers always watch their children — М</text:span><text:span text:style-name="T60">а</text:span><text:span text:style-name="T59">мы всегда следят за своими детьми.</text:span></text:p>
      <text:p text:style-name="P54"><text:span text:style-name="T61">I </text:span><text:span text:style-name="T46">like watching birds — Мне нравится наблюдать за птицами.</text:span></text:p>
      <text:p text:style-name="P357"/>
      <text:p text:style-name="P678"><text:span text:style-name="T144">Hear, listen</text:span><text:span text:style-name="T226"> можно перевести как «слышать» и «слушать». Первый означает физическую возможность, а второй — осознанное действие.</text:span></text:p>
      <text:p text:style-name="P357"/>
      <text:p text:style-name="P570"><text:soft-page-break/>Can you hear some noise? — Ты слышишь шум?</text:p>
      <text:p text:style-name="P570">I think I heard something — Кажется, я что-то слышал.</text:p>
      <text:p text:style-name="P357"/>
      <text:p text:style-name="P736"><text:span text:style-name="T264">Когда мы говорим о том, что именно слушаем, то</text:span><text:span text:style-name="T226"> </text:span><text:span text:style-name="T264">п</text:span><text:span text:style-name="T226">осле </text:span><text:span text:style-name="T68">listen</text:span><text:span text:style-name="T226"> </text:span><text:span text:style-name="T264">ставится предлог </text:span><text:span text:style-name="T91">to</text:span><text:span text:style-name="T264">.</text:span></text:p>
      <text:p text:style-name="P358">При переводе на русский предлог выпадает.</text:p>
      <text:p text:style-name="P358"/>
      <text:p text:style-name="P570">Listen to me, please — Пожалуйста, послушай меня.</text:p>
      <text:p text:style-name="P570">What music do you listen to? - Какую музыку ты слушает?</text:p>
      <text:p text:style-name="P358"/>
      <text:p text:style-name="P737"><text:span text:style-name="T144">Do, make</text:span><text:span text:style-name="T226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358"/>
      <text:p text:style-name="P359">Устойчивые выражения с do:</text:p>
      <text:list xml:id="list3699097208" text:style-name="L52">
        <text:list-item>
          <text:p text:style-name="P833">do an exam/test — сдавать экзамен/тест;</text:p>
        </text:list-item>
        <text:list-item>
          <text:p text:style-name="P833">do a course — пройти курс;</text:p>
        </text:list-item>
        <text:list-item>
          <text:p text:style-name="P833">do work/homework/housework — делать работу / домашнюю работу / работу по дому;</text:p>
        </text:list-item>
        <text:list-item>
          <text:p text:style-name="P833">do a favour — оказывать услугу;</text:p>
        </text:list-item>
        <text:list-item>
          <text:p text:style-name="P833">do business — заниматься бизнесом;</text:p>
        </text:list-item>
        <text:list-item>
          <text:p text:style-name="P833">do right/wrong — поступать правильно/неправильно;</text:p>
        </text:list-item>
        <text:list-item>
          <text:p text:style-name="P835">do the shopping — делать покупки;</text:p>
        </text:list-item>
        <text:list-item>
          <text:p text:style-name="P833">do the wassing up — мыть посуду;</text:p>
        </text:list-item>
      </text:list>
      <text:p text:style-name="P358"/>
      <text:p text:style-name="P359">Устойчивые выражения с make:</text:p>
      <text:list xml:id="list857162405" text:style-name="L53">
        <text:list-item>
          <text:p text:style-name="P834">make a noise — шуметь;</text:p>
        </text:list-item>
        <text:list-item>
          <text:p text:style-name="P834">make a bed — застилать постель;</text:p>
        </text:list-item>
        <text:list-item>
          <text:p text:style-name="P834">make a cake/tea/dinner — приготовить торт/чай/ужин;</text:p>
        </text:list-item>
        <text:list-item>
          <text:p text:style-name="P907"><text:span text:style-name="T226">make a choice — сделать </text:span><text:span text:style-name="T265">выбор;</text:span></text:p>
        </text:list-item>
        <text:list-item>
          <text:p text:style-name="P836">make a scision — принять решение;</text:p>
        </text:list-item>
        <text:list-item>
          <text:p text:style-name="P836">make a promise — обещать, дать обещание;</text:p>
        </text:list-item>
        <text:list-item>
          <text:p text:style-name="P836">make a friends — подружиться.</text:p>
        </text:list-item>
      </text:list>
      <text:p text:style-name="P360"/>
      <text:p text:style-name="P571">Could you do me a favour — Не мог бы ты оказать мне услугу? </text:p>
      <text:p text:style-name="P571">I belive she`ll make the right choice — Я верю, что она сделает правильный выбор.</text:p>
      <text:p text:style-name="P360"/>
      <text:p text:style-name="P383"><text:span text:style-name="T735">Про и</text:span>нфинитив и герундий</text:p>
      <text:p text:style-name="P361"/>
      <text:p text:style-name="P368">Когда в английском предложении идет несколько глаголов <text:span text:style-name="T720">подря</text:span><text:span text:style-name="T721">д</text:span>, то первый является сказуемым<text:span text:style-name="T719">, а следующий, свободный от времени, стоит в форме инфинитива </text:span></text:p>
      <text:p text:style-name="P688"><text:span text:style-name="T286">или герундия </text:span><text:span text:style-name="T287">(</text:span><text:span text:style-name="T298">после сказуемоего</text:span><text:span text:style-name="T288"> </text:span><text:span text:style-name="T286">может быть несколько </text:span><text:span text:style-name="T298">глаголов</text:span><text:span text:style-name="T287">)</text:span><text:span text:style-name="T286">.</text:span></text:p>
      <text:p text:style-name="P367"/>
      <text:p text:style-name="P580">What do you want <text:span text:style-name="T583">to do</text:span>? — Что ты хочешь <text:span text:style-name="T583">делать</text:span>?</text:p>
      <text:p text:style-name="P580">I like <text:span text:style-name="T583">playing</text:span> cards — Я люблю <text:span text:style-name="T583">играть</text:span> в карты.</text:p>
      <text:p text:style-name="P581">Please don`t make me <text:span text:style-name="T583">worry</text:span> — Пожалуйста, не заставляй меня <text:span text:style-name="T583">волноваться</text:span>.</text:p>
      <text:p text:style-name="P582">I don`t mind <text:span text:style-name="T583">doing</text:span> it on my own — Я не против <text:span text:style-name="T583">сделать</text:span> это в одиночку.</text:p>
      <text:p text:style-name="P369"/>
      <text:p text:style-name="P689"><text:span text:style-name="T272">И</text:span><text:span text:style-name="T273">нфинитив и герундий дополняют по смыслу </text:span><text:span text:style-name="T289">сказуемое</text:span><text:span text:style-name="T273">. </text:span><text:span text:style-name="T274">Они являются взаимозаменяемы </text:span></text:p>
      <text:p text:style-name="P689"><text:span text:style-name="T282">и</text:span><text:span text:style-name="T274"> </text:span><text:span text:style-name="T282">в</text:span><text:span text:style-name="T274"> основном </text:span><text:span text:style-name="T282">и</text:span><text:span text:style-name="T274">спользуют</text:span><text:span text:style-name="T282">ся</text:span><text:span text:style-name="T274"> по наитию </text:span><text:span text:style-name="T289">либо</text:span><text:span text:style-name="T274"> в зависимости от диалекта.</text:span></text:p>
      <text:p text:style-name="P370"/>
      <text:p text:style-name="P371">На русский инфинитив и герундий переводятся несколькими способами:</text:p>
      <text:list xml:id="list2934284484" text:style-name="L54">
        <text:list-item>
          <text:p text:style-name="P837">начальной формой глагола (делать);</text:p>
        </text:list-item>
        <text:list-item>
          <text:p text:style-name="P837">причастием (делая);</text:p>
        </text:list-item>
        <text:list-item>
          <text:p text:style-name="P837"><text:soft-page-break/>придаточным предложением (чтобы сделать).</text:p>
        </text:list-item>
      </text:list>
      <text:p text:style-name="P370"/>
      <text:p text:style-name="P388">Инфинитив </text:p>
      <text:p text:style-name="P377"/>
      <text:p text:style-name="P695"><text:span text:style-name="T295">Э</text:span><text:span text:style-name="T282">то глагол в начальной форме, </text:span><text:span text:style-name="T289">который </text:span><text:span text:style-name="T290">обычно </text:span><text:span text:style-name="T291">идет</text:span><text:span text:style-name="T289"> </text:span><text:span text:style-name="T282">с частицей </text:span><text:span text:style-name="T93">to</text:span><text:span text:style-name="T282">.</text:span></text:p>
      <text:p text:style-name="P575"><text:span text:style-name="T67">I don`t want </text:span><text:span text:style-name="T736">to interface</text:span><text:span text:style-name="T67"> — Я не хочу </text:span><text:span text:style-name="T736">вмешиваться</text:span><text:span text:style-name="T67">.</text:span></text:p>
      <text:p text:style-name="P378"/>
      <text:p text:style-name="P285"><text:span text:style-name="T282">Г</text:span><text:span text:style-name="T275">лаголы, после которых инфинитив всегда </text:span><text:span text:style-name="T283">с частицей </text:span><text:span text:style-name="T92">to</text:span><text:span text:style-name="T275">:</text:span></text:p>
      <text:list xml:id="list2149598827" text:style-name="L55">
        <text:list-item>
          <text:p text:style-name="P838">want — хотеть;</text:p>
        </text:list-item>
        <text:list-item>
          <text:p text:style-name="P838">need — нуждаться;</text:p>
        </text:list-item>
        <text:list-item>
          <text:p text:style-name="P838">plan — планировать;</text:p>
        </text:list-item>
        <text:list-item>
          <text:p text:style-name="P838">decide — принимать решение;</text:p>
        </text:list-item>
        <text:list-item>
          <text:p text:style-name="P838">offer — предлагать;</text:p>
        </text:list-item>
        <text:list-item>
          <text:p text:style-name="P838">hope — надеяться;</text:p>
        </text:list-item>
        <text:list-item>
          <text:p text:style-name="P838">promise — обещать;</text:p>
        </text:list-item>
        <text:list-item>
          <text:p text:style-name="P838">try — пытаться;</text:p>
        </text:list-item>
        <text:list-item>
          <text:p text:style-name="P838">forget — забывать;</text:p>
        </text:list-item>
        <text:list-item>
          <text:p text:style-name="P838">learn — изучать;</text:p>
        </text:list-item>
        <text:list-item>
          <text:p text:style-name="P838">would like — хотел бы.</text:p>
        </text:list-item>
      </text:list>
      <text:p text:style-name="P574"/>
      <text:p text:style-name="P574">We promise <text:span text:style-name="T583">to get</text:span> the money — Мы обещали <text:span text:style-name="T583">достать</text:span> денег.</text:p>
      <text:p text:style-name="P574">Don`t forget <text:span text:style-name="T583">to write</text:span> importang things — Не забывай <text:span text:style-name="T583">записывать</text:span> самое главное.</text:p>
      <text:p text:style-name="P372"/>
      <text:p text:style-name="P686"><text:span text:style-name="T276">Между смысловым глаголом и идущим за ним инфинитивом часто </text:span><text:span text:style-name="T293">стоит</text:span><text:span text:style-name="T276"> дополнение.</text:span></text:p>
      <text:p text:style-name="P286"><text:span text:style-name="T293">Обычно</text:span><text:span text:style-name="T294"> </text:span><text:span text:style-name="T280">дополнение указывает</text:span><text:span text:style-name="T281">ся</text:span><text:span text:style-name="T280"> после </text:span><text:span text:style-name="T293">следующих </text:span><text:span text:style-name="T280">глаголов:</text:span></text:p>
      <text:list xml:id="list1373403814" text:style-name="L56">
        <text:list-item>
          <text:p text:style-name="P839">ask — спрашивать;</text:p>
        </text:list-item>
        <text:list-item>
          <text:p text:style-name="P839">tell — говорить;</text:p>
        </text:list-item>
        <text:list-item>
          <text:p text:style-name="P839">advice — советовать;</text:p>
        </text:list-item>
        <text:list-item>
          <text:p text:style-name="P839">expect — ожидать;</text:p>
        </text:list-item>
        <text:list-item>
          <text:p text:style-name="P839">pesuade — убеждать;</text:p>
        </text:list-item>
        <text:list-item>
          <text:p text:style-name="P839">teach — обучать.</text:p>
        </text:list-item>
      </text:list>
      <text:p text:style-name="P375"/>
      <text:p text:style-name="P579"><text:span text:style-name="T726">I </text:span><text:span text:style-name="T35">asked</text:span><text:span text:style-name="T727"> </text:span><text:span text:style-name="T12">Mike</text:span><text:span text:style-name="T727"> </text:span><text:span text:style-name="T588">to come</text:span><text:span text:style-name="T727"> in — Я просила Майка войти.</text:span></text:p>
      <text:p text:style-name="P56"><text:span text:style-name="T33">Tell</text:span><text:span text:style-name="T46"> </text:span><text:span text:style-name="T10">them</text:span><text:span text:style-name="T46"> </text:span><text:span text:style-name="T65">to leave</text:span><text:span text:style-name="T46"> us alone — Попроси их оставить нас в покое.</text:span></text:p>
      <text:p text:style-name="P372"/>
      <text:p text:style-name="P690"><text:span text:style-name="T276">Если после смыслового глагола </text:span><text:span text:style-name="T292">указано</text:span><text:span text:style-name="T277"> </text:span><text:span text:style-name="T276">дополне</text:span><text:span text:style-name="T277">ние, </text:span><text:span text:style-name="T278">то такие предложения удобней переводить с использованием придаточного предложения.</text:span></text:p>
      <text:p text:style-name="P376"/>
      <text:p text:style-name="P60"><text:span text:style-name="T62">I </text:span><text:span text:style-name="T34">promise</text:span><text:span text:style-name="T62"> </text:span><text:span text:style-name="T11">you</text:span><text:span text:style-name="T62"> </text:span><text:span text:style-name="T66">to be</text:span><text:span text:style-name="T62"> there always — Я обещаю тебе, что буду рядом всегда.</text:span></text:p>
      <text:p text:style-name="P576"/>
      <text:p text:style-name="P60"><text:span text:style-name="T226">(</text:span><text:span text:style-name="T285">п</text:span><text:span text:style-name="T278">ридаточно</text:span><text:span text:style-name="T279">е</text:span><text:span text:style-name="T278"> предложения — </text:span><text:span text:style-name="T226">это синтаксическая часть сложноподчиненного предложения, содержащая подчинительный союз или союзное слово: </text:span><text:span text:style-name="T46">Петя убежал с урока, </text:span><text:span text:style-name="T346">чтобы не пропустить концерт</text:span><text:span text:style-name="T226">. </text:span><text:span text:style-name="Emphasis"><text:span text:style-name="T46">Изобразить чувство, </text:span></text:span><text:span text:style-name="Emphasis"><text:span text:style-name="T346">которое я испытывал</text:span></text:span><text:span text:style-name="Emphasis"><text:span text:style-name="T46">, очень трудно</text:span></text:span><text:span text:style-name="T226">)</text:span><text:span text:style-name="T278">.</text:span></text:p>
      <text:p text:style-name="P576"/>
      <text:p text:style-name="P690"><text:span text:style-name="T278">Т</text:span><text:span text:style-name="T284">акже придаточное предложение используется, когда вторая часть объясняет причину действия из главной части. </text:span><text:span text:style-name="T285">В этом случае инфинитив всегда используется с </text:span><text:span text:style-name="T94">to</text:span><text:span text:style-name="T285">.</text:span></text:p>
      <text:p text:style-name="P373"/>
      <text:p text:style-name="P61"><text:span text:style-name="T62">I </text:span><text:span text:style-name="T34">went out</text:span><text:span text:style-name="T66">,</text:span><text:span text:style-name="T62"> </text:span><text:span text:style-name="T66">to buy</text:span><text:span text:style-name="T62"> food — Я </text:span><text:span text:style-name="T34">вышел</text:span><text:span text:style-name="T62">,</text:span><text:span text:style-name="T64"> </text:span><text:span text:style-name="T66">чтобы</text:span><text:span text:style-name="T62"> </text:span><text:span text:style-name="T66">купить</text:span><text:span text:style-name="T62"> еды.</text:span></text:p>
      <text:p text:style-name="P62"><text:span text:style-name="T62">W</text:span><text:span text:style-name="T46">hy did I </text:span><text:span text:style-name="T33">come in</text:span><text:span text:style-name="T46">? </text:span><text:span text:style-name="T65">To drink</text:span><text:span text:style-name="T46"> cofee — Почему я </text:span><text:span text:style-name="T33">зашел</text:span><text:span text:style-name="T46">? </text:span><text:span text:style-name="T65">Чтобы выпить</text:span><text:span text:style-name="T46"> кофе.</text:span></text:p>
      <text:p text:style-name="P577"/>
      <text:p text:style-name="P138"><text:soft-page-break/><text:span text:style-name="T46">Не всегда причина указывается в виде глагола. Если в качестве причины указано существительное, то перед ним будет предлог </text:span><text:span text:style-name="T68">for</text:span><text:span text:style-name="T46"> </text:span><text:span text:style-name="T63">(за, для)</text:span><text:span text:style-name="T46">.</text:span></text:p>
      <text:p text:style-name="P374"/>
      <text:p text:style-name="P578">I <text:span text:style-name="T25">went out</text:span> <text:span text:style-name="T583">for food</text:span> — Я <text:span text:style-name="T25">вышел</text:span><text:span text:style-name="T725"> </text:span><text:span text:style-name="T583">за едой</text:span>.</text:p>
      <text:p text:style-name="P133"/>
      <text:p text:style-name="P133">Ес<text:span text:style-name="T725">ть</text:span> глаголы, после которых инфинитив используется без частицы <text:span text:style-name="T367">to</text:span> («голый» инфитив). Таких глаголов немного. Самыми распространенные: <text:span text:style-name="T367">let </text:span>(позволять) и <text:span text:style-name="T367">make</text:span>.</text:p>
      <text:p text:style-name="P131"/>
      <text:p text:style-name="P58"><text:span text:style-name="T25">Let</text:span> <text:span text:style-name="T8">Peter</text:span> <text:span text:style-name="T583">explain</text:span> himself — Позволь Питеру объясниться.</text:p>
      <text:p text:style-name="P59"><text:span text:style-name="T25">Let</text:span> <text:span text:style-name="T8">us</text:span> (let`s) <text:span text:style-name="T583">watch</text:span> this movie — Давай<text:span text:style-name="T722"> </text:span>посмотрим этот фильм.</text:p>
      <text:p text:style-name="P132"/>
      <text:p text:style-name="P134">Если после <text:span text:style-name="T367">make</text:span> стоит еще один глагол, то в этом случае <text:span text:style-name="T367">make</text:span> переводится не как «делать», </text:p>
      <text:p text:style-name="P134">а как «заставлять». После <text:span text:style-name="T367">make</text:span> нужно также указать дополнение.</text:p>
      <text:p text:style-name="P134"/>
      <text:p text:style-name="P100">I <text:span text:style-name="T3">can`t</text:span> <text:span text:style-name="T25">make</text:span> <text:span text:style-name="T8">John</text:span> <text:span text:style-name="T583">work</text:span> — Я не могу заставить Джона работать.</text:p>
      <text:p text:style-name="P135"/>
      <text:p text:style-name="P870"><text:span text:style-name="T723">Если инфинитив стоит после связки </text:span><text:span text:style-name="T395">it</text:span><text:span text:style-name="T747"> + </text:span><text:span text:style-name="T392">be </text:span><text:span text:style-name="T723">+ прилагательно</text:span><text:span text:style-name="T724">е</text:span><text:span text:style-name="T723">, то </text:span><text:span text:style-name="T747">он </text:span><text:span text:style-name="T723">используется </text:span></text:p>
      <text:p text:style-name="P870"><text:span text:style-name="T723">с частицей </text:span><text:span text:style-name="T392">to</text:span><text:span text:style-name="T723">. </text:span><text:span text:style-name="T747">Такая связка выражает отношение к делу.</text:span></text:p>
      <text:p text:style-name="P136"/>
      <text:p text:style-name="P57">It <text:span text:style-name="T347">is difficult</text:span> to understand him — Его<text:span text:style-name="T747"> </text:span>сложно понять.</text:p>
      <text:p text:style-name="P920">It was difficult to find a good job — Было трудно найти хорошую работу.</text:p>
      <text:p text:style-name="P921"><text:span text:style-name="T747">It is nice to live here — Здесь </text:span><text:span text:style-name="T748">приятно жить.</text:span></text:p>
      <text:p text:style-name="P136"/>
      <text:p text:style-name="P844">По правилам английского языка после <text:span text:style-name="T367">be</text:span> всегда используется прилалагательное, при этом на русский, <text:span text:style-name="T367">be</text:span> + прилагательное будет переводиться наречием (где, куда, зачем, как).</text:p>
      <text:p text:style-name="P137"/>
      <text:p text:style-name="P695"><text:span text:style-name="T575">Г</text:span><text:span text:style-name="T576">ерундий</text:span><text:span text:style-name="T562"> </text:span></text:p>
      <text:p text:style-name="P141"/>
      <text:p text:style-name="P695"><text:span text:style-name="T565">Э</text:span><text:span text:style-name="T558">то нечно среднее между глаголом и существительным, </text:span><text:span text:style-name="T563">потому что м</text:span><text:span text:style-name="T558">ожет переводит</text:span><text:span text:style-name="T563">ь</text:span><text:span text:style-name="T558">ся </text:span></text:p>
      <text:p text:style-name="P695"><text:span text:style-name="T563">и так и этак </text:span><text:span text:style-name="T566">(в зависимости от места)</text:span><text:span text:style-name="T558">.</text:span><text:span text:style-name="T564"> </text:span><text:span text:style-name="T559">Выглядит как глагол c окончанием </text:span><text:span text:style-name="T393">-ing</text:span><text:span text:style-name="T559">.</text:span></text:p>
      <text:p text:style-name="P144"/>
      <text:p text:style-name="P696"><text:span text:style-name="T567">Герундий используется после предлогов </text:span><text:span text:style-name="T570">и</text:span><text:span text:style-name="T567"> некоторых глаголов. </text:span><text:span text:style-name="T569">Т</text:span><text:span text:style-name="T570">акже</text:span><text:span text:style-name="T567"> е</text:span><text:span text:style-name="T568">сли после </text:span></text:p>
      <text:p text:style-name="P145">первого глагола идет предлог, то второй всегда пишется в форме герундия.</text:p>
      <text:p text:style-name="P146"/>
      <text:p text:style-name="P143">Если герундий стоит в конце предложения, то он переводится глаголом.</text:p>
      <text:p text:style-name="P596"/>
      <text:p text:style-name="P494"><text:span text:style-name="T653">I </text:span><text:span text:style-name="T32">ran</text:span><text:span text:style-name="T652"> for a long time </text:span><text:span text:style-name="T701">without</text:span><text:span text:style-name="T652"> </text:span><text:span text:style-name="T655">stopping</text:span><text:span text:style-name="T652"> — Я долго бежал, не останавливаясь.</text:span></text:p>
      <text:p text:style-name="P494"><text:span text:style-name="T653">D</text:span><text:span text:style-name="T652">on`t stop. </text:span><text:span text:style-name="T32">Keep</text:span><text:span text:style-name="T652"> </text:span><text:span text:style-name="T701">on</text:span><text:span text:style-name="T652"> </text:span><text:span text:style-name="T655">running</text:span><text:span text:style-name="T652">! </text:span><text:span text:style-name="T654">— </text:span><text:span text:style-name="T652">Не останавливайся. Продолжай бежать!</text:span></text:p>
      <text:p text:style-name="P495"><text:span text:style-name="T701">Before</text:span><text:span text:style-name="T652"> </text:span><text:span text:style-name="T655">going</text:span><text:span text:style-name="T652"> </text:span><text:span text:style-name="T655">out</text:span><text:span text:style-name="T652">, I phoned Jerry — Перед выходом я позвонил Джерри.</text:span></text:p>
      <text:p text:style-name="P596"/>
      <text:p text:style-name="P691"><text:span text:style-name="T328">Глаголы, после которых </text:span><text:span text:style-name="T329">принято использовать</text:span><text:span text:style-name="T328"> герундий:</text:span></text:p>
      <text:p text:style-name="P597"/>
      <text:list xml:id="list1891727003" text:style-name="L57">
        <text:list-item>
          <text:p text:style-name="P842">обозначающие начало, продолжительность или конец процесса:</text:p>
          <text:list>
            <text:list-item>
              <text:p text:style-name="P843">stop — прекращать;</text:p>
            </text:list-item>
            <text:list-item>
              <text:p text:style-name="P843">finish — заканчивать;</text:p>
            </text:list-item>
            <text:list-item>
              <text:p text:style-name="P843">give up — прекращать;</text:p>
            </text:list-item>
            <text:list-item>
              <text:p text:style-name="P843">carry on / go on / keep on — продолжать;</text:p>
            </text:list-item>
          </text:list>
          <text:p text:style-name="P843"/>
        </text:list-item>
        <text:list-item>
          <text:p text:style-name="P842">обозначающие отношение к чему-то:</text:p>
          <text:list>
            <text:list-item>
              <text:p text:style-name="P843">dislike — нелюбить;</text:p>
            </text:list-item>
            <text:list-item>
              <text:p text:style-name="P843">enjoy — нравиться;</text:p>
            </text:list-item>
          </text:list>
        </text:list-item>
        <text:list-item>
          <text:p text:style-name="P842"><text:soft-page-break/>глаголы чувственного восприятия:</text:p>
          <text:list>
            <text:list-item>
              <text:p text:style-name="P843">see — видеть;</text:p>
            </text:list-item>
            <text:list-item>
              <text:p text:style-name="P843">watch — смотреть;</text:p>
            </text:list-item>
            <text:list-item>
              <text:p text:style-name="P843">hear — слышать;</text:p>
            </text:list-item>
            <text:list-item>
              <text:p text:style-name="P843">listen to — слушать.</text:p>
            </text:list-item>
          </text:list>
        </text:list-item>
      </text:list>
      <text:p text:style-name="P598"/>
      <text:list xml:id="list190135187910282" text:continue-numbering="true" text:style-name="L57">
        <text:list-item>
          <text:p text:style-name="P842">другие глаголы и словосочетания:</text:p>
          <text:list>
            <text:list-item>
              <text:p text:style-name="P843">suggest — предлагать;</text:p>
            </text:list-item>
            <text:list-item>
              <text:p text:style-name="P843">mind — иметь ввиду, возражать;</text:p>
            </text:list-item>
            <text:list-item>
              <text:p text:style-name="P843">avoid — избегать;</text:p>
            </text:list-item>
            <text:list-item>
              <text:p text:style-name="P843">practice — практиковаться;</text:p>
            </text:list-item>
            <text:list-item>
              <text:p text:style-name="P843">can`t help — не мочь не делать;</text:p>
            </text:list-item>
            <text:list-item>
              <text:p text:style-name="P843">can`t stand — не выносить, ненавидеть;</text:p>
            </text:list-item>
            <text:list-item>
              <text:p text:style-name="P843">look forward to — ждать с нетерпением.</text:p>
            </text:list-item>
          </text:list>
        </text:list-item>
      </text:list>
      <text:p text:style-name="P597"/>
      <text:p text:style-name="P496">I enjoy <text:span text:style-name="T583">reading</text:span> very much — Я очень люблю читать.</text:p>
      <text:p text:style-name="P496">I can`t help <text:span text:style-name="T583">feeling</text:span> responsible — Я не могу не чувствовать ответственности.</text:p>
      <text:p text:style-name="P496">I look forward to <text:span text:style-name="T583">meeting</text:span> John — Я жд<text:span text:style-name="T739">у</text:span> с нетерпением встечи с Джоном.</text:p>
      <text:p text:style-name="P139"/>
      <text:p text:style-name="P139">Сочетание сказуемого и герундия можно расш<text:span text:style-name="T740">и</text:span>рить, добавив между ними дополнение.</text:p>
      <text:p text:style-name="P139"/>
      <text:p text:style-name="P41"><text:span text:style-name="T728">I </text:span><text:span text:style-name="T36">saw</text:span><text:span text:style-name="T728"> </text:span><text:span text:style-name="T13">John</text:span><text:span text:style-name="T728"> </text:span><text:span text:style-name="T589">working</text:span><text:span text:style-name="T728"> in the garden — Я видел, как Джон работает в саду.</text:span></text:p>
      <text:p text:style-name="P63">He <text:span text:style-name="T3">can`t</text:span> <text:span text:style-name="T25">stand</text:span> <text:span text:style-name="T8">his father</text:span> <text:span text:style-name="T583">drinking</text:span> — Он не может вынести того, что его отец пьет.</text:p>
      <text:p text:style-name="P131"/>
      <text:p text:style-name="P142">Когда нужно сказать про дейсвтие, которое регулярно совершается, то для этого используется</text:p>
      <text:p text:style-name="P287"><text:span text:style-name="T560">связка </text:span><text:span text:style-name="T394">go</text:span><text:span text:style-name="T560"> + герундий. Глагол </text:span><text:span text:style-name="T394">go</text:span><text:span text:style-name="T560"> в этом случае переводится как «занимаюсь этим делом»:</text:span></text:p>
      <text:list xml:id="list2064716947" text:style-name="L58">
        <text:list-item>
          <text:p text:style-name="P894"><text:span text:style-name="T560">go swimming — занима</text:span><text:span text:style-name="T561">ться</text:span><text:span text:style-name="T560"> плаваньем;</text:span></text:p>
        </text:list-item>
        <text:list-item>
          <text:p text:style-name="P869">go running — бегать;</text:p>
        </text:list-item>
        <text:list-item>
          <text:p text:style-name="P869">go fishing — рыбачить;</text:p>
        </text:list-item>
        <text:list-item>
          <text:p text:style-name="P894">go skiing — кататься на лыжах;</text:p>
        </text:list-item>
        <text:list-item>
          <text:p text:style-name="P908">go shopping — ходить по магазинам.</text:p>
        </text:list-item>
      </text:list>
      <text:p text:style-name="P744"/>
      <text:p text:style-name="P692"><text:span text:style-name="T729">А связка </text:span><text:span text:style-name="T394">like</text:span><text:span text:style-name="T729"> + герундий означает «</text:span><text:span text:style-name="T730">люблю</text:span><text:span text:style-name="T729"> заниматься этим </text:span><text:span text:style-name="T730">делом</text:span><text:span text:style-name="T729">».</text:span></text:p>
      <text:p text:style-name="P744"/>
      <text:p text:style-name="P64">Would you like to <text:span text:style-name="T583">go skiing</text:span> this weekend? — Ты хочешь <text:span text:style-name="T583">покататься на лыжах</text:span> на выходных?</text:p>
      <text:p text:style-name="P64">I would rather <text:span text:style-name="T583">go shopp</text:span><text:span text:style-name="T590">i</text:span><text:span text:style-name="T583">ng</text:span> — Нет, я лучше <text:span text:style-name="T583">пойду по магазинам</text:span>.</text:p>
      <text:p text:style-name="P64">I <text:span text:style-name="T583">like shopping</text:span> with my girlfriends! — Я <text:span text:style-name="T583">люблю ходить по магазинам</text:span> с подру<text:span text:style-name="T741">ж</text:span>ками!</text:p>
      <text:p text:style-name="P744"/>
      <text:p text:style-name="P694"><text:span text:style-name="T732">Если герундий стоит в начале предложения, то он </text:span><text:span text:style-name="T734">переводится не как глагол, а</text:span><text:span text:style-name="T733"> как сущестительное </text:span><text:span text:style-name="T734">(т. е. в этом случае он является подлежащим)</text:span><text:span text:style-name="T732">.</text:span></text:p>
      <text:p text:style-name="P693"/>
      <text:p text:style-name="P70">Swimming is very good for your health — Плаванье хорошо для здоровья</text:p>
      <text:p text:style-name="P70"><text:span text:style-name="T731">L</text:span>earning English is not easy — Изучение английского — это нелегко.</text:p>
      <text:p text:style-name="P693"/>
      <text:p text:style-name="P259">Глаголы, после который можно использовать как инфинитив так и герундий:</text:p>
      <text:p text:style-name="P259"/>
      <text:list xml:id="list3328763198" text:style-name="L59">
        <text:list-item>
          <text:p text:style-name="P880">обозначающие процесс:</text:p>
          <text:list>
            <text:list-item>
              <text:p text:style-name="P881">start, begin — начинать;</text:p>
            </text:list-item>
            <text:list-item>
              <text:p text:style-name="P881">continue — продолжать;</text:p>
            </text:list-item>
          </text:list>
        </text:list-item>
      </text:list>
      <text:p text:style-name="P259"/>
      <text:list xml:id="list190134264328822" text:continue-numbering="true" text:style-name="L59">
        <text:list-item>
          <text:p text:style-name="P880"><text:soft-page-break/>обозначающие отношение к чему-то:</text:p>
          <text:list>
            <text:list-item>
              <text:p text:style-name="P882">love — любить;</text:p>
            </text:list-item>
            <text:list-item>
              <text:p text:style-name="P882">like — нравиться;</text:p>
            </text:list-item>
            <text:list-item>
              <text:p text:style-name="P882">hate — ненавидеть;</text:p>
            </text:list-item>
            <text:list-item>
              <text:p text:style-name="P882">prefer — предпочитать;</text:p>
            </text:list-item>
          </text:list>
        </text:list-item>
      </text:list>
      <text:p text:style-name="P260"/>
      <text:p text:style-name="P71">I started to leart English at school / I started learning English at school.</text:p>
      <text:p text:style-name="P71">I love to play the piano / I love playing the piano.</text:p>
      <text:p text:style-name="P261"/>
      <text:p text:style-name="P12">Формальное подлежащее. <text:span text:style-name="T743">Dummy subject</text:span></text:p>
      <text:p text:style-name="P262"/>
      <text:p text:style-name="P263">В английском предложении обязательно должно присутствовать подлежащее и сказуемое.</text:p>
      <text:p text:style-name="P264">Это его грамматическая основа. В русском предложении подлежащее может отсутствовать.</text:p>
      <text:p text:style-name="P263">Из-за этого могут возн<text:span text:style-name="T743">и</text:span>кать некоторые трудности при переводе.</text:p>
      <text:p text:style-name="P263"/>
      <text:p text:style-name="P883">Когда в русском предложении подлежащее отсутствует, в английском используется формальное подлежащее. Их всего 2: <text:span text:style-name="T367">there</text:span> и <text:span text:style-name="T367">it</text:span>, <text:span text:style-name="T744">но </text:span><text:span text:style-name="T749">еще </text:span><text:span text:style-name="T744">могут</text:span><text:span text:style-name="T749"> </text:span><text:span text:style-name="T744">встретиться: </text:span><text:span text:style-name="T396">t</text:span><text:span text:style-name="T367">hey</text:span>, <text:span text:style-name="T367">this</text:span>, <text:span text:style-name="T367">that</text:span>.</text:p>
      <text:p text:style-name="P887"><text:span text:style-name="T745">Т</text:span><text:span text:style-name="T746">акие предложения удобнее переводить с конца. </text:span></text:p>
      <text:p text:style-name="P886"/>
      <text:p text:style-name="P901"><text:span text:style-name="T364">П</text:span><text:span text:style-name="T362">одлежащее </text:span><text:span text:style-name="T438">there</text:span><text:span text:style-name="T362"> </text:span><text:span text:style-name="T364">всегда идет</text:span><text:span text:style-name="T362"> в связке с глаголом </text:span><text:span text:style-name="T438">be</text:span><text:span text:style-name="T362">. Оно необходимо, чтобы сказать </text:span></text:p>
      <text:p text:style-name="P901"><text:span text:style-name="T362">о местоположении существительного, которое идет после </text:span><text:span text:style-name="T438">be</text:span><text:span text:style-name="T362"> </text:span><text:span text:style-name="T364">(как указатель)</text:span><text:span text:style-name="T362">.</text:span></text:p>
      <text:p text:style-name="P899"><text:span text:style-name="T362"/></text:p>
      <text:p text:style-name="P925"><text:span text:style-name="T23">There</text:span><text:span text:style-name="T745"> </text:span><text:span text:style-name="T39">is</text:span><text:span text:style-name="T745"> </text:span><text:span text:style-name="T14">a new restaurant</text:span><text:span text:style-name="T745"> </text:span><text:span text:style-name="T17">in King Street</text:span><text:span text:style-name="T745"> — На Кинг-стрит есть новый ресторан.</text:span></text:p>
      <text:p text:style-name="P926"><text:span text:style-name="T18">There</text:span> <text:span text:style-name="T25">was</text:span> <text:span text:style-name="T8">a fight</text:span> <text:span text:style-name="T15">in the street today</text:span> — На улице сегодня была драка.</text:p>
      <text:p text:style-name="P898"><text:span text:style-name="T362"/></text:p>
      <text:p text:style-name="P898"><text:span text:style-name="T362">Иногда с помощью </text:span><text:span text:style-name="T438">there</text:span><text:span text:style-name="T362"> + </text:span><text:span text:style-name="T438">be</text:span><text:span text:style-name="T362"> говорят о существительном, которое не может совершать действий, но с которым связана дополнительная информация.</text:span></text:p>
      <text:p text:style-name="P898"><text:span text:style-name="T362"/></text:p>
      <text:p text:style-name="P922"><text:span text:style-name="T356">T</text:span><text:span text:style-name="T362">here is something I want to tell you — Есть, кое-что, что я должен сказать тебе.</text:span></text:p>
      <text:p text:style-name="P910"><text:span text:style-name="T348"/></text:p>
      <text:p text:style-name="P900"><text:span text:style-name="T357">Связка </text:span><text:span text:style-name="T439">there</text:span><text:span text:style-name="T357"> + </text:span><text:span text:style-name="T439">be</text:span><text:span text:style-name="T357"> переводится по глаголу </text:span><text:span text:style-name="T439">be</text:span><text:span text:style-name="T357">, либо полностью выпадает при переводе.</text:span></text:p>
      <text:p text:style-name="P911"><text:span text:style-name="T358">В Present Perfect, </text:span><text:span text:style-name="T440">be</text:span><text:span text:style-name="T358"> преобразуется в </text:span><text:span text:style-name="T440">have/has been</text:span><text:span text:style-name="T358">.</text:span></text:p>
      <text:p text:style-name="P910"><text:span text:style-name="T348"/></text:p>
      <text:p text:style-name="P897"><text:span text:style-name="T358">В вопросах </text:span><text:span text:style-name="T440">be</text:span><text:span text:style-name="T358"> </text:span><text:span text:style-name="T359">ставится</text:span><text:span text:style-name="T358"> перед </text:span><text:span text:style-name="T440">there</text:span><text:span text:style-name="T358">. Вопрос не обязательно </text:span><text:span text:style-name="T363">должен быть </text:span><text:span text:style-name="T358">общи</text:span><text:span text:style-name="T363">м</text:span><text:span text:style-name="T358">. </text:span></text:p>
      <text:p text:style-name="P897"><text:span text:style-name="T358">Он может начинаться и с вопросительного слова. </text:span></text:p>
      <text:p text:style-name="P896"><text:span text:style-name="T359"/></text:p>
      <text:p text:style-name="P923"><text:span text:style-name="T348">What is there in the box? — Что находится в коробке? (Что есть в коробке?)</text:span></text:p>
      <text:p text:style-name="P896"><text:span text:style-name="T359"/></text:p>
      <text:p text:style-name="P897"><text:span text:style-name="T359">Отрицание образуется</text:span><text:span text:style-name="T358"> </text:span><text:span text:style-name="T359">с помощью частицы </text:span><text:span text:style-name="T441">not</text:span><text:span text:style-name="T359"> после </text:span><text:span text:style-name="T441">be</text:span><text:span text:style-name="T359">. Также </text:span><text:span text:style-name="T361">можно</text:span><text:span text:style-name="T359"> использовать отрицательное местоимение </text:span><text:span text:style-name="T441">no</text:span><text:span text:style-name="T359">, которое стоит перед существительным, как отдельное слово.</text:span></text:p>
      <text:p text:style-name="P912"><text:span text:style-name="T348"/></text:p>
      <text:p text:style-name="P923"><text:span text:style-name="T348">There aren`t any challenges in his life / T</text:span><text:span text:style-name="T360">here are no challenges in his life</text:span><text:span text:style-name="T348"> — </text:span></text:p>
      <text:p text:style-name="P923"><text:span text:style-name="T348">В его жизни нет испытаний.</text:span></text:p>
      <text:p text:style-name="P915"><text:span text:style-name="T359"/></text:p>
      <text:p text:style-name="P901"><text:span text:style-name="T364">Подлежащее </text:span><text:span text:style-name="T442">it</text:span><text:span text:style-name="T364"> используется в основном, когда надо сообщить время или сказать о погоде.</text:span></text:p>
      <text:p text:style-name="P901"><text:span text:style-name="T364"/></text:p>
      <text:p text:style-name="P916"><text:span text:style-name="T359">В </text:span><text:span text:style-name="T348">отличие от </text:span><text:span text:style-name="T436">there</text:span><text:span text:style-name="T348">, которое указывает на существительное, </text:span><text:span text:style-name="T436">it</text:span><text:span text:style-name="T348"> может указывать на прилагательное и идти в связке с любым глаголом, а не только </text:span><text:span text:style-name="T436">be</text:span><text:span text:style-name="T348">.</text:span></text:p>
      <text:p text:style-name="P916"><text:span text:style-name="T348"/></text:p>
      <text:p text:style-name="P924"><text:span text:style-name="T21">It</text:span><text:span text:style-name="T348"> </text:span><text:span text:style-name="T37">is</text:span><text:span text:style-name="T348"> 5 o`clock — Сейчас 5 часов.</text:span></text:p>
      <text:p text:style-name="P924"><text:span text:style-name="T21">It</text:span><text:span text:style-name="T348"> </text:span><text:span text:style-name="T37">is</text:span><text:span text:style-name="T348"> warm — Тепло.</text:span></text:p>
      <text:p text:style-name="P924"><text:span text:style-name="T21">It</text:span><text:span text:style-name="T348"> often </text:span><text:span text:style-name="T37">snows</text:span><text:span text:style-name="T348"> </text:span><text:span text:style-name="T365">in the winter — Зимой часто идет снег.</text:span></text:p>
      <text:p text:style-name="P906"><text:soft-page-break/><text:span text:style-name="T365">Существуют доп. констукрции, где </text:span><text:span text:style-name="T443">it</text:span><text:span text:style-name="T365"> также является подлежащим:</text:span></text:p>
      <text:list xml:id="list2686540513" text:style-name="L60">
        <text:list-item>
          <text:p text:style-name="P917"><text:span text:style-name="T436">It`s time</text:span><text:span text:style-name="T348"> — пора (после используется инфинитив для указания действия, </text:span></text:p>
          <text:p text:style-name="P918"><text:span text:style-name="T348">которое пришло время сделать);</text:span></text:p>
        </text:list-item>
        <text:list-item>
          <text:p text:style-name="P919"><text:span text:style-name="T441">I</text:span><text:span text:style-name="T436">t</text:span><text:span text:style-name="T348"> + </text:span><text:span text:style-name="T436">be</text:span><text:span text:style-name="T348"> + прилагательное + инфинитив</text:span><text:span text:style-name="T366"> (отношение к делу);</text:span></text:p>
        </text:list-item>
        <text:list-item>
          <text:p text:style-name="P927"><text:span text:style-name="T366">в </text:span><text:span text:style-name="T348">пассивном залоге, в оборотах </text:span><text:span text:style-name="T436">it is known</text:span><text:span text:style-name="T348"> (известно) и </text:span><text:span text:style-name="T436">it is said</text:span><text:span text:style-name="T348"> (говорят);</text:span></text:p>
        </text:list-item>
      </text:list>
      <text:p text:style-name="P896"><text:span text:style-name="T360"/></text:p>
      <text:p text:style-name="P928"><text:span text:style-name="T360">П</text:span><text:span text:style-name="T348">омимо того, что it — это формальное подлежащее, оно очень часто выступает местоимением, которое заменяет то, о чем говорилось ранее...</text:span></text:p>
      <text:p text:style-name="P896"><text:span text:style-name="T360"/></text:p>
      <text:p text:style-name="P929"><text:span text:style-name="T360">Т</text:span><text:span text:style-name="T348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929"><text:span text:style-name="T348"/></text:p>
      <text:p text:style-name="P845"><text:span text:style-name="T355">They say this film is interesting / </text:span><text:span text:style-name="T354">This film is said to be interesting</text:span><text:span text:style-name="T355"> — </text:span></text:p>
      <text:p text:style-name="P846"><text:span text:style-name="T355">Говорят, этот фильминтересный.</text:span></text:p>
      <text:p text:style-name="P913"/>
      <text:p text:style-name="P914"><text:span text:style-name="T750">М</text:span>естоимение. Pronoun</text:p>
      <text:p text:style-name="P909"><text:span text:style-name="T348"/></text:p>
      <text:p text:style-name="P895"><text:span text:style-name="T356"/></text:p>
      <text:p text:style-name="P895"><text:span text:style-name="T356"/></text:p>
      <text:p text:style-name="P895"><text:span text:style-name="T356"/></text:p>
      <text:p text:style-name="P895"><text:span text:style-name="T356"/></text:p>
      <text:p text:style-name="P895"><text:span text:style-name="T356"/></text:p>
      <text:p text:style-name="P884"/>
      <text:p text:style-name="P884"/>
      <text:p text:style-name="P267"/>
      <text:p text:style-name="P267"/>
      <text:p text:style-name="P266"/>
      <text:p text:style-name="P266"/>
      <text:p text:style-name="P266"/>
      <text:p text:style-name="P265"/>
      <text:p text:style-name="P265"/>
      <text:p text:style-name="P263"/>
      <text:p text:style-name="P796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082394665360">
          <table:table-cell table:style-name="Table7.A1" office:value-type="string">
            <text:p text:style-name="P758"/>
          </table:table-cell>
          <table:table-cell table:style-name="Table7.A1" office:value-type="string">
            <text:p text:style-name="P746">Past</text:p>
          </table:table-cell>
          <table:table-cell table:style-name="Table7.A1" office:value-type="string">
            <text:p text:style-name="P746">Present</text:p>
          </table:table-cell>
          <table:table-cell table:style-name="Table7.D1" office:value-type="string">
            <text:p text:style-name="P746">Future</text:p>
          </table:table-cell>
        </table:table-row>
        <table:table-row table:style-name="TableLine94082392217776">
          <table:table-cell table:style-name="Table7.A2" office:value-type="string">
            <text:p text:style-name="P753">+</text:p>
          </table:table-cell>
          <table:table-cell table:style-name="Table7.A2" office:value-type="string">
            <text:p text:style-name="P779">I/y<text:span text:style-name="T663">ou</text:span>/w<text:span text:style-name="T663">e</text:span>/t<text:span text:style-name="T663">hey</text:span>/he/she/it started</text:p>
          </table:table-cell>
          <table:table-cell table:style-name="Table7.A2" office:value-type="string">
            <text:p text:style-name="P770">I/you/we/they start</text:p>
            <text:p text:style-name="P770">He/she/it starts</text:p>
          </table:table-cell>
          <table:table-cell table:style-name="Table7.D2" office:value-type="string">
            <text:p text:style-name="P782">I/y<text:span text:style-name="T663">ou</text:span>/w<text:span text:style-name="T663">e</text:span>/t<text:span text:style-name="T663">hey</text:span>/he/she/it </text:p>
            <text:p text:style-name="P782">will start</text:p>
          </table:table-cell>
        </table:table-row>
        <table:table-row table:style-name="TableLine94082392232320">
          <table:table-cell table:style-name="Table7.A2" office:value-type="string">
            <text:p text:style-name="P747">-</text:p>
          </table:table-cell>
          <table:table-cell table:style-name="Table7.A2" office:value-type="string">
            <text:p text:style-name="P779">I/y<text:span text:style-name="T663">ou</text:span>/w<text:span text:style-name="T663">e</text:span>/t<text:span text:style-name="T663">hey</text:span>/he/she/it</text:p>
            <text:p text:style-name="P779">didn`t start</text:p>
          </table:table-cell>
          <table:table-cell table:style-name="Table7.A2" office:value-type="string">
            <text:p text:style-name="P770">I/you/we/they don`t start</text:p>
            <text:p text:style-name="P770">He/she/it doesn`t start</text:p>
          </table:table-cell>
          <table:table-cell table:style-name="Table7.D2" office:value-type="string">
            <text:p text:style-name="P782">I/y<text:span text:style-name="T663">ou</text:span>/w<text:span text:style-name="T663">e</text:span>/t<text:span text:style-name="T663">hey</text:span>/he/she/it</text:p>
            <text:p text:style-name="P782">won`t start</text:p>
          </table:table-cell>
        </table:table-row>
        <table:table-row table:style-name="TableLine94082392235152">
          <table:table-cell table:style-name="Table7.A2" office:value-type="string">
            <text:p text:style-name="P747">?</text:p>
          </table:table-cell>
          <table:table-cell table:style-name="Table7.A2" office:value-type="string">
            <text:p text:style-name="P780">Did I/y<text:span text:style-name="T663">ou</text:span>/w<text:span text:style-name="T663">e</text:span>/t<text:span text:style-name="T663">hey</text:span>/he</text:p>
            <text:p text:style-name="P780">/she/it start?</text:p>
          </table:table-cell>
          <table:table-cell table:style-name="Table7.A2" office:value-type="string">
            <text:p text:style-name="P770">Do I/you/we/they start?</text:p>
            <text:p text:style-name="P770">Does he/she/it start?</text:p>
          </table:table-cell>
          <table:table-cell table:style-name="Table7.D2" office:value-type="string">
            <text:p text:style-name="P783">Will I/y<text:span text:style-name="T663">ou</text:span>/w<text:span text:style-name="T663">e</text:span>/t<text:span text:style-name="T663">hey</text:span>/he</text:p>
            <text:p text:style-name="P783">/she/it start?</text:p>
          </table:table-cell>
        </table:table-row>
      </table:table>
      <text:p text:style-name="P112"/>
      <text:p text:style-name="P278"><text:span text:style-name="T547">Таблица времен группы Continu</text:span><text:span text:style-name="T548">ou</text:span><text:span text:style-name="T547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082392255728">
          <table:table-cell table:style-name="Table8.A1" office:value-type="string">
            <text:p text:style-name="P769"/>
          </table:table-cell>
          <table:table-cell table:style-name="Table8.A1" office:value-type="string">
            <text:p text:style-name="P746">Past</text:p>
          </table:table-cell>
          <table:table-cell table:style-name="Table8.A1" office:value-type="string">
            <text:p text:style-name="P746">Present</text:p>
          </table:table-cell>
          <table:table-cell table:style-name="Table8.D1" office:value-type="string">
            <text:p text:style-name="P746">Future</text:p>
          </table:table-cell>
        </table:table-row>
        <table:table-row table:style-name="TableLine94082392317120">
          <table:table-cell table:style-name="Table8.A2" office:value-type="string">
            <text:p text:style-name="P747">+</text:p>
          </table:table-cell>
          <table:table-cell table:style-name="Table8.A2" office:value-type="string">
            <text:p text:style-name="P781">I/<text:span text:style-name="T662">he/she/it</text:span> <text:span text:style-name="T662">was starting</text:span></text:p>
            <text:p text:style-name="P781"><text:span text:style-name="T662">Y</text:span><text:span text:style-name="T663">ou</text:span><text:span text:style-name="T662">/w</text:span><text:span text:style-name="T663">e</text:span><text:span text:style-name="T662">/t</text:span><text:span text:style-name="T663">hey</text:span><text:span text:style-name="T662"> were starting</text:span></text:p>
          </table:table-cell>
          <table:table-cell table:style-name="Table8.A2" office:value-type="string">
            <text:p text:style-name="P772">I am starting</text:p>
            <text:p text:style-name="P773">He/she/it is starting</text:p>
            <text:p text:style-name="P772">You/we/they are starting</text:p>
          </table:table-cell>
          <table:table-cell table:style-name="Table8.D2" office:value-type="string">
            <text:p text:style-name="P758"/>
          </table:table-cell>
        </table:table-row>
        <table:table-row table:style-name="TableLine94082392339760">
          <table:table-cell table:style-name="Table8.A2" office:value-type="string">
            <text:p text:style-name="P747">-</text:p>
          </table:table-cell>
          <table:table-cell table:style-name="Table8.A2" office:value-type="string">
            <text:p text:style-name="P782">I/he/she/it wasn`t starting</text:p>
            <text:p text:style-name="P782">Y<text:span text:style-name="T663">ou</text:span>/w<text:span text:style-name="T663">e</text:span>/t<text:span text:style-name="T663">hey</text:span> weren`t starting</text:p>
          </table:table-cell>
          <table:table-cell table:style-name="Table8.A2" office:value-type="string">
            <text:p text:style-name="P772">I`m not starting</text:p>
            <text:p text:style-name="P773">He/she/it isn`t starting</text:p>
            <text:p text:style-name="P772">You/we/they aren`t starting</text:p>
          </table:table-cell>
          <table:table-cell table:style-name="Table8.D2" office:value-type="string">
            <text:p text:style-name="P758"/>
          </table:table-cell>
        </table:table-row>
        <table:table-row table:style-name="TableLine94082392377216">
          <table:table-cell table:style-name="Table8.A2" office:value-type="string">
            <text:p text:style-name="P747">?</text:p>
          </table:table-cell>
          <table:table-cell table:style-name="Table8.A2" office:value-type="string">
            <text:p text:style-name="P782">Was I/he/she/it starting?</text:p>
            <text:p text:style-name="P782">Were y<text:span text:style-name="T663">ou</text:span>/w<text:span text:style-name="T663">e</text:span>/t<text:span text:style-name="T663">hey</text:span> starting?</text:p>
          </table:table-cell>
          <table:table-cell table:style-name="Table8.A2" office:value-type="string">
            <text:p text:style-name="P772">Am I starting?</text:p>
            <text:p text:style-name="P773">Is he/she/it starting?</text:p>
            <text:p text:style-name="P772">Are you/we/they starting?</text:p>
          </table:table-cell>
          <table:table-cell table:style-name="Table8.D2" office:value-type="string">
            <text:p text:style-name="P758"/>
          </table:table-cell>
        </table:table-row>
      </table:table>
      <text:p text:style-name="P112"/>
      <text:p text:style-name="P114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082392382848">
          <table:table-cell table:style-name="Table9.A1" office:value-type="string">
            <text:p text:style-name="P769"/>
          </table:table-cell>
          <table:table-cell table:style-name="Table9.A1" office:value-type="string">
            <text:p text:style-name="P746">Past</text:p>
          </table:table-cell>
          <table:table-cell table:style-name="Table9.A1" office:value-type="string">
            <text:p text:style-name="P746">Present</text:p>
          </table:table-cell>
          <table:table-cell table:style-name="Table9.D1" office:value-type="string">
            <text:p text:style-name="P746">Future</text:p>
          </table:table-cell>
        </table:table-row>
        <table:table-row table:style-name="TableLine94082392496352">
          <table:table-cell table:style-name="Table9.A2" office:value-type="string">
            <text:p text:style-name="P747">+</text:p>
          </table:table-cell>
          <table:table-cell table:style-name="Table9.A2" office:value-type="string">
            <text:p text:style-name="P758"/>
          </table:table-cell>
          <table:table-cell table:style-name="Table9.A2" office:value-type="string">
            <text:p text:style-name="P772">I/you/we/they have started</text:p>
            <text:p text:style-name="P772">He/she/it has started</text:p>
          </table:table-cell>
          <table:table-cell table:style-name="Table9.D2" office:value-type="string">
            <text:p text:style-name="P758"/>
          </table:table-cell>
        </table:table-row>
        <table:table-row table:style-name="TableLine94082392505920">
          <table:table-cell table:style-name="Table9.A2" office:value-type="string">
            <text:p text:style-name="P747">-</text:p>
          </table:table-cell>
          <table:table-cell table:style-name="Table9.A2" office:value-type="string">
            <text:p text:style-name="P758"/>
          </table:table-cell>
          <table:table-cell table:style-name="Table9.A2" office:value-type="string">
            <text:p text:style-name="P772">I/y<text:span text:style-name="T636">ou</text:span>/w<text:span text:style-name="T636">e</text:span>/t<text:span text:style-name="T636">hey</text:span> haven`t started</text:p>
            <text:p text:style-name="P772">He/she/it hasn`t started</text:p>
          </table:table-cell>
          <table:table-cell table:style-name="Table9.D2" office:value-type="string">
            <text:p text:style-name="P758"/>
          </table:table-cell>
        </table:table-row>
        <table:table-row table:style-name="TableLine94082392515072">
          <table:table-cell table:style-name="Table9.A2" office:value-type="string">
            <text:p text:style-name="P747">?</text:p>
          </table:table-cell>
          <table:table-cell table:style-name="Table9.A2" office:value-type="string">
            <text:p text:style-name="P758"/>
          </table:table-cell>
          <table:table-cell table:style-name="Table9.A2" office:value-type="string">
            <text:p text:style-name="P772">Have I/y<text:span text:style-name="T637">ou</text:span>/w<text:span text:style-name="T637">e</text:span>/t<text:span text:style-name="T637">hey</text:span> started?</text:p>
            <text:p text:style-name="P772">Has he/she/it started?</text:p>
          </table:table-cell>
          <table:table-cell table:style-name="Table9.D2" office:value-type="string">
            <text:p text:style-name="P758"/>
          </table:table-cell>
        </table:table-row>
      </table:table>
      <text:p text:style-name="P114"/>
      <text:p text:style-name="P115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082392529024">
          <table:table-cell table:style-name="Table1.A1" office:value-type="string">
            <text:p text:style-name="P771"/>
          </table:table-cell>
          <table:table-cell table:style-name="Table1.A1" office:value-type="string">
            <text:p text:style-name="P748">Past</text:p>
          </table:table-cell>
          <table:table-cell table:style-name="Table1.A1" office:value-type="string">
            <text:p text:style-name="P748">Present</text:p>
          </table:table-cell>
          <table:table-cell table:style-name="Table1.D1" office:value-type="string">
            <text:p text:style-name="P748">Future</text:p>
          </table:table-cell>
        </table:table-row>
        <table:table-row table:style-name="TableLine94082392588848">
          <table:table-cell table:style-name="Table1.A2" office:value-type="string">
            <text:p text:style-name="P748">+</text:p>
          </table:table-cell>
          <table:table-cell table:style-name="Table1.A2" office:value-type="string">
            <text:p text:style-name="P759"/>
          </table:table-cell>
          <table:table-cell table:style-name="Table1.A2" office:value-type="string">
            <text:p text:style-name="P778">I/y<text:span text:style-name="T663">ou</text:span>/w<text:span text:style-name="T663">e</text:span>/t<text:span text:style-name="T663">hey</text:span> have been starting</text:p>
            <text:p text:style-name="P778">He/she/it has been starting</text:p>
          </table:table-cell>
          <table:table-cell table:style-name="Table1.D2" office:value-type="string">
            <text:p text:style-name="P759"/>
          </table:table-cell>
        </table:table-row>
        <table:table-row table:style-name="TableLine94082392611376">
          <table:table-cell table:style-name="Table1.A2" office:value-type="string">
            <text:p text:style-name="P748">-</text:p>
          </table:table-cell>
          <table:table-cell table:style-name="Table1.A2" office:value-type="string">
            <text:p text:style-name="P759"/>
          </table:table-cell>
          <table:table-cell table:style-name="Table1.A2" office:value-type="string">
            <text:p text:style-name="P778">I/y<text:span text:style-name="T663">ou</text:span>/w<text:span text:style-name="T663">e</text:span>/t<text:span text:style-name="T663">hey</text:span> haven`t been starting</text:p>
            <text:p text:style-name="P778">He/she/it hasn`t been starting</text:p>
          </table:table-cell>
          <table:table-cell table:style-name="Table1.D2" office:value-type="string">
            <text:p text:style-name="P759"/>
          </table:table-cell>
        </table:table-row>
        <table:table-row table:style-name="TableLine94082392627904">
          <table:table-cell table:style-name="Table1.A2" office:value-type="string">
            <text:p text:style-name="P748">?</text:p>
          </table:table-cell>
          <table:table-cell table:style-name="Table1.A2" office:value-type="string">
            <text:p text:style-name="P759"/>
          </table:table-cell>
          <table:table-cell table:style-name="Table1.A2" office:value-type="string">
            <text:p text:style-name="P778">Have I/y<text:span text:style-name="T663">ou</text:span>/w<text:span text:style-name="T663">e</text:span>/t<text:span text:style-name="T663">hey</text:span> been starting?</text:p>
            <text:p text:style-name="P778">Has he/she/it been starting?</text:p>
          </table:table-cell>
          <table:table-cell table:style-name="Table1.D2" office:value-type="string">
            <text:p text:style-name="P759"/>
          </table:table-cell>
        </table:table-row>
      </table:table>
      <text:p text:style-name="P797"><text:span text:style-name="T466">Таблица </text:span><text:span text:style-name="T478">форм </text:span><text:span text:style-name="T466">пассивно</text:span><text:span text:style-name="T479">го</text:span><text:span text:style-name="T466"> залог</text:span><text:span text:style-name="T479">а</text:span><text:span text:style-name="T466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082392671712">
          <table:table-cell table:style-name="Table4.A1" office:value-type="string">
            <text:p text:style-name="P761"/>
          </table:table-cell>
          <table:table-cell table:style-name="Table4.A1" office:value-type="string">
            <text:p text:style-name="P756">Past</text:p>
          </table:table-cell>
          <table:table-cell table:style-name="Table4.A1" office:value-type="string">
            <text:p text:style-name="P756">Present</text:p>
          </table:table-cell>
          <table:table-cell table:style-name="Table4.D1" office:value-type="string">
            <text:p text:style-name="P756">Future</text:p>
          </table:table-cell>
        </table:table-row>
        <table:table-row table:style-name="TableLine94082392806912">
          <table:table-cell table:style-name="Table4.A2" office:value-type="string">
            <text:p text:style-name="P757">Simple</text:p>
          </table:table-cell>
          <table:table-cell table:style-name="Table4.A2" office:value-type="string">
            <text:p text:style-name="P761"><text:span text:style-name="T691">I/</text:span><text:span text:style-name="T692">he/she/it</text:span><text:span text:style-name="T691"> </text:span><text:span text:style-name="T692">was</text:span><text:span text:style-name="T691"> </text:span><text:span text:style-name="T207">taught</text:span></text:p>
            <text:p text:style-name="P790">You/we/they were <text:span text:style-name="T207">taught</text:span></text:p>
          </table:table-cell>
          <table:table-cell table:style-name="Table4.A2" office:value-type="string">
            <text:p text:style-name="P791">I am <text:span text:style-name="T207">taught</text:span></text:p>
            <text:p text:style-name="P790">He/she/it is <text:span text:style-name="T207">taught</text:span></text:p>
            <text:p text:style-name="P790">You/we/the<text:span text:style-name="T693">y</text:span> are <text:span text:style-name="T207">taught</text:span></text:p>
          </table:table-cell>
          <table:table-cell table:style-name="Table4.D2" office:value-type="string">
            <text:p text:style-name="P789">I/you/we/they/he/she/it</text:p>
            <text:p text:style-name="P789">will be <text:span text:style-name="T207">taught</text:span></text:p>
          </table:table-cell>
        </table:table-row>
        <table:table-row table:style-name="TableLine94082392830384">
          <table:table-cell table:style-name="Table4.A2" office:value-type="string">
            <text:p text:style-name="P757">Contin.</text:p>
          </table:table-cell>
          <table:table-cell table:style-name="Table4.A2" office:value-type="string">
            <text:p text:style-name="P761"><text:span text:style-name="T693">I/he/she/it was being </text:span><text:span text:style-name="T207">taught</text:span></text:p>
            <text:p text:style-name="P761"><text:span text:style-name="T209">You/we/the</text:span><text:span text:style-name="T208">y</text:span><text:span text:style-name="T209"> </text:span><text:span text:style-name="T208">were</text:span><text:span text:style-name="T209"> </text:span><text:span text:style-name="T208">being</text:span><text:span text:style-name="T209"> </text:span><text:span text:style-name="T207">taught</text:span></text:p>
          </table:table-cell>
          <table:table-cell table:style-name="Table4.A2" office:value-type="string">
            <text:p text:style-name="P789">I am being <text:span text:style-name="T207">taught</text:span></text:p>
            <text:p text:style-name="P789"><text:span text:style-name="T207">H</text:span><text:span text:style-name="T146">e/she/it is being taught</text:span></text:p>
            <text:p text:style-name="P790"><text:span text:style-name="T146">You/we/the</text:span><text:span text:style-name="T208">y</text:span><text:span text:style-name="T146"> are </text:span><text:span text:style-name="T208">being</text:span><text:span text:style-name="T146"> </text:span><text:span text:style-name="T207">taught</text:span></text:p>
          </table:table-cell>
          <table:table-cell table:style-name="Table4.D2" office:value-type="string">
            <text:p text:style-name="P789">— </text:p>
          </table:table-cell>
        </table:table-row>
        <table:table-row table:style-name="TableLine94082392833760">
          <table:table-cell table:style-name="Table4.A2" office:value-type="string">
            <text:p text:style-name="P757">Perfect</text:p>
          </table:table-cell>
          <table:table-cell table:style-name="Table4.A2" office:value-type="string">
            <text:p text:style-name="P761"><text:span text:style-name="T694">I/you/we/they/</text:span><text:span text:style-name="T210">he/she/it</text:span><text:span text:style-name="T694"> </text:span></text:p>
            <text:p text:style-name="P761"><text:span text:style-name="T694">had been </text:span><text:span text:style-name="T207">taught</text:span></text:p>
          </table:table-cell>
          <table:table-cell table:style-name="Table4.A2" office:value-type="string">
            <text:p text:style-name="P792">I/you/we/they have been <text:span text:style-name="T207">taught</text:span></text:p>
            <text:p text:style-name="P792"><text:span text:style-name="T207">H</text:span><text:span text:style-name="T146">e/she/it has been </text:span><text:span text:style-name="T207">taught</text:span></text:p>
          </table:table-cell>
          <table:table-cell table:style-name="Table4.D2" office:value-type="string">
            <text:p text:style-name="P761"><text:span text:style-name="T694">I/you/we/they/</text:span><text:span text:style-name="T210">he/she/it</text:span><text:span text:style-name="T694"> </text:span></text:p>
            <text:p text:style-name="P761"><text:span text:style-name="T694">will have been </text:span><text:span text:style-name="T207">taught</text:span></text:p>
          </table:table-cell>
        </table:table-row>
      </table:table>
      <text:p text:style-name="P172"/>
      <text:p text:style-name="P283"><text:span text:style-name="T466">Таблица </text:span><text:span text:style-name="T467">форм</text:span><text:span text:style-name="T466"> глагола </text:span><text:span text:style-name="T476">b</text:span><text:span text:style-name="T466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082392863024">
          <table:table-cell table:style-name="Table5.A1" office:value-type="string">
            <text:p text:style-name="P752">Подлежащее</text:p>
          </table:table-cell>
          <table:table-cell table:style-name="Table5.A1" office:value-type="string">
            <text:p text:style-name="P749">Past</text:p>
          </table:table-cell>
          <table:table-cell table:style-name="Table5.A1" office:value-type="string">
            <text:p text:style-name="P749">Present</text:p>
          </table:table-cell>
          <table:table-cell table:style-name="Table5.D1" office:value-type="string">
            <text:p text:style-name="P749">Future</text:p>
          </table:table-cell>
        </table:table-row>
        <table:table-row table:style-name="TableLine94082392932560">
          <table:table-cell table:style-name="Table5.A2" office:value-type="string">
            <text:p text:style-name="P777">I</text:p>
          </table:table-cell>
          <table:table-cell table:style-name="Table5.A2" office:value-type="string">
            <text:p text:style-name="P778">was</text:p>
          </table:table-cell>
          <table:table-cell table:style-name="Table5.A2" office:value-type="string">
            <text:p text:style-name="P774">am</text:p>
          </table:table-cell>
          <table:table-cell table:style-name="Table5.D2" office:value-type="string">
            <text:p text:style-name="P784">will be</text:p>
          </table:table-cell>
        </table:table-row>
        <table:table-row table:style-name="TableLine94082392937568">
          <table:table-cell table:style-name="Table5.A2" office:value-type="string">
            <text:p text:style-name="P776">he/she/<text:span text:style-name="T644">it</text:span></text:p>
          </table:table-cell>
          <table:table-cell table:style-name="Table5.A2" office:value-type="string">
            <text:p text:style-name="P778">was</text:p>
          </table:table-cell>
          <table:table-cell table:style-name="Table5.A2" office:value-type="string">
            <text:p text:style-name="P775">is</text:p>
          </table:table-cell>
          <table:table-cell table:style-name="Table5.D2" office:value-type="string">
            <text:p text:style-name="P784">will be</text:p>
          </table:table-cell>
        </table:table-row>
        <table:table-row table:style-name="TableLine94082392940368">
          <table:table-cell table:style-name="Table5.A2" office:value-type="string">
            <text:p text:style-name="P776">you/we/they</text:p>
          </table:table-cell>
          <table:table-cell table:style-name="Table5.A2" office:value-type="string">
            <text:p text:style-name="P778">were</text:p>
          </table:table-cell>
          <table:table-cell table:style-name="Table5.A2" office:value-type="string">
            <text:p text:style-name="P775">are</text:p>
          </table:table-cell>
          <table:table-cell table:style-name="Table5.D2" office:value-type="string">
            <text:p text:style-name="P784">will be</text:p>
          </table:table-cell>
        </table:table-row>
      </table:table>
      <text:p text:style-name="P169"/>
      <text:p text:style-name="P169">Таблица модальных глаголов:</text:p>
      <table:table table:name="Table2" table:style-name="Table2">
        <table:table-column table:style-name="Table2.A" table:number-columns-repeated="3"/>
        <table:table-row table:style-name="TableLine94082392943408">
          <table:table-cell table:style-name="Table2.A1" office:value-type="string">
            <text:p text:style-name="P754">Глагол</text:p>
          </table:table-cell>
          <table:table-cell table:style-name="Table2.A1" office:value-type="string">
            <text:p text:style-name="P760"><text:span text:style-name="T586">З</text:span><text:span text:style-name="T587">начение</text:span></text:p>
          </table:table-cell>
          <table:table-cell table:style-name="Table2.C1" office:value-type="string">
            <text:p text:style-name="P760"><text:span text:style-name="T586">В</text:span><text:span text:style-name="T587">рем</text:span><text:span text:style-name="T586">я</text:span></text:p>
          </table:table-cell>
        </table:table-row>
        <table:table-row table:style-name="TableLine94082393018848">
          <table:table-cell table:style-name="Table2.A2" office:value-type="string">
            <text:p text:style-name="P785">can</text:p>
          </table:table-cell>
          <table:table-cell table:style-name="Table2.A2" office:value-type="string">
            <text:p text:style-name="P785">могу, умею, смогу;</text:p>
            <text:p text:style-name="P785">(часто используется в просьбах и предложениях)</text:p>
          </table:table-cell>
          <table:table-cell table:style-name="Table2.C2" office:value-type="string">
            <text:p text:style-name="P785">настоящее и будущее</text:p>
          </table:table-cell>
        </table:table-row>
        <table:table-row table:style-name="TableLine94082393023392">
          <table:table-cell table:style-name="Table2.A2" office:value-type="string">
            <text:p text:style-name="P785">could</text:p>
          </table:table-cell>
          <table:table-cell table:style-name="Table2.A2" office:value-type="string">
            <text:p text:style-name="P785">мог, умел</text:p>
          </table:table-cell>
          <table:table-cell table:style-name="Table2.C2" office:value-type="string">
            <text:p text:style-name="P785">прошедшее</text:p>
          </table:table-cell>
        </table:table-row>
        <table:table-row table:style-name="TableLine94082393025504">
          <table:table-cell table:style-name="Table2.A2" office:value-type="string">
            <text:p text:style-name="P785">might, may</text:p>
          </table:table-cell>
          <table:table-cell table:style-name="Table2.A2" office:value-type="string">
            <text:p text:style-name="P785">может быть, мог бы, возможно, наверное</text:p>
          </table:table-cell>
          <table:table-cell table:style-name="Table2.C2" office:value-type="string">
            <text:p text:style-name="P785">настоящее и будущие</text:p>
          </table:table-cell>
        </table:table-row>
        <table:table-row table:style-name="TableLine94082393028064">
          <table:table-cell table:style-name="Table2.A2" office:value-type="string">
            <text:p text:style-name="P785">must</text:p>
          </table:table-cell>
          <table:table-cell table:style-name="Table2.A2" office:value-type="string">
            <text:p text:style-name="P785">должен, обязан, нужно, запрет, нельзя</text:p>
          </table:table-cell>
          <table:table-cell table:style-name="Table2.C2" office:value-type="string">
            <text:p text:style-name="P785">настоящее</text:p>
          </table:table-cell>
        </table:table-row>
        <table:table-row table:style-name="TableLine94082393039520">
          <table:table-cell table:style-name="Table2.A2" office:value-type="string">
            <text:p text:style-name="P785">should</text:p>
          </table:table-cell>
          <table:table-cell table:style-name="Table2.A2" office:value-type="string">
            <text:p text:style-name="P785">следует сделать, следовало бы сделать; (совет)</text:p>
          </table:table-cell>
          <table:table-cell table:style-name="Table2.C2" office:value-type="string">
            <text:p text:style-name="P785">настоящее и будущие</text:p>
          </table:table-cell>
        </table:table-row>
        <table:table-row table:style-name="TableLine94082393042064">
          <table:table-cell table:style-name="Table2.A2" office:value-type="string">
            <text:p text:style-name="P785">would</text:p>
          </table:table-cell>
          <table:table-cell table:style-name="Table2.A2" office:value-type="string">
            <text:p text:style-name="P785">частица «бы», предложение услуги, привычка прошлого</text:p>
          </table:table-cell>
          <table:table-cell table:style-name="Table2.C2" office:value-type="string">
            <text:p text:style-name="P785">настоящее, прошедшее, будущие</text:p>
          </table:table-cell>
        </table:table-row>
      </table:table>
      <text:p text:style-name="P170"/>
      <text:p text:style-name="P170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082393045104">
          <table:table-cell table:style-name="Table3.A1" office:value-type="string">
            <text:p text:style-name="P755">Конструкция</text:p>
          </table:table-cell>
          <table:table-cell table:style-name="Table3.A1" office:value-type="string">
            <text:p text:style-name="P755">Значение</text:p>
          </table:table-cell>
          <table:table-cell table:style-name="Table3.C1" office:value-type="string">
            <text:p text:style-name="P755">Время</text:p>
          </table:table-cell>
        </table:table-row>
        <table:table-row table:style-name="TableLine94082393064480">
          <table:table-cell table:style-name="Table3.A2" office:value-type="string">
            <text:p text:style-name="P786">be able to</text:p>
          </table:table-cell>
          <table:table-cell table:style-name="Table3.A2" office:value-type="string">
            <text:p text:style-name="P786">могу (близко к can)</text:p>
          </table:table-cell>
          <table:table-cell table:style-name="Table3.C2" office:value-type="string">
            <text:p text:style-name="P786">be меняется по временам</text:p>
          </table:table-cell>
        </table:table-row>
        <table:table-row table:style-name="TableLine94082393076272">
          <table:table-cell table:style-name="Table3.A2" office:value-type="string">
            <text:p text:style-name="P786">have to</text:p>
          </table:table-cell>
          <table:table-cell table:style-name="Table3.A2" office:value-type="string">
            <text:p text:style-name="P786">должен (близко к must)</text:p>
          </table:table-cell>
          <table:table-cell table:style-name="Table3.C2" office:value-type="string">
            <text:p text:style-name="P786">have меняется по временам</text:p>
          </table:table-cell>
        </table:table-row>
        <table:table-row table:style-name="TableLine94082393078576">
          <table:table-cell table:style-name="Table3.A2" office:value-type="string">
            <text:p text:style-name="P786">used to</text:p>
          </table:table-cell>
          <table:table-cell table:style-name="Table3.A2" office:value-type="string">
            <text:p text:style-name="P786">делал раньше, имел привычку делать (близко к would)</text:p>
          </table:table-cell>
          <table:table-cell table:style-name="Table3.C2" office:value-type="string">
            <text:p text:style-name="P786">всегда стоит в прошедшем;</text:p>
            <text:p text:style-name="P786">меняется как Past Simple</text:p>
          </table:table-cell>
        </table:table-row>
      </table:table>
      <text:p text:style-name="P171"/>
      <text:p text:style-name="P177"/>
      <text:p text:style-name="P795"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082393081392">
          <table:table-cell table:style-name="Table6.A1" office:value-type="string">
            <text:p text:style-name="P751">Перевод</text:p>
          </table:table-cell>
          <table:table-cell table:style-name="Table6.A1" office:value-type="string">
            <text:p text:style-name="P750">Начальная форма</text:p>
          </table:table-cell>
          <table:table-cell table:style-name="Table6.A1" office:value-type="string">
            <text:p text:style-name="P750">2я форма</text:p>
          </table:table-cell>
          <table:table-cell table:style-name="Table6.D1" office:value-type="string">
            <text:p text:style-name="P751">3я форма</text:p>
          </table:table-cell>
        </table:table-row>
        <table:table-row table:style-name="TableLine94082393379776">
          <table:table-cell table:style-name="Table6.A2" office:value-type="string">
            <text:p text:style-name="P762">начинать</text:p>
          </table:table-cell>
          <table:table-cell table:style-name="Table6.A2" office:value-type="string">
            <text:p text:style-name="P763">begin</text:p>
          </table:table-cell>
          <table:table-cell table:style-name="Table6.A2" office:value-type="string">
            <text:p text:style-name="P763">began</text:p>
          </table:table-cell>
          <table:table-cell table:style-name="Table6.D2" office:value-type="string">
            <text:p text:style-name="P762">begun</text:p>
          </table:table-cell>
        </table:table-row>
        <table:table-row table:style-name="TableLine94082393389088">
          <table:table-cell table:style-name="Table6.A2" office:value-type="string">
            <text:p text:style-name="P762">ломать</text:p>
          </table:table-cell>
          <table:table-cell table:style-name="Table6.A2" office:value-type="string">
            <text:p text:style-name="P763">break</text:p>
          </table:table-cell>
          <table:table-cell table:style-name="Table6.A2" office:value-type="string">
            <text:p text:style-name="P763">broke</text:p>
          </table:table-cell>
          <table:table-cell table:style-name="Table6.D2" office:value-type="string">
            <text:p text:style-name="P762">broken</text:p>
          </table:table-cell>
        </table:table-row>
        <table:table-row table:style-name="TableLine94082393394432">
          <table:table-cell table:style-name="Table6.A2" office:value-type="string">
            <text:p text:style-name="P762">приносить</text:p>
          </table:table-cell>
          <table:table-cell table:style-name="Table6.A2" office:value-type="string">
            <text:p text:style-name="P763">bring</text:p>
          </table:table-cell>
          <table:table-cell table:style-name="Table6.A2" office:value-type="string">
            <text:p text:style-name="P763">brought</text:p>
          </table:table-cell>
          <table:table-cell table:style-name="Table6.D2" office:value-type="string">
            <text:p text:style-name="P762">brought</text:p>
          </table:table-cell>
        </table:table-row>
        <table:table-row table:style-name="TableLine94082393399152">
          <table:table-cell table:style-name="Table6.A2" office:value-type="string">
            <text:p text:style-name="P762">покупать</text:p>
          </table:table-cell>
          <table:table-cell table:style-name="Table6.A2" office:value-type="string">
            <text:p text:style-name="P763">buy</text:p>
          </table:table-cell>
          <table:table-cell table:style-name="Table6.A2" office:value-type="string">
            <text:p text:style-name="P763">bought</text:p>
          </table:table-cell>
          <table:table-cell table:style-name="Table6.D2" office:value-type="string">
            <text:p text:style-name="P762">bought</text:p>
          </table:table-cell>
        </table:table-row>
        <table:table-row table:style-name="TableLine94082393407424">
          <table:table-cell table:style-name="Table6.A2" office:value-type="string">
            <text:p text:style-name="P762">приходить</text:p>
          </table:table-cell>
          <table:table-cell table:style-name="Table6.A2" office:value-type="string">
            <text:p text:style-name="P763">come</text:p>
          </table:table-cell>
          <table:table-cell table:style-name="Table6.A2" office:value-type="string">
            <text:p text:style-name="P763">came</text:p>
          </table:table-cell>
          <table:table-cell table:style-name="Table6.D2" office:value-type="string">
            <text:p text:style-name="P762">come</text:p>
          </table:table-cell>
        </table:table-row>
        <table:table-row table:style-name="TableLine94082393411984">
          <table:table-cell table:style-name="Table6.A2" office:value-type="string">
            <text:p text:style-name="P762">делать</text:p>
          </table:table-cell>
          <table:table-cell table:style-name="Table6.A2" office:value-type="string">
            <text:p text:style-name="P763">do</text:p>
          </table:table-cell>
          <table:table-cell table:style-name="Table6.A2" office:value-type="string">
            <text:p text:style-name="P763">did</text:p>
          </table:table-cell>
          <table:table-cell table:style-name="Table6.D2" office:value-type="string">
            <text:p text:style-name="P762">done</text:p>
          </table:table-cell>
        </table:table-row>
        <table:table-row table:style-name="TableLine94082393416848">
          <table:table-cell table:style-name="Table6.A2" office:value-type="string">
            <text:p text:style-name="P762">пить</text:p>
          </table:table-cell>
          <table:table-cell table:style-name="Table6.A2" office:value-type="string">
            <text:p text:style-name="P763">drink</text:p>
          </table:table-cell>
          <table:table-cell table:style-name="Table6.A2" office:value-type="string">
            <text:p text:style-name="P763">drank</text:p>
          </table:table-cell>
          <table:table-cell table:style-name="Table6.D2" office:value-type="string">
            <text:p text:style-name="P762">drunk</text:p>
          </table:table-cell>
        </table:table-row>
        <table:table-row table:style-name="TableLine94082393420528">
          <table:table-cell table:style-name="Table6.A2" office:value-type="string">
            <text:p text:style-name="P762">есть</text:p>
          </table:table-cell>
          <table:table-cell table:style-name="Table6.A2" office:value-type="string">
            <text:p text:style-name="P763">eat</text:p>
          </table:table-cell>
          <table:table-cell table:style-name="Table6.A2" office:value-type="string">
            <text:p text:style-name="P763">ate</text:p>
          </table:table-cell>
          <table:table-cell table:style-name="Table6.D2" office:value-type="string">
            <text:p text:style-name="P762">eaten</text:p>
          </table:table-cell>
        </table:table-row>
        <table:table-row table:style-name="TableLine94082393444016">
          <table:table-cell table:style-name="Table6.A2" office:value-type="string">
            <text:p text:style-name="P762">падать</text:p>
          </table:table-cell>
          <table:table-cell table:style-name="Table6.A2" office:value-type="string">
            <text:p text:style-name="P764">fall</text:p>
          </table:table-cell>
          <table:table-cell table:style-name="Table6.A2" office:value-type="string">
            <text:p text:style-name="P764">fell</text:p>
          </table:table-cell>
          <table:table-cell table:style-name="Table6.D2" office:value-type="string">
            <text:p text:style-name="P762">fallen</text:p>
          </table:table-cell>
        </table:table-row>
        <table:table-row table:style-name="TableLine94082393453248">
          <table:table-cell table:style-name="Table6.A2" office:value-type="string">
            <text:p text:style-name="P762">летать</text:p>
          </table:table-cell>
          <table:table-cell table:style-name="Table6.A2" office:value-type="string">
            <text:p text:style-name="P764">fly</text:p>
          </table:table-cell>
          <table:table-cell table:style-name="Table6.A2" office:value-type="string">
            <text:p text:style-name="P764">flew</text:p>
          </table:table-cell>
          <table:table-cell table:style-name="Table6.D2" office:value-type="string">
            <text:p text:style-name="P762">flown</text:p>
          </table:table-cell>
        </table:table-row>
        <table:table-row table:style-name="TableLine94082393457120">
          <table:table-cell table:style-name="Table6.A2" office:value-type="string">
            <text:p text:style-name="P762">забывать</text:p>
          </table:table-cell>
          <table:table-cell table:style-name="Table6.A2" office:value-type="string">
            <text:p text:style-name="P764">forget</text:p>
          </table:table-cell>
          <table:table-cell table:style-name="Table6.A2" office:value-type="string">
            <text:p text:style-name="P764">forgot</text:p>
          </table:table-cell>
          <table:table-cell table:style-name="Table6.D2" office:value-type="string">
            <text:p text:style-name="P762">forgotten</text:p>
          </table:table-cell>
        </table:table-row>
        <table:table-row table:style-name="TableLine94082393462608">
          <table:table-cell table:style-name="Table6.A2" office:value-type="string">
            <text:p text:style-name="P762">получать</text:p>
          </table:table-cell>
          <table:table-cell table:style-name="Table6.A2" office:value-type="string">
            <text:p text:style-name="P764">get</text:p>
          </table:table-cell>
          <table:table-cell table:style-name="Table6.A2" office:value-type="string">
            <text:p text:style-name="P764">got</text:p>
          </table:table-cell>
          <table:table-cell table:style-name="Table6.D2" office:value-type="string">
            <text:p text:style-name="P762">got</text:p>
          </table:table-cell>
        </table:table-row>
        <table:table-row table:style-name="TableLine94082393467088">
          <table:table-cell table:style-name="Table6.A2" office:value-type="string">
            <text:p text:style-name="P765">давать</text:p>
          </table:table-cell>
          <table:table-cell table:style-name="Table6.A2" office:value-type="string">
            <text:p text:style-name="P766">give</text:p>
          </table:table-cell>
          <table:table-cell table:style-name="Table6.A2" office:value-type="string">
            <text:p text:style-name="P766">gave</text:p>
          </table:table-cell>
          <table:table-cell table:style-name="Table6.D2" office:value-type="string">
            <text:p text:style-name="P765">given</text:p>
          </table:table-cell>
        </table:table-row>
        <table:table-row table:style-name="TableLine94082393469840">
          <table:table-cell table:style-name="Table6.A2" office:value-type="string">
            <text:p text:style-name="P765">идти</text:p>
          </table:table-cell>
          <table:table-cell table:style-name="Table6.A2" office:value-type="string">
            <text:p text:style-name="P766">go</text:p>
          </table:table-cell>
          <table:table-cell table:style-name="Table6.A2" office:value-type="string">
            <text:p text:style-name="P766">went</text:p>
          </table:table-cell>
          <table:table-cell table:style-name="Table6.D2" office:value-type="string">
            <text:p text:style-name="P765">gone</text:p>
          </table:table-cell>
        </table:table-row>
        <table:table-row table:style-name="TableLine94082393473568">
          <table:table-cell table:style-name="Table6.A2" office:value-type="string">
            <text:p text:style-name="P767">иметь </text:p>
          </table:table-cell>
          <table:table-cell table:style-name="Table6.A2" office:value-type="string">
            <text:p text:style-name="P768">have</text:p>
          </table:table-cell>
          <table:table-cell table:style-name="Table6.A2" office:value-type="string">
            <text:p text:style-name="P768">had</text:p>
          </table:table-cell>
          <table:table-cell table:style-name="Table6.D2" office:value-type="string">
            <text:p text:style-name="P767">had</text:p>
          </table:table-cell>
        </table:table-row>
        <table:table-row table:style-name="TableLine94082393476512">
          <table:table-cell table:style-name="Table6.A2" office:value-type="string">
            <text:p text:style-name="P767">слышать</text:p>
          </table:table-cell>
          <table:table-cell table:style-name="Table6.A2" office:value-type="string">
            <text:p text:style-name="P768">hear</text:p>
          </table:table-cell>
          <table:table-cell table:style-name="Table6.A2" office:value-type="string">
            <text:p text:style-name="P768">heard</text:p>
          </table:table-cell>
          <table:table-cell table:style-name="Table6.D2" office:value-type="string">
            <text:p text:style-name="P767">heard</text:p>
          </table:table-cell>
        </table:table-row>
        <table:table-row table:style-name="TableLine94082393481392">
          <table:table-cell table:style-name="Table6.A2" office:value-type="string">
            <text:p text:style-name="P767">знать</text:p>
          </table:table-cell>
          <table:table-cell table:style-name="Table6.A2" office:value-type="string">
            <text:p text:style-name="P768">know</text:p>
          </table:table-cell>
          <table:table-cell table:style-name="Table6.A2" office:value-type="string">
            <text:p text:style-name="P768">knew</text:p>
          </table:table-cell>
          <table:table-cell table:style-name="Table6.D2" office:value-type="string">
            <text:p text:style-name="P767">known</text:p>
          </table:table-cell>
        </table:table-row>
        <table:table-row table:style-name="TableLine94082393486592">
          <table:table-cell table:style-name="Table6.A2" office:value-type="string">
            <text:p text:style-name="P767">терять</text:p>
          </table:table-cell>
          <table:table-cell table:style-name="Table6.A2" office:value-type="string">
            <text:p text:style-name="P768">lose</text:p>
          </table:table-cell>
          <table:table-cell table:style-name="Table6.A2" office:value-type="string">
            <text:p text:style-name="P768">lost</text:p>
          </table:table-cell>
          <table:table-cell table:style-name="Table6.D2" office:value-type="string">
            <text:p text:style-name="P767">lost</text:p>
          </table:table-cell>
        </table:table-row>
        <table:table-row table:style-name="TableLine94082393492496">
          <table:table-cell table:style-name="Table6.A2" office:value-type="string">
            <text:p text:style-name="P767">делать</text:p>
          </table:table-cell>
          <table:table-cell table:style-name="Table6.A2" office:value-type="string">
            <text:p text:style-name="P768">make</text:p>
          </table:table-cell>
          <table:table-cell table:style-name="Table6.A2" office:value-type="string">
            <text:p text:style-name="P768">made</text:p>
          </table:table-cell>
          <table:table-cell table:style-name="Table6.D2" office:value-type="string">
            <text:p text:style-name="P767">made</text:p>
          </table:table-cell>
        </table:table-row>
        <table:table-row table:style-name="TableLine94082393495296">
          <table:table-cell table:style-name="Table6.A2" office:value-type="string">
            <text:p text:style-name="P767">платить</text:p>
          </table:table-cell>
          <table:table-cell table:style-name="Table6.A2" office:value-type="string">
            <text:p text:style-name="P768">pay</text:p>
          </table:table-cell>
          <table:table-cell table:style-name="Table6.A2" office:value-type="string">
            <text:p text:style-name="P768">paid</text:p>
          </table:table-cell>
          <table:table-cell table:style-name="Table6.D2" office:value-type="string">
            <text:p text:style-name="P767">paid</text:p>
          </table:table-cell>
        </table:table-row>
        <table:table-row table:style-name="TableLine94082393499232">
          <table:table-cell table:style-name="Table6.A2" office:value-type="string">
            <text:p text:style-name="P767">класть</text:p>
          </table:table-cell>
          <table:table-cell table:style-name="Table6.A2" office:value-type="string">
            <text:p text:style-name="P768">put</text:p>
          </table:table-cell>
          <table:table-cell table:style-name="Table6.A2" office:value-type="string">
            <text:p text:style-name="P768">put</text:p>
          </table:table-cell>
          <table:table-cell table:style-name="Table6.D2" office:value-type="string">
            <text:p text:style-name="P767">put</text:p>
          </table:table-cell>
        </table:table-row>
        <table:table-row table:style-name="TableLine94082393503200">
          <table:table-cell table:style-name="Table6.A2" office:value-type="string">
            <text:p text:style-name="P767">читать</text:p>
          </table:table-cell>
          <table:table-cell table:style-name="Table6.A2" office:value-type="string">
            <text:p text:style-name="P768">read</text:p>
          </table:table-cell>
          <table:table-cell table:style-name="Table6.A2" office:value-type="string">
            <text:p text:style-name="P768">read</text:p>
          </table:table-cell>
          <table:table-cell table:style-name="Table6.D2" office:value-type="string">
            <text:p text:style-name="P768">read</text:p>
          </table:table-cell>
        </table:table-row>
        <table:table-row table:style-name="TableLine94082393507824">
          <table:table-cell table:style-name="Table6.A2" office:value-type="string">
            <text:p text:style-name="P767">сказать</text:p>
          </table:table-cell>
          <table:table-cell table:style-name="Table6.A2" office:value-type="string">
            <text:p text:style-name="P768">say</text:p>
          </table:table-cell>
          <table:table-cell table:style-name="Table6.A2" office:value-type="string">
            <text:p text:style-name="P768">said</text:p>
          </table:table-cell>
          <table:table-cell table:style-name="Table6.D2" office:value-type="string">
            <text:p text:style-name="P768">said</text:p>
          </table:table-cell>
        </table:table-row>
        <table:table-row table:style-name="TableLine94082393511536">
          <table:table-cell table:style-name="Table6.A2" office:value-type="string">
            <text:p text:style-name="P767">говорить</text:p>
          </table:table-cell>
          <table:table-cell table:style-name="Table6.A2" office:value-type="string">
            <text:p text:style-name="P768">speak</text:p>
          </table:table-cell>
          <table:table-cell table:style-name="Table6.A2" office:value-type="string">
            <text:p text:style-name="P768">spoke</text:p>
          </table:table-cell>
          <table:table-cell table:style-name="Table6.D2" office:value-type="string">
            <text:p text:style-name="P767">spoken</text:p>
          </table:table-cell>
        </table:table-row>
        <table:table-row table:style-name="TableLine94082393524656">
          <table:table-cell table:style-name="Table6.A2" office:value-type="string">
            <text:p text:style-name="P767">видеть</text:p>
          </table:table-cell>
          <table:table-cell table:style-name="Table6.A2" office:value-type="string">
            <text:p text:style-name="P768">see</text:p>
          </table:table-cell>
          <table:table-cell table:style-name="Table6.A2" office:value-type="string">
            <text:p text:style-name="P768">saw</text:p>
          </table:table-cell>
          <table:table-cell table:style-name="Table6.D2" office:value-type="string">
            <text:p text:style-name="P767">seen</text:p>
          </table:table-cell>
        </table:table-row>
        <table:table-row table:style-name="TableLine94082393535696">
          <table:table-cell table:style-name="Table6.A2" office:value-type="string">
            <text:p text:style-name="P767">сидеть</text:p>
          </table:table-cell>
          <table:table-cell table:style-name="Table6.A2" office:value-type="string">
            <text:p text:style-name="P768">sit</text:p>
          </table:table-cell>
          <table:table-cell table:style-name="Table6.A2" office:value-type="string">
            <text:p text:style-name="P768">sat</text:p>
          </table:table-cell>
          <table:table-cell table:style-name="Table6.D2" office:value-type="string">
            <text:p text:style-name="P767">sat</text:p>
          </table:table-cell>
        </table:table-row>
        <table:table-row table:style-name="TableLine94082393540688">
          <table:table-cell table:style-name="Table6.A2" office:value-type="string">
            <text:p text:style-name="P767">брать</text:p>
          </table:table-cell>
          <table:table-cell table:style-name="Table6.A2" office:value-type="string">
            <text:p text:style-name="P768">take</text:p>
          </table:table-cell>
          <table:table-cell table:style-name="Table6.A2" office:value-type="string">
            <text:p text:style-name="P768">took</text:p>
          </table:table-cell>
          <table:table-cell table:style-name="Table6.D2" office:value-type="string">
            <text:p text:style-name="P767">taken</text:p>
          </table:table-cell>
        </table:table-row>
        <table:table-row table:style-name="TableLine94082393545744">
          <table:table-cell table:style-name="Table6.A2" office:value-type="string">
            <text:p text:style-name="P787">обучать</text:p>
          </table:table-cell>
          <table:table-cell table:style-name="Table6.A2" office:value-type="string">
            <text:p text:style-name="P787">teach</text:p>
          </table:table-cell>
          <table:table-cell table:style-name="Table6.A2" office:value-type="string">
            <text:p text:style-name="P788">taught</text:p>
          </table:table-cell>
          <table:table-cell table:style-name="Table6.D2" office:value-type="string">
            <text:p text:style-name="P787">taught</text:p>
          </table:table-cell>
        </table:table-row>
        <table:table-row table:style-name="TableLine94082393550112">
          <table:table-cell table:style-name="Table6.A2" office:value-type="string">
            <text:p text:style-name="P767">рассказывать</text:p>
          </table:table-cell>
          <table:table-cell table:style-name="Table6.A2" office:value-type="string">
            <text:p text:style-name="P768">tell</text:p>
          </table:table-cell>
          <table:table-cell table:style-name="Table6.A2" office:value-type="string">
            <text:p text:style-name="P768">told</text:p>
          </table:table-cell>
          <table:table-cell table:style-name="Table6.D2" office:value-type="string">
            <text:p text:style-name="P767">told</text:p>
          </table:table-cell>
        </table:table-row>
        <table:table-row table:style-name="TableLine94082393553408">
          <table:table-cell table:style-name="Table6.A2" office:value-type="string">
            <text:p text:style-name="P767">думать</text:p>
          </table:table-cell>
          <table:table-cell table:style-name="Table6.A2" office:value-type="string">
            <text:p text:style-name="P768">think</text:p>
          </table:table-cell>
          <table:table-cell table:style-name="Table6.A2" office:value-type="string">
            <text:p text:style-name="P768">thought</text:p>
          </table:table-cell>
          <table:table-cell table:style-name="Table6.D2" office:value-type="string">
            <text:p text:style-name="P767">thought</text:p>
          </table:table-cell>
        </table:table-row>
        <table:table-row table:style-name="TableLine94082393562704">
          <table:table-cell table:style-name="Table6.A2" office:value-type="string">
            <text:p text:style-name="P767">побеждать</text:p>
          </table:table-cell>
          <table:table-cell table:style-name="Table6.A2" office:value-type="string">
            <text:p text:style-name="P768">win</text:p>
          </table:table-cell>
          <table:table-cell table:style-name="Table6.A2" office:value-type="string">
            <text:p text:style-name="P768">won</text:p>
          </table:table-cell>
          <table:table-cell table:style-name="Table6.D2" office:value-type="string">
            <text:p text:style-name="P767">won</text:p>
          </table:table-cell>
        </table:table-row>
        <table:table-row table:style-name="TableLine94082393575232">
          <table:table-cell table:style-name="Table6.A2" office:value-type="string">
            <text:p text:style-name="P767">писать</text:p>
          </table:table-cell>
          <table:table-cell table:style-name="Table6.A2" office:value-type="string">
            <text:p text:style-name="P768">write</text:p>
          </table:table-cell>
          <table:table-cell table:style-name="Table6.A2" office:value-type="string">
            <text:p text:style-name="P768">wrote</text:p>
          </table:table-cell>
          <table:table-cell table:style-name="Table6.D2" office:value-type="string">
            <text:p text:style-name="P767">written</text:p>
          </table:table-cell>
        </table:table-row>
      </table:table>
      <text:p text:style-name="P175"/>
      <text:p text:style-name="P176">Таблица сокращений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0-30T19:00:35.825841626</dc:date>
    <meta:editing-duration>P1DT16H19M54S</meta:editing-duration>
    <meta:editing-cycles>662</meta:editing-cycles>
    <meta:generator>LibreOffice/6.4.7.2$Linux_X86_64 LibreOffice_project/40$Build-2</meta:generator>
    <meta:document-statistic meta:table-count="9" meta:image-count="0" meta:object-count="0" meta:page-count="35" meta:paragraph-count="1312" meta:word-count="10338" meta:character-count="65578" meta:non-whitespace-character-count="56167"/>
  </office:meta>
</office:document-meta>
</file>